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1" style:family="paragraph" style:parent-style-name="Table_20_Contents">
      <style:text-properties fo:font-style="normal" officeooo:rsid="2459685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language="cs" fo:country="CZ"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language="cs" fo:country="CZ" officeooo:rsid="272cb78a" officeooo:paragraph-rsid="2b90c701"/>
    </style:style>
    <style:style style:name="P179" style:family="paragraph" style:parent-style-name="Table_20_Contents">
      <style:paragraph-properties fo:text-align="center" style:justify-single-word="false"/>
      <style:text-properties fo:language="cs" fo:country="CZ" officeooo:rsid="2b944982" officeooo:paragraph-rsid="2b944982"/>
    </style:style>
    <style:style style:name="P180" style:family="paragraph" style:parent-style-name="Table_20_Contents">
      <style:paragraph-properties fo:text-align="center" style:justify-single-word="false"/>
      <style:text-properties officeooo:rsid="272cb78a" officeooo:paragraph-rsid="2b90c701"/>
    </style:style>
    <style:style style:name="P181" style:family="paragraph" style:parent-style-name="Table_20_Contents">
      <style:paragraph-properties fo:text-align="center" style:justify-single-word="false"/>
      <style:text-properties officeooo:rsid="295b4878" officeooo:paragraph-rsid="2b90c701"/>
    </style:style>
    <style:style style:name="P182" style:family="paragraph" style:parent-style-name="Table_20_Contents">
      <style:paragraph-properties fo:text-align="center" style:justify-single-word="false"/>
      <style:text-properties officeooo:rsid="2b944982" officeooo:paragraph-rsid="2b944982"/>
    </style:style>
    <style:style style:name="P183" style:family="paragraph" style:parent-style-name="Table_20_Contents">
      <style:text-properties officeooo:paragraph-rsid="2bfc0601"/>
    </style:style>
    <style:style style:name="P184" style:family="paragraph" style:parent-style-name="Standalone_20_Property">
      <style:paragraph-properties fo:margin-left="1.251cm" fo:margin-right="0cm" fo:text-indent="-0.4cm" style:auto-text-indent="false"/>
    </style:style>
    <style:style style:name="P185" style:family="paragraph" style:parent-style-name="Standalone_20_Property">
      <style:paragraph-properties fo:margin-left="1.251cm" fo:margin-right="0cm" fo:text-indent="-0.4cm" style:auto-text-indent="false"/>
      <style:text-properties officeooo:paragraph-rsid="2b9a50b8"/>
    </style:style>
    <style:style style:name="P186" style:family="paragraph" style:parent-style-name="Standalone_20_Property">
      <style:paragraph-properties fo:margin-left="1.251cm" fo:margin-right="0cm" fo:text-indent="-0.4cm" style:auto-text-indent="false"/>
      <style:text-properties officeooo:paragraph-rsid="2bbe54a2"/>
    </style:style>
    <style:style style:name="P187" style:family="paragraph" style:parent-style-name="Standalone_20_Property">
      <style:paragraph-properties fo:margin-left="1.251cm" fo:margin-right="0cm" fo:text-indent="-0.4cm" style:auto-text-indent="false"/>
      <style:text-properties officeooo:paragraph-rsid="2bc3c6ea"/>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7" style:family="paragraph" style:parent-style-name="Standalone_20_Property">
      <style:paragraph-properties fo:margin-left="1.251cm" fo:margin-right="0cm" fo:text-indent="-0.4cm" style:auto-text-indent="false"/>
      <style:text-properties officeooo:paragraph-rsid="2dc33a59"/>
    </style:style>
    <style:style style:name="P198" style:family="paragraph" style:parent-style-name="Standalone_20_Property">
      <style:paragraph-properties fo:margin-left="1.251cm" fo:margin-right="0cm" fo:text-indent="-0.4cm" style:auto-text-indent="false"/>
      <style:text-properties officeooo:paragraph-rsid="2de11937"/>
    </style:style>
    <style:style style:name="P199" style:family="paragraph" style:parent-style-name="Property_20_level_20_0">
      <style:paragraph-properties fo:margin-left="1.251cm" fo:margin-right="0cm" fo:text-indent="-0.4cm" style:auto-text-indent="false"/>
      <style:text-properties officeooo:paragraph-rsid="2b9a50b8"/>
    </style:style>
    <style:style style:name="P200" style:family="paragraph" style:parent-style-name="Property_20_level_20_0">
      <style:paragraph-properties fo:margin-left="1.251cm" fo:margin-right="0cm" fo:text-indent="-0.4cm" style:auto-text-indent="false"/>
      <style:text-properties officeooo:paragraph-rsid="2bbe54a2"/>
    </style:style>
    <style:style style:name="P201" style:family="paragraph" style:parent-style-name="Property_20_level_20_0">
      <style:paragraph-properties fo:margin-left="1.251cm" fo:margin-right="0cm" fo:text-indent="-0.4cm" style:auto-text-indent="false"/>
      <style:text-properties officeooo:paragraph-rsid="2bc3c6ea"/>
    </style:style>
    <style:style style:name="P202" style:family="paragraph" style:parent-style-name="Property_20_level_20_0">
      <style:paragraph-properties fo:margin-left="1.251cm" fo:margin-right="0cm" fo:text-indent="-0.4cm" style:auto-text-indent="false"/>
      <style:text-properties officeooo:paragraph-rsid="2dc33a59"/>
    </style:style>
    <style:style style:name="P203" style:family="paragraph" style:parent-style-name="Property_20_level_20_0">
      <style:paragraph-properties fo:margin-left="1.251cm" fo:margin-right="0cm" fo:text-indent="-0.4cm" style:auto-text-indent="false"/>
      <style:text-properties officeooo:rsid="2dc4a356" officeooo:paragraph-rsid="2dc4a356"/>
    </style:style>
    <style:style style:name="P204" style:family="paragraph" style:parent-style-name="Property_20_level_20_0">
      <style:paragraph-properties fo:margin-left="1.251cm" fo:margin-right="0cm" fo:text-indent="-0.4cm" style:auto-text-indent="false"/>
      <style:text-properties officeooo:paragraph-rsid="2de11937"/>
    </style:style>
    <style:style style:name="P205" style:family="paragraph" style:parent-style-name="Property_20_level_20_1">
      <style:paragraph-properties fo:margin-left="1.251cm" fo:margin-right="0cm" fo:text-indent="-0.4cm" style:auto-text-indent="false"/>
      <style:text-properties officeooo:paragraph-rsid="2d7a1f5e"/>
    </style:style>
    <style:style style:name="P206" style:family="paragraph" style:parent-style-name="Property_20_level_20_1">
      <style:paragraph-properties fo:margin-left="1.251cm" fo:margin-right="0cm" fo:text-indent="-0.4cm" style:auto-text-indent="false"/>
      <style:text-properties officeooo:paragraph-rsid="2d7f7a89"/>
    </style:style>
    <style:style style:name="P20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1" style:family="paragraph" style:parent-style-name="Text_20_body">
      <style:paragraph-properties fo:margin-top="0cm" fo:margin-bottom="0cm" loext:contextual-spacing="false"/>
      <style:text-properties officeooo:paragraph-rsid="2bfc0601"/>
    </style:style>
    <style:style style:name="P21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3" style:family="paragraph" style:parent-style-name="Text_20_body">
      <style:paragraph-properties fo:margin-left="1.251cm" fo:margin-right="0cm" fo:text-indent="0cm" style:auto-text-indent="false"/>
      <style:text-properties officeooo:rsid="2d693de4" officeooo:paragraph-rsid="2d693de4"/>
    </style:style>
    <style:style style:name="P214" style:family="paragraph" style:parent-style-name="Example_20_Header">
      <style:text-properties officeooo:paragraph-rsid="2cc27d39"/>
    </style:style>
    <style:style style:name="P215" style:family="paragraph" style:parent-style-name="Example_20_Header">
      <style:text-properties officeooo:rsid="2cc784fd" officeooo:paragraph-rsid="2cc784fd"/>
    </style:style>
    <style:style style:name="P216" style:family="paragraph" style:parent-style-name="Property_20_level_20_1">
      <style:text-properties officeooo:paragraph-rsid="2d7a1f5e"/>
    </style:style>
    <style:style style:name="P217" style:family="paragraph" style:parent-style-name="Property_20_level_20_1">
      <style:text-properties officeooo:paragraph-rsid="2d7f7a89"/>
    </style:style>
    <style:style style:name="P218" style:family="paragraph" style:parent-style-name="Property_20_level_20_0">
      <style:text-properties officeooo:paragraph-rsid="2d7a1f5e"/>
    </style:style>
    <style:style style:name="P219" style:family="paragraph" style:parent-style-name="Standalone_20_Property">
      <style:text-properties officeooo:paragraph-rsid="2d7a1f5e"/>
    </style:style>
    <style:style style:name="P220" style:family="paragraph" style:parent-style-name="Standalone_20_Property">
      <style:text-properties officeooo:paragraph-rsid="2df00d68"/>
    </style:style>
    <style:style style:name="P221" style:family="paragraph" style:parent-style-name="Standalone_20_Property">
      <style:text-properties officeooo:paragraph-rsid="2df350ff"/>
    </style:style>
    <style:style style:name="P222" style:family="paragraph" style:parent-style-name="Standalone_20_Property">
      <style:text-properties officeooo:paragraph-rsid="2e5b448b"/>
    </style:style>
    <style:style style:name="P223" style:family="paragraph" style:parent-style-name="Standalone_20_Property">
      <style:text-properties officeooo:paragraph-rsid="2e6285c5"/>
    </style:style>
    <style:style style:name="P224" style:family="paragraph" style:parent-style-name="Standalone_20_Property">
      <style:text-properties officeooo:paragraph-rsid="2e662700"/>
    </style:style>
    <style:style style:name="P225" style:family="paragraph" style:parent-style-name="Standalone_20_Property">
      <style:text-properties fo:color="#1841ce"/>
    </style:style>
    <style:style style:name="P226" style:family="paragraph" style:parent-style-name="Standalone_20_Property">
      <style:text-properties fo:color="#1841ce" fo:font-weight="bold" style:font-weight-asian="bold" style:font-weight-complex="bold"/>
    </style:style>
    <style:style style:name="P227" style:family="paragraph" style:parent-style-name="Standalone_20_Property">
      <style:text-properties officeooo:paragraph-rsid="2e709a3a"/>
    </style:style>
    <style:style style:name="P228" style:family="paragraph" style:parent-style-name="Standalone_20_Property">
      <style:text-properties officeooo:paragraph-rsid="2e862898"/>
    </style:style>
    <style:style style:name="P229" style:family="paragraph" style:parent-style-name="Standalone_20_Property">
      <style:text-properties fo:font-weight="bold" style:font-weight-asian="bold" style:font-weight-complex="bold"/>
    </style:style>
    <style:style style:name="P230" style:family="paragraph" style:parent-style-name="Standalone_20_Property">
      <style:text-properties officeooo:paragraph-rsid="2ea5d066"/>
    </style:style>
    <style:style style:name="P231" style:family="paragraph" style:parent-style-name="Standalone_20_Property">
      <style:text-properties officeooo:paragraph-rsid="2eac0a85"/>
    </style:style>
    <style:style style:name="P232" style:family="paragraph" style:parent-style-name="Standalone_20_Property">
      <style:text-properties officeooo:paragraph-rsid="2eb00aed"/>
    </style:style>
    <style:style style:name="P233" style:family="paragraph" style:parent-style-name="Property_20_Header">
      <style:text-properties officeooo:paragraph-rsid="2d7a1f5e"/>
    </style:style>
    <style:style style:name="P234" style:family="paragraph" style:parent-style-name="Property_20_Header">
      <style:text-properties officeooo:paragraph-rsid="2d7f7a89"/>
    </style:style>
    <style:style style:name="P235" style:family="paragraph" style:parent-style-name="Standalone_20_Property">
      <style:paragraph-properties fo:margin-left="0cm" fo:margin-right="0cm" fo:text-indent="0cm" style:auto-text-indent="false"/>
      <style:text-properties officeooo:paragraph-rsid="2e06aabe"/>
    </style:style>
    <style:style style:name="P236" style:family="paragraph" style:parent-style-name="Heading_20_4">
      <style:text-properties officeooo:paragraph-rsid="2d90f701"/>
    </style:style>
    <style:style style:name="P237" style:family="paragraph" style:parent-style-name="Heading_20_4">
      <style:text-properties officeooo:paragraph-rsid="2bf0cef3"/>
    </style:style>
    <style:style style:name="P238" style:family="paragraph" style:parent-style-name="Heading_20_4">
      <style:text-properties officeooo:paragraph-rsid="2b9995d8"/>
    </style:style>
    <style:style style:name="P239" style:family="paragraph" style:parent-style-name="Heading_20_4">
      <style:text-properties officeooo:paragraph-rsid="2bfc0601"/>
    </style:style>
    <style:style style:name="P240" style:family="paragraph" style:parent-style-name="Heading_20_4">
      <style:text-properties officeooo:rsid="44bcafe2"/>
    </style:style>
    <style:style style:name="P241" style:family="paragraph" style:parent-style-name="Heading_20_1">
      <style:text-properties officeooo:rsid="26716ded" officeooo:paragraph-rsid="26716ded"/>
    </style:style>
    <style:style style:name="P242" style:family="paragraph" style:parent-style-name="Heading_20_1">
      <style:text-properties officeooo:rsid="2bf7dfae" officeooo:paragraph-rsid="2bf7dfae"/>
    </style:style>
    <style:style style:name="P243" style:family="paragraph" style:parent-style-name="Heading_20_1">
      <style:text-properties officeooo:rsid="2bf4c6f4" officeooo:paragraph-rsid="2bf4c6f4"/>
    </style:style>
    <style:style style:name="P244" style:family="paragraph" style:parent-style-name="Heading_20_1">
      <style:text-properties officeooo:rsid="2ea3793b" officeooo:paragraph-rsid="2ea3793b"/>
    </style:style>
    <style:style style:name="P245" style:family="paragraph" style:parent-style-name="Heading_20_5">
      <style:text-properties officeooo:rsid="2d24af7d" officeooo:paragraph-rsid="2d24af7d"/>
    </style:style>
    <style:style style:name="P246" style:family="paragraph" style:parent-style-name="Heading_20_5">
      <style:text-properties officeooo:paragraph-rsid="2bb06401"/>
    </style:style>
    <style:style style:name="P247" style:family="paragraph" style:parent-style-name="Heading_20_5">
      <style:text-properties officeooo:rsid="2c0c0d2b" officeooo:paragraph-rsid="2c13e078"/>
    </style:style>
    <style:style style:name="P248" style:family="paragraph" style:parent-style-name="Heading_20_5">
      <style:text-properties officeooo:rsid="2c13e078" officeooo:paragraph-rsid="2c13e078"/>
    </style:style>
    <style:style style:name="P249" style:family="paragraph" style:parent-style-name="Heading_20_5">
      <style:text-properties officeooo:rsid="2c141b9b" officeooo:paragraph-rsid="2c141b9b"/>
    </style:style>
    <style:style style:name="P250" style:family="paragraph" style:parent-style-name="Heading_20_5">
      <style:text-properties officeooo:rsid="2c6def8a" officeooo:paragraph-rsid="2c6def8a"/>
    </style:style>
    <style:style style:name="P251" style:family="paragraph" style:parent-style-name="Heading_20_5">
      <style:text-properties officeooo:rsid="2ced7fce" officeooo:paragraph-rsid="2ced7fce"/>
    </style:style>
    <style:style style:name="P252" style:family="paragraph" style:parent-style-name="Heading_20_5">
      <style:text-properties officeooo:paragraph-rsid="2cf30dac"/>
    </style:style>
    <style:style style:name="P253" style:family="paragraph" style:parent-style-name="Heading_20_5">
      <style:text-properties fo:language="cs" fo:country="CZ" officeooo:rsid="2cf4dcba" officeooo:paragraph-rsid="2cf4dcba"/>
    </style:style>
    <style:style style:name="P254" style:family="paragraph" style:parent-style-name="Heading_20_5">
      <style:text-properties officeooo:paragraph-rsid="2cb47170"/>
    </style:style>
    <style:style style:name="P255" style:family="paragraph" style:parent-style-name="Heading_20_6">
      <style:text-properties officeooo:paragraph-rsid="2cee8599"/>
    </style:style>
    <style:style style:name="P256" style:family="paragraph" style:parent-style-name="Heading_20_3">
      <style:text-properties officeooo:paragraph-rsid="2bf084a8"/>
    </style:style>
    <style:style style:name="P257" style:family="paragraph" style:parent-style-name="Heading_20_3">
      <style:text-properties officeooo:paragraph-rsid="2bf0cef3"/>
    </style:style>
    <style:style style:name="P258" style:family="paragraph" style:parent-style-name="Heading_20_3">
      <style:text-properties officeooo:rsid="2c6d5fd0" officeooo:paragraph-rsid="2c6d5fd0"/>
    </style:style>
    <style:style style:name="P259" style:family="paragraph" style:parent-style-name="Heading_20_3">
      <style:text-properties officeooo:rsid="2c007857" officeooo:paragraph-rsid="2c007857"/>
    </style:style>
    <style:style style:name="P260" style:family="paragraph" style:parent-style-name="Heading_20_3">
      <style:text-properties officeooo:paragraph-rsid="2bfda84f"/>
    </style:style>
    <style:style style:name="P261" style:family="paragraph" style:parent-style-name="Heading_20_3">
      <style:text-properties officeooo:paragraph-rsid="2c01d9d7"/>
    </style:style>
    <style:style style:name="P262" style:family="paragraph" style:parent-style-name="Heading_20_3">
      <style:text-properties officeooo:paragraph-rsid="2c007857"/>
    </style:style>
    <style:style style:name="P263" style:family="paragraph" style:parent-style-name="Heading_20_2">
      <style:text-properties officeooo:rsid="2f03d6c0" officeooo:paragraph-rsid="2f03d6c0"/>
    </style:style>
    <style:style style:name="P264" style:family="paragraph" style:parent-style-name="Heading_20_2">
      <style:text-properties officeooo:paragraph-rsid="2bfa470a"/>
    </style:style>
    <style:style style:name="P265" style:family="paragraph" style:parent-style-name="Heading_20_2">
      <style:text-properties officeooo:paragraph-rsid="2bf9c65f"/>
    </style:style>
    <style:style style:name="P266" style:family="paragraph" style:parent-style-name="Heading_20_2">
      <style:text-properties officeooo:paragraph-rsid="2bf084a8"/>
    </style:style>
    <style:style style:name="P267" style:family="paragraph" style:parent-style-name="Heading_20_2">
      <style:text-properties officeooo:paragraph-rsid="2bfb1099"/>
    </style:style>
    <style:style style:name="P268" style:family="paragraph" style:parent-style-name="Heading_20_2">
      <style:text-properties officeooo:paragraph-rsid="2c007857"/>
    </style:style>
    <style:style style:name="P269" style:family="paragraph" style:parent-style-name="Heading_20_2">
      <style:text-properties officeooo:rsid="2d79ddc6" officeooo:paragraph-rsid="2d79ddc6"/>
    </style:style>
    <style:style style:name="P270" style:family="paragraph" style:parent-style-name="Heading_20_2">
      <style:text-properties officeooo:paragraph-rsid="2bfc0601"/>
    </style:style>
    <style:style style:name="P271" style:family="paragraph" style:parent-style-name="Heading_20_2">
      <style:text-properties officeooo:rsid="2b98908f" officeooo:paragraph-rsid="2b98908f"/>
    </style:style>
    <style:style style:name="P272"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73" style:family="paragraph" style:parent-style-name="Text_20_body" style:list-style-name="L1">
      <style:text-properties officeooo:rsid="2f060a62" officeooo:paragraph-rsid="2f087c71"/>
    </style:style>
    <style:style style:name="P274" style:family="paragraph" style:parent-style-name="Text_20_body" style:list-style-name="L3">
      <style:text-properties officeooo:rsid="2f060a62" officeooo:paragraph-rsid="2f060a62"/>
    </style:style>
    <style:style style:name="P275" style:family="paragraph" style:parent-style-name="Text_20_body" style:list-style-name="L2">
      <style:text-properties officeooo:rsid="2f0274b6" officeooo:paragraph-rsid="2f0274b6"/>
    </style:style>
    <style:style style:name="P276"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77" style:family="paragraph" style:parent-style-name="Text_20_body" style:list-style-name="L13">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78" style:family="paragraph" style:parent-style-name="Text_20_body" style:list-style-name="L71">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71">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72">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76">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93">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76">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76">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5" style:family="paragraph" style:parent-style-name="Text_20_body" style:list-style-name="L76">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77">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77">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86">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87">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101">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89">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93">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90">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90">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90">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97">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98">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99">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104">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100">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103">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103">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03">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03">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03">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103">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103">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104">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104">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0" style:family="paragraph" style:parent-style-name="Text_20_body" style:list-style-name="L15">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1" style:family="paragraph" style:parent-style-name="Text_20_body" style:list-style-name="L15">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2" style:family="paragraph" style:parent-style-name="Text_20_body" style:list-style-name="L3">
      <style:text-properties officeooo:rsid="2f0a5d8e" officeooo:paragraph-rsid="2f0a5d8e"/>
    </style:style>
    <style:style style:name="P313" style:family="paragraph" style:parent-style-name="Text_20_body" style:list-style-name="L4">
      <style:text-properties officeooo:paragraph-rsid="2c30b1aa"/>
    </style:style>
    <style:style style:name="P314" style:family="paragraph" style:parent-style-name="Text_20_body" style:list-style-name="L4">
      <style:text-properties officeooo:paragraph-rsid="2c3e40fa"/>
    </style:style>
    <style:style style:name="P315" style:family="paragraph" style:parent-style-name="Text_20_body" style:list-style-name="L5">
      <style:text-properties fo:font-style="italic" fo:font-weight="bold" style:font-style-asian="italic" style:font-weight-asian="bold" style:font-style-complex="italic" style:font-weight-complex="bold"/>
    </style:style>
    <style:style style:name="P316" style:family="paragraph" style:parent-style-name="Text_20_body" style:list-style-name="L6">
      <style:text-properties fo:font-style="italic" fo:font-weight="bold" style:font-style-asian="italic" style:font-weight-asian="bold" style:font-style-complex="italic" style:font-weight-complex="bold"/>
    </style:style>
    <style:style style:name="P317" style:family="paragraph" style:parent-style-name="Text_20_body" style:list-style-name="L7">
      <style:text-properties fo:font-style="italic" fo:font-weight="bold" style:font-style-asian="italic" style:font-weight-asian="bold" style:font-style-complex="italic" style:font-weight-complex="bold"/>
    </style:style>
    <style:style style:name="P318" style:family="paragraph" style:parent-style-name="Text_20_body" style:list-style-name="L13">
      <style:text-properties fo:font-style="italic" fo:font-weight="bold" officeooo:rsid="2ed8d14d" officeooo:paragraph-rsid="2f24f113" style:font-style-asian="italic" style:font-weight-asian="bold" style:font-style-complex="italic" style:font-weight-complex="bold"/>
    </style:style>
    <style:style style:name="P319" style:family="paragraph" style:parent-style-name="Text_20_body" style:list-style-name="L13">
      <style:text-properties fo:font-style="italic" fo:font-weight="bold" officeooo:rsid="2ee47530" officeooo:paragraph-rsid="2f24f113" style:font-style-asian="italic" style:font-weight-asian="bold" style:font-style-complex="italic" style:font-weight-complex="bold"/>
    </style:style>
    <style:style style:name="P320" style:family="paragraph" style:parent-style-name="Text_20_body" style:list-style-name="L13">
      <style:text-properties fo:font-style="italic" fo:font-weight="bold" officeooo:rsid="2eec5d1a" officeooo:paragraph-rsid="2f24f113" style:font-style-asian="italic" style:font-weight-asian="bold" style:font-style-complex="italic" style:font-weight-complex="bold"/>
    </style:style>
    <style:style style:name="P321" style:family="paragraph" style:parent-style-name="Text_20_body" style:list-style-name="L20">
      <style:text-properties fo:font-style="italic" fo:font-weight="bold" officeooo:rsid="2e95a0be" officeooo:paragraph-rsid="2e95a0be" style:font-style-asian="italic" style:font-weight-asian="bold" style:font-style-complex="italic" style:font-weight-complex="bold"/>
    </style:style>
    <style:style style:name="P322" style:family="paragraph" style:parent-style-name="Text_20_body" style:list-style-name="L12">
      <style:text-properties fo:font-style="italic" fo:font-weight="bold" officeooo:rsid="2f2d3dfc" officeooo:paragraph-rsid="2f2d3dfc" style:font-style-asian="italic" style:font-weight-asian="bold" style:font-style-complex="italic" style:font-weight-complex="bold"/>
    </style:style>
    <style:style style:name="P323" style:family="paragraph" style:parent-style-name="Text_20_body" style:list-style-name="L12">
      <style:text-properties fo:font-style="italic" fo:font-weight="bold" officeooo:rsid="2f38db1e" officeooo:paragraph-rsid="2f38db1e" style:font-style-asian="italic" style:font-weight-asian="bold" style:font-style-complex="italic" style:font-weight-complex="bold"/>
    </style:style>
    <style:style style:name="P324" style:family="paragraph" style:parent-style-name="Text_20_body" style:list-style-name="L12">
      <style:text-properties fo:font-style="italic" fo:font-weight="bold" style:font-style-asian="italic" style:font-weight-asian="bold" style:font-style-complex="italic" style:font-weight-complex="bold"/>
    </style:style>
    <style:style style:name="P325" style:family="paragraph" style:parent-style-name="Text_20_body" style:list-style-name="L13">
      <style:text-properties fo:font-style="italic" fo:font-weight="bold" officeooo:rsid="2ed8d14d" officeooo:paragraph-rsid="2f24f113" fo:background-color="transparent" style:font-style-asian="italic" style:font-weight-asian="bold" style:font-style-complex="italic" style:font-weight-complex="bold"/>
    </style:style>
    <style:style style:name="P326" style:family="paragraph" style:parent-style-name="Text_20_body" style:list-style-name="L13">
      <style:text-properties fo:font-style="italic" fo:font-weight="bold" officeooo:rsid="2edbde94" officeooo:paragraph-rsid="2f24f113" fo:background-color="transparent" style:font-style-asian="italic" style:font-weight-asian="bold" style:font-style-complex="italic" style:font-weight-complex="bold"/>
    </style:style>
    <style:style style:name="P327" style:family="paragraph" style:parent-style-name="Text_20_body" style:list-style-name="L15">
      <style:text-properties fo:font-style="italic" officeooo:rsid="2d92599d" officeooo:paragraph-rsid="2d92599d" style:font-style-asian="italic" style:font-style-complex="italic"/>
    </style:style>
    <style:style style:name="P328" style:family="paragraph" style:parent-style-name="Text_20_body" style:list-style-name="L15">
      <style:text-properties fo:font-style="italic" officeooo:rsid="2d89328c" officeooo:paragraph-rsid="2d89328c" style:font-style-asian="italic" style:font-style-complex="italic"/>
    </style:style>
    <style:style style:name="P329" style:family="paragraph" style:parent-style-name="Text_20_body" style:list-style-name="L20">
      <style:text-properties fo:font-style="italic" officeooo:rsid="2e99f5e8" officeooo:paragraph-rsid="2e99f5e8" style:font-style-asian="italic" style:font-style-complex="italic"/>
    </style:style>
    <style:style style:name="P330" style:family="paragraph" style:parent-style-name="Text_20_body" style:list-style-name="L21">
      <style:text-properties fo:font-style="italic" officeooo:paragraph-rsid="2f235fff" style:font-style-asian="italic" style:font-style-complex="italic"/>
    </style:style>
    <style:style style:name="P331" style:family="paragraph" style:parent-style-name="Text_20_body" style:list-style-name="L104">
      <style:text-properties fo:font-style="italic" officeooo:paragraph-rsid="2cbe6177" style:font-style-asian="italic" style:font-style-complex="italic"/>
    </style:style>
    <style:style style:name="P332" style:family="paragraph" style:parent-style-name="Text_20_body" style:list-style-name="L12">
      <style:text-properties fo:font-style="italic" style:text-underline-style="none" fo:font-weight="bold" style:font-style-asian="italic" style:font-weight-asian="bold" style:font-style-complex="italic" style:font-weight-complex="bold"/>
    </style:style>
    <style:style style:name="P333" style:family="paragraph" style:parent-style-name="Text_20_body" style:list-style-name="L5">
      <style:text-properties officeooo:rsid="2e3add85" officeooo:paragraph-rsid="2e3add85"/>
    </style:style>
    <style:style style:name="P334" style:family="paragraph" style:parent-style-name="Text_20_body" style:list-style-name="L6">
      <style:text-properties officeooo:rsid="2e3add85" officeooo:paragraph-rsid="2e3add85"/>
    </style:style>
    <style:style style:name="P335" style:family="paragraph" style:parent-style-name="Text_20_body" style:list-style-name="L6">
      <style:text-properties officeooo:rsid="2e392998" officeooo:paragraph-rsid="2e392998"/>
    </style:style>
    <style:style style:name="P336" style:family="paragraph" style:parent-style-name="Text_20_body" style:list-style-name="L4">
      <style:text-properties officeooo:rsid="2e35c073" officeooo:paragraph-rsid="2e35c073"/>
    </style:style>
    <style:style style:name="P337" style:family="paragraph" style:parent-style-name="Text_20_body" style:list-style-name="L4">
      <style:text-properties officeooo:rsid="2e34e093" officeooo:paragraph-rsid="2e35c073"/>
    </style:style>
    <style:style style:name="P338" style:family="paragraph" style:parent-style-name="Text_20_body" style:list-style-name="L4">
      <style:text-properties officeooo:rsid="2e3f2b59" officeooo:paragraph-rsid="2e3f2b59"/>
    </style:style>
    <style:style style:name="P339" style:family="paragraph" style:parent-style-name="Text_20_body" style:list-style-name="L4">
      <style:text-properties officeooo:rsid="2e375532" officeooo:paragraph-rsid="2e375532"/>
    </style:style>
    <style:style style:name="P340" style:family="paragraph" style:parent-style-name="Text_20_body" style:list-style-name="L4">
      <style:text-properties style:text-line-through-style="none" style:text-line-through-type="none" style:text-underline-style="none" officeooo:paragraph-rsid="2c854c83"/>
    </style:style>
    <style:style style:name="P341" style:family="paragraph" style:parent-style-name="Text_20_body" style:list-style-name="L4">
      <style:text-properties style:text-line-through-style="none" style:text-line-through-type="none" style:text-underline-style="none" officeooo:rsid="2c4cd8a3" officeooo:paragraph-rsid="2c854c83"/>
    </style:style>
    <style:style style:name="P342" style:family="paragraph" style:parent-style-name="Text_20_body" style:list-style-name="L4">
      <style:text-properties style:text-line-through-style="none" style:text-line-through-type="none" style:text-underline-style="none" officeooo:rsid="2d1994e4" officeooo:paragraph-rsid="2d1994e4"/>
    </style:style>
    <style:style style:name="P343" style:family="paragraph" style:parent-style-name="Text_20_body" style:list-style-name="L4">
      <style:text-properties style:text-line-through-style="none" style:text-line-through-type="none" style:text-underline-style="none" officeooo:rsid="2d19cc00" officeooo:paragraph-rsid="2d19cc00"/>
    </style:style>
    <style:style style:name="P344" style:family="paragraph" style:parent-style-name="Text_20_body" style:list-style-name="L102">
      <style:text-properties style:text-line-through-style="none" style:text-line-through-type="none" officeooo:paragraph-rsid="2cc6471e"/>
    </style:style>
    <style:style style:name="P345" style:family="paragraph" style:parent-style-name="Text_20_body" style:list-style-name="L102">
      <style:text-properties style:text-line-through-style="none" style:text-line-through-type="none" officeooo:rsid="2cc6471e" officeooo:paragraph-rsid="2cc6471e"/>
    </style:style>
    <style:style style:name="P346" style:family="paragraph" style:parent-style-name="Text_20_body" style:list-style-name="L4">
      <style:text-properties officeooo:rsid="2d1994e4" officeooo:paragraph-rsid="2d1994e4"/>
    </style:style>
    <style:style style:name="P347" style:family="paragraph" style:parent-style-name="Text_20_body" style:list-style-name="L4">
      <style:text-properties officeooo:rsid="2d19cc00" officeooo:paragraph-rsid="2d19cc00"/>
    </style:style>
    <style:style style:name="P348" style:family="paragraph" style:parent-style-name="Text_20_body" style:list-style-name="L8">
      <style:text-properties officeooo:paragraph-rsid="2bf4c6f4"/>
    </style:style>
    <style:style style:name="P349" style:family="paragraph" style:parent-style-name="Text_20_body" style:list-style-name="L9"/>
    <style:style style:name="P350" style:family="paragraph" style:parent-style-name="Text_20_body" style:list-style-name="L10"/>
    <style:style style:name="P351" style:family="paragraph" style:parent-style-name="Text_20_body" style:list-style-name="L11"/>
    <style:style style:name="P352" style:family="paragraph" style:parent-style-name="Text_20_body" style:list-style-name="L12">
      <style:text-properties officeooo:paragraph-rsid="2bf00e6e"/>
    </style:style>
    <style:style style:name="P353" style:family="paragraph" style:parent-style-name="Text_20_body" style:list-style-name="L12">
      <style:text-properties officeooo:paragraph-rsid="2f3b28f4"/>
    </style:style>
    <style:style style:name="P354" style:family="paragraph" style:parent-style-name="Text_20_body" style:list-style-name="L13">
      <style:text-properties officeooo:paragraph-rsid="2f24f113"/>
    </style:style>
    <style:style style:name="P355" style:family="paragraph" style:parent-style-name="Text_20_body" style:list-style-name="L13">
      <style:text-properties officeooo:rsid="2f24f113" officeooo:paragraph-rsid="2f24f113"/>
    </style:style>
    <style:style style:name="P356" style:family="paragraph" style:parent-style-name="Text_20_body" style:list-style-name="L12">
      <style:text-properties officeooo:rsid="2f24f113" officeooo:paragraph-rsid="2f2bddd6"/>
    </style:style>
    <style:style style:name="P357" style:family="paragraph" style:parent-style-name="Text_20_body" style:list-style-name="L13">
      <style:text-properties officeooo:rsid="2f14ad99" officeooo:paragraph-rsid="2f24f113"/>
    </style:style>
    <style:style style:name="P358" style:family="paragraph" style:parent-style-name="Text_20_body" style:list-style-name="L13">
      <style:text-properties officeooo:rsid="2ef55f54" officeooo:paragraph-rsid="2f24f113"/>
    </style:style>
    <style:style style:name="P359" style:family="paragraph" style:parent-style-name="Text_20_body" style:list-style-name="L13">
      <style:text-properties officeooo:rsid="2ef76aa4" officeooo:paragraph-rsid="2f24f113"/>
    </style:style>
    <style:style style:name="P360" style:family="paragraph" style:parent-style-name="Text_20_body" style:list-style-name="L14">
      <style:text-properties officeooo:paragraph-rsid="2f24f113"/>
    </style:style>
    <style:style style:name="P361" style:family="paragraph" style:parent-style-name="Text_20_body" style:list-style-name="L14">
      <style:text-properties officeooo:rsid="2ef80bec" officeooo:paragraph-rsid="2f24f113"/>
    </style:style>
    <style:style style:name="P362" style:family="paragraph" style:parent-style-name="Text_20_body" style:list-style-name="L13">
      <style:text-properties officeooo:rsid="2efcf662" officeooo:paragraph-rsid="2f24f113"/>
    </style:style>
    <style:style style:name="P363" style:family="paragraph" style:parent-style-name="Text_20_body" style:list-style-name="L13">
      <style:text-properties officeooo:rsid="2f1412ff" officeooo:paragraph-rsid="2f24f113"/>
    </style:style>
    <style:style style:name="P364" style:family="paragraph" style:parent-style-name="Text_20_body" style:list-style-name="L15"/>
    <style:style style:name="P365" style:family="paragraph" style:parent-style-name="Text_20_body" style:list-style-name="L15">
      <style:text-properties officeooo:paragraph-rsid="2f19b27e"/>
    </style:style>
    <style:style style:name="P366" style:family="paragraph" style:parent-style-name="Text_20_body" style:list-style-name="L15">
      <style:text-properties officeooo:paragraph-rsid="2d90f701"/>
    </style:style>
    <style:style style:name="P367" style:family="paragraph" style:parent-style-name="Text_20_body" style:list-style-name="L15">
      <style:text-properties officeooo:paragraph-rsid="2bf9c65f"/>
    </style:style>
    <style:style style:name="P368" style:family="paragraph" style:parent-style-name="Text_20_body" style:list-style-name="L15">
      <style:text-properties officeooo:paragraph-rsid="2f1b08cb"/>
    </style:style>
    <style:style style:name="P369" style:family="paragraph" style:parent-style-name="Text_20_body" style:list-style-name="L15">
      <style:text-properties officeooo:paragraph-rsid="2e9a0a70"/>
    </style:style>
    <style:style style:name="P370" style:family="paragraph" style:parent-style-name="Text_20_body" style:list-style-name="L16">
      <style:text-properties officeooo:rsid="2f17426c" officeooo:paragraph-rsid="2f17426c"/>
    </style:style>
    <style:style style:name="P371" style:family="paragraph" style:parent-style-name="Text_20_body" style:list-style-name="L17">
      <style:text-properties officeooo:rsid="2d8b0dfd" officeooo:paragraph-rsid="2d90f701"/>
    </style:style>
    <style:style style:name="P372" style:family="paragraph" style:parent-style-name="Text_20_body" style:list-style-name="L15">
      <style:text-properties officeooo:rsid="2d8b0dfd" officeooo:paragraph-rsid="2d992d80"/>
    </style:style>
    <style:style style:name="P373" style:family="paragraph" style:parent-style-name="Text_20_body" style:list-style-name="L18">
      <style:text-properties officeooo:rsid="2d8b0dfd" officeooo:paragraph-rsid="2d992d80"/>
    </style:style>
    <style:style style:name="P374" style:family="paragraph" style:parent-style-name="Text_20_body" style:list-style-name="L109">
      <style:text-properties officeooo:rsid="2d8b0dfd" officeooo:paragraph-rsid="2e864252"/>
    </style:style>
    <style:style style:name="P375" style:family="paragraph" style:parent-style-name="Text_20_body" style:list-style-name="L15">
      <style:text-properties fo:font-style="normal" officeooo:rsid="2d946029" officeooo:paragraph-rsid="2d946029" style:font-style-asian="normal" style:font-style-complex="normal"/>
    </style:style>
    <style:style style:name="P376" style:family="paragraph" style:parent-style-name="Text_20_body" style:list-style-name="L15">
      <style:text-properties fo:font-style="normal" officeooo:rsid="2d946029" officeooo:paragraph-rsid="2d9abcf7" style:font-style-asian="normal" style:font-style-complex="normal"/>
    </style:style>
    <style:style style:name="P377" style:family="paragraph" style:parent-style-name="Text_20_body" style:list-style-name="L19">
      <style:text-properties officeooo:paragraph-rsid="2f1cb79f"/>
    </style:style>
    <style:style style:name="P378" style:family="paragraph" style:parent-style-name="Text_20_body" style:list-style-name="L19">
      <style:text-properties officeooo:paragraph-rsid="2bf9c65f"/>
    </style:style>
    <style:style style:name="P379" style:family="paragraph" style:parent-style-name="Text_20_body" style:list-style-name="L15">
      <style:text-properties officeooo:rsid="2d89328c" officeooo:paragraph-rsid="2d89328c"/>
    </style:style>
    <style:style style:name="P380" style:family="paragraph" style:parent-style-name="Text_20_body" style:list-style-name="L15">
      <style:text-properties officeooo:rsid="2d89328c" officeooo:paragraph-rsid="2e8e13bc"/>
    </style:style>
    <style:style style:name="P381" style:family="paragraph" style:parent-style-name="Text_20_body" style:list-style-name="L15">
      <style:text-properties officeooo:rsid="2dc83137" officeooo:paragraph-rsid="2e8c30f4"/>
    </style:style>
    <style:style style:name="P382" style:family="paragraph" style:parent-style-name="Text_20_body" style:list-style-name="L32">
      <style:text-properties officeooo:rsid="2dc83137" officeooo:paragraph-rsid="2dcc7533"/>
    </style:style>
    <style:style style:name="P383" style:family="paragraph" style:parent-style-name="Text_20_body" style:list-style-name="L15">
      <style:text-properties officeooo:rsid="2e99c0c1" officeooo:paragraph-rsid="2e99c0c1"/>
    </style:style>
    <style:style style:name="P384" style:family="paragraph" style:parent-style-name="Text_20_body" style:list-style-name="L15">
      <style:text-properties officeooo:rsid="2e8e13bc" officeooo:paragraph-rsid="2e8e13bc"/>
    </style:style>
    <style:style style:name="P385" style:family="paragraph" style:parent-style-name="Text_20_body" style:list-style-name="L20">
      <style:text-properties officeooo:paragraph-rsid="2e95a0be"/>
    </style:style>
    <style:style style:name="P386" style:family="paragraph" style:parent-style-name="Text_20_body" style:list-style-name="L20">
      <style:text-properties officeooo:rsid="2e8ffbb2" officeooo:paragraph-rsid="2e8ffbb2"/>
    </style:style>
    <style:style style:name="P387" style:family="paragraph" style:parent-style-name="Text_20_body" style:list-style-name="L20">
      <style:text-properties officeooo:rsid="2e95a0be" officeooo:paragraph-rsid="2e95a0be"/>
    </style:style>
    <style:style style:name="P388" style:family="paragraph" style:parent-style-name="Text_20_body" style:list-style-name="L15">
      <style:text-properties officeooo:rsid="2f1eb7e3" officeooo:paragraph-rsid="2f235fff"/>
    </style:style>
    <style:style style:name="P389" style:family="paragraph" style:parent-style-name="Text_20_body" style:list-style-name="L15">
      <style:text-properties officeooo:rsid="2e9a0a70" officeooo:paragraph-rsid="2bf9c65f"/>
    </style:style>
    <style:style style:name="P390" style:family="paragraph" style:parent-style-name="Text_20_body" style:list-style-name="L15">
      <style:text-properties style:text-line-through-style="solid" style:text-line-through-type="single" officeooo:paragraph-rsid="2e94311a"/>
    </style:style>
    <style:style style:name="P391" style:family="paragraph" style:parent-style-name="Text_20_body" style:list-style-name="L15">
      <style:text-properties style:text-line-through-style="solid" style:text-line-through-type="single" officeooo:paragraph-rsid="2e9264c4"/>
    </style:style>
    <style:style style:name="P392" style:family="paragraph" style:parent-style-name="Text_20_body" style:list-style-name="L23">
      <style:text-properties style:text-line-through-style="solid" style:text-line-through-type="single" officeooo:rsid="2b98908f" officeooo:paragraph-rsid="2c2d6ec4"/>
    </style:style>
    <style:style style:name="P393" style:family="paragraph" style:parent-style-name="Text_20_body" style:list-style-name="L68">
      <style:text-properties style:text-line-through-style="solid" style:text-line-through-type="single" officeooo:paragraph-rsid="2c390c31"/>
    </style:style>
    <style:style style:name="P394" style:family="paragraph" style:parent-style-name="Text_20_body" style:list-style-name="L68">
      <style:text-properties style:text-line-through-style="solid" style:text-line-through-type="single" officeooo:paragraph-rsid="2c30b1aa"/>
    </style:style>
    <style:style style:name="P395" style:family="paragraph" style:parent-style-name="Text_20_body" style:list-style-name="L21">
      <style:text-properties officeooo:paragraph-rsid="2f235fff"/>
    </style:style>
    <style:style style:name="P396" style:family="paragraph" style:parent-style-name="Text_20_body" style:list-style-name="L22">
      <style:text-properties officeooo:paragraph-rsid="2f235fff"/>
    </style:style>
    <style:style style:name="P397" style:family="paragraph" style:parent-style-name="Text_20_body" style:list-style-name="L21">
      <style:text-properties officeooo:rsid="2c1e16cf" officeooo:paragraph-rsid="2f235fff"/>
    </style:style>
    <style:style style:name="P398" style:family="paragraph" style:parent-style-name="Text_20_body" style:list-style-name="L23">
      <style:text-properties officeooo:paragraph-rsid="2bee3468"/>
    </style:style>
    <style:style style:name="P399" style:family="paragraph" style:parent-style-name="Text_20_body" style:list-style-name="L23">
      <style:text-properties officeooo:paragraph-rsid="2f235fff"/>
    </style:style>
    <style:style style:name="P400" style:family="paragraph" style:parent-style-name="Text_20_body" style:list-style-name="L23">
      <style:text-properties officeooo:rsid="2b98908f" officeooo:paragraph-rsid="2bee3468"/>
    </style:style>
    <style:style style:name="P401" style:family="paragraph" style:parent-style-name="Text_20_body" style:list-style-name="L23">
      <style:text-properties officeooo:rsid="2c7af555" officeooo:paragraph-rsid="2c7af555"/>
    </style:style>
    <style:style style:name="P402" style:family="paragraph" style:parent-style-name="Text_20_body" style:list-style-name="L24">
      <style:text-properties officeooo:paragraph-rsid="2c37d9b4"/>
    </style:style>
    <style:style style:name="P403" style:family="paragraph" style:parent-style-name="Text_20_body" style:list-style-name="L24">
      <style:text-properties officeooo:paragraph-rsid="2c240468"/>
    </style:style>
    <style:style style:name="P404" style:family="paragraph" style:parent-style-name="Text_20_body" style:list-style-name="L25">
      <style:text-properties officeooo:paragraph-rsid="2d693de4"/>
    </style:style>
    <style:style style:name="P405" style:family="paragraph" style:parent-style-name="Text_20_body" style:list-style-name="L26">
      <style:text-properties officeooo:paragraph-rsid="2db4722c"/>
    </style:style>
    <style:style style:name="P406" style:family="paragraph" style:parent-style-name="Text_20_body" style:list-style-name="L26">
      <style:text-properties officeooo:rsid="2d693de4" officeooo:paragraph-rsid="2d693de4"/>
    </style:style>
    <style:style style:name="P407" style:family="paragraph" style:parent-style-name="Text_20_body" style:list-style-name="L26">
      <style:text-properties officeooo:rsid="2d693de4" officeooo:paragraph-rsid="2db4722c"/>
    </style:style>
    <style:style style:name="P408" style:family="paragraph" style:parent-style-name="Text_20_body" style:list-style-name="L26">
      <style:text-properties officeooo:rsid="2d693de4" officeooo:paragraph-rsid="2d9f807f"/>
    </style:style>
    <style:style style:name="P409" style:family="paragraph" style:parent-style-name="Text_20_body" style:list-style-name="L27">
      <style:text-properties officeooo:rsid="2d693de4" officeooo:paragraph-rsid="2d693de4"/>
    </style:style>
    <style:style style:name="P410" style:family="paragraph" style:parent-style-name="Text_20_body" style:list-style-name="L28">
      <style:text-properties officeooo:rsid="2d62ea8d" officeooo:paragraph-rsid="2d62ea8d"/>
    </style:style>
    <style:style style:name="P411" style:family="paragraph" style:parent-style-name="Text_20_body" style:list-style-name="L29">
      <style:text-properties officeooo:rsid="2da111e9" officeooo:paragraph-rsid="2da111e9"/>
    </style:style>
    <style:style style:name="P412" style:family="paragraph" style:parent-style-name="Text_20_body" style:list-style-name="L30">
      <style:text-properties officeooo:rsid="2d8e7578" officeooo:paragraph-rsid="2d8e7578"/>
    </style:style>
    <style:style style:name="P413" style:family="paragraph" style:parent-style-name="Text_20_body" style:list-style-name="L30">
      <style:text-properties officeooo:rsid="2d8e7578" officeooo:paragraph-rsid="2d8f7e6a"/>
    </style:style>
    <style:style style:name="P414" style:family="paragraph" style:parent-style-name="Text_20_body" style:list-style-name="L31">
      <style:text-properties fo:language="cs" fo:country="CZ" officeooo:rsid="2e269220" officeooo:paragraph-rsid="2e269220"/>
    </style:style>
    <style:style style:name="P415" style:family="paragraph" style:parent-style-name="Text_20_body" style:list-style-name="L90">
      <style:text-properties fo:language="cs" fo:country="CZ" officeooo:rsid="2c5b1123" officeooo:paragraph-rsid="2cc8ec30"/>
    </style:style>
    <style:style style:name="P416" style:family="paragraph" style:parent-style-name="Text_20_body" style:list-style-name="L90">
      <style:text-properties fo:language="cs" fo:country="CZ" officeooo:rsid="2c5cf113" officeooo:paragraph-rsid="2c82759d"/>
    </style:style>
    <style:style style:name="P417" style:family="paragraph" style:parent-style-name="Text_20_body" style:list-style-name="L33">
      <style:text-properties officeooo:paragraph-rsid="2e2b7947"/>
    </style:style>
    <style:style style:name="P418" style:family="paragraph" style:parent-style-name="Text_20_body" style:list-style-name="L34">
      <style:text-properties officeooo:paragraph-rsid="2dd33f0d"/>
    </style:style>
    <style:style style:name="P419" style:family="paragraph" style:parent-style-name="Text_20_body" style:list-style-name="L35">
      <style:text-properties officeooo:paragraph-rsid="2e2f781f"/>
    </style:style>
    <style:style style:name="P420" style:family="paragraph" style:parent-style-name="Text_20_body" style:list-style-name="L36">
      <style:text-properties officeooo:paragraph-rsid="2e3389d8"/>
    </style:style>
    <style:style style:name="P421" style:family="paragraph" style:parent-style-name="Text_20_body" style:list-style-name="L36">
      <style:text-properties officeooo:rsid="2e3389d8" officeooo:paragraph-rsid="2e3389d8"/>
    </style:style>
    <style:style style:name="P422" style:family="paragraph" style:parent-style-name="Text_20_body" style:list-style-name="L37">
      <style:text-properties officeooo:paragraph-rsid="2de51bf9"/>
    </style:style>
    <style:style style:name="P423" style:family="paragraph" style:parent-style-name="Text_20_body" style:list-style-name="L37">
      <style:text-properties officeooo:rsid="2e49b8cc" officeooo:paragraph-rsid="2e49b8cc"/>
    </style:style>
    <style:style style:name="P424" style:family="paragraph" style:parent-style-name="Text_20_body" style:list-style-name="L38">
      <style:text-properties officeooo:paragraph-rsid="2de2c4a9"/>
    </style:style>
    <style:style style:name="P425" style:family="paragraph" style:parent-style-name="Text_20_body" style:list-style-name="L39">
      <style:text-properties officeooo:paragraph-rsid="2bf084a8"/>
    </style:style>
    <style:style style:name="P426" style:family="paragraph" style:parent-style-name="Text_20_body" style:list-style-name="L39">
      <style:text-properties officeooo:rsid="2e4bc4f0" officeooo:paragraph-rsid="2e4bc4f0"/>
    </style:style>
    <style:style style:name="P427" style:family="paragraph" style:parent-style-name="Text_20_body" style:list-style-name="L40">
      <style:text-properties officeooo:paragraph-rsid="2dfbf69c"/>
    </style:style>
    <style:style style:name="P428" style:family="paragraph" style:parent-style-name="Text_20_body" style:list-style-name="L40">
      <style:text-properties officeooo:rsid="2dfb3720" officeooo:paragraph-rsid="2dfdcb9e"/>
    </style:style>
    <style:style style:name="P429" style:family="paragraph" style:parent-style-name="Text_20_body" style:list-style-name="L40">
      <style:text-properties officeooo:rsid="2dfdcb9e" officeooo:paragraph-rsid="2dfdcb9e"/>
    </style:style>
    <style:style style:name="P430" style:family="paragraph" style:parent-style-name="Text_20_body" style:list-style-name="L40">
      <style:text-properties officeooo:rsid="2df8dc0f" officeooo:paragraph-rsid="2df8dc0f"/>
    </style:style>
    <style:style style:name="P431" style:family="paragraph" style:parent-style-name="Text_20_body" style:list-style-name="L40">
      <style:text-properties officeooo:rsid="2df8dc0f" officeooo:paragraph-rsid="2dfbf69c"/>
    </style:style>
    <style:style style:name="P432" style:family="paragraph" style:parent-style-name="Text_20_body" style:list-style-name="L41">
      <style:text-properties officeooo:paragraph-rsid="2bf084a8"/>
    </style:style>
    <style:style style:name="P433" style:family="paragraph" style:parent-style-name="Text_20_body" style:list-style-name="L42">
      <style:text-properties officeooo:rsid="2e52833f" officeooo:paragraph-rsid="2e52833f"/>
    </style:style>
    <style:style style:name="P434" style:family="paragraph" style:parent-style-name="Text_20_body" style:list-style-name="L43">
      <style:text-properties officeooo:paragraph-rsid="2e0f0fe2"/>
    </style:style>
    <style:style style:name="P435" style:family="paragraph" style:parent-style-name="Text_20_body" style:list-style-name="L44">
      <style:text-properties officeooo:paragraph-rsid="2bf084a8"/>
    </style:style>
    <style:style style:name="P436" style:family="paragraph" style:parent-style-name="Text_20_body" style:list-style-name="L45">
      <style:text-properties fo:color="#1841ce" officeooo:rsid="2e6e0a48" officeooo:paragraph-rsid="2e6e0a48"/>
    </style:style>
    <style:style style:name="P437" style:family="paragraph" style:parent-style-name="Text_20_body" style:list-style-name="L46">
      <style:text-properties officeooo:paragraph-rsid="2bf084a8"/>
    </style:style>
    <style:style style:name="P438" style:family="paragraph" style:parent-style-name="Text_20_body" style:list-style-name="L48"/>
    <style:style style:name="P439" style:family="paragraph" style:parent-style-name="Text_20_body" style:list-style-name="L48">
      <style:text-properties officeooo:paragraph-rsid="2e7dcae7"/>
    </style:style>
    <style:style style:name="P440" style:family="paragraph" style:parent-style-name="Text_20_body" style:list-style-name="L49">
      <style:text-properties officeooo:paragraph-rsid="2dc6397c"/>
    </style:style>
    <style:style style:name="P441" style:family="paragraph" style:parent-style-name="Text_20_body" style:list-style-name="L50">
      <style:text-properties officeooo:rsid="2dbe4f85" officeooo:paragraph-rsid="2dbe4f85"/>
    </style:style>
    <style:style style:name="P442" style:family="paragraph" style:parent-style-name="Text_20_body" style:list-style-name="L51">
      <style:text-properties officeooo:rsid="2e44778a" officeooo:paragraph-rsid="2e44778a"/>
    </style:style>
    <style:style style:name="P443" style:family="paragraph" style:parent-style-name="Text_20_body" style:list-style-name="L52"/>
    <style:style style:name="P444" style:family="paragraph" style:parent-style-name="Text_20_body" style:list-style-name="L52">
      <style:text-properties officeooo:rsid="2d27ee33" officeooo:paragraph-rsid="2d27ee33"/>
    </style:style>
    <style:style style:name="P445" style:family="paragraph" style:parent-style-name="Text_20_body" style:list-style-name="L53">
      <style:text-properties officeooo:rsid="457fa2ff" officeooo:paragraph-rsid="2bf512a0"/>
    </style:style>
    <style:style style:name="P446" style:family="paragraph" style:parent-style-name="Text_20_body" style:list-style-name="L53">
      <style:text-properties officeooo:rsid="2be964fe" officeooo:paragraph-rsid="2bf512a0"/>
    </style:style>
    <style:style style:name="P447" style:family="paragraph" style:parent-style-name="Text_20_body" style:list-style-name="L54">
      <style:text-properties officeooo:paragraph-rsid="2bacda3a"/>
    </style:style>
    <style:style style:name="P448" style:family="paragraph" style:parent-style-name="Text_20_body" style:list-style-name="L55">
      <style:text-properties officeooo:paragraph-rsid="2bc954a0"/>
    </style:style>
    <style:style style:name="P449" style:family="paragraph" style:parent-style-name="Text_20_body" style:list-style-name="L55">
      <style:text-properties officeooo:rsid="2bc853ba" officeooo:paragraph-rsid="2bc853ba"/>
    </style:style>
    <style:style style:name="P450" style:family="paragraph" style:parent-style-name="Text_20_body" style:list-style-name="L56">
      <style:text-properties officeooo:paragraph-rsid="2baeecc3"/>
    </style:style>
    <style:style style:name="P451" style:family="paragraph" style:parent-style-name="Text_20_body" style:list-style-name="L57">
      <style:text-properties officeooo:rsid="2d369bed" officeooo:paragraph-rsid="2d47d820"/>
    </style:style>
    <style:style style:name="P452" style:family="paragraph" style:parent-style-name="Text_20_body" style:list-style-name="L65">
      <style:text-properties officeooo:rsid="2d369bed" officeooo:paragraph-rsid="2d50fccf"/>
    </style:style>
    <style:style style:name="P453" style:family="paragraph" style:parent-style-name="Text_20_body" style:list-style-name="L57">
      <style:text-properties officeooo:rsid="2d3a2fe2" officeooo:paragraph-rsid="2d47d820"/>
    </style:style>
    <style:style style:name="P454" style:family="paragraph" style:parent-style-name="Text_20_body" style:list-style-name="L58">
      <style:text-properties officeooo:paragraph-rsid="2d7bf0b1"/>
    </style:style>
    <style:style style:name="P455" style:family="paragraph" style:parent-style-name="Text_20_body" style:list-style-name="L59">
      <style:text-properties officeooo:rsid="2d8508d2" officeooo:paragraph-rsid="2d8508d2"/>
    </style:style>
    <style:style style:name="P456" style:family="paragraph" style:parent-style-name="Text_20_body" style:list-style-name="L60">
      <style:text-properties officeooo:paragraph-rsid="2d84afa8"/>
    </style:style>
    <style:style style:name="P457" style:family="paragraph" style:parent-style-name="Text_20_body" style:list-style-name="L60">
      <style:text-properties officeooo:rsid="2d841b89" officeooo:paragraph-rsid="2d841b89"/>
    </style:style>
    <style:style style:name="P458" style:family="paragraph" style:parent-style-name="Text_20_body" style:list-style-name="L60">
      <style:text-properties officeooo:rsid="2d84afa8" officeooo:paragraph-rsid="2d84afa8"/>
    </style:style>
    <style:style style:name="P459" style:family="paragraph" style:parent-style-name="Text_20_body" style:list-style-name="L61">
      <style:text-properties officeooo:rsid="4588b715" officeooo:paragraph-rsid="2c007857"/>
    </style:style>
    <style:style style:name="P460" style:family="paragraph" style:parent-style-name="Text_20_body" style:list-style-name="L61">
      <style:text-properties officeooo:rsid="4589fbf6" officeooo:paragraph-rsid="2c007857"/>
    </style:style>
    <style:style style:name="P461" style:family="paragraph" style:parent-style-name="Text_20_body" style:list-style-name="L62">
      <style:text-properties officeooo:paragraph-rsid="2c007857"/>
    </style:style>
    <style:style style:name="P462" style:family="paragraph" style:parent-style-name="Text_20_body" style:list-style-name="L62">
      <style:text-properties officeooo:rsid="458d9c32" officeooo:paragraph-rsid="2c007857"/>
    </style:style>
    <style:style style:name="P463" style:family="paragraph" style:parent-style-name="Text_20_body" style:list-style-name="L63">
      <style:text-properties officeooo:paragraph-rsid="2d53ff92"/>
    </style:style>
    <style:style style:name="P464" style:family="paragraph" style:parent-style-name="Text_20_body" style:list-style-name="L63">
      <style:text-properties officeooo:rsid="2d525afc" officeooo:paragraph-rsid="2d534fb0"/>
    </style:style>
    <style:style style:name="P465" style:family="paragraph" style:parent-style-name="Text_20_body" style:list-style-name="L64">
      <style:text-properties officeooo:rsid="2d3f6243" officeooo:paragraph-rsid="2d3f6243"/>
    </style:style>
    <style:style style:name="P466" style:family="paragraph" style:parent-style-name="Text_20_body" style:list-style-name="L64">
      <style:text-properties officeooo:rsid="2d454cab" officeooo:paragraph-rsid="2d454cab"/>
    </style:style>
    <style:style style:name="P467" style:family="paragraph" style:parent-style-name="Text_20_body" style:list-style-name="L65">
      <style:text-properties officeooo:paragraph-rsid="2d369bed"/>
    </style:style>
    <style:style style:name="P468" style:family="paragraph" style:parent-style-name="Text_20_body" style:list-style-name="L66">
      <style:text-properties officeooo:paragraph-rsid="2c3f1791"/>
    </style:style>
    <style:style style:name="P469" style:family="paragraph" style:parent-style-name="Text_20_body" style:list-style-name="L67">
      <style:text-properties officeooo:rsid="2c390c31" officeooo:paragraph-rsid="2c3f1791"/>
    </style:style>
    <style:style style:name="P470" style:family="paragraph" style:parent-style-name="Text_20_body" style:list-style-name="L69">
      <style:text-properties officeooo:paragraph-rsid="2bed3183"/>
    </style:style>
    <style:style style:name="P471" style:family="paragraph" style:parent-style-name="Text_20_body" style:list-style-name="L70">
      <style:text-properties officeooo:paragraph-rsid="2cd7e1f2"/>
    </style:style>
    <style:style style:name="P472" style:family="paragraph" style:parent-style-name="Text_20_body" style:list-style-name="L70">
      <style:text-properties officeooo:paragraph-rsid="2c8a7ed7"/>
    </style:style>
    <style:style style:name="P473" style:family="paragraph" style:parent-style-name="Text_20_body" style:list-style-name="L71">
      <style:text-properties officeooo:rsid="2c07aafa" officeooo:paragraph-rsid="2c07aafa"/>
    </style:style>
    <style:style style:name="P474" style:family="paragraph" style:parent-style-name="Text_20_body" style:list-style-name="L71">
      <style:text-properties officeooo:rsid="2c06749f" officeooo:paragraph-rsid="2c06749f"/>
    </style:style>
    <style:style style:name="P475" style:family="paragraph" style:parent-style-name="Text_20_body" style:list-style-name="L73">
      <style:text-properties officeooo:rsid="2c48be07" officeooo:paragraph-rsid="2c48be07"/>
    </style:style>
    <style:style style:name="P476" style:family="paragraph" style:parent-style-name="Text_20_body" style:list-style-name="L74">
      <style:text-properties officeooo:rsid="2c48e1be" officeooo:paragraph-rsid="2c48e1be"/>
    </style:style>
    <style:style style:name="P477" style:family="paragraph" style:parent-style-name="Text_20_body" style:list-style-name="L74">
      <style:text-properties officeooo:rsid="2c48e1be" officeooo:paragraph-rsid="2c495bf9"/>
    </style:style>
    <style:style style:name="P478" style:family="paragraph" style:parent-style-name="Text_20_body" style:list-style-name="L75">
      <style:text-properties officeooo:rsid="2c48e1be" officeooo:paragraph-rsid="2c495bf9"/>
    </style:style>
    <style:style style:name="P479" style:family="paragraph" style:parent-style-name="Text_20_body" style:list-style-name="L76">
      <style:text-properties officeooo:paragraph-rsid="2d2a0c47"/>
    </style:style>
    <style:style style:name="P480" style:family="paragraph" style:parent-style-name="Text_20_body" style:list-style-name="L77"/>
    <style:style style:name="P481" style:family="paragraph" style:parent-style-name="Text_20_body" style:list-style-name="L78">
      <style:text-properties officeooo:paragraph-rsid="2c007857"/>
    </style:style>
    <style:style style:name="P482" style:family="paragraph" style:parent-style-name="Text_20_body" style:list-style-name="L78">
      <style:text-properties officeooo:rsid="2c5e6aff" officeooo:paragraph-rsid="2c5e6aff"/>
    </style:style>
    <style:style style:name="P483" style:family="paragraph" style:parent-style-name="Text_20_body" style:list-style-name="L78">
      <style:text-properties officeooo:rsid="450d2fc9" officeooo:paragraph-rsid="2c007857"/>
    </style:style>
    <style:style style:name="P484" style:family="paragraph" style:parent-style-name="Text_20_body" style:list-style-name="L78">
      <style:text-properties officeooo:rsid="2c71a7b1" officeooo:paragraph-rsid="2c71a7b1"/>
    </style:style>
    <style:style style:name="P485" style:family="paragraph" style:parent-style-name="Text_20_body" style:list-style-name="L79">
      <style:text-properties officeooo:rsid="2c71a7b1" officeooo:paragraph-rsid="2c71a7b1"/>
    </style:style>
    <style:style style:name="P486" style:family="paragraph" style:parent-style-name="Text_20_body" style:list-style-name="L79">
      <style:text-properties officeooo:rsid="2c6def8a" officeooo:paragraph-rsid="2c6def8a"/>
    </style:style>
    <style:style style:name="P487" style:family="paragraph" style:parent-style-name="Text_20_body" style:list-style-name="L79">
      <style:text-properties officeooo:rsid="2d3fd467" officeooo:paragraph-rsid="2d3fd467"/>
    </style:style>
    <style:style style:name="P488" style:family="paragraph" style:parent-style-name="Text_20_body" style:list-style-name="L79">
      <style:text-properties officeooo:rsid="2d417bfa" officeooo:paragraph-rsid="2d417bfa"/>
    </style:style>
    <style:style style:name="P489" style:family="paragraph" style:parent-style-name="Text_20_body" style:list-style-name="L80">
      <style:text-properties officeooo:rsid="2c6fa4e1" officeooo:paragraph-rsid="2c6fa4e1"/>
    </style:style>
    <style:style style:name="P490" style:family="paragraph" style:parent-style-name="Text_20_body" style:list-style-name="L80">
      <style:text-properties officeooo:rsid="2c7790e9" officeooo:paragraph-rsid="2c7790e9"/>
    </style:style>
    <style:style style:name="P491" style:family="paragraph" style:parent-style-name="Text_20_body" style:list-style-name="L80">
      <style:text-properties officeooo:rsid="2c70c4df" officeooo:paragraph-rsid="2c70c4df"/>
    </style:style>
    <style:style style:name="P492" style:family="paragraph" style:parent-style-name="Text_20_body" style:list-style-name="L80">
      <style:text-properties officeooo:rsid="2c74dfee" officeooo:paragraph-rsid="2c74dfee"/>
    </style:style>
    <style:style style:name="P493" style:family="paragraph" style:parent-style-name="Text_20_body" style:list-style-name="L81">
      <style:text-properties fo:language="en" fo:country="US" officeooo:rsid="2cac2e6a" officeooo:paragraph-rsid="2cac2e6a"/>
    </style:style>
    <style:style style:name="P494" style:family="paragraph" style:parent-style-name="Text_20_body" style:list-style-name="L81">
      <style:text-properties officeooo:rsid="2c659d00" officeooo:paragraph-rsid="2c659d00"/>
    </style:style>
    <style:style style:name="P495" style:family="paragraph" style:parent-style-name="Text_20_body" style:list-style-name="L82">
      <style:text-properties officeooo:rsid="44f54ae5" officeooo:paragraph-rsid="2c007857"/>
    </style:style>
    <style:style style:name="P496" style:family="paragraph" style:parent-style-name="Text_20_body" style:list-style-name="L83">
      <style:text-properties officeooo:paragraph-rsid="2cee8599"/>
    </style:style>
    <style:style style:name="P497" style:family="paragraph" style:parent-style-name="Text_20_body" style:list-style-name="L83">
      <style:text-properties officeooo:rsid="2c8e5df4" officeooo:paragraph-rsid="2cee8599"/>
    </style:style>
    <style:style style:name="P498" style:family="paragraph" style:parent-style-name="Text_20_body" style:list-style-name="L84">
      <style:text-properties officeooo:rsid="2cae2371" officeooo:paragraph-rsid="2cb6b463"/>
    </style:style>
    <style:style style:name="P499" style:family="paragraph" style:parent-style-name="Text_20_body" style:list-style-name="L85">
      <style:text-properties officeooo:rsid="2cb6b463" officeooo:paragraph-rsid="2cb6b463"/>
    </style:style>
    <style:style style:name="P500" style:family="paragraph" style:parent-style-name="Text_20_body" style:list-style-name="L86">
      <style:text-properties officeooo:paragraph-rsid="2cd96a13"/>
    </style:style>
    <style:style style:name="P501" style:family="paragraph" style:parent-style-name="Text_20_body" style:list-style-name="L88">
      <style:text-properties officeooo:paragraph-rsid="2c007857"/>
    </style:style>
    <style:style style:name="P502" style:family="paragraph" style:parent-style-name="Text_20_body" style:list-style-name="L88">
      <style:text-properties officeooo:rsid="44e6fd76" officeooo:paragraph-rsid="2c007857"/>
    </style:style>
    <style:style style:name="P503" style:family="paragraph" style:parent-style-name="Text_20_body" style:list-style-name="L88">
      <style:text-properties officeooo:rsid="44eae54a" officeooo:paragraph-rsid="2c007857"/>
    </style:style>
    <style:style style:name="P504" style:family="paragraph" style:parent-style-name="Text_20_body" style:list-style-name="L88">
      <style:text-properties officeooo:rsid="44eb46c6" officeooo:paragraph-rsid="2c007857"/>
    </style:style>
    <style:style style:name="P505" style:family="paragraph" style:parent-style-name="Text_20_body" style:list-style-name="L88">
      <style:text-properties officeooo:rsid="2cb7772a" officeooo:paragraph-rsid="2c007857"/>
    </style:style>
    <style:style style:name="P506" style:family="paragraph" style:parent-style-name="Text_20_body" style:list-style-name="L89">
      <style:text-properties officeooo:paragraph-rsid="2c8397d5"/>
    </style:style>
    <style:style style:name="P507" style:family="paragraph" style:parent-style-name="Text_20_body" style:list-style-name="L90">
      <style:text-properties officeooo:rsid="2c5cf113" officeooo:paragraph-rsid="2c82759d"/>
    </style:style>
    <style:style style:name="P508" style:family="paragraph" style:parent-style-name="Text_20_body" style:list-style-name="L91">
      <style:text-properties officeooo:rsid="2cb2aa48" officeooo:paragraph-rsid="2cb2aa48"/>
    </style:style>
    <style:style style:name="P509" style:family="paragraph" style:parent-style-name="Text_20_body" style:list-style-name="L92">
      <style:text-properties officeooo:rsid="2cb53ccb" officeooo:paragraph-rsid="2cb53ccb"/>
    </style:style>
    <style:style style:name="P510" style:family="paragraph" style:parent-style-name="Text_20_body" style:list-style-name="L93">
      <style:text-properties officeooo:rsid="2c58ed67" officeooo:paragraph-rsid="2c58ed67"/>
    </style:style>
    <style:style style:name="P511" style:family="paragraph" style:parent-style-name="Text_20_body" style:list-style-name="L94">
      <style:text-properties officeooo:paragraph-rsid="2c5cf113"/>
    </style:style>
    <style:style style:name="P512" style:family="paragraph" style:parent-style-name="Text_20_body" style:list-style-name="L95">
      <style:text-properties officeooo:paragraph-rsid="2c007857"/>
    </style:style>
    <style:style style:name="P513" style:family="paragraph" style:parent-style-name="Text_20_body" style:list-style-name="L95">
      <style:text-properties officeooo:rsid="2c5cb6cd" officeooo:paragraph-rsid="2c5cb6cd"/>
    </style:style>
    <style:style style:name="P514" style:family="paragraph" style:parent-style-name="Text_20_body" style:list-style-name="L96">
      <style:text-properties officeooo:rsid="2c9e0dd4" officeooo:paragraph-rsid="2c9e0dd4"/>
    </style:style>
    <style:style style:name="P515" style:family="paragraph" style:parent-style-name="Text_20_body" style:list-style-name="L98">
      <style:text-properties officeooo:paragraph-rsid="2c007857"/>
    </style:style>
    <style:style style:name="P516" style:family="paragraph" style:parent-style-name="Text_20_body" style:list-style-name="L99">
      <style:text-properties officeooo:paragraph-rsid="2d18aad7"/>
    </style:style>
    <style:style style:name="P517" style:family="paragraph" style:parent-style-name="Text_20_body" style:list-style-name="L101">
      <style:text-properties officeooo:paragraph-rsid="2c007857"/>
    </style:style>
    <style:style style:name="P518" style:family="paragraph" style:parent-style-name="Text_20_body" style:list-style-name="L102">
      <style:text-properties officeooo:paragraph-rsid="2c30b1aa"/>
    </style:style>
    <style:style style:name="P519" style:family="paragraph" style:parent-style-name="Text_20_body" style:list-style-name="L102">
      <style:text-properties officeooo:paragraph-rsid="2cca6be2"/>
    </style:style>
    <style:style style:name="P520" style:family="paragraph" style:parent-style-name="Text_20_body" style:list-style-name="L103">
      <style:text-properties officeooo:rsid="44e442b7" officeooo:paragraph-rsid="2cc27d39"/>
    </style:style>
    <style:style style:name="P521" style:family="paragraph" style:parent-style-name="Text_20_body" style:list-style-name="L104">
      <style:text-properties officeooo:paragraph-rsid="2cbe6177"/>
    </style:style>
    <style:style style:name="P522" style:family="paragraph" style:parent-style-name="Text_20_body" style:list-style-name="L105">
      <style:text-properties officeooo:paragraph-rsid="2bfda84f"/>
    </style:style>
    <style:style style:name="P523" style:family="paragraph" style:parent-style-name="Text_20_body" style:list-style-name="L106">
      <style:text-properties officeooo:paragraph-rsid="2bfda84f"/>
    </style:style>
    <style:style style:name="P524" style:family="paragraph" style:parent-style-name="Text_20_body" style:list-style-name="L107">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25" style:family="paragraph" style:parent-style-name="Text_20_body" style:list-style-name="L107">
      <style:paragraph-properties fo:orphans="2" fo:widows="2"/>
      <style:text-properties officeooo:paragraph-rsid="2bf6ed61"/>
    </style:style>
    <style:style style:name="P526" style:family="paragraph" style:parent-style-name="Text_20_body" style:list-style-name="L108">
      <style:paragraph-properties fo:orphans="2" fo:widows="2"/>
      <style:text-properties officeooo:rsid="2d72aaa6" officeooo:paragraph-rsid="2d72aaa6"/>
    </style:style>
    <style:style style:name="P527" style:family="paragraph" style:parent-style-name="Text_20_body" style:list-style-name="L108">
      <style:paragraph-properties fo:orphans="2" fo:widows="2"/>
      <style:text-properties officeooo:rsid="45856b88" officeooo:paragraph-rsid="2d75f758"/>
    </style:style>
    <style:style style:name="P528" style:family="paragraph" style:parent-style-name="Text_20_body" style:list-style-name="L110">
      <style:text-properties officeooo:paragraph-rsid="2c01d9d7"/>
    </style:style>
    <style:style style:name="P529" style:family="paragraph" style:parent-style-name="Text_20_body">
      <style:text-properties officeooo:rsid="2d8ca3f4" officeooo:paragraph-rsid="2d8ca3f4"/>
    </style:style>
    <style:style style:name="P530" style:family="paragraph" style:parent-style-name="Text_20_body">
      <style:text-properties officeooo:rsid="2f2b062b" officeooo:paragraph-rsid="2f2b062b"/>
    </style:style>
    <style:style style:name="P531" style:family="paragraph" style:parent-style-name="Text_20_body" style:list-style-name="L12">
      <style:text-properties officeooo:rsid="2f2d3dfc" officeooo:paragraph-rsid="2f30b49f"/>
    </style:style>
    <style:style style:name="P532" style:family="paragraph" style:parent-style-name="Text_20_body" style:list-style-name="L12">
      <style:text-properties officeooo:rsid="2f2ee20c" officeooo:paragraph-rsid="2f2ee20c"/>
    </style:style>
    <style:style style:name="P533" style:family="paragraph" style:parent-style-name="Text_20_body" style:list-style-name="L12">
      <style:text-properties officeooo:rsid="2f2ee20c" officeooo:paragraph-rsid="2f38db1e"/>
    </style:style>
    <style:style style:name="P534" style:family="paragraph" style:parent-style-name="Text_20_body" style:list-style-name="L12">
      <style:text-properties officeooo:rsid="2f3b28f4" officeooo:paragraph-rsid="2f3b28f4"/>
    </style:style>
    <style:style style:name="P535" style:family="paragraph" style:parent-style-name="Text_20_body">
      <style:text-properties officeooo:rsid="2f45bdca" officeooo:paragraph-rsid="2f45bdca"/>
    </style:style>
    <style:style style:name="P536" style:family="paragraph" style:parent-style-name="Text_20_body" style:list-style-name="L115">
      <style:text-properties officeooo:paragraph-rsid="2f49173c"/>
    </style:style>
    <style:style style:name="P537" style:family="paragraph" style:parent-style-name="Text_20_body" style:list-style-name="L115">
      <style:text-properties officeooo:rsid="2f49173c" officeooo:paragraph-rsid="2f49173c"/>
    </style:style>
    <style:style style:name="P538" style:family="paragraph" style:parent-style-name="Text_20_body" style:list-style-name="L115">
      <style:text-properties officeooo:rsid="2f4b13b5" officeooo:paragraph-rsid="2f4b13b5"/>
    </style:style>
    <style:style style:name="P539" style:family="paragraph" style:parent-style-name="Standalone_20_Property" style:list-style-name="L4">
      <style:text-properties officeooo:paragraph-rsid="2c854c83"/>
    </style:style>
    <style:style style:name="P540" style:family="paragraph" style:parent-style-name="Standalone_20_Property" style:list-style-name="L4">
      <style:text-properties style:text-line-through-style="none" style:text-line-through-type="none" style:text-underline-style="none" officeooo:paragraph-rsid="2c854c83"/>
    </style:style>
    <style:style style:name="P541" style:family="paragraph" style:parent-style-name="Standalone_20_Property" style:list-style-name="L13"/>
    <style:style style:name="P542" style:family="paragraph" style:parent-style-name="Standalone_20_Property" style:list-style-name="L13">
      <style:text-properties officeooo:paragraph-rsid="2f24f113"/>
    </style:style>
    <style:style style:name="P543" style:family="paragraph" style:parent-style-name="Standalone_20_Property" style:list-style-name="L13">
      <style:text-properties officeooo:rsid="2f24f113" officeooo:paragraph-rsid="2f24f113"/>
    </style:style>
    <style:style style:name="P544" style:family="paragraph" style:parent-style-name="Standalone_20_Property" style:list-style-name="L13">
      <style:text-properties fo:font-style="italic" officeooo:rsid="511538e7" officeooo:paragraph-rsid="2f24f113" style:font-style-asian="italic" style:font-style-complex="italic"/>
    </style:style>
    <style:style style:name="P545" style:family="paragraph" style:parent-style-name="Standalone_20_Property" style:list-style-name="L37">
      <style:text-properties fo:font-style="italic" officeooo:rsid="511538e7" officeooo:paragraph-rsid="2de51bf9" style:font-style-asian="italic" style:font-style-complex="italic"/>
    </style:style>
    <style:style style:name="P546" style:family="paragraph" style:parent-style-name="Standalone_20_Property" style:list-style-name="L12">
      <style:text-properties fo:font-style="italic" officeooo:rsid="511538e7" officeooo:paragraph-rsid="2f2d3dfc" style:font-style-asian="italic" style:font-style-complex="italic"/>
    </style:style>
    <style:style style:name="P547" style:family="paragraph" style:parent-style-name="Standalone_20_Property" style:list-style-name="L13">
      <style:text-properties fo:font-style="normal" fo:font-weight="normal" officeooo:rsid="2ed8d14d" officeooo:paragraph-rsid="2f24f113" style:font-style-asian="normal" style:font-weight-asian="normal" style:font-style-complex="normal" style:font-weight-complex="normal"/>
    </style:style>
    <style:style style:name="P548" style:family="paragraph" style:parent-style-name="Standalone_20_Property" style:list-style-name="L15">
      <style:text-properties fo:font-style="normal" officeooo:rsid="2d92599d" officeooo:paragraph-rsid="2d943ddd" style:font-style-asian="normal" style:font-style-complex="normal"/>
    </style:style>
    <style:style style:name="P549" style:family="paragraph" style:parent-style-name="Standalone_20_Property" style:list-style-name="L15">
      <style:text-properties fo:font-style="normal" officeooo:rsid="2d92599d" officeooo:paragraph-rsid="2d9b6e7f" style:font-style-asian="normal" style:font-style-complex="normal"/>
    </style:style>
    <style:style style:name="P550" style:family="paragraph" style:parent-style-name="Standalone_20_Property" style:list-style-name="L13">
      <style:text-properties officeooo:rsid="2edbde94" officeooo:paragraph-rsid="2f24f113"/>
    </style:style>
    <style:style style:name="P551" style:family="paragraph" style:parent-style-name="Standalone_20_Property" style:list-style-name="L15"/>
    <style:style style:name="P552" style:family="paragraph" style:parent-style-name="Standalone_20_Property" style:list-style-name="L15">
      <style:text-properties officeooo:paragraph-rsid="2d943ddd"/>
    </style:style>
    <style:style style:name="P553" style:family="paragraph" style:parent-style-name="Standalone_20_Property" style:list-style-name="L15">
      <style:text-properties officeooo:paragraph-rsid="2d89328c"/>
    </style:style>
    <style:style style:name="P554" style:family="paragraph" style:parent-style-name="Standalone_20_Property" style:list-style-name="L15">
      <style:text-properties officeooo:paragraph-rsid="2e9a0a70"/>
    </style:style>
    <style:style style:name="P555" style:family="paragraph" style:parent-style-name="Standalone_20_Property" style:list-style-name="L15">
      <style:text-properties officeooo:paragraph-rsid="2e9b1689"/>
    </style:style>
    <style:style style:name="P556" style:family="paragraph" style:parent-style-name="Standalone_20_Property" style:list-style-name="L15">
      <style:text-properties officeooo:paragraph-rsid="2e864252"/>
    </style:style>
    <style:style style:name="P557" style:family="paragraph" style:parent-style-name="Standalone_20_Property" style:list-style-name="L20">
      <style:text-properties officeooo:paragraph-rsid="2e95a0be"/>
    </style:style>
    <style:style style:name="P558" style:family="paragraph" style:parent-style-name="Standalone_20_Property" style:list-style-name="L15">
      <style:text-properties officeooo:rsid="516d15c5" officeooo:paragraph-rsid="2e9b1689"/>
    </style:style>
    <style:style style:name="P559" style:family="paragraph" style:parent-style-name="Standalone_20_Property" style:list-style-name="L23">
      <style:text-properties officeooo:paragraph-rsid="2c343530"/>
    </style:style>
    <style:style style:name="P560" style:family="paragraph" style:parent-style-name="Standalone_20_Property" style:list-style-name="L32">
      <style:text-properties officeooo:rsid="2dc83137" officeooo:paragraph-rsid="2ded40d3"/>
    </style:style>
    <style:style style:name="P561" style:family="paragraph" style:parent-style-name="Standalone_20_Property" style:list-style-name="L37">
      <style:text-properties officeooo:paragraph-rsid="2de51bf9"/>
    </style:style>
    <style:style style:name="P562" style:family="paragraph" style:parent-style-name="Standalone_20_Property" style:list-style-name="L43"/>
    <style:style style:name="P563" style:family="paragraph" style:parent-style-name="Standalone_20_Property" style:list-style-name="L43">
      <style:text-properties officeooo:paragraph-rsid="2e0f0fe2"/>
    </style:style>
    <style:style style:name="P564" style:family="paragraph" style:parent-style-name="Standalone_20_Property" style:list-style-name="L47"/>
    <style:style style:name="P565" style:family="paragraph" style:parent-style-name="Standalone_20_Property" style:list-style-name="L55">
      <style:text-properties officeooo:paragraph-rsid="2bc853ba"/>
    </style:style>
    <style:style style:name="P566" style:family="paragraph" style:parent-style-name="Standalone_20_Property" style:list-style-name="L102">
      <style:text-properties officeooo:paragraph-rsid="2cc474b2"/>
    </style:style>
    <style:style style:name="P567" style:family="paragraph" style:parent-style-name="Standalone_20_Property" style:list-style-name="L12">
      <style:text-properties officeooo:rsid="2f2d3dfc" officeooo:paragraph-rsid="2f2d3dfc"/>
    </style:style>
    <style:style style:name="P568" style:family="paragraph" style:parent-style-name="Standalone_20_Property" style:list-style-name="L12"/>
    <style:style style:name="P569" style:family="paragraph" style:parent-style-name="Standalone_20_Property" style:list-style-name="L12">
      <style:text-properties officeooo:paragraph-rsid="2f2d3dfc"/>
    </style:style>
    <style:style style:name="P570" style:family="paragraph" style:parent-style-name="Standalone_20_Property" style:list-style-name="L12">
      <style:text-properties officeooo:paragraph-rsid="2f34f9eb"/>
    </style:style>
    <style:style style:name="P571" style:family="paragraph" style:parent-style-name="Standalone_20_Property" style:list-style-name="L12">
      <style:text-properties officeooo:paragraph-rsid="2f38db1e"/>
    </style:style>
    <style:style style:name="P572" style:family="paragraph" style:parent-style-name="Standalone_20_Property" style:list-style-name="L12">
      <style:text-properties officeooo:paragraph-rsid="2f439211"/>
    </style:style>
    <style:style style:name="P573" style:family="paragraph" style:parent-style-name="Standalone_20_Property" style:list-style-name="L113"/>
    <style:style style:name="P574" style:family="paragraph" style:parent-style-name="Standalone_20_Property" style:list-style-name="L12">
      <style:text-properties officeooo:rsid="2f38db1e" officeooo:paragraph-rsid="2f38db1e"/>
    </style:style>
    <style:style style:name="P575" style:family="paragraph" style:parent-style-name="Property_20_level_20_0" style:list-style-name="L4">
      <style:text-properties style:text-line-through-style="none" style:text-line-through-type="none" style:text-underline-style="none" officeooo:paragraph-rsid="2c854c83"/>
    </style:style>
    <style:style style:name="P576" style:family="paragraph" style:parent-style-name="Property_20_level_20_0" style:list-style-name="L13">
      <style:text-properties officeooo:paragraph-rsid="2f24f113"/>
    </style:style>
    <style:style style:name="P577" style:family="paragraph" style:parent-style-name="Property_20_level_20_0" style:list-style-name="L13">
      <style:text-properties fo:font-style="normal" fo:font-weight="normal" officeooo:rsid="2ed8d14d" officeooo:paragraph-rsid="2f24f113" style:font-style-asian="normal" style:font-weight-asian="normal" style:font-style-complex="normal" style:font-weight-complex="normal"/>
    </style:style>
    <style:style style:name="P578" style:family="paragraph" style:parent-style-name="Property_20_level_20_0" style:list-style-name="L15">
      <style:text-properties officeooo:paragraph-rsid="2d943ddd"/>
    </style:style>
    <style:style style:name="P579" style:family="paragraph" style:parent-style-name="Property_20_level_20_0" style:list-style-name="L15">
      <style:text-properties officeooo:paragraph-rsid="2e9a0a70"/>
    </style:style>
    <style:style style:name="P580" style:family="paragraph" style:parent-style-name="Property_20_level_20_0" style:list-style-name="L20">
      <style:text-properties officeooo:paragraph-rsid="2e95a0be"/>
    </style:style>
    <style:style style:name="P581" style:family="paragraph" style:parent-style-name="Property_20_level_20_0" style:list-style-name="L23">
      <style:text-properties officeooo:paragraph-rsid="2c343530"/>
    </style:style>
    <style:style style:name="P582" style:family="paragraph" style:parent-style-name="Property_20_level_20_0" style:list-style-name="L37">
      <style:text-properties fo:font-style="italic" officeooo:rsid="511538e7" officeooo:paragraph-rsid="2de58670" style:font-style-asian="italic" style:font-style-complex="italic"/>
    </style:style>
    <style:style style:name="P583" style:family="paragraph" style:parent-style-name="Property_20_level_20_0" style:list-style-name="L55">
      <style:text-properties officeooo:paragraph-rsid="2bc853ba"/>
    </style:style>
    <style:style style:name="P584" style:family="paragraph" style:parent-style-name="Property_20_level_20_0" style:list-style-name="L102">
      <style:text-properties officeooo:paragraph-rsid="2cc474b2"/>
    </style:style>
    <style:style style:name="P585" style:family="paragraph" style:parent-style-name="Property_20_level_20_0" style:list-style-name="L12">
      <style:text-properties officeooo:paragraph-rsid="2f34f9eb"/>
    </style:style>
    <style:style style:name="P586" style:family="paragraph" style:parent-style-name="Property_20_level_20_0" style:list-style-name="L12">
      <style:text-properties officeooo:rsid="51d7a411" officeooo:paragraph-rsid="2f439211"/>
    </style:style>
    <style:style style:name="P587" style:family="paragraph" style:parent-style-name="Property_20_Header" style:list-style-name="L13">
      <style:text-properties officeooo:paragraph-rsid="2f24f113"/>
    </style:style>
    <style:style style:name="P588" style:family="paragraph" style:parent-style-name="Property_20_Header" style:list-style-name="L15">
      <style:text-properties officeooo:paragraph-rsid="2d89328c"/>
    </style:style>
    <style:style style:name="P589" style:family="paragraph" style:parent-style-name="Property_20_Header" style:list-style-name="L37">
      <style:text-properties officeooo:paragraph-rsid="2de58670"/>
    </style:style>
    <style:style style:name="P590" style:family="paragraph" style:parent-style-name="Property_20_Header" style:list-style-name="L37">
      <style:text-properties officeooo:paragraph-rsid="2de51bf9"/>
    </style:style>
    <style:style style:name="P591" style:family="paragraph" style:parent-style-name="Property_20_Header" style:list-style-name="L43"/>
    <style:style style:name="P592" style:family="paragraph" style:parent-style-name="Property_20_Header" style:list-style-name="L102">
      <style:text-properties officeooo:paragraph-rsid="2cc474b2"/>
    </style:style>
    <style:style style:name="P593" style:family="paragraph" style:parent-style-name="Property_20_Header" style:list-style-name="L12">
      <style:text-properties officeooo:paragraph-rsid="2f34f9eb"/>
    </style:style>
    <style:style style:name="P594" style:family="paragraph" style:parent-style-name="Property_20_level_20_1" style:list-style-name="L13">
      <style:text-properties officeooo:paragraph-rsid="2f24f113"/>
    </style:style>
    <style:style style:name="P595" style:family="paragraph" style:parent-style-name="Property_20_level_20_1" style:list-style-name="L13">
      <style:text-properties officeooo:rsid="2ee47530" officeooo:paragraph-rsid="2f24f113"/>
    </style:style>
    <style:style style:name="P596" style:family="paragraph" style:parent-style-name="Property_20_level_20_1" style:list-style-name="L15">
      <style:text-properties officeooo:paragraph-rsid="2d89328c"/>
    </style:style>
    <style:style style:name="P597" style:family="paragraph" style:parent-style-name="Property_20_level_20_1" style:list-style-name="L37"/>
    <style:style style:name="P598" style:family="paragraph" style:parent-style-name="Property_20_level_20_1" style:list-style-name="L43"/>
    <style:style style:name="P599" style:family="paragraph" style:parent-style-name="Property_20_level_20_1" style:list-style-name="L43">
      <style:text-properties officeooo:rsid="2e12f8b3" officeooo:paragraph-rsid="2e140440"/>
    </style:style>
    <style:style style:name="P600" style:family="paragraph" style:parent-style-name="Property_20_level_20_1" style:list-style-name="L102">
      <style:text-properties officeooo:paragraph-rsid="2cc474b2"/>
    </style:style>
    <style:style style:name="P601" style:family="paragraph" style:parent-style-name="Property_20_level_20_1" style:list-style-name="L15">
      <style:paragraph-properties fo:margin-left="1.251cm" fo:margin-right="0cm" fo:text-indent="-0.4cm" style:auto-text-indent="false"/>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style:text-line-through-style="none" style:text-line-through-type="none" officeooo:rsid="49f9015f" fo:background-color="transparent" loext:char-shading-value="0"/>
    </style:style>
    <style:style style:name="T73" style:family="text">
      <style:text-properties style:text-line-through-style="none" style:text-line-through-type="none" officeooo:rsid="4a356b10" fo:background-color="transparent" loext:char-shading-value="0"/>
    </style:style>
    <style:style style:name="T74" style:family="text">
      <style:text-properties style:text-line-through-style="none" style:text-line-through-type="none" officeooo:rsid="50fbf249" fo:background-color="transparent" loext:char-shading-value="0"/>
    </style:style>
    <style:style style:name="T75" style:family="text">
      <style:text-properties style:text-line-through-style="none" style:text-line-through-type="none" officeooo:rsid="2f2d3dfc" fo:background-color="transparent" loext:char-shading-value="0"/>
    </style:style>
    <style:style style:name="T76" style:family="text">
      <style:text-properties style:text-line-through-style="none" style:text-line-through-type="none" officeooo:rsid="2f38db1e" fo:background-color="transparent" loext:char-shading-value="0"/>
    </style:style>
    <style:style style:name="T77" style:family="text">
      <style:text-properties style:text-line-through-style="none" style:text-line-through-type="none" officeooo:rsid="4e6e84f5"/>
    </style:style>
    <style:style style:name="T78" style:family="text">
      <style:text-properties fo:language="cs" fo:country="CZ"/>
    </style:style>
    <style:style style:name="T79" style:family="text">
      <style:text-properties fo:language="cs" fo:country="CZ" officeooo:rsid="202b4e26"/>
    </style:style>
    <style:style style:name="T80" style:family="text">
      <style:text-properties fo:language="cs" fo:country="CZ" officeooo:rsid="207bc3d6"/>
    </style:style>
    <style:style style:name="T81" style:family="text">
      <style:text-properties fo:language="cs" fo:country="CZ" officeooo:rsid="2b8f1d4f"/>
    </style:style>
    <style:style style:name="T82" style:family="text">
      <style:text-properties fo:language="cs" fo:country="CZ" officeooo:rsid="2b944982"/>
    </style:style>
    <style:style style:name="T83" style:family="text">
      <style:text-properties fo:language="cs" fo:country="CZ" officeooo:rsid="2be98962"/>
    </style:style>
    <style:style style:name="T84" style:family="text">
      <style:text-properties fo:language="cs" fo:country="CZ" officeooo:rsid="2be9d552"/>
    </style:style>
    <style:style style:name="T85" style:family="text">
      <style:text-properties fo:language="cs" fo:country="CZ" officeooo:rsid="2bea78a7"/>
    </style:style>
    <style:style style:name="T86" style:family="text">
      <style:text-properties fo:language="cs" fo:country="CZ" officeooo:rsid="2bebebe1"/>
    </style:style>
    <style:style style:name="T87" style:family="text">
      <style:text-properties fo:language="cs" fo:country="CZ" officeooo:rsid="2bf9944c"/>
    </style:style>
    <style:style style:name="T88" style:family="text">
      <style:text-properties fo:language="cs" fo:country="CZ" officeooo:rsid="2c1b0dac"/>
    </style:style>
    <style:style style:name="T89" style:family="text">
      <style:text-properties fo:language="cs" fo:country="CZ" style:language-asian="zxx" style:country-asian="none" style:language-complex="ar" style:country-complex="SA"/>
    </style:style>
    <style:style style:name="T90" style:family="text">
      <style:text-properties fo:language="cs" fo:country="CZ" officeooo:rsid="2c477683"/>
    </style:style>
    <style:style style:name="T91" style:family="text">
      <style:text-properties fo:language="cs" fo:country="CZ" officeooo:rsid="2c480505"/>
    </style:style>
    <style:style style:name="T92" style:family="text">
      <style:text-properties fo:language="cs" fo:country="CZ" officeooo:rsid="2c48be07"/>
    </style:style>
    <style:style style:name="T93" style:family="text">
      <style:text-properties fo:language="cs" fo:country="CZ" officeooo:rsid="2c8571e4"/>
    </style:style>
    <style:style style:name="T94" style:family="text">
      <style:text-properties fo:language="cs" fo:country="CZ" officeooo:rsid="2cb72c25"/>
    </style:style>
    <style:style style:name="T95" style:family="text">
      <style:text-properties fo:language="cs" fo:country="CZ" fo:font-weight="bold" style:font-weight-asian="bold" style:font-weight-complex="bold"/>
    </style:style>
    <style:style style:name="T96" style:family="text">
      <style:text-properties fo:language="cs" fo:country="CZ" fo:font-weight="bold" officeooo:rsid="2ce71b3a" style:font-weight-asian="bold" style:font-weight-complex="bold"/>
    </style:style>
    <style:style style:name="T97" style:family="text">
      <style:text-properties fo:language="cs" fo:country="CZ" fo:font-weight="normal" style:font-weight-asian="normal" style:font-weight-complex="normal"/>
    </style:style>
    <style:style style:name="T98" style:family="text">
      <style:text-properties fo:language="cs" fo:country="CZ" fo:font-weight="normal" officeooo:rsid="2ce71b3a" style:font-weight-asian="normal" style:font-weight-complex="normal"/>
    </style:style>
    <style:style style:name="T99" style:family="text">
      <style:text-properties fo:language="cs" fo:country="CZ" fo:font-weight="normal" officeooo:rsid="2de46560" style:font-weight-asian="normal" style:font-weight-complex="normal"/>
    </style:style>
    <style:style style:name="T100" style:family="text">
      <style:text-properties fo:language="cs" fo:country="CZ" fo:font-weight="normal" officeooo:rsid="2df56763" style:font-weight-asian="normal" style:font-weight-complex="normal"/>
    </style:style>
    <style:style style:name="T101" style:family="text">
      <style:text-properties fo:language="cs" fo:country="CZ" officeooo:rsid="2ce9720a"/>
    </style:style>
    <style:style style:name="T102" style:family="text">
      <style:text-properties fo:language="cs" fo:country="CZ" fo:font-style="italic" style:font-style-asian="italic" style:font-style-complex="italic"/>
    </style:style>
    <style:style style:name="T103" style:family="text">
      <style:text-properties fo:language="cs" fo:country="CZ" fo:font-style="italic" officeooo:rsid="2bdf96d1" style:font-style-asian="italic" style:font-style-complex="italic"/>
    </style:style>
    <style:style style:name="T104" style:family="text">
      <style:text-properties fo:language="cs" fo:country="CZ" fo:font-style="italic" style:language-asian="zxx" style:country-asian="none" style:font-style-asian="italic" style:language-complex="ar" style:country-complex="SA" style:font-style-complex="italic"/>
    </style:style>
    <style:style style:name="T105" style:family="text">
      <style:text-properties fo:language="cs" fo:country="CZ" fo:font-style="italic" style:language-asian="cs" style:country-asian="CZ" style:font-style-asian="italic" style:language-complex="ar" style:country-complex="SA" style:font-style-complex="italic"/>
    </style:style>
    <style:style style:name="T106" style:family="text">
      <style:text-properties fo:language="cs" fo:country="CZ" fo:font-style="italic" style:language-asian="cs" style:country-asian="CZ" style:font-style-asian="italic" style:font-style-complex="italic"/>
    </style:style>
    <style:style style:name="T107" style:family="text">
      <style:text-properties fo:language="cs" fo:country="CZ" fo:font-style="italic" officeooo:rsid="2e1e63e1" style:language-asian="cs" style:country-asian="CZ" style:font-style-asian="italic" style:font-style-complex="italic"/>
    </style:style>
    <style:style style:name="T108" style:family="text">
      <style:text-properties fo:language="cs" fo:country="CZ" fo:font-style="normal" officeooo:rsid="2bdf96d1" style:font-style-asian="normal" style:font-style-complex="normal"/>
    </style:style>
    <style:style style:name="T109" style:family="text">
      <style:text-properties fo:language="cs" fo:country="CZ" fo:font-style="normal" officeooo:rsid="2bdfc203" style:font-style-asian="normal" style:font-style-complex="normal"/>
    </style:style>
    <style:style style:name="T110" style:family="text">
      <style:text-properties fo:language="cs" fo:country="CZ" fo:font-style="normal" officeooo:rsid="2d84afa8" style:font-style-asian="normal" style:font-style-complex="normal"/>
    </style:style>
    <style:style style:name="T111" style:family="text">
      <style:text-properties fo:language="cs" fo:country="CZ" fo:font-style="normal" style:language-asian="zxx" style:country-asian="none" style:font-style-asian="normal" style:language-complex="ar" style:country-complex="SA" style:font-style-complex="normal"/>
    </style:style>
    <style:style style:name="T112" style:family="text">
      <style:text-properties fo:language="cs" fo:country="CZ" fo:font-style="normal" style:language-asian="cs" style:country-asian="CZ" style:font-style-asian="normal" style:language-complex="ar" style:country-complex="SA" style:font-style-complex="normal"/>
    </style:style>
    <style:style style:name="T113" style:family="text">
      <style:text-properties fo:language="cs" fo:country="CZ" officeooo:rsid="2cee8d5d"/>
    </style:style>
    <style:style style:name="T114" style:family="text">
      <style:text-properties fo:language="cs" fo:country="CZ" officeooo:rsid="2cf30dac"/>
    </style:style>
    <style:style style:name="T115" style:family="text">
      <style:text-properties fo:language="cs" fo:country="CZ" officeooo:rsid="2cf4dcba"/>
    </style:style>
    <style:style style:name="T116" style:family="text">
      <style:text-properties fo:language="cs" fo:country="CZ" officeooo:rsid="2cf7b45a"/>
    </style:style>
    <style:style style:name="T117" style:family="text">
      <style:text-properties fo:language="cs" fo:country="CZ" officeooo:rsid="2cf9799d"/>
    </style:style>
    <style:style style:name="T118" style:family="text">
      <style:text-properties fo:language="cs" fo:country="CZ" officeooo:rsid="2d0a878d"/>
    </style:style>
    <style:style style:name="T119" style:family="text">
      <style:text-properties fo:language="cs" fo:country="CZ" officeooo:rsid="2d0b6f52"/>
    </style:style>
    <style:style style:name="T120" style:family="text">
      <style:text-properties fo:language="cs" fo:country="CZ" officeooo:rsid="2d17f65b"/>
    </style:style>
    <style:style style:name="T121" style:family="text">
      <style:text-properties fo:language="cs" fo:country="CZ" officeooo:rsid="2d1994e4"/>
    </style:style>
    <style:style style:name="T122" style:family="text">
      <style:text-properties fo:language="cs" fo:country="CZ" officeooo:rsid="2d2b66a0"/>
    </style:style>
    <style:style style:name="T123" style:family="text">
      <style:text-properties fo:language="cs" fo:country="CZ" officeooo:rsid="2d2d3ef0"/>
    </style:style>
    <style:style style:name="T124" style:family="text">
      <style:text-properties fo:language="cs" fo:country="CZ" officeooo:rsid="2d369bed"/>
    </style:style>
    <style:style style:name="T125" style:family="text">
      <style:text-properties fo:language="cs" fo:country="CZ" officeooo:rsid="2d3a20e2"/>
    </style:style>
    <style:style style:name="T126" style:family="text">
      <style:text-properties fo:language="cs" fo:country="CZ" officeooo:rsid="2d3a2fe2"/>
    </style:style>
    <style:style style:name="T127" style:family="text">
      <style:text-properties fo:language="cs" fo:country="CZ" officeooo:rsid="2d3abe17"/>
    </style:style>
    <style:style style:name="T128" style:family="text">
      <style:text-properties fo:language="cs" fo:country="CZ" officeooo:rsid="2d3c10fa"/>
    </style:style>
    <style:style style:name="T129" style:family="text">
      <style:text-properties fo:language="cs" fo:country="CZ" officeooo:rsid="2d45fda9"/>
    </style:style>
    <style:style style:name="T130" style:family="text">
      <style:text-properties fo:language="cs" fo:country="CZ" officeooo:rsid="2d47af22"/>
    </style:style>
    <style:style style:name="T131" style:family="text">
      <style:text-properties fo:language="cs" fo:country="CZ" officeooo:rsid="2d494420"/>
    </style:style>
    <style:style style:name="T132" style:family="text">
      <style:text-properties fo:language="cs" fo:country="CZ" officeooo:rsid="2d4cfada"/>
    </style:style>
    <style:style style:name="T133" style:family="text">
      <style:text-properties fo:language="cs" fo:country="CZ" officeooo:rsid="2d4e9031"/>
    </style:style>
    <style:style style:name="T134" style:family="text">
      <style:text-properties fo:language="cs" fo:country="CZ" officeooo:rsid="2d4f0029"/>
    </style:style>
    <style:style style:name="T135" style:family="text">
      <style:text-properties fo:language="cs" fo:country="CZ" officeooo:rsid="2d6299e2"/>
    </style:style>
    <style:style style:name="T136" style:family="text">
      <style:text-properties fo:language="cs" fo:country="CZ" officeooo:rsid="2d9f807f"/>
    </style:style>
    <style:style style:name="T137" style:family="text">
      <style:text-properties fo:language="cs" fo:country="CZ" officeooo:rsid="2d669438"/>
    </style:style>
    <style:style style:name="T138" style:family="text">
      <style:text-properties fo:language="cs" fo:country="CZ" officeooo:rsid="2db4cd4f"/>
    </style:style>
    <style:style style:name="T139" style:family="text">
      <style:text-properties fo:language="cs" fo:country="CZ" officeooo:rsid="2dd33f0d"/>
    </style:style>
    <style:style style:name="T140" style:family="text">
      <style:text-properties fo:language="cs" fo:country="CZ" officeooo:rsid="2dd34059"/>
    </style:style>
    <style:style style:name="T141" style:family="text">
      <style:text-properties fo:language="cs" fo:country="CZ" officeooo:rsid="2dd418fa"/>
    </style:style>
    <style:style style:name="T142" style:family="text">
      <style:text-properties fo:language="cs" fo:country="CZ" officeooo:rsid="2df350ff"/>
    </style:style>
    <style:style style:name="T143" style:family="text">
      <style:text-properties fo:language="cs" fo:country="CZ" officeooo:rsid="2dfb3720"/>
    </style:style>
    <style:style style:name="T144" style:family="text">
      <style:text-properties fo:language="cs" fo:country="CZ" style:language-asian="cs" style:country-asian="CZ"/>
    </style:style>
    <style:style style:name="T145" style:family="text">
      <style:text-properties fo:language="cs" fo:country="CZ" style:language-asian="cs" style:country-asian="CZ" style:language-complex="ar" style:country-complex="SA"/>
    </style:style>
    <style:style style:name="T146" style:family="text">
      <style:text-properties fo:language="cs" fo:country="CZ" officeooo:rsid="2e2d8f9c"/>
    </style:style>
    <style:style style:name="T147" style:family="text">
      <style:text-properties fo:language="cs" fo:country="CZ" style:text-underline-style="none" officeooo:rsid="2e329540"/>
    </style:style>
    <style:style style:name="T148" style:family="text">
      <style:text-properties fo:language="cs" fo:country="CZ" style:text-underline-style="none" officeooo:rsid="2e60d11e"/>
    </style:style>
    <style:style style:name="T149" style:family="text">
      <style:text-properties fo:language="cs" fo:country="CZ" officeooo:rsid="2e5bd9d6"/>
    </style:style>
    <style:style style:name="T150" style:family="text">
      <style:text-properties fo:language="cs" fo:country="CZ" officeooo:rsid="2e7dcae7"/>
    </style:style>
    <style:style style:name="T151" style:family="text">
      <style:text-properties fo:language="cs" fo:country="CZ" officeooo:rsid="2ea87936"/>
    </style:style>
    <style:style style:name="T152" style:family="text">
      <style:text-properties fo:language="cs" fo:country="CZ" officeooo:rsid="2f1b08cb"/>
    </style:style>
    <style:style style:name="T153" style:family="text">
      <style:text-properties fo:language="cs" fo:country="CZ" officeooo:rsid="2f235fff"/>
    </style:style>
    <style:style style:name="T154" style:family="text">
      <style:text-properties fo:font-style="italic" style:font-style-asian="italic" style:font-style-complex="italic"/>
    </style:style>
    <style:style style:name="T155" style:family="text">
      <style:text-properties fo:font-style="italic" officeooo:rsid="2bb06401" style:font-style-asian="italic" style:font-style-complex="italic"/>
    </style:style>
    <style:style style:name="T156" style:family="text">
      <style:text-properties fo:font-style="italic" officeooo:rsid="2bdad164" style:font-style-asian="italic" style:font-style-complex="italic"/>
    </style:style>
    <style:style style:name="T157" style:family="text">
      <style:text-properties fo:font-style="italic" officeooo:rsid="2bdf96d1" style:font-style-asian="italic" style:font-style-complex="italic"/>
    </style:style>
    <style:style style:name="T158" style:family="text">
      <style:text-properties fo:font-style="italic" officeooo:rsid="4588b715" style:font-style-asian="italic" style:font-style-complex="italic"/>
    </style:style>
    <style:style style:name="T159" style:family="text">
      <style:text-properties fo:font-style="italic" officeooo:rsid="2c5cf113" style:font-style-asian="italic" style:font-style-complex="italic"/>
    </style:style>
    <style:style style:name="T160" style:family="text">
      <style:text-properties fo:font-style="italic" officeooo:rsid="2c99992c" style:font-style-asian="italic" style:font-style-complex="italic"/>
    </style:style>
    <style:style style:name="T161" style:family="text">
      <style:text-properties fo:font-style="italic" officeooo:rsid="2d525afc" style:font-style-asian="italic" style:font-style-complex="italic"/>
    </style:style>
    <style:style style:name="T162" style:family="text">
      <style:text-properties fo:font-style="italic" officeooo:rsid="2d534fb0" style:font-style-asian="italic" style:font-style-complex="italic"/>
    </style:style>
    <style:style style:name="T163" style:family="text">
      <style:text-properties fo:font-style="italic" officeooo:rsid="503dc632" style:font-style-asian="italic" style:font-style-complex="italic"/>
    </style:style>
    <style:style style:name="T164" style:family="text">
      <style:text-properties fo:font-style="italic" officeooo:rsid="45703752" style:font-style-asian="italic" style:font-style-complex="italic"/>
    </style:style>
    <style:style style:name="T165" style:family="text">
      <style:text-properties fo:font-style="italic" officeooo:rsid="2d8b0dfd" style:font-style-asian="italic" style:font-style-complex="italic"/>
    </style:style>
    <style:style style:name="T166" style:family="text">
      <style:text-properties fo:font-style="italic" officeooo:rsid="2d90f701" style:font-style-asian="italic" style:font-style-complex="italic"/>
    </style:style>
    <style:style style:name="T167" style:family="text">
      <style:text-properties fo:font-style="italic" officeooo:rsid="2dcd463e" style:font-style-asian="italic" style:font-style-complex="italic"/>
    </style:style>
    <style:style style:name="T168" style:family="text">
      <style:text-properties fo:font-style="italic" officeooo:rsid="2dce3e15" style:font-style-asian="italic" style:font-style-complex="italic"/>
    </style:style>
    <style:style style:name="T169" style:family="text">
      <style:text-properties fo:font-style="italic" officeooo:rsid="2dcf42e9" style:font-style-asian="italic" style:font-style-complex="italic"/>
    </style:style>
    <style:style style:name="T170" style:family="text">
      <style:text-properties fo:font-style="italic" officeooo:rsid="2decc4d6" style:font-style-asian="italic" style:font-style-complex="italic"/>
    </style:style>
    <style:style style:name="T171" style:family="text">
      <style:text-properties fo:font-style="italic" officeooo:rsid="2e1e63e1" style:font-style-asian="italic" style:font-style-complex="italic"/>
    </style:style>
    <style:style style:name="T172" style:family="text">
      <style:text-properties fo:font-style="italic" officeooo:rsid="2e329540" style:font-style-asian="italic" style:font-style-complex="italic"/>
    </style:style>
    <style:style style:name="T173" style:family="text">
      <style:text-properties fo:font-style="italic" officeooo:rsid="2e4380c6" style:font-style-asian="italic" style:font-style-complex="italic"/>
    </style:style>
    <style:style style:name="T174" style:family="text">
      <style:text-properties fo:font-style="italic" officeooo:rsid="2e791353" style:font-style-asian="italic" style:font-style-complex="italic"/>
    </style:style>
    <style:style style:name="T175" style:family="text">
      <style:text-properties fo:font-style="italic" officeooo:rsid="2d6299e2" style:font-style-asian="italic" style:font-style-complex="italic"/>
    </style:style>
    <style:style style:name="T176" style:family="text">
      <style:text-properties fo:font-style="italic" officeooo:rsid="2e7dcae7" style:font-style-asian="italic" style:font-style-complex="italic"/>
    </style:style>
    <style:style style:name="T177" style:family="text">
      <style:text-properties fo:font-style="italic" officeooo:rsid="4fafaa48" style:font-style-asian="italic" style:font-style-complex="italic"/>
    </style:style>
    <style:style style:name="T178" style:family="text">
      <style:text-properties fo:font-style="italic" officeooo:rsid="2ef9e020" style:font-style-asian="italic" style:font-style-complex="italic"/>
    </style:style>
    <style:style style:name="T179" style:family="text">
      <style:text-properties fo:font-style="italic" officeooo:rsid="2efb8c0f" style:font-style-asian="italic" style:font-style-complex="italic"/>
    </style:style>
    <style:style style:name="T180" style:family="text">
      <style:text-properties fo:font-style="italic" officeooo:rsid="500da72b" style:font-style-asian="italic" style:font-style-complex="italic"/>
    </style:style>
    <style:style style:name="T181" style:family="text">
      <style:text-properties fo:font-style="italic" officeooo:rsid="3f23ef29" style:font-style-asian="italic" style:font-style-complex="italic"/>
    </style:style>
    <style:style style:name="T182" style:family="text">
      <style:text-properties fo:font-style="italic" officeooo:rsid="3ecd1329" style:font-style-asian="italic" style:font-style-complex="italic"/>
    </style:style>
    <style:style style:name="T183" style:family="text">
      <style:text-properties fo:font-style="italic" officeooo:rsid="3ed19b7b" style:font-style-asian="italic" style:font-style-complex="italic"/>
    </style:style>
    <style:style style:name="T184" style:family="text">
      <style:text-properties fo:font-style="italic" officeooo:rsid="3f253ee7" style:font-style-asian="italic" style:font-style-complex="italic"/>
    </style:style>
    <style:style style:name="T185" style:family="text">
      <style:text-properties fo:font-style="italic" officeooo:rsid="3eda7c58" style:font-style-asian="italic" style:font-style-complex="italic"/>
    </style:style>
    <style:style style:name="T186" style:family="text">
      <style:text-properties fo:font-style="italic" fo:font-weight="normal" style:font-style-asian="italic" style:font-weight-asian="normal" style:font-style-complex="italic" style:font-weight-complex="normal"/>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fo:font-style="italic" fo:font-weight="bold" officeooo:rsid="2bbba14c" style:font-style-asian="italic" style:font-weight-asian="bold" style:font-style-complex="italic" style:font-weight-complex="bold"/>
    </style:style>
    <style:style style:name="T189" style:family="text">
      <style:text-properties fo:font-style="italic" style:text-underline-style="solid" style:text-underline-width="auto" style:text-underline-color="font-color" style:font-style-asian="italic" style:font-style-complex="italic"/>
    </style:style>
    <style:style style:name="T190" style:family="text">
      <style:text-properties fo:font-style="italic" style:text-underline-style="none" style:font-style-asian="italic" style:font-style-complex="italic"/>
    </style:style>
    <style:style style:name="T191" style:family="text">
      <style:text-properties fo:font-style="normal" style:font-style-asian="normal" style:font-style-complex="normal"/>
    </style:style>
    <style:style style:name="T192" style:family="text">
      <style:text-properties fo:font-style="normal" officeooo:rsid="2b98908f" style:font-style-asian="normal" style:font-style-complex="normal"/>
    </style:style>
    <style:style style:name="T193" style:family="text">
      <style:text-properties fo:font-style="normal" officeooo:rsid="2b9fc56a" style:font-style-asian="normal" style:font-style-complex="normal"/>
    </style:style>
    <style:style style:name="T194" style:family="text">
      <style:text-properties fo:font-style="normal" officeooo:rsid="2ba10d87" style:font-style-asian="normal" style:font-style-complex="normal"/>
    </style:style>
    <style:style style:name="T195" style:family="text">
      <style:text-properties fo:font-style="normal" officeooo:rsid="2ba358bb" style:font-style-asian="normal" style:font-style-complex="normal"/>
    </style:style>
    <style:style style:name="T196" style:family="text">
      <style:text-properties fo:font-style="normal" officeooo:rsid="2bacda3a" style:font-style-asian="normal" style:font-style-complex="normal"/>
    </style:style>
    <style:style style:name="T197" style:family="text">
      <style:text-properties fo:font-style="normal" officeooo:rsid="2baeecc3" style:font-style-asian="normal" style:font-style-complex="normal"/>
    </style:style>
    <style:style style:name="T198" style:family="text">
      <style:text-properties fo:font-style="normal" officeooo:rsid="2bb06401" style:font-style-asian="normal" style:font-style-complex="normal"/>
    </style:style>
    <style:style style:name="T199" style:family="text">
      <style:text-properties fo:font-style="normal" officeooo:rsid="2bb1a8ac" style:font-style-asian="normal" style:font-style-complex="normal"/>
    </style:style>
    <style:style style:name="T200" style:family="text">
      <style:text-properties fo:font-style="normal" officeooo:rsid="2bb2d558" style:font-style-asian="normal" style:font-style-complex="normal"/>
    </style:style>
    <style:style style:name="T201" style:family="text">
      <style:text-properties fo:font-style="normal" officeooo:rsid="2bb41f57" style:font-style-asian="normal" style:font-style-complex="normal"/>
    </style:style>
    <style:style style:name="T202" style:family="text">
      <style:text-properties fo:font-style="normal" officeooo:rsid="2bc6b18b" style:font-style-asian="normal" style:font-style-complex="normal"/>
    </style:style>
    <style:style style:name="T203" style:family="text">
      <style:text-properties fo:font-style="normal" officeooo:rsid="2bce39a6" style:font-style-asian="normal" style:font-style-complex="normal"/>
    </style:style>
    <style:style style:name="T204" style:family="text">
      <style:text-properties fo:font-style="normal" officeooo:rsid="2bdad164" style:font-style-asian="normal" style:font-style-complex="normal"/>
    </style:style>
    <style:style style:name="T205" style:family="text">
      <style:text-properties fo:font-style="normal" officeooo:rsid="2bdc79e8" style:font-style-asian="normal" style:font-style-complex="normal"/>
    </style:style>
    <style:style style:name="T206" style:family="text">
      <style:text-properties fo:font-style="normal" officeooo:rsid="2bdf96d1" style:font-style-asian="normal" style:font-style-complex="normal"/>
    </style:style>
    <style:style style:name="T207" style:family="text">
      <style:text-properties fo:font-style="normal" officeooo:rsid="2be1890c" style:font-style-asian="normal" style:font-style-complex="normal"/>
    </style:style>
    <style:style style:name="T208" style:family="text">
      <style:text-properties fo:font-style="normal" officeooo:rsid="2be23750" style:font-style-asian="normal" style:font-style-complex="normal"/>
    </style:style>
    <style:style style:name="T209" style:family="text">
      <style:text-properties fo:font-style="normal" officeooo:rsid="2d1b6126" style:font-style-asian="normal" style:font-style-complex="normal"/>
    </style:style>
    <style:style style:name="T210" style:family="text">
      <style:text-properties fo:font-style="normal" officeooo:rsid="503dc632" style:font-style-asian="normal" style:font-style-complex="normal"/>
    </style:style>
    <style:style style:name="T211" style:family="text">
      <style:text-properties fo:font-style="normal" officeooo:rsid="503cf89e" style:font-style-asian="normal" style:font-style-complex="normal"/>
    </style:style>
    <style:style style:name="T212" style:family="text">
      <style:text-properties fo:font-style="normal" officeooo:rsid="504650d2" style:font-style-asian="normal" style:font-style-complex="normal"/>
    </style:style>
    <style:style style:name="T213" style:family="text">
      <style:text-properties fo:font-style="normal" officeooo:rsid="45df761a" style:font-style-asian="normal" style:font-style-complex="normal"/>
    </style:style>
    <style:style style:name="T214" style:family="text">
      <style:text-properties fo:font-style="normal" officeooo:rsid="45703752" style:font-style-asian="normal" style:font-style-complex="normal"/>
    </style:style>
    <style:style style:name="T215" style:family="text">
      <style:text-properties fo:font-style="normal" officeooo:rsid="2d84afa8" style:font-style-asian="normal" style:font-style-complex="normal"/>
    </style:style>
    <style:style style:name="T216" style:family="text">
      <style:text-properties fo:font-style="normal" officeooo:rsid="2d8b0dfd" style:font-style-asian="normal" style:font-style-complex="normal"/>
    </style:style>
    <style:style style:name="T217" style:family="text">
      <style:text-properties fo:font-style="normal" officeooo:rsid="2dce3e15" style:font-style-asian="normal" style:font-style-complex="normal"/>
    </style:style>
    <style:style style:name="T218" style:family="text">
      <style:text-properties fo:font-style="normal" officeooo:rsid="2dce6318" style:font-style-asian="normal" style:font-style-complex="normal"/>
    </style:style>
    <style:style style:name="T219" style:family="text">
      <style:text-properties fo:font-style="normal" officeooo:rsid="2dcd463e" style:font-style-asian="normal" style:font-style-complex="normal"/>
    </style:style>
    <style:style style:name="T220" style:family="text">
      <style:text-properties fo:font-style="normal" officeooo:rsid="2decc4d6" style:font-style-asian="normal" style:font-style-complex="normal"/>
    </style:style>
    <style:style style:name="T221" style:family="text">
      <style:text-properties fo:font-style="normal" officeooo:rsid="2e2be1b5" style:font-style-asian="normal" style:font-style-complex="normal"/>
    </style:style>
    <style:style style:name="T222" style:family="text">
      <style:text-properties fo:font-style="normal" officeooo:rsid="2e791353" style:font-style-asian="normal" style:font-style-complex="normal"/>
    </style:style>
    <style:style style:name="T223" style:family="text">
      <style:text-properties fo:font-style="normal" officeooo:rsid="4f83fff4" style:font-style-asian="normal" style:font-style-complex="normal"/>
    </style:style>
    <style:style style:name="T224" style:family="text">
      <style:text-properties fo:font-style="normal" officeooo:rsid="516d15c5" style:font-style-asian="normal" style:font-style-complex="normal"/>
    </style:style>
    <style:style style:name="T225" style:family="text">
      <style:text-properties fo:font-style="normal" officeooo:rsid="516e30ab" style:font-style-asian="normal" style:font-style-complex="normal"/>
    </style:style>
    <style:style style:name="T226" style:family="text">
      <style:text-properties fo:font-style="normal" officeooo:rsid="2ef9e020" style:font-style-asian="normal" style:font-style-complex="normal"/>
    </style:style>
    <style:style style:name="T227" style:family="text">
      <style:text-properties fo:font-style="normal" officeooo:rsid="3ecd1329" style:font-style-asian="normal" style:font-style-complex="normal"/>
    </style:style>
    <style:style style:name="T228" style:family="text">
      <style:text-properties fo:font-style="normal" officeooo:rsid="3ecf313d" style:font-style-asian="normal" style:font-style-complex="normal"/>
    </style:style>
    <style:style style:name="T229" style:family="text">
      <style:text-properties fo:font-style="normal" officeooo:rsid="3f231cec"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2bdf96d1" style:font-style-asian="normal" style:font-weight-asian="normal" style:font-style-complex="normal" style:font-weight-complex="normal"/>
    </style:style>
    <style:style style:name="T233" style:family="text">
      <style:text-properties fo:font-style="normal" style:text-underline-style="solid" style:text-underline-width="auto" style:text-underline-color="font-color" officeooo:rsid="2bb41f57" style:font-style-asian="normal" style:font-style-complex="normal"/>
    </style:style>
    <style:style style:name="T234" style:family="text">
      <style:text-properties fo:font-style="normal" style:text-underline-style="solid" style:text-underline-width="auto" style:text-underline-color="font-color" officeooo:rsid="2bce39a6" style:font-style-asian="normal" style:font-style-complex="normal"/>
    </style:style>
    <style:style style:name="T235" style:family="text">
      <style:text-properties fo:font-weight="bold" style:font-weight-asian="bold" style:font-weight-complex="bold"/>
    </style:style>
    <style:style style:name="T236" style:family="text">
      <style:text-properties fo:font-weight="bold" officeooo:rsid="2bb1a8ac" style:font-weight-asian="bold" style:font-weight-complex="bold"/>
    </style:style>
    <style:style style:name="T237" style:family="text">
      <style:text-properties fo:font-weight="bold" officeooo:rsid="2bc6b18b" style:font-weight-asian="bold" style:font-weight-complex="bold"/>
    </style:style>
    <style:style style:name="T238" style:family="text">
      <style:text-properties fo:font-weight="bold" officeooo:rsid="2ba79455" style:font-weight-asian="bold" style:font-weight-complex="bold"/>
    </style:style>
    <style:style style:name="T239" style:family="text">
      <style:text-properties fo:font-weight="bold" officeooo:rsid="2be98962" style:font-weight-asian="bold" style:font-weight-complex="bold"/>
    </style:style>
    <style:style style:name="T240" style:family="text">
      <style:text-properties fo:font-weight="bold" officeooo:rsid="2c37d9b4" style:font-weight-asian="bold" style:font-weight-complex="bold"/>
    </style:style>
    <style:style style:name="T241" style:family="text">
      <style:text-properties fo:font-weight="bold" officeooo:rsid="2c141b9b" style:font-weight-asian="bold" style:font-weight-complex="bold"/>
    </style:style>
    <style:style style:name="T242" style:family="text">
      <style:text-properties fo:font-weight="bold" officeooo:rsid="2c13e078" style:font-weight-asian="bold" style:font-weight-complex="bold"/>
    </style:style>
    <style:style style:name="T243" style:family="text">
      <style:text-properties fo:font-weight="bold" officeooo:rsid="2c480505" style:font-weight-asian="bold" style:font-weight-complex="bold"/>
    </style:style>
    <style:style style:name="T244" style:family="text">
      <style:text-properties fo:font-weight="bold" officeooo:rsid="2c152ac4" style:font-weight-asian="bold" style:font-weight-complex="bold"/>
    </style:style>
    <style:style style:name="T245" style:family="text">
      <style:text-properties fo:font-weight="bold" officeooo:rsid="2cfc463c" style:font-weight-asian="bold" style:font-weight-complex="bold"/>
    </style:style>
    <style:style style:name="T246" style:family="text">
      <style:text-properties fo:font-weight="bold" officeooo:rsid="2d7bf0b1" style:font-weight-asian="bold" style:font-weight-complex="bold"/>
    </style:style>
    <style:style style:name="T247" style:family="text">
      <style:text-properties fo:font-weight="bold" officeooo:rsid="2d8508d2" style:font-weight-asian="bold" style:font-weight-complex="bold"/>
    </style:style>
    <style:style style:name="T248" style:family="text">
      <style:text-properties fo:font-weight="bold" officeooo:rsid="2dc1b7e5" style:font-weight-asian="bold" style:font-weight-complex="bold"/>
    </style:style>
    <style:style style:name="T249" style:family="text">
      <style:text-properties fo:font-weight="bold" officeooo:rsid="2dd34059" style:font-weight-asian="bold" style:font-weight-complex="bold"/>
    </style:style>
    <style:style style:name="T250" style:family="text">
      <style:text-properties fo:font-weight="bold" officeooo:rsid="2ddaf02d" style:font-weight-asian="bold" style:font-weight-complex="bold"/>
    </style:style>
    <style:style style:name="T251" style:family="text">
      <style:text-properties fo:font-weight="bold" officeooo:rsid="2decc4d6" style:font-weight-asian="bold" style:font-weight-complex="bold"/>
    </style:style>
    <style:style style:name="T252" style:family="text">
      <style:text-properties fo:font-weight="bold" officeooo:rsid="2df4dc04" style:font-weight-asian="bold" style:font-weight-complex="bold"/>
    </style:style>
    <style:style style:name="T253" style:family="text">
      <style:text-properties fo:font-weight="bold" officeooo:rsid="2df57239" style:font-weight-asian="bold" style:font-weight-complex="bold"/>
    </style:style>
    <style:style style:name="T254" style:family="text">
      <style:text-properties fo:font-weight="bold" officeooo:rsid="2df5adf1" style:font-weight-asian="bold" style:font-weight-complex="bold"/>
    </style:style>
    <style:style style:name="T255" style:family="text">
      <style:text-properties fo:font-weight="bold" officeooo:rsid="2df8dc0f" style:font-weight-asian="bold" style:font-weight-complex="bold"/>
    </style:style>
    <style:style style:name="T256" style:family="text">
      <style:text-properties fo:font-weight="bold" officeooo:rsid="2dfb3720" style:font-weight-asian="bold" style:font-weight-complex="bold"/>
    </style:style>
    <style:style style:name="T257" style:family="text">
      <style:text-properties fo:font-weight="bold" officeooo:rsid="2dfdcb9e" style:font-weight-asian="bold" style:font-weight-complex="bold"/>
    </style:style>
    <style:style style:name="T258" style:family="text">
      <style:text-properties fo:font-weight="bold" officeooo:rsid="2e025ec8" style:font-weight-asian="bold" style:font-weight-complex="bold"/>
    </style:style>
    <style:style style:name="T259" style:family="text">
      <style:text-properties fo:font-weight="bold" officeooo:rsid="2e199b7f" style:font-weight-asian="bold" style:font-weight-complex="bold"/>
    </style:style>
    <style:style style:name="T260" style:family="text">
      <style:text-properties fo:font-weight="bold" officeooo:rsid="2e3389d8" style:font-weight-asian="bold" style:font-weight-complex="bold"/>
    </style:style>
    <style:style style:name="T261" style:family="text">
      <style:text-properties fo:font-weight="bold" officeooo:rsid="2e42079e" style:font-weight-asian="bold" style:font-weight-complex="bold"/>
    </style:style>
    <style:style style:name="T262" style:family="text">
      <style:text-properties fo:font-weight="bold" officeooo:rsid="2e4e1492" style:font-weight-asian="bold" style:font-weight-complex="bold"/>
    </style:style>
    <style:style style:name="T263" style:family="text">
      <style:text-properties fo:font-weight="bold" officeooo:rsid="2e545b54" style:font-weight-asian="bold" style:font-weight-complex="bold"/>
    </style:style>
    <style:style style:name="T264" style:family="text">
      <style:text-properties fo:font-weight="bold" officeooo:rsid="2dbd0347" style:font-weight-asian="bold" style:font-weight-complex="bold"/>
    </style:style>
    <style:style style:name="T265" style:family="text">
      <style:text-properties fo:font-weight="bold" officeooo:rsid="2e59694c" style:font-weight-asian="bold" style:font-weight-complex="bold"/>
    </style:style>
    <style:style style:name="T266" style:family="text">
      <style:text-properties fo:font-weight="bold" officeooo:rsid="2e662700" style:font-weight-asian="bold" style:font-weight-complex="bold"/>
    </style:style>
    <style:style style:name="T267" style:family="text">
      <style:text-properties fo:font-weight="bold" officeooo:rsid="2e7fff42" style:font-weight-asian="bold" style:font-weight-complex="bold"/>
    </style:style>
    <style:style style:name="T268" style:family="text">
      <style:text-properties fo:font-weight="bold" officeooo:rsid="2e84e8bd" style:font-weight-asian="bold" style:font-weight-complex="bold"/>
    </style:style>
    <style:style style:name="T269" style:family="text">
      <style:text-properties fo:font-weight="bold" officeooo:rsid="2e857c32" style:font-weight-asian="bold" style:font-weight-complex="bold"/>
    </style:style>
    <style:style style:name="T270" style:family="text">
      <style:text-properties fo:font-weight="bold" officeooo:rsid="2ea88bac" style:font-weight-asian="bold" style:font-weight-complex="bold"/>
    </style:style>
    <style:style style:name="T271" style:family="text">
      <style:text-properties fo:font-weight="bold" officeooo:rsid="2ebd2a05" style:font-weight-asian="bold" style:font-weight-complex="bold"/>
    </style:style>
    <style:style style:name="T272" style:family="text">
      <style:text-properties fo:font-weight="bold" officeooo:rsid="2ec548ae" style:font-weight-asian="bold" style:font-weight-complex="bold"/>
    </style:style>
    <style:style style:name="T273" style:family="text">
      <style:text-properties fo:font-weight="bold" officeooo:rsid="2ec939ea" style:font-weight-asian="bold" style:font-weight-complex="bold"/>
    </style:style>
    <style:style style:name="T274" style:family="text">
      <style:text-properties fo:font-weight="bold" officeooo:rsid="2eff3757" style:font-weight-asian="bold" style:font-weight-complex="bold"/>
    </style:style>
    <style:style style:name="T275" style:family="text">
      <style:text-properties fo:font-weight="normal" style:font-weight-asian="normal" style:font-weight-complex="normal"/>
    </style:style>
    <style:style style:name="T276" style:family="text">
      <style:text-properties fo:font-weight="normal" officeooo:rsid="2bcdcece" style:font-weight-asian="normal" style:font-weight-complex="normal"/>
    </style:style>
    <style:style style:name="T277" style:family="text">
      <style:text-properties fo:font-weight="normal" officeooo:rsid="2bd654ba" style:font-weight-asian="normal" style:font-weight-complex="normal"/>
    </style:style>
    <style:style style:name="T278" style:family="text">
      <style:text-properties fo:font-weight="normal" officeooo:rsid="2bdf96d1" style:font-weight-asian="normal" style:font-weight-complex="normal"/>
    </style:style>
    <style:style style:name="T279" style:family="text">
      <style:text-properties fo:font-weight="normal" officeooo:rsid="2be26839" style:font-weight-asian="normal" style:font-weight-complex="normal"/>
    </style:style>
    <style:style style:name="T280" style:family="text">
      <style:text-properties fo:font-weight="normal" officeooo:rsid="2ce71b3a" style:font-weight-asian="normal" style:font-weight-complex="normal"/>
    </style:style>
    <style:style style:name="T281" style:family="text">
      <style:text-properties fo:font-weight="normal" officeooo:rsid="2ce9720a" style:font-weight-asian="normal" style:font-weight-complex="normal"/>
    </style:style>
    <style:style style:name="T282" style:family="text">
      <style:text-properties fo:font-weight="normal" officeooo:rsid="2ddaf02d" style:font-weight-asian="normal" style:font-weight-complex="normal"/>
    </style:style>
    <style:style style:name="T283" style:family="text">
      <style:text-properties fo:font-weight="normal" officeooo:rsid="2dd158b3" style:font-weight-asian="normal" style:font-weight-complex="normal"/>
    </style:style>
    <style:style style:name="T284" style:family="text">
      <style:text-properties fo:font-weight="normal" officeooo:rsid="2e020dad" style:font-weight-asian="normal" style:font-weight-complex="normal"/>
    </style:style>
    <style:style style:name="T285" style:family="text">
      <style:text-properties fo:font-weight="normal" officeooo:rsid="2e545b54" style:font-weight-asian="normal" style:font-weight-complex="normal"/>
    </style:style>
    <style:style style:name="T286" style:family="text">
      <style:text-properties fo:font-weight="normal" officeooo:rsid="2e64a1f7" style:font-weight-asian="normal" style:font-weight-complex="normal"/>
    </style:style>
    <style:style style:name="T287" style:family="text">
      <style:text-properties fo:font-weight="normal" officeooo:rsid="2e83110c" style:font-weight-asian="normal" style:font-weight-complex="normal"/>
    </style:style>
    <style:style style:name="T288" style:family="text">
      <style:text-properties fo:font-weight="normal" officeooo:rsid="2ed40992" fo:background-color="transparent" loext:char-shading-value="0" style:font-weight-asian="normal" style:font-weight-complex="normal"/>
    </style:style>
    <style:style style:name="T289" style:family="text">
      <style:text-properties fo:font-weight="normal" officeooo:rsid="2f0cc567" fo:background-color="transparent" loext:char-shading-value="0" style:font-weight-asian="normal" style:font-weight-complex="normal"/>
    </style:style>
    <style:style style:name="T290" style:family="text">
      <style:text-properties fo:language="en" fo:country="US"/>
    </style:style>
    <style:style style:name="T291" style:family="text">
      <style:text-properties fo:language="en" fo:country="US" officeooo:rsid="202b4e26"/>
    </style:style>
    <style:style style:name="T292" style:family="text">
      <style:text-properties fo:language="en" fo:country="US" officeooo:rsid="2be98962"/>
    </style:style>
    <style:style style:name="T293" style:family="text">
      <style:text-properties fo:language="en" fo:country="US" officeooo:rsid="2be9d552"/>
    </style:style>
    <style:style style:name="T294" style:family="text">
      <style:text-properties fo:language="en" fo:country="US" officeooo:rsid="2c1b0dac"/>
    </style:style>
    <style:style style:name="T295" style:family="text">
      <style:text-properties fo:language="en" fo:country="US" officeooo:rsid="2c480505"/>
    </style:style>
    <style:style style:name="T296" style:family="text">
      <style:text-properties fo:language="en" fo:country="US" style:language-asian="zxx" style:country-asian="none" style:language-complex="ar" style:country-complex="SA"/>
    </style:style>
    <style:style style:name="T297" style:family="text">
      <style:text-properties fo:language="en" fo:country="US" officeooo:rsid="44ee1dce"/>
    </style:style>
    <style:style style:name="T298" style:family="text">
      <style:text-properties fo:language="en" fo:country="US" officeooo:rsid="2ce53766"/>
    </style:style>
    <style:style style:name="T299" style:family="text">
      <style:text-properties fo:language="en" fo:country="US" fo:font-weight="normal" style:font-weight-asian="normal" style:font-weight-complex="normal"/>
    </style:style>
    <style:style style:name="T300" style:family="text">
      <style:text-properties fo:language="en" fo:country="US" fo:font-weight="normal" officeooo:rsid="2ce9720a" style:font-weight-asian="normal" style:font-weight-complex="normal"/>
    </style:style>
    <style:style style:name="T301" style:family="text">
      <style:text-properties fo:language="en" fo:country="US" fo:font-weight="normal" officeooo:rsid="2de46560" style:font-weight-asian="normal" style:font-weight-complex="normal"/>
    </style:style>
    <style:style style:name="T302" style:family="text">
      <style:text-properties fo:language="en" fo:country="US" officeooo:rsid="2cf3f9d9"/>
    </style:style>
    <style:style style:name="T303" style:family="text">
      <style:text-properties fo:language="en" fo:country="US" officeooo:rsid="2d17f65b"/>
    </style:style>
    <style:style style:name="T304" style:family="text">
      <style:text-properties fo:language="en" fo:country="US" officeooo:rsid="2d369bed"/>
    </style:style>
    <style:style style:name="T305" style:family="text">
      <style:text-properties fo:language="en" fo:country="US" officeooo:rsid="2d6299e2"/>
    </style:style>
    <style:style style:name="T306" style:family="text">
      <style:text-properties fo:language="en" fo:country="US" officeooo:rsid="2d841b89"/>
    </style:style>
    <style:style style:name="T307" style:family="text">
      <style:text-properties fo:language="en" fo:country="US" fo:font-style="normal" officeooo:rsid="2d84afa8" style:font-style-asian="normal" style:font-style-complex="normal"/>
    </style:style>
    <style:style style:name="T308" style:family="text">
      <style:text-properties fo:language="en" fo:country="US" officeooo:rsid="2db4722c"/>
    </style:style>
    <style:style style:name="T309" style:family="text">
      <style:text-properties fo:language="en" fo:country="US" officeooo:rsid="2db4cd4f"/>
    </style:style>
    <style:style style:name="T310" style:family="text">
      <style:text-properties fo:language="en" fo:country="US" officeooo:rsid="2dd33f0d"/>
    </style:style>
    <style:style style:name="T311" style:family="text">
      <style:text-properties fo:language="en" fo:country="US" style:text-underline-style="none"/>
    </style:style>
    <style:style style:name="T312" style:family="text">
      <style:text-properties fo:language="en" fo:country="US" style:text-underline-style="none" officeooo:rsid="2df350ff"/>
    </style:style>
    <style:style style:name="T313" style:family="text">
      <style:text-properties fo:language="en" fo:country="US" style:text-underline-style="none" officeooo:rsid="2e329540"/>
    </style:style>
    <style:style style:name="T314" style:family="text">
      <style:text-properties fo:language="en" fo:country="US" officeooo:rsid="2df8dc0f"/>
    </style:style>
    <style:style style:name="T315" style:family="text">
      <style:text-properties fo:language="en" fo:country="US" officeooo:rsid="2e5bd9d6"/>
    </style:style>
    <style:style style:name="T316" style:family="text">
      <style:text-properties fo:language="en" fo:country="US" officeooo:rsid="2e66edb4"/>
    </style:style>
    <style:style style:name="T317" style:family="text">
      <style:text-properties fo:language="en" fo:country="US" officeooo:rsid="2f19b27e"/>
    </style:style>
    <style:style style:name="T318" style:family="text">
      <style:text-properties fo:language="en" fo:country="US" officeooo:rsid="2f1b08cb"/>
    </style:style>
    <style:style style:name="T319" style:family="text">
      <style:text-properties style:text-underline-style="solid" style:text-underline-width="auto" style:text-underline-color="font-color"/>
    </style:style>
    <style:style style:name="T320" style:family="text">
      <style:text-properties style:text-underline-style="solid" style:text-underline-width="auto" style:text-underline-color="font-color" officeooo:rsid="2ce9720a"/>
    </style:style>
    <style:style style:name="T321" style:family="text">
      <style:text-properties style:text-underline-style="solid" style:text-underline-width="auto" style:text-underline-color="font-color" fo:font-weight="normal" style:font-weight-asian="normal" style:font-weight-complex="normal"/>
    </style:style>
    <style:style style:name="T322" style:family="text">
      <style:text-properties style:text-underline-style="solid" style:text-underline-width="auto" style:text-underline-color="font-color" fo:font-weight="normal" officeooo:rsid="2ce9720a" style:font-weight-asian="normal" style:font-weight-complex="normal"/>
    </style:style>
    <style:style style:name="T323" style:family="text">
      <style:text-properties style:text-underline-style="solid" style:text-underline-width="auto" style:text-underline-color="font-color" fo:font-weight="normal" officeooo:rsid="2dd158b3" style:font-weight-asian="normal" style:font-weight-complex="normal"/>
    </style:style>
    <style:style style:name="T324" style:family="text">
      <style:text-properties style:text-underline-style="solid" style:text-underline-width="auto" style:text-underline-color="font-color" officeooo:rsid="2ddaf02d"/>
    </style:style>
    <style:style style:name="T325" style:family="text">
      <style:text-properties style:text-underline-style="solid" style:text-underline-width="auto" style:text-underline-color="font-color" officeooo:rsid="2dec2f3d"/>
    </style:style>
    <style:style style:name="T326" style:family="text">
      <style:text-properties style:text-underline-style="solid" style:text-underline-width="auto" style:text-underline-color="font-color" officeooo:rsid="2deb3456"/>
    </style:style>
    <style:style style:name="T327" style:family="text">
      <style:text-properties style:text-underline-style="solid" style:text-underline-width="auto" style:text-underline-color="font-color" officeooo:rsid="2e329540"/>
    </style:style>
    <style:style style:name="T328" style:family="text">
      <style:text-properties fo:font-variant="normal" fo:text-transform="none" fo:color="#222222" fo:letter-spacing="normal" fo:language="cs" fo:country="CZ" fo:font-style="normal" officeooo:rsid="1d1a7fb6" style:font-style-asian="normal" style:font-style-complex="normal"/>
    </style:style>
    <style:style style:name="T329" style:family="text">
      <style:text-properties fo:font-variant="normal" fo:text-transform="none" fo:color="#222222" fo:letter-spacing="normal" fo:language="cs" fo:country="CZ" fo:font-style="normal" officeooo:rsid="2df350ff" style:font-style-asian="normal" style:font-style-complex="normal"/>
    </style:style>
    <style:style style:name="T330" style:family="text">
      <style:text-properties fo:font-variant="normal" fo:text-transform="none" fo:color="#222222" fo:letter-spacing="normal" fo:language="cs" fo:country="CZ" fo:font-style="normal" officeooo:rsid="2e06aabe" style:font-style-asian="normal" style:font-style-complex="normal"/>
    </style:style>
    <style:style style:name="T331" style:family="text">
      <style:text-properties fo:font-variant="normal" fo:text-transform="none" fo:color="#222222" fo:letter-spacing="normal" fo:language="cs" fo:country="CZ" fo:font-style="normal" officeooo:rsid="2e075c25" style:font-style-asian="normal" style:font-style-complex="normal"/>
    </style:style>
    <style:style style:name="T332" style:family="text">
      <style:text-properties fo:font-variant="normal" fo:text-transform="none" fo:color="#222222" fo:letter-spacing="normal" fo:language="cs" fo:country="CZ" fo:font-style="normal" officeooo:rsid="2e07cd7a" style:font-style-asian="normal" style:font-style-complex="normal"/>
    </style:style>
    <style:style style:name="T333" style:family="text">
      <style:text-properties fo:font-variant="normal" fo:text-transform="none" fo:color="#222222" fo:letter-spacing="normal" fo:language="cs" fo:country="CZ" fo:font-style="normal" officeooo:rsid="2e0bb40e" style:font-style-asian="normal" style:font-style-complex="normal"/>
    </style:style>
    <style:style style:name="T334" style:family="text">
      <style:text-properties fo:font-variant="normal" fo:text-transform="none" fo:color="#222222" fo:letter-spacing="normal" fo:language="cs" fo:country="CZ" fo:font-style="normal" officeooo:rsid="2e0dabc4" style:font-style-asian="normal" style:font-style-complex="normal"/>
    </style:style>
    <style:style style:name="T335" style:family="text">
      <style:text-properties fo:font-variant="normal" fo:text-transform="none" fo:color="#222222" fo:letter-spacing="normal" fo:language="cs" fo:country="CZ" fo:font-style="normal" officeooo:rsid="2e5e1d38" style:font-style-asian="normal" style:font-style-complex="normal"/>
    </style:style>
    <style:style style:name="T336" style:family="text">
      <style:text-properties fo:font-variant="normal" fo:text-transform="none" fo:color="#222222" fo:letter-spacing="normal" fo:language="cs" fo:country="CZ" fo:font-style="normal" officeooo:rsid="2e709a3a" style:font-style-asian="normal" style:font-style-complex="normal"/>
    </style:style>
    <style:style style:name="T337" style:family="text">
      <style:text-properties fo:font-variant="normal" fo:text-transform="none" fo:color="#222222" fo:letter-spacing="normal" fo:language="cs" fo:country="CZ" fo:font-style="normal" officeooo:rsid="2e72668c" style:font-style-asian="normal" style:font-style-complex="normal"/>
    </style:style>
    <style:style style:name="T338" style:family="text">
      <style:text-properties fo:font-variant="normal" fo:text-transform="none" fo:color="#222222" fo:letter-spacing="normal" fo:language="cs" fo:country="CZ" fo:font-style="normal" officeooo:rsid="2e73e7c1" style:font-style-asian="normal" style:font-style-complex="normal"/>
    </style:style>
    <style:style style:name="T33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4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4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42" style:family="text">
      <style:text-properties fo:font-variant="normal" fo:text-transform="none" fo:color="#222222" fo:letter-spacing="normal" fo:language="cs" fo:country="CZ" fo:font-style="italic" officeooo:rsid="2ba9166b" style:font-style-asian="italic" style:font-style-complex="italic"/>
    </style:style>
    <style:style style:name="T343" style:family="text">
      <style:text-properties fo:font-variant="normal" fo:text-transform="none" fo:color="#222222" fo:letter-spacing="normal" fo:language="cs" fo:country="CZ" fo:font-style="italic" officeooo:rsid="2ba53bbf" style:font-style-asian="italic" style:font-style-complex="italic"/>
    </style:style>
    <style:style style:name="T344" style:family="text">
      <style:text-properties fo:font-variant="normal" fo:text-transform="none" fo:color="#222222" fo:letter-spacing="normal" fo:language="cs" fo:country="CZ" fo:font-style="italic" officeooo:rsid="2b9fc56a" style:font-style-asian="italic" style:font-style-complex="italic"/>
    </style:style>
    <style:style style:name="T345" style:family="text">
      <style:text-properties fo:font-variant="normal" fo:text-transform="none" fo:color="#222222" fo:letter-spacing="normal" fo:language="cs" fo:country="CZ" fo:font-style="italic" officeooo:rsid="2bacda3a" style:font-style-asian="italic" style:font-style-complex="italic"/>
    </style:style>
    <style:style style:name="T34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4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0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0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0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1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1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1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1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14"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15" style:family="text">
      <style:text-properties fo:font-variant="normal" fo:text-transform="none" fo:color="#000000" fo:letter-spacing="normal" fo:language="cs" fo:country="CZ" fo:font-style="normal" style:text-underline-style="none" style:font-style-asian="normal" style:font-style-complex="normal"/>
    </style:style>
    <style:style style:name="T4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1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2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2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2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23"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2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25"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2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3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3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3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3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37"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38"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fo:color="#333333" style:font-name="CharisSILW" fo:font-size="9pt" fo:letter-spacing="normal" fo:font-style="normal" fo:font-weight="normal"/>
    </style:style>
    <style:style style:name="T445" style:family="text">
      <style:text-properties fo:font-variant="normal" fo:text-transform="none" fo:color="#333333" style:font-name="CharisSILW" fo:font-size="9pt" fo:letter-spacing="normal" fo:font-style="normal" fo:font-weight="normal" officeooo:rsid="45869e7b"/>
    </style:style>
    <style:style style:name="T44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4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4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4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4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0"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6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66"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68"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69" style:family="text">
      <style:text-properties fo:font-variant="normal" fo:text-transform="none" fo:color="#242729" fo:letter-spacing="normal" fo:font-weight="bold" style:font-weight-asian="bold" style:font-weight-complex="bold"/>
    </style:style>
    <style:style style:name="T57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officeooo:rsid="24543bc7"/>
    </style:style>
    <style:style style:name="T579" style:family="text">
      <style:text-properties officeooo:rsid="29a1bf74"/>
    </style:style>
    <style:style style:name="T580" style:family="text">
      <style:text-properties officeooo:rsid="2b944982"/>
    </style:style>
    <style:style style:name="T581" style:family="text">
      <style:text-properties officeooo:rsid="2b985cc7"/>
    </style:style>
    <style:style style:name="T582" style:family="text">
      <style:text-properties officeooo:rsid="2b9a50b8"/>
    </style:style>
    <style:style style:name="T58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0"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1"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2"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3"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4"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0"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1"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2"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3"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4"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6"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1"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2"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3"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6"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7"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8"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9"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0"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5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5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58"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59"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0"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1"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2"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3"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4"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5"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6"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7"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8"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69"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70"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71"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72"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79"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880"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881"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882"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883"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884"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885"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886"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887"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888"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889"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890"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891"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892"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893"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894"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5"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6"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8"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90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officeooo:rsid="2ba53bbf"/>
    </style:style>
    <style:style style:name="T907" style:family="text">
      <style:text-properties officeooo:rsid="2ba6128a"/>
    </style:style>
    <style:style style:name="T908" style:family="text">
      <style:text-properties officeooo:rsid="2ba65874"/>
    </style:style>
    <style:style style:name="T909" style:family="text">
      <style:text-properties officeooo:rsid="2ba6c530"/>
    </style:style>
    <style:style style:name="T910" style:family="text">
      <style:text-properties officeooo:rsid="2ba79455"/>
    </style:style>
    <style:style style:name="T911" style:family="text">
      <style:text-properties officeooo:rsid="2ba81b5a"/>
    </style:style>
    <style:style style:name="T912" style:family="text">
      <style:text-properties officeooo:rsid="2ba9166b"/>
    </style:style>
    <style:style style:name="T913" style:family="text">
      <style:text-properties officeooo:rsid="2bacda3a"/>
    </style:style>
    <style:style style:name="T914" style:family="text">
      <style:text-properties fo:color="#0066b3"/>
    </style:style>
    <style:style style:name="T915" style:family="text">
      <style:text-properties fo:color="#0066b3" fo:font-style="normal" style:font-style-asian="normal" style:font-style-complex="normal"/>
    </style:style>
    <style:style style:name="T916" style:family="text">
      <style:text-properties fo:color="#0066b3" fo:font-style="normal" officeooo:rsid="2bacda3a" style:font-style-asian="normal" style:font-style-complex="normal"/>
    </style:style>
    <style:style style:name="T917" style:family="text">
      <style:text-properties fo:color="#0066b3" fo:font-style="normal" officeooo:rsid="2baeecc3" style:font-style-asian="normal" style:font-style-complex="normal"/>
    </style:style>
    <style:style style:name="T918" style:family="text">
      <style:text-properties fo:color="#0066b3" officeooo:rsid="2bc853ba"/>
    </style:style>
    <style:style style:name="T919" style:family="text">
      <style:text-properties officeooo:rsid="2bd48938"/>
    </style:style>
    <style:style style:name="T920" style:family="text">
      <style:text-properties officeooo:rsid="2bd8bdec"/>
    </style:style>
    <style:style style:name="T921" style:family="text">
      <style:text-properties officeooo:rsid="2bd9655a"/>
    </style:style>
    <style:style style:name="T922" style:family="text">
      <style:text-properties officeooo:rsid="2bdad164"/>
    </style:style>
    <style:style style:name="T923" style:family="text">
      <style:text-properties officeooo:rsid="2bdda800"/>
    </style:style>
    <style:style style:name="T924" style:family="text">
      <style:text-properties officeooo:rsid="2bde4c77"/>
    </style:style>
    <style:style style:name="T925" style:family="text">
      <style:text-properties officeooo:rsid="2bdf96d1"/>
    </style:style>
    <style:style style:name="T926" style:family="text">
      <style:text-properties officeooo:rsid="2bdfc203"/>
    </style:style>
    <style:style style:name="T927" style:family="text">
      <style:text-properties officeooo:rsid="2be594ff"/>
    </style:style>
    <style:style style:name="T928" style:family="text">
      <style:text-properties officeooo:rsid="2be8ae79"/>
    </style:style>
    <style:style style:name="T929" style:family="text">
      <style:text-properties officeooo:rsid="2be98962"/>
    </style:style>
    <style:style style:name="T930" style:family="text">
      <style:text-properties fo:background-color="transparent" loext:char-shading-value="0"/>
    </style:style>
    <style:style style:name="T931" style:family="text">
      <style:text-properties officeooo:rsid="2edbde94" fo:background-color="transparent" loext:char-shading-value="0"/>
    </style:style>
    <style:style style:name="T932" style:family="text">
      <style:text-properties officeooo:rsid="2edf1439" fo:background-color="transparent" loext:char-shading-value="0"/>
    </style:style>
    <style:style style:name="T933" style:family="text">
      <style:text-properties officeooo:rsid="2ef2ef34" fo:background-color="transparent" loext:char-shading-value="0"/>
    </style:style>
    <style:style style:name="T934" style:family="text">
      <style:text-properties officeooo:rsid="2eff4052" fo:background-color="transparent" loext:char-shading-value="0"/>
    </style:style>
    <style:style style:name="T935" style:family="text">
      <style:text-properties officeooo:rsid="2f0044f6" fo:background-color="transparent" loext:char-shading-value="0"/>
    </style:style>
    <style:style style:name="T936" style:family="text">
      <style:text-properties officeooo:rsid="2f0110de" fo:background-color="transparent" loext:char-shading-value="0"/>
    </style:style>
    <style:style style:name="T937" style:family="text">
      <style:text-properties officeooo:rsid="2f0230f4" fo:background-color="transparent" loext:char-shading-value="0"/>
    </style:style>
    <style:style style:name="T938" style:family="text">
      <style:text-properties officeooo:rsid="2f0cc567" fo:background-color="transparent" loext:char-shading-value="0"/>
    </style:style>
    <style:style style:name="T939" style:family="text">
      <style:text-properties officeooo:rsid="2f2ee20c" fo:background-color="transparent" loext:char-shading-value="0"/>
    </style:style>
    <style:style style:name="T940" style:family="text">
      <style:text-properties officeooo:rsid="2bf3b616"/>
    </style:style>
    <style:style style:name="T941" style:family="text">
      <style:text-properties officeooo:rsid="44e8fabe"/>
    </style:style>
    <style:style style:name="T942" style:family="text">
      <style:text-properties officeooo:rsid="459181d3"/>
    </style:style>
    <style:style style:name="T943" style:family="text">
      <style:text-properties officeooo:rsid="458c8480"/>
    </style:style>
    <style:style style:name="T944" style:family="text">
      <style:text-properties officeooo:rsid="458d9c32"/>
    </style:style>
    <style:style style:name="T945" style:family="text">
      <style:text-properties officeooo:rsid="458ffa75"/>
    </style:style>
    <style:style style:name="T946" style:family="text">
      <style:text-properties officeooo:rsid="4588b715"/>
    </style:style>
    <style:style style:name="T947" style:family="text">
      <style:text-properties officeooo:rsid="2bf6ed61"/>
    </style:style>
    <style:style style:name="T948" style:family="text">
      <style:text-properties officeooo:rsid="2bfda84f"/>
    </style:style>
    <style:style style:name="T949" style:family="text">
      <style:text-properties officeooo:rsid="2c007857"/>
    </style:style>
    <style:style style:name="T950" style:family="text">
      <style:text-properties officeooo:rsid="2c049610"/>
    </style:style>
    <style:style style:name="T951" style:family="text">
      <style:text-properties officeooo:rsid="2c11176a"/>
    </style:style>
    <style:style style:name="T952" style:family="text">
      <style:text-properties officeooo:rsid="2c123205"/>
    </style:style>
    <style:style style:name="T953" style:family="text">
      <style:text-properties officeooo:rsid="2c13e078"/>
    </style:style>
    <style:style style:name="T954" style:family="text">
      <style:text-properties officeooo:rsid="2c141b9b"/>
    </style:style>
    <style:style style:name="T955" style:family="text">
      <style:text-properties officeooo:rsid="2c15191c"/>
    </style:style>
    <style:style style:name="T956" style:family="text">
      <style:text-properties officeooo:rsid="2c152ac4"/>
    </style:style>
    <style:style style:name="T957" style:family="text">
      <style:text-properties officeooo:rsid="2c16bec6"/>
    </style:style>
    <style:style style:name="T958" style:family="text">
      <style:text-properties officeooo:rsid="2c1d7b08"/>
    </style:style>
    <style:style style:name="T959" style:family="text">
      <style:text-properties officeooo:rsid="2c1e16cf"/>
    </style:style>
    <style:style style:name="T960" style:family="text">
      <style:text-properties officeooo:rsid="2c1f533d"/>
    </style:style>
    <style:style style:name="T961" style:family="text">
      <style:text-properties officeooo:rsid="2c1f9c56"/>
    </style:style>
    <style:style style:name="T962" style:family="text">
      <style:text-properties officeooo:rsid="2c21a43d"/>
    </style:style>
    <style:style style:name="T963" style:family="text">
      <style:text-properties officeooo:rsid="2c28c0db"/>
    </style:style>
    <style:style style:name="T964" style:family="text">
      <style:text-properties officeooo:rsid="2c2ce9bd"/>
    </style:style>
    <style:style style:name="T965" style:family="text">
      <style:text-properties officeooo:rsid="2c2d6ec4"/>
    </style:style>
    <style:style style:name="T966" style:family="text">
      <style:text-properties officeooo:rsid="2c2d757d"/>
    </style:style>
    <style:style style:name="T967" style:family="text">
      <style:text-properties officeooo:rsid="2c2f64aa"/>
    </style:style>
    <style:style style:name="T968" style:family="text">
      <style:text-properties officeooo:rsid="2c33b6e6"/>
    </style:style>
    <style:style style:name="T969" style:family="text">
      <style:text-properties officeooo:rsid="2c375fa9"/>
    </style:style>
    <style:style style:name="T970" style:family="text">
      <style:text-properties officeooo:rsid="2c37d9b4"/>
    </style:style>
    <style:style style:name="T971" style:family="text">
      <style:text-properties officeooo:rsid="2c3c4034"/>
    </style:style>
    <style:style style:name="T972" style:family="text">
      <style:text-properties officeooo:rsid="49f9015f"/>
    </style:style>
    <style:style style:name="T973" style:family="text">
      <style:text-properties officeooo:rsid="2c3e40fa"/>
    </style:style>
    <style:style style:name="T974" style:family="text">
      <style:text-properties officeooo:rsid="2c42d4d9"/>
    </style:style>
    <style:style style:name="T975" style:family="text">
      <style:text-properties officeooo:rsid="2c456ac3"/>
    </style:style>
    <style:style style:name="T976" style:family="text">
      <style:text-properties officeooo:rsid="2c4725e4"/>
    </style:style>
    <style:style style:name="T977" style:family="text">
      <style:text-properties officeooo:rsid="2c48e1be"/>
    </style:style>
    <style:style style:name="T978" style:family="text">
      <style:text-properties officeooo:rsid="2c495bf9"/>
    </style:style>
    <style:style style:name="T979" style:family="text">
      <style:text-properties officeooo:rsid="2c4a88d2"/>
    </style:style>
    <style:style style:name="T980" style:family="text">
      <style:text-properties officeooo:rsid="2c5167e0"/>
    </style:style>
    <style:style style:name="T981" style:family="text">
      <style:text-properties officeooo:rsid="2c538467"/>
    </style:style>
    <style:style style:name="T982" style:family="text">
      <style:text-properties officeooo:rsid="2c58c2c8"/>
    </style:style>
    <style:style style:name="T983" style:family="text">
      <style:text-properties officeooo:rsid="2c5cf113"/>
    </style:style>
    <style:style style:name="T984" style:family="text">
      <style:text-properties officeooo:rsid="2c652f98"/>
    </style:style>
    <style:style style:name="T985" style:family="text">
      <style:text-properties officeooo:rsid="2c69b5be"/>
    </style:style>
    <style:style style:name="T986" style:family="text">
      <style:text-properties officeooo:rsid="2c6fa4e1"/>
    </style:style>
    <style:style style:name="T987" style:family="text">
      <style:text-properties officeooo:rsid="2c71a7b1"/>
    </style:style>
    <style:style style:name="T988" style:family="text">
      <style:text-properties officeooo:rsid="2c7343b7"/>
    </style:style>
    <style:style style:name="T989" style:family="text">
      <style:text-properties officeooo:rsid="2c741c4d"/>
    </style:style>
    <style:style style:name="T990" style:family="text">
      <style:text-properties officeooo:rsid="2c764851"/>
    </style:style>
    <style:style style:name="T991" style:family="text">
      <style:text-properties officeooo:rsid="2c7951ff"/>
    </style:style>
    <style:style style:name="T992" style:family="text">
      <style:text-properties officeooo:rsid="2c7a0231"/>
    </style:style>
    <style:style style:name="T993" style:family="text">
      <style:text-properties officeooo:rsid="2c7b5759"/>
    </style:style>
    <style:style style:name="T994" style:family="text">
      <style:text-properties officeooo:rsid="2c7c03cd"/>
    </style:style>
    <style:style style:name="T995" style:family="text">
      <style:text-properties officeooo:rsid="2c7ec0da"/>
    </style:style>
    <style:style style:name="T996" style:family="text">
      <style:text-properties officeooo:rsid="2c8037a9"/>
    </style:style>
    <style:style style:name="T997" style:family="text">
      <style:text-properties officeooo:rsid="2c817536"/>
    </style:style>
    <style:style style:name="T998" style:family="text">
      <style:text-properties officeooo:rsid="2c82759d"/>
    </style:style>
    <style:style style:name="T999" style:family="text">
      <style:text-properties officeooo:rsid="2c8571e4"/>
    </style:style>
    <style:style style:name="T1000" style:family="text">
      <style:text-properties officeooo:rsid="2c8c0914"/>
    </style:style>
    <style:style style:name="T1001" style:family="text">
      <style:text-properties officeooo:rsid="2c8c563c"/>
    </style:style>
    <style:style style:name="T1002" style:family="text">
      <style:text-properties officeooo:rsid="2c8cb4a5"/>
    </style:style>
    <style:style style:name="T1003" style:family="text">
      <style:text-properties officeooo:rsid="2c8d736d"/>
    </style:style>
    <style:style style:name="T1004" style:family="text">
      <style:text-properties officeooo:rsid="2c8e9a51"/>
    </style:style>
    <style:style style:name="T1005" style:family="text">
      <style:text-properties officeooo:rsid="2c90564c"/>
    </style:style>
    <style:style style:name="T1006" style:family="text">
      <style:text-properties officeooo:rsid="2c94a64a"/>
    </style:style>
    <style:style style:name="T1007" style:family="text">
      <style:text-properties officeooo:rsid="2c958779"/>
    </style:style>
    <style:style style:name="T1008" style:family="text">
      <style:text-properties officeooo:rsid="2c97d189"/>
    </style:style>
    <style:style style:name="T1009" style:family="text">
      <style:text-properties style:text-underline-style="none" fo:font-weight="normal" style:font-weight-asian="normal" style:font-weight-complex="normal"/>
    </style:style>
    <style:style style:name="T1010" style:family="text">
      <style:text-properties style:text-underline-style="none" officeooo:rsid="2ce9720a"/>
    </style:style>
    <style:style style:name="T1011" style:family="text">
      <style:text-properties style:text-underline-style="none" officeooo:rsid="2dec2f3d"/>
    </style:style>
    <style:style style:name="T1012" style:family="text">
      <style:text-properties style:text-underline-style="none" officeooo:rsid="2ddaf02d"/>
    </style:style>
    <style:style style:name="T1013" style:family="text">
      <style:text-properties style:text-underline-style="none" officeooo:rsid="2e313b42"/>
    </style:style>
    <style:style style:name="T1014" style:family="text">
      <style:text-properties style:text-underline-style="none" officeooo:rsid="2de09fdb"/>
    </style:style>
    <style:style style:name="T1015" style:family="text">
      <style:text-properties style:text-underline-style="none" officeooo:rsid="2de46560"/>
    </style:style>
    <style:style style:name="T1016" style:family="text">
      <style:text-properties style:text-underline-style="none" officeooo:rsid="2e329540"/>
    </style:style>
    <style:style style:name="T1017" style:family="text">
      <style:text-properties officeooo:rsid="2c99f344"/>
    </style:style>
    <style:style style:name="T1018" style:family="text">
      <style:text-properties officeooo:rsid="2c9c7c29"/>
    </style:style>
    <style:style style:name="T1019" style:family="text">
      <style:text-properties officeooo:rsid="2ca212e0"/>
    </style:style>
    <style:style style:name="T1020" style:family="text">
      <style:text-properties officeooo:rsid="2ca3ae3a"/>
    </style:style>
    <style:style style:name="T1021" style:family="text">
      <style:text-properties officeooo:rsid="2ca567e1"/>
    </style:style>
    <style:style style:name="T1022" style:family="text">
      <style:text-properties officeooo:rsid="2ca628f8"/>
    </style:style>
    <style:style style:name="T1023" style:family="text">
      <style:text-properties officeooo:rsid="2ca72854"/>
    </style:style>
    <style:style style:name="T1024" style:family="text">
      <style:text-properties officeooo:rsid="2ca8329c"/>
    </style:style>
    <style:style style:name="T1025" style:family="text">
      <style:text-properties officeooo:rsid="2cae2371"/>
    </style:style>
    <style:style style:name="T1026" style:family="text">
      <style:text-properties officeooo:rsid="2caebdb6"/>
    </style:style>
    <style:style style:name="T1027" style:family="text">
      <style:text-properties officeooo:rsid="2cb47170"/>
    </style:style>
    <style:style style:name="T1028" style:family="text">
      <style:text-properties officeooo:rsid="44ee1dce"/>
    </style:style>
    <style:style style:name="T1029" style:family="text">
      <style:text-properties officeooo:rsid="2cb7658c"/>
    </style:style>
    <style:style style:name="T1030" style:family="text">
      <style:text-properties officeooo:rsid="2cba2d6a"/>
    </style:style>
    <style:style style:name="T1031" style:family="text">
      <style:text-properties officeooo:rsid="2cbd3085"/>
    </style:style>
    <style:style style:name="T1032" style:family="text">
      <style:text-properties officeooo:rsid="2cbe6177"/>
    </style:style>
    <style:style style:name="T1033" style:family="text">
      <style:text-properties officeooo:rsid="2cbeaad4"/>
    </style:style>
    <style:style style:name="T1034" style:family="text">
      <style:text-properties officeooo:rsid="2cbfa104"/>
    </style:style>
    <style:style style:name="T1035" style:family="text">
      <style:text-properties officeooo:rsid="2cc16f04"/>
    </style:style>
    <style:style style:name="T1036" style:family="text">
      <style:text-properties officeooo:rsid="2cc27d39"/>
    </style:style>
    <style:style style:name="T1037" style:family="text">
      <style:text-properties officeooo:rsid="4ce6a2d1"/>
    </style:style>
    <style:style style:name="T103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officeooo:rsid="4b875a34"/>
    </style:style>
    <style:style style:name="T1043" style:family="text">
      <style:text-properties officeooo:rsid="2cc6471e"/>
    </style:style>
    <style:style style:name="T1044" style:family="text">
      <style:text-properties officeooo:rsid="2cc784fd"/>
    </style:style>
    <style:style style:name="T1045" style:family="text">
      <style:text-properties officeooo:rsid="2cc88023"/>
    </style:style>
    <style:style style:name="T1046" style:family="text">
      <style:text-properties officeooo:rsid="2ccce5ab"/>
    </style:style>
    <style:style style:name="T1047" style:family="text">
      <style:text-properties officeooo:rsid="2ccebb41"/>
    </style:style>
    <style:style style:name="T1048" style:family="text">
      <style:text-properties officeooo:rsid="2cceffa3"/>
    </style:style>
    <style:style style:name="T1049" style:family="text">
      <style:text-properties officeooo:rsid="2cd0a796"/>
    </style:style>
    <style:style style:name="T1050" style:family="text">
      <style:text-properties officeooo:rsid="2cd2e478"/>
    </style:style>
    <style:style style:name="T1051" style:family="text">
      <style:text-properties officeooo:rsid="2cd60b06"/>
    </style:style>
    <style:style style:name="T1052" style:family="text">
      <style:text-properties officeooo:rsid="2cd7e1f2"/>
    </style:style>
    <style:style style:name="T1053" style:family="text">
      <style:text-properties officeooo:rsid="2cd96a13"/>
    </style:style>
    <style:style style:name="T1054" style:family="text">
      <style:text-properties officeooo:rsid="2cdabb55"/>
    </style:style>
    <style:style style:name="T1055" style:family="text">
      <style:text-properties officeooo:rsid="2cdb17ce"/>
    </style:style>
    <style:style style:name="T1056" style:family="text">
      <style:text-properties officeooo:rsid="2cdb972e"/>
    </style:style>
    <style:style style:name="T1057" style:family="text">
      <style:text-properties officeooo:rsid="2cdcd1a0"/>
    </style:style>
    <style:style style:name="T1058" style:family="text">
      <style:text-properties officeooo:rsid="2ce9720a"/>
    </style:style>
    <style:style style:name="T1059" style:family="text">
      <style:text-properties officeooo:rsid="2cf30dac"/>
    </style:style>
    <style:style style:name="T1060" style:family="text">
      <style:text-properties officeooo:rsid="2cf4dcba"/>
    </style:style>
    <style:style style:name="T1061" style:family="text">
      <style:text-properties officeooo:rsid="2cf5e8e0"/>
    </style:style>
    <style:style style:name="T1062" style:family="text">
      <style:text-properties officeooo:rsid="2d00adaf"/>
    </style:style>
    <style:style style:name="T1063" style:family="text">
      <style:text-properties officeooo:rsid="2d04f7ac"/>
    </style:style>
    <style:style style:name="T1064" style:family="text">
      <style:text-properties officeooo:rsid="2d06debb"/>
    </style:style>
    <style:style style:name="T1065" style:family="text">
      <style:text-properties officeooo:rsid="2d08b6f5"/>
    </style:style>
    <style:style style:name="T1066" style:family="text">
      <style:text-properties officeooo:rsid="2d0e2cbb"/>
    </style:style>
    <style:style style:name="T1067" style:family="text">
      <style:text-properties officeooo:rsid="2d0f0827"/>
    </style:style>
    <style:style style:name="T1068" style:family="text">
      <style:text-properties officeooo:rsid="2d0f0ba3"/>
    </style:style>
    <style:style style:name="T1069" style:family="text">
      <style:text-properties officeooo:rsid="2d10b9ec"/>
    </style:style>
    <style:style style:name="T1070" style:family="text">
      <style:text-properties officeooo:rsid="2d12c0ee"/>
    </style:style>
    <style:style style:name="T1071" style:family="text">
      <style:text-properties officeooo:rsid="2d137ec5"/>
    </style:style>
    <style:style style:name="T1072" style:family="text">
      <style:text-properties officeooo:rsid="2d14e225"/>
    </style:style>
    <style:style style:name="T1073" style:family="text">
      <style:text-properties officeooo:rsid="2d18aad7"/>
    </style:style>
    <style:style style:name="T1074" style:family="text">
      <style:text-properties officeooo:rsid="2d1a9696"/>
    </style:style>
    <style:style style:name="T1075" style:family="text">
      <style:text-properties officeooo:rsid="2d24af7d"/>
    </style:style>
    <style:style style:name="T1076" style:family="text">
      <style:text-properties officeooo:rsid="2d2731ef"/>
    </style:style>
    <style:style style:name="T1077" style:family="text">
      <style:text-properties officeooo:rsid="41943a51"/>
    </style:style>
    <style:style style:name="T1078" style:family="text">
      <style:text-properties officeooo:rsid="2d2a0c47"/>
    </style:style>
    <style:style style:name="T1079" style:family="text">
      <style:text-properties officeooo:rsid="2d2b66a0"/>
    </style:style>
    <style:style style:name="T1080" style:family="text">
      <style:text-properties officeooo:rsid="2d2f5903"/>
    </style:style>
    <style:style style:name="T1081" style:family="text">
      <style:text-properties officeooo:rsid="2d30adf9"/>
    </style:style>
    <style:style style:name="T1082" style:family="text">
      <style:text-properties officeooo:rsid="2d369bed"/>
    </style:style>
    <style:style style:name="T1083" style:family="text">
      <style:text-properties officeooo:rsid="2d3f6243"/>
    </style:style>
    <style:style style:name="T1084" style:family="text">
      <style:text-properties officeooo:rsid="2d47af22"/>
    </style:style>
    <style:style style:name="T1085" style:family="text">
      <style:text-properties officeooo:rsid="2d49f89f"/>
    </style:style>
    <style:style style:name="T1086" style:family="text">
      <style:text-properties officeooo:rsid="2d4b9bc0"/>
    </style:style>
    <style:style style:name="T1087" style:family="text">
      <style:text-properties officeooo:rsid="2d53ff92"/>
    </style:style>
    <style:style style:name="T1088" style:family="text">
      <style:text-properties officeooo:rsid="2d5718e3"/>
    </style:style>
    <style:style style:name="T1089" style:family="text">
      <style:text-properties officeooo:rsid="2d58e3ec"/>
    </style:style>
    <style:style style:name="T1090" style:family="text">
      <style:text-properties officeooo:rsid="2d5c0ae3"/>
    </style:style>
    <style:style style:name="T1091" style:family="text">
      <style:text-properties officeooo:rsid="2d6299e2"/>
    </style:style>
    <style:style style:name="T1092" style:family="text">
      <style:text-properties officeooo:rsid="2d68b92b"/>
    </style:style>
    <style:style style:name="T1093" style:family="text">
      <style:text-properties officeooo:rsid="2d6db9c7"/>
    </style:style>
    <style:style style:name="T1094" style:family="text">
      <style:text-properties officeooo:rsid="2d6def36"/>
    </style:style>
    <style:style style:name="T1095" style:family="text">
      <style:text-properties officeooo:rsid="2d7423ca"/>
    </style:style>
    <style:style style:name="T1096" style:family="text">
      <style:text-properties officeooo:rsid="2d794b0f"/>
    </style:style>
    <style:style style:name="T1097" style:family="text">
      <style:text-properties officeooo:rsid="2d79ddc6"/>
    </style:style>
    <style:style style:name="T1098" style:family="text">
      <style:text-properties officeooo:rsid="503dc632"/>
    </style:style>
    <style:style style:name="T1099" style:family="text">
      <style:text-properties officeooo:rsid="4ce0ade6"/>
    </style:style>
    <style:style style:name="T1100" style:family="text">
      <style:text-properties officeooo:rsid="503b24ff"/>
    </style:style>
    <style:style style:name="T1101" style:family="text">
      <style:text-properties officeooo:rsid="2d823d8d"/>
    </style:style>
    <style:style style:name="T1102" style:family="text">
      <style:text-properties officeooo:rsid="2d841b89"/>
    </style:style>
    <style:style style:name="T1103" style:family="text">
      <style:text-properties officeooo:rsid="2d84afa8"/>
    </style:style>
    <style:style style:name="T1104" style:family="text">
      <style:text-properties officeooo:rsid="2d854bcd"/>
    </style:style>
    <style:style style:name="T1105" style:family="text">
      <style:text-properties officeooo:rsid="2d862c9d"/>
    </style:style>
    <style:style style:name="T1106" style:family="text">
      <style:text-properties officeooo:rsid="2d88d4b5"/>
    </style:style>
    <style:style style:name="T1107" style:family="text">
      <style:text-properties officeooo:rsid="2d89328c"/>
    </style:style>
    <style:style style:name="T1108" style:family="text">
      <style:text-properties officeooo:rsid="2d8b0dfd"/>
    </style:style>
    <style:style style:name="T1109" style:family="text">
      <style:text-properties officeooo:rsid="2d8e7578"/>
    </style:style>
    <style:style style:name="T1110" style:family="text">
      <style:text-properties officeooo:rsid="2d8f7e6a"/>
    </style:style>
    <style:style style:name="T1111" style:family="text">
      <style:text-properties officeooo:rsid="2d90f701"/>
    </style:style>
    <style:style style:name="T1112" style:family="text">
      <style:text-properties officeooo:rsid="2d92599d"/>
    </style:style>
    <style:style style:name="T1113" style:family="text">
      <style:text-properties officeooo:rsid="2d992d80"/>
    </style:style>
    <style:style style:name="T1114" style:family="text">
      <style:text-properties officeooo:rsid="2d9f807f"/>
    </style:style>
    <style:style style:name="T1115" style:family="text">
      <style:text-properties officeooo:rsid="2da09627"/>
    </style:style>
    <style:style style:name="T1116" style:family="text">
      <style:text-properties officeooo:rsid="2daab5b0"/>
    </style:style>
    <style:style style:name="T1117" style:family="text">
      <style:text-properties officeooo:rsid="2db13f1b"/>
    </style:style>
    <style:style style:name="T1118" style:family="text">
      <style:text-properties officeooo:rsid="2db4722c"/>
    </style:style>
    <style:style style:name="T1119" style:family="text">
      <style:text-properties officeooo:rsid="2db68d28"/>
    </style:style>
    <style:style style:name="T1120" style:family="text">
      <style:text-properties officeooo:rsid="2db85677"/>
    </style:style>
    <style:style style:name="T1121" style:family="text">
      <style:text-properties officeooo:rsid="2db9fdf6"/>
    </style:style>
    <style:style style:name="T1122" style:family="text">
      <style:text-properties officeooo:rsid="2dbb04a6"/>
    </style:style>
    <style:style style:name="T1123" style:family="text">
      <style:text-properties officeooo:rsid="2dbd0347"/>
    </style:style>
    <style:style style:name="T1124" style:family="text">
      <style:text-properties officeooo:rsid="2dc01899"/>
    </style:style>
    <style:style style:name="T1125" style:family="text">
      <style:text-properties officeooo:rsid="2dc1b7e5"/>
    </style:style>
    <style:style style:name="T1126" style:family="text">
      <style:text-properties officeooo:rsid="2dcd463e"/>
    </style:style>
    <style:style style:name="T1127" style:family="text">
      <style:text-properties officeooo:rsid="2dd158b3"/>
    </style:style>
    <style:style style:name="T1128" style:family="text">
      <style:text-properties officeooo:rsid="2dd34059"/>
    </style:style>
    <style:style style:name="T1129" style:family="text">
      <style:text-properties officeooo:rsid="2dd36913"/>
    </style:style>
    <style:style style:name="T1130" style:family="text">
      <style:text-properties officeooo:rsid="2dd9f2bf"/>
    </style:style>
    <style:style style:name="T1131" style:family="text">
      <style:text-properties officeooo:rsid="2ddaf02d"/>
    </style:style>
    <style:style style:name="T1132" style:family="text">
      <style:text-properties officeooo:rsid="2de46560"/>
    </style:style>
    <style:style style:name="T1133" style:family="text">
      <style:text-properties officeooo:rsid="2de8eebc"/>
    </style:style>
    <style:style style:name="T1134" style:family="text">
      <style:text-properties officeooo:rsid="2de9675d"/>
    </style:style>
    <style:style style:name="T1135" style:family="text">
      <style:text-properties officeooo:rsid="2deb3456"/>
    </style:style>
    <style:style style:name="T1136" style:family="text">
      <style:text-properties officeooo:rsid="2dec2f3d"/>
    </style:style>
    <style:style style:name="T1137" style:family="text">
      <style:text-properties officeooo:rsid="2decc4d6"/>
    </style:style>
    <style:style style:name="T1138" style:family="text">
      <style:text-properties officeooo:rsid="2df3efee"/>
    </style:style>
    <style:style style:name="T1139" style:family="text">
      <style:text-properties officeooo:rsid="2df56763"/>
    </style:style>
    <style:style style:name="T1140" style:family="text">
      <style:text-properties officeooo:rsid="2df6eed8"/>
    </style:style>
    <style:style style:name="T1141" style:family="text">
      <style:text-properties officeooo:rsid="2df8dc0f"/>
    </style:style>
    <style:style style:name="T1142" style:family="text">
      <style:text-properties officeooo:rsid="2dffb0bf"/>
    </style:style>
    <style:style style:name="T1143" style:family="text">
      <style:text-properties officeooo:rsid="2e052e6b"/>
    </style:style>
    <style:style style:name="T1144" style:family="text">
      <style:text-properties officeooo:rsid="2e05b920"/>
    </style:style>
    <style:style style:name="T1145" style:family="text">
      <style:text-properties officeooo:rsid="2e155299"/>
    </style:style>
    <style:style style:name="T1146" style:family="text">
      <style:text-properties officeooo:rsid="2e269220"/>
    </style:style>
    <style:style style:name="T1147" style:family="text">
      <style:text-properties officeooo:rsid="2e329540"/>
    </style:style>
    <style:style style:name="T1148" style:family="text">
      <style:text-properties officeooo:rsid="2e3389d8"/>
    </style:style>
    <style:style style:name="T1149" style:family="text">
      <style:text-properties officeooo:rsid="2e35c073"/>
    </style:style>
    <style:style style:name="T1150" style:family="text">
      <style:text-properties officeooo:rsid="2e375532"/>
    </style:style>
    <style:style style:name="T1151" style:family="text">
      <style:text-properties officeooo:rsid="2e39295e"/>
    </style:style>
    <style:style style:name="T1152" style:family="text">
      <style:text-properties officeooo:rsid="2e3add85"/>
    </style:style>
    <style:style style:name="T1153" style:family="text">
      <style:text-properties officeooo:rsid="2e3cdd0a"/>
    </style:style>
    <style:style style:name="T1154" style:family="text">
      <style:text-properties officeooo:rsid="2e3d5ccf"/>
    </style:style>
    <style:style style:name="T1155" style:family="text">
      <style:text-properties officeooo:rsid="2e4380c6"/>
    </style:style>
    <style:style style:name="T1156" style:family="text">
      <style:text-properties officeooo:rsid="2e4429db"/>
    </style:style>
    <style:style style:name="T1157" style:family="text">
      <style:text-properties officeooo:rsid="2e6413c8"/>
    </style:style>
    <style:style style:name="T1158" style:family="text">
      <style:text-properties officeooo:rsid="2e66edb4"/>
    </style:style>
    <style:style style:name="T1159" style:family="text">
      <style:text-properties officeooo:rsid="2e6b1721"/>
    </style:style>
    <style:style style:name="T1160" style:family="text">
      <style:text-properties officeooo:rsid="2e6fb553"/>
    </style:style>
    <style:style style:name="T1161" style:family="text">
      <style:text-properties officeooo:rsid="2e709a3a"/>
    </style:style>
    <style:style style:name="T1162" style:family="text">
      <style:text-properties officeooo:rsid="2e74559c"/>
    </style:style>
    <style:style style:name="T1163" style:family="text">
      <style:text-properties officeooo:rsid="2e753075"/>
    </style:style>
    <style:style style:name="T1164" style:family="text">
      <style:text-properties officeooo:rsid="2e791353"/>
    </style:style>
    <style:style style:name="T1165" style:family="text">
      <style:text-properties officeooo:rsid="2e7a88ef"/>
    </style:style>
    <style:style style:name="T1166" style:family="text">
      <style:text-properties officeooo:rsid="2e7dcae7"/>
    </style:style>
    <style:style style:name="T1167" style:family="text">
      <style:text-properties officeooo:rsid="2e7ecf95"/>
    </style:style>
    <style:style style:name="T1168" style:family="text">
      <style:text-properties officeooo:rsid="2e808f65"/>
    </style:style>
    <style:style style:name="T1169" style:family="text">
      <style:text-properties officeooo:rsid="2e819ee6"/>
    </style:style>
    <style:style style:name="T1170" style:family="text">
      <style:text-properties officeooo:rsid="2e8280e7"/>
    </style:style>
    <style:style style:name="T1171" style:family="text">
      <style:text-properties officeooo:rsid="2e83110c"/>
    </style:style>
    <style:style style:name="T1172" style:family="text">
      <style:text-properties officeooo:rsid="2e858e23"/>
    </style:style>
    <style:style style:name="T1173" style:family="text">
      <style:text-properties officeooo:rsid="2e87b3ad"/>
    </style:style>
    <style:style style:name="T1174" style:family="text">
      <style:text-properties officeooo:rsid="2e899d92"/>
    </style:style>
    <style:style style:name="T1175" style:family="text">
      <style:text-properties officeooo:rsid="2e9072f8"/>
    </style:style>
    <style:style style:name="T1176" style:family="text">
      <style:text-properties officeooo:rsid="2e95a0be"/>
    </style:style>
    <style:style style:name="T1177" style:family="text">
      <style:text-properties officeooo:rsid="4ea8ed76"/>
    </style:style>
    <style:style style:name="T117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officeooo:rsid="2e95bd5e"/>
    </style:style>
    <style:style style:name="T1180" style:family="text">
      <style:text-properties officeooo:rsid="2e97f86b"/>
    </style:style>
    <style:style style:name="T1181" style:family="text">
      <style:text-properties officeooo:rsid="2e99c0c1"/>
    </style:style>
    <style:style style:name="T1182" style:family="text">
      <style:text-properties officeooo:rsid="516d15c5"/>
    </style:style>
    <style:style style:name="T1183" style:family="text">
      <style:text-properties fo:color="#c3b346" fo:font-style="normal" officeooo:rsid="4e2f1665" style:font-style-asian="normal" style:font-style-complex="normal"/>
    </style:style>
    <style:style style:name="T1184" style:family="text">
      <style:text-properties officeooo:rsid="2e9b1689"/>
    </style:style>
    <style:style style:name="T1185" style:family="text">
      <style:text-properties officeooo:rsid="2ea1ab7e"/>
    </style:style>
    <style:style style:name="T1186" style:family="text">
      <style:text-properties officeooo:rsid="2ea87936"/>
    </style:style>
    <style:style style:name="T1187" style:family="text">
      <style:text-properties officeooo:rsid="2eac0a85"/>
    </style:style>
    <style:style style:name="T1188" style:family="text">
      <style:text-properties officeooo:rsid="2eacfdee"/>
    </style:style>
    <style:style style:name="T1189" style:family="text">
      <style:text-properties officeooo:rsid="2eaee05e"/>
    </style:style>
    <style:style style:name="T1190" style:family="text">
      <style:text-properties officeooo:rsid="2eb0930f"/>
    </style:style>
    <style:style style:name="T1191" style:family="text">
      <style:text-properties fo:color="#1841ce" fo:font-weight="bold" style:font-weight-asian="bold" style:font-weight-complex="bold"/>
    </style:style>
    <style:style style:name="T1192" style:family="text">
      <style:text-properties officeooo:rsid="2eb1c375"/>
    </style:style>
    <style:style style:name="T1193" style:family="text">
      <style:text-properties officeooo:rsid="2eb28bf8"/>
    </style:style>
    <style:style style:name="T1194" style:family="text">
      <style:text-properties officeooo:rsid="2eb3fcac"/>
    </style:style>
    <style:style style:name="T1195" style:family="text">
      <style:text-properties officeooo:rsid="2eb53d50"/>
    </style:style>
    <style:style style:name="T1196" style:family="text">
      <style:text-properties officeooo:rsid="2eb7eeaa"/>
    </style:style>
    <style:style style:name="T1197" style:family="text">
      <style:text-properties officeooo:rsid="2eba69c8"/>
    </style:style>
    <style:style style:name="T1198" style:family="text">
      <style:text-properties officeooo:rsid="2ebc4edd"/>
    </style:style>
    <style:style style:name="T1199" style:family="text">
      <style:text-properties officeooo:rsid="2ebccc7e"/>
    </style:style>
    <style:style style:name="T1200" style:family="text">
      <style:text-properties officeooo:rsid="2ebf4e93"/>
    </style:style>
    <style:style style:name="T1201" style:family="text">
      <style:text-properties officeooo:rsid="2ebf6885"/>
    </style:style>
    <style:style style:name="T1202" style:family="text">
      <style:text-properties officeooo:rsid="2ec08b6f"/>
    </style:style>
    <style:style style:name="T1203" style:family="text">
      <style:text-properties officeooo:rsid="2ec26a69"/>
    </style:style>
    <style:style style:name="T1204" style:family="text">
      <style:text-properties officeooo:rsid="2ec39af3"/>
    </style:style>
    <style:style style:name="T1205" style:family="text">
      <style:text-properties officeooo:rsid="2ec3ebc6"/>
    </style:style>
    <style:style style:name="T1206" style:family="text">
      <style:text-properties officeooo:rsid="2ec4b75b"/>
    </style:style>
    <style:style style:name="T1207" style:family="text">
      <style:text-properties officeooo:rsid="2ec548ae"/>
    </style:style>
    <style:style style:name="T1208" style:family="text">
      <style:text-properties officeooo:rsid="2ec939ea"/>
    </style:style>
    <style:style style:name="T1209" style:family="text">
      <style:text-properties officeooo:rsid="2eca17bc"/>
    </style:style>
    <style:style style:name="T1210" style:family="text">
      <style:text-properties officeooo:rsid="2ecb6f4e"/>
    </style:style>
    <style:style style:name="T1211" style:family="text">
      <style:text-properties officeooo:rsid="2ece1772"/>
    </style:style>
    <style:style style:name="T1212" style:family="text">
      <style:text-properties officeooo:rsid="2eceb0a7"/>
    </style:style>
    <style:style style:name="T1213" style:family="text">
      <style:text-properties officeooo:rsid="2ecf3978"/>
    </style:style>
    <style:style style:name="T1214" style:family="text">
      <style:text-properties officeooo:rsid="2ecf4527"/>
    </style:style>
    <style:style style:name="T1215" style:family="text">
      <style:text-properties officeooo:rsid="2ee15df3"/>
    </style:style>
    <style:style style:name="T1216" style:family="text">
      <style:text-properties officeooo:rsid="2ee47530"/>
    </style:style>
    <style:style style:name="T1217" style:family="text">
      <style:text-properties officeooo:rsid="2ef384de"/>
    </style:style>
    <style:style style:name="T1218" style:family="text">
      <style:text-properties officeooo:rsid="2ef41948"/>
    </style:style>
    <style:style style:name="T1219" style:family="text">
      <style:text-properties officeooo:rsid="2ef42453"/>
    </style:style>
    <style:style style:name="T1220" style:family="text">
      <style:text-properties officeooo:rsid="2ef55f54"/>
    </style:style>
    <style:style style:name="T1221" style:family="text">
      <style:text-properties officeooo:rsid="2ef5a6c5"/>
    </style:style>
    <style:style style:name="T1222" style:family="text">
      <style:text-properties officeooo:rsid="2ef6a7cd"/>
    </style:style>
    <style:style style:name="T1223" style:family="text">
      <style:text-properties officeooo:rsid="2ef80bec"/>
    </style:style>
    <style:style style:name="T1224" style:family="text">
      <style:text-properties officeooo:rsid="2ef9e020"/>
    </style:style>
    <style:style style:name="T1225" style:family="text">
      <style:text-properties officeooo:rsid="2efb8c0f"/>
    </style:style>
    <style:style style:name="T1226" style:family="text">
      <style:text-properties officeooo:rsid="500f4cb5"/>
    </style:style>
    <style:style style:name="T1227" style:family="text">
      <style:text-properties officeooo:rsid="500da72b"/>
    </style:style>
    <style:style style:name="T1228" style:family="text">
      <style:text-properties officeooo:rsid="2f087c71"/>
    </style:style>
    <style:style style:name="T1229" style:family="text">
      <style:text-properties officeooo:rsid="2f0a5d8e"/>
    </style:style>
    <style:style style:name="T1230" style:family="text">
      <style:text-properties officeooo:rsid="2ef76aa4"/>
    </style:style>
    <style:style style:name="T1231" style:family="text">
      <style:text-properties officeooo:rsid="2f13a043"/>
    </style:style>
    <style:style style:name="T1232" style:family="text">
      <style:text-properties officeooo:rsid="2f17426c"/>
    </style:style>
    <style:style style:name="T1233" style:family="text">
      <style:text-properties officeooo:rsid="2f17b2fb"/>
    </style:style>
    <style:style style:name="T1234" style:family="text">
      <style:text-properties officeooo:rsid="2f19b27e"/>
    </style:style>
    <style:style style:name="T1235" style:family="text">
      <style:text-properties officeooo:rsid="2f1f0d12"/>
    </style:style>
    <style:style style:name="T1236" style:family="text">
      <style:text-properties officeooo:rsid="2f20008c"/>
    </style:style>
    <style:style style:name="T1237" style:family="text">
      <style:text-properties officeooo:rsid="2f2275c7"/>
    </style:style>
    <style:style style:name="T1238" style:family="text">
      <style:text-properties officeooo:rsid="2f235fff"/>
    </style:style>
    <style:style style:name="T1239" style:family="text">
      <style:text-properties officeooo:rsid="2f253b88"/>
    </style:style>
    <style:style style:name="T1240" style:family="text">
      <style:text-properties officeooo:rsid="2f264c49"/>
    </style:style>
    <style:style style:name="T1241" style:family="text">
      <style:text-properties officeooo:rsid="2f2825bb"/>
    </style:style>
    <style:style style:name="T1242" style:family="text">
      <style:text-properties officeooo:rsid="2f296b45"/>
    </style:style>
    <style:style style:name="T1243" style:family="text">
      <style:text-properties officeooo:rsid="2f33ae07"/>
    </style:style>
    <style:style style:name="T1244" style:family="text">
      <style:text-properties officeooo:rsid="2f34f9eb"/>
    </style:style>
    <style:style style:name="T1245" style:family="text">
      <style:text-properties officeooo:rsid="4e732146"/>
    </style:style>
    <style:style style:name="T1246" style:family="text">
      <style:text-properties officeooo:rsid="2f37ca70"/>
    </style:style>
    <style:style style:name="T1247" style:family="text">
      <style:text-properties officeooo:rsid="2f38db1e"/>
    </style:style>
    <style:style style:name="T1248" style:family="text">
      <style:text-properties officeooo:rsid="2f3ab311"/>
    </style:style>
    <style:style style:name="T1249" style:family="text">
      <style:text-properties officeooo:rsid="2f3b28f4"/>
    </style:style>
    <style:style style:name="T1250" style:family="text">
      <style:text-properties officeooo:rsid="3ecd1329"/>
    </style:style>
    <style:style style:name="T1251" style:family="text">
      <style:text-properties officeooo:rsid="3eda7c58"/>
    </style:style>
    <style:style style:name="T1252" style:family="text">
      <style:text-properties officeooo:rsid="2f3b7755"/>
    </style:style>
    <style:style style:name="T1253" style:family="text">
      <style:text-properties officeooo:rsid="2f3e5d91"/>
    </style:style>
    <style:style style:name="T1254" style:family="text">
      <style:text-properties officeooo:rsid="2f4003fb"/>
    </style:style>
    <style:style style:name="T1255" style:family="text">
      <style:text-properties officeooo:rsid="2f418396"/>
    </style:style>
    <style:style style:name="T1256" style:family="text">
      <style:text-properties officeooo:rsid="2f42a43b"/>
    </style:style>
    <style:style style:name="T1257" style:family="text">
      <style:text-properties officeooo:rsid="2f43ae64"/>
    </style:style>
    <style:style style:name="T1258" style:family="text">
      <style:text-properties officeooo:rsid="2f450f83"/>
    </style:style>
    <style:style style:name="T1259" style:family="text">
      <style:text-properties officeooo:rsid="2f47a779"/>
    </style:style>
    <style:style style:name="T1260" style:family="text">
      <style:text-properties officeooo:rsid="2f4b13b5"/>
    </style:style>
    <style:style style:name="T1261" style:family="text">
      <style:text-properties officeooo:rsid="2f4c22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
      <text:p text:style-name="P113"/>
      <text:p text:style-name="P113">Tross</text:p>
      <text:p text:style-name="P32"/>
      <text:p text:style-name="P32"/>
      <text:p text:style-name="P32"/>
      <text:p text:style-name="P32"/>
      <text:p text:style-name="P170"/>
      <text:p text:style-name="P170"/>
      <text:p text:style-name="P169"/>
      <text:p text:style-name="P169"/>
      <text:p text:style-name="P169"/>
      <text:p text:style-name="P169"/>
      <text:p text:style-name="P5"><text:soft-page-break/>Autor originálního dobrodružství: Quentin</text:p>
      <text:p text:style-name="P5">Pro <text:span text:style-name="T235">Dračák podle staré školy</text:span> upravil: York</text:p>
      <text:p text:style-name="P5"/>
      <text:p text:style-name="P6"/>
      <text:p text:style-name="P6"/>
      <text:p text:style-name="P6"/>
      <text:p text:style-name="P6">Verze 0.<text:span text:style-name="T581">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13837_1990953305" text:style-name="Internet_20_link" text:visited-style-name="Internet_20_link">TODO</text:a><text:tab/>3</text:p>
          <text:p text:style-name="P208"><text:a xlink:type="simple" xlink:href="#__RefHeading___Toc13849_1990953305" text:style-name="Internet_20_link" text:visited-style-name="Internet_20_link">Město Tross</text:a><text:tab/>4</text:p>
          <text:p text:style-name="P209"><text:a xlink:type="simple" xlink:href="#__RefHeading___Toc13851_1990953305" text:style-name="Internet_20_link" text:visited-style-name="Internet_20_link">Nadzemí</text:a><text:tab/>4</text:p>
          <text:p text:style-name="P209"><text:a xlink:type="simple" xlink:href="#__RefHeading___Toc13853_1990953305" text:style-name="Internet_20_link" text:visited-style-name="Internet_20_link">Důl</text:a><text:tab/>9</text:p>
          <text:p text:style-name="P209"><text:a xlink:type="simple" xlink:href="#__RefHeading___Toc13855_1990953305" text:style-name="Internet_20_link" text:visited-style-name="Internet_20_link">Jeskyně s chrámem</text:a><text:tab/>25</text:p>
          <text:p text:style-name="P208"><text:a xlink:type="simple" xlink:href="#__RefHeading___Toc6844_2407452455" text:style-name="Internet_20_link" text:visited-style-name="Internet_20_link">Krvavá vila</text:a><text:tab/>32</text:p>
          <text:p text:style-name="P208"><text:a xlink:type="simple" xlink:href="#__RefHeading___Toc13857_1990953305" text:style-name="Internet_20_link" text:visited-style-name="Internet_20_link">Konec dobrodružství</text:a><text:tab/>38</text:p>
          <text:p text:style-name="P209"><text:a xlink:type="simple" xlink:href="#__RefHeading___Toc5831_1424409582" text:style-name="Internet_20_link" text:visited-style-name="Internet_20_link">Cena pokladů</text:a><text:tab/>38</text:p>
        </text:index-body>
      </text:table-of-content>
      <text:h text:style-name="P241"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529">TODO: Quest na vyčištění lapků v Hrzalese.</text:p>
      <text:p text:style-name="P530">TODO: Karsavar nemohl dost dobře poslat k dračí kostře dřívějšího učedníka s dýkou, kterou pak dá postavám.</text:p>
      <text:h text:style-name="P263" text:outline-level="2">Počítání času a náhodné události</text:h>
      <text:list xml:id="list3109180553" text:style-name="L1">
        <text:list-item>
          <text:p text:style-name="P273">Hází se každ<text:span text:style-name="T1228">ý</text:span> den, <text:span text:style-name="T1228">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536724547" text:style-name="L2">
        <text:list-item>
          <text:p text:style-name="P275">Cesta z Trossu do Blosel trvá po cestě 1 den.</text:p>
        </text:list-item>
        <text:list-item>
          <text:p text:style-name="P276">Lesem by trvala 2 dny, <text:span text:style-name="T1229">h</text:span>orami týden.</text:p>
        </text:list-item>
      </text:list>
      <text:h text:style-name="Heading_20_2" text:outline-level="2"><text:soft-page-break/>Náhodná setkání</text:h>
      <text:p text:style-name="P535">TODO: Počasí (bouře v horách, hustá mlha v bažině) musí určitě bejt událost, ne setkání – může nastat současně s něčím dalším (Quentinovo řešení hodit znova, spolu s čím se to stane, by asi taky fungovalo, ale takhle je to čistší – postavy se mohou například rozhodnout zastavit a bouři přečkat na místě, potom nebudou spouštět další encountery).</text:p>
      <text:list xml:id="list302650707" text:style-name="L3">
        <text:list-item>
          <text:p text:style-name="P274">Hází se 3x za den – co se stalo v noci, dopoledne a odpoledne.</text:p>
        </text:list-item>
        <text:list-item>
          <text:p text:style-name="P274">Tabulky budou rovnou obsahovat i stopy a možnosti "nic se nestalo".</text:p>
        </text:list-item>
        <text:list-item>
          <text:p text:style-name="P312">V některých oblastech jsem rozdělil setkání "na cestě" a "mimo cestu".</text:p>
        </text:list-item>
        <text:list-item>
          <text:p text:style-name="P312">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42" text:outline-level="1"><text:span text:style-name="T1057">+</text:span>Události</text:h>
      <text:list xml:id="list2656197271" text:style-name="L4">
        <text:list-item>
          <text:p text:style-name="P313"><text:span text:style-name="T992">Velmož</text:span> ze sousedního <text:span text:style-name="T992">kraje</text:span> přijel s početnou družinou <text:span text:style-name="T992">navštívit místního vládce</text:span>. Zatímco <text:span text:style-name="T992">urození</text:span> jednají na hradě, doprovod si pod diplomatickou imunitou dovoluje na místní.</text:p>
        </text:list-item>
      </text:list>
      <text:list xml:id="list536167860" text:style-name="L5">
        <text:list-header>
          <text:p text:style-name="P315">Andros</text:p>
          <text:p text:style-name="P333">Sousední městský stát. <text:span text:style-name="T1153">Laděný do řeckého stylu.</text:span></text:p>
        </text:list-header>
      </text:list>
      <text:list xml:id="list3046951491" text:style-name="L6">
        <text:list-header>
          <text:p text:style-name="P316">Epiktetos z Androsu</text:p>
          <text:p text:style-name="P335">Basileus sousedního měst<text:span text:style-name="T1152">ského státu.</text:span></text:p>
          <text:p text:style-name="P334"><text:span text:style-name="T1154">Obtloustlý m</text:span>už ve středních letech se zlatým kruhem na čele. Chybí mu jedna ruka – <text:span text:style-name="T1154">chvástá se, jak o ni <text:s/>přišel v boji, ale ve skutečnosti to byla nepozornost při tréninku.</text:span></text:p>
        </text:list-header>
      </text:list>
      <text:list xml:id="list1620951379" text:style-name="L7">
        <text:list-header>
          <text:p text:style-name="P317">Sophia</text:p>
        </text:list-header>
      </text:list>
      <text:list xml:id="list194227455172995" text:continue-list="list2656197271" text:style-name="L4">
        <text:list-header>
          <text:p text:style-name="P336">Nepříliš pohledná, ale vždy má složitý účes, perfektní líčení a vytříbené chování.</text:p>
          <text:p text:style-name="P337"><text:span text:style-name="T1149">D</text:span>cera vládce sousedního panství. <text:span text:style-name="T1150">Dalvarovi říká „ó můj pane“. Na neurozené osoby se ani nepodívá – očekává, že budou mluvit s jejími služkami.</text:span></text:p>
          <text:p text:style-name="P338">Umí celkem dobře bojovat s mečem (učil ji bratr).</text:p>
          <text:p text:style-name="P339">Má s sebou dvě služebné: <text:span text:style-name="T1151">Trpaslici Miku a elfku Alianu. S neurozenými mluví většinou Mika – ztěžka vyslovuje „ř“.</text:span></text:p>
        </text:list-header>
        <text:list-item>
          <text:p text:style-name="P314"><text:soft-page-break/>Na tržiště dorazila <text:span text:style-name="T973">trpaslická</text:span> karavana s vynálezy, lektvary a výbušninami.</text:p>
        </text:list-item>
        <text:list-item>
          <text:p text:style-name="P313">Svátek umrlčího tance. Všichni obyvatelé nosí strašidelné masky. Po lidech bez masky se há<text:span text:style-name="T1056">zí</text:span> shnilé ovoce.</text:p>
        </text:list-item>
        <text:list-item>
          <text:p text:style-name="P340">Zombie incident v<text:span text:style-name="T971">e vile Filomény Karské</text:span>. <text:span text:style-name="T999">Dvorn</text:span><text:span text:style-name="T93">í čaroděj Bareus Karsavar zde prováděl jeden z riskantních omlazovacích rituálů, kterými udržuje Filoménu mladou a krásnou. Tentokrát se to ale nepovedlo a výsledkem je zombifikace veškerého služebnictva a zohyzdění Filomény. </text:span><text:span text:style-name="T121">Všechny zabil Karsavar různými kouzly (budou na nich stopy po zásahu bleskem, budou sežehnutí, zmražení a podobně).</text:span></text:p>
          <text:p text:style-name="P341">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40"><text:span text:style-name="T972">Fyzička 3, Finesa 1, Duše -</text:span><text:span text:style-name="T794">, </text:span><text:span text:style-name="T795">Ž</text:span><text:span text:style-name="T796">ivot</text:span><text:span text:style-name="T795">y </text:span><text:span text:style-name="T797">13</text:span></text:p>
              <text:p text:style-name="P575"><text:span text:style-name="T863">Rychlost:</text:span><text:span text:style-name="T798"> </text:span><text:span text:style-name="T799">jako </text:span><text:span text:style-name="T800">chůze</text:span></text:p>
              <text:p text:style-name="P575"><text:span text:style-name="T864">Smysly:</text:span><text:span text:style-name="T801"> </text:span><text:span text:style-name="T802">magický zrak a sluch</text:span></text:p>
              <text:p text:style-name="P575"><text:span text:style-name="T865">Detekovatelnost</text:span><text:span text:style-name="T866">:</text:span><text:span text:style-name="T803"> </text:span><text:span text:style-name="T804">Zombie není</text:span><text:span text:style-name="T803"> vidět pomocí infravidění.</text:span></text:p>
              <text:p text:style-name="P540"><text:span text:style-name="T568">⚔<text:tab/></text:span><text:span text:style-name="T867">Pařáty</text:span><text:span text:style-name="T868">:</text:span><text:span text:style-name="T796"> </text:span><text:span text:style-name="T805">3 + k6, zranění 1</text:span></text:p>
              <text:p text:style-name="P539"><text:span text:style-name="T449">⚔<text:tab/></text:span><text:span text:style-name="T623">Z</text:span><text:span text:style-name="T624">uby</text:span><text:span text:style-name="T8">:</text:span><text:span text:style-name="T17"> 3 + k6, zranění 0</text:span></text:p>
            </text:list-header>
          </text:list>
          <text:p text:style-name="P346"><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42">Po vyvraždění vily se Karsavar vydal zpět do své věže. Zabil ještě pár lidí ve městě (osamocené zombie incidenty, stopa vede k tvrzi), ale už ne moc, začala mu docházet kouzla.</text:p>
          <text:p text:style-name="P343">Další den, opět s plným arzenálem kouzel, začne vraždit v tvrzi. Stráž určitě uvítá pomoc.</text:p>
          <text:p text:style-name="P347"><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43" text:outline-level="1"><text:span text:style-name="T1057">+</text:span>Božstva</text:h>
      <text:h text:style-name="Heading_20_3" text:outline-level="3"><text:span text:style-name="Strong_20_Emphasis">Vorok</text:span><text:span text:style-name="Strong_20_Emphasis"><text:span text:style-name="T235">, p</text:span></text:span><text:span text:style-name="T235">án </text:span><text:span text:style-name="T274">ohně a</text:span><text:span text:style-name="T235"> oceli</text:span></text:h>
      <text:p text:style-name="P60"><text:span text:style-name="Emphasis">Chce vybudovat mocnou a věčnou civilizaci.</text:span></text:p>
      <text:list xml:id="list467259268" text:style-name="L8">
        <text:list-item>
          <text:p text:style-name="P348">Ctít a prosazovat zákony a tradice.</text:p>
        </text:list-item>
        <text:list-item>
          <text:p text:style-name="P348">Stavět potřeby většiny nad potřeby jedince.</text:p>
        </text:list-item>
        <text:list-item>
          <text:p text:style-name="P348">Nestrpět monstrum nebo černokněžníka naživu.</text:p>
        </text:list-item>
        <text:list-item>
          <text:p text:style-name="P348">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1172195209" text:style-name="L9">
        <text:list-item>
          <text:p text:style-name="P349">Chránit život každého jednotlivce.</text:p>
        </text:list-item>
        <text:list-item>
          <text:p text:style-name="P349">Žít v celibátu.</text:p>
        </text:list-item>
        <text:list-item>
          <text:p text:style-name="P349">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795351940" text:style-name="L10">
        <text:list-item>
          <text:p text:style-name="P350">Bránit svět před perverzí magie, vědy a průmyslu.</text:p>
        </text:list-item>
        <text:list-item>
          <text:p text:style-name="P350">Žít skromným a pokorným životem.</text:p>
        </text:list-item>
        <text:list-item>
          <text:p text:style-name="P350">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762912839" text:style-name="L11">
        <text:list-item>
          <text:p text:style-name="P351">Obětovat nekonečnému oceánu.</text:p>
        </text:list-item>
        <text:list-item>
          <text:p text:style-name="P351">Budovat věhlas a moc kultu Gargantua.</text:p>
        </text:list-item>
        <text:list-item>
          <text:p text:style-name="P351">Chapadla.</text:p>
        </text:list-item>
      </text:list>
      <text:h text:style-name="Heading_20_1" text:outline-level="1"><text:span text:style-name="T1057">+</text:span>Mistři</text:h>
      <text:p text:style-name="P98">Až budou chtít postavy postoupit na vyšší úroveň, musí si najít mistry. Není to složité, stačí se poptat. Mistři v Trossu jsou (všichni jsou ve městě):</text:p>
      <text:p text:style-name="Standalone_20_Property"><text:span text:style-name="T160">Válečník: </text:span><text:span text:style-name="T1017">Kapitán stráže Moriak Har (viz Kasárna v pevnosti), velitel Horos z Brakkské věže.</text:span></text:p>
      <text:p text:style-name="Standalone_20_Property"><text:span text:style-name="T154">Hraničář: </text:span>Kuzal‘<text:span text:style-name="T290">k’tak, obchodn</text:span><text:span text:style-name="T78">ík s exotiky (viz Obchod s exotiky v chudinské čtvrti)</text:span></text:p>
      <text:p text:style-name="Standalone_20_Property"><text:span text:style-name="T154">Kouzelník: </text:span><text:span text:style-name="T1017">D</text:span>vorní čaroděj Bareus Karsavar (viz Hlavní věž pevnosti)</text:p>
      <text:p text:style-name="Standalone_20_Property"><text:span text:style-name="T154">Alchymista: </text:span><text:span text:style-name="T1017">T</text:span>rpaslická alchymistka Malika Kragg (viz a<text:span text:style-name="T275">lchymistický krámek</text:span> v chudinské čtvrti).</text:p>
      <text:p text:style-name="Standalone_20_Property"><text:span text:style-name="T190">Zloděj: </text:span>Stín (viz <text:span text:style-name="T1009">Smaragdové divadlo</text:span> v bohaté čtvrti).</text:p>
      <text:h text:style-name="P244" text:outline-level="1">Oblasti</text:h>
      <text:h text:style-name="Heading_20_2" text:outline-level="2">Bažina</text:h>
      <text:h text:style-name="Heading_20_3" text:outline-level="3">Počasí <text:span text:style-name="T1259">(k6)</text:span></text:h>
      <text:list xml:id="list2227101302" text:style-name="L115">
        <text:list-item>
          <text:p text:style-name="P538">Jasno</text:p>
        </text:list-item>
        <text:list-item>
          <text:p text:style-name="P537"><text:span text:style-name="T1260">M</text:span>lžný opar</text:p>
        </text:list-item>
        <text:list-item>
          <text:p text:style-name="P537"><text:span text:style-name="T1260">M</text:span>lžný opar, <text:span text:style-name="T1260">mrholení</text:span></text:p>
        </text:list-item>
        <text:list-item>
          <text:p text:style-name="P537"><text:span text:style-name="T1260">Mlžný opar, h</text:span>ustý déšť</text:p>
        </text:list-item>
        <text:list-item>
          <text:p text:style-name="P538">Mlžný opar, slejvák</text:p>
        </text:list-item>
        <text:list-item>
          <text:p text:style-name="P536">Bažina je dnes zalitá v husté mléčné mlze. Hoď znovu koho v mlze potkají. Padne-li zase 12, mlha je zlomyslná a ukazuje lidem vidinu jejich největšího strachu, aby je zahnala do močálů.</text:p>
        </text:list-item>
      </text:list>
      <text:h text:style-name="Heading_20_3" text:outline-level="3">Setkání <text:span text:style-name="T1259">(k12)</text:span></text:h>
      <text:list xml:id="list3879484968" text:style-name="L12">
        <text:list-item>
          <text:p text:style-name="P356"><text:span text:style-name="T750">👣 </text:span><text:span text:style-name="T752">Čerstvé s</text:span><text:span text:style-name="T750">topy </text:span><text:span text:style-name="T754">bosých dvojnožců s drápy.</text:span></text:p>
        </text:list-item>
        <text:list-item>
          <text:p text:style-name="P356"><text:span text:style-name="T750">👣 </text:span><text:span text:style-name="T754">Den staré</text:span><text:span text:style-name="T752"> s</text:span><text:span text:style-name="T750">topy </text:span><text:span text:style-name="T754">bosých dvojnožců s drápy.</text:span></text:p>
        </text:list-item>
        <text:list-item>
          <text:p text:style-name="P352"><text:span text:style-name="T930">Osm ještěrců loví lidi do zigguratu. Vede je veterán s kostěnou zbrojí a oboustranným kopím.</text:span></text:p>
          <text:p text:style-name="P322"><text:span text:style-name="T939">7x </text:span><text:span text:style-name="T930">Ještěrec</text:span></text:p>
          <text:p text:style-name="P568"><text:soft-page-break/><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743">, </text:span><text:span text:style-name="T744">Ž</text:span><text:span text:style-name="T745">ivot</text:span><text:span text:style-name="T744">y </text:span><text:span text:style-name="T746">9</text:span></text:p>
          <text:p text:style-name="P569"><text:span text:style-name="T448">⚔ </text:span><text:span text:style-name="T534">Dlouhé kopí</text:span><text:span text:style-name="T532">:</text:span><text:span text:style-name="T491"> </text:span><text:span text:style-name="T492">3</text:span><text:span text:style-name="T491"> + k6, zranění </text:span><text:span text:style-name="T499">2</text:span></text:p>
          <text:p text:style-name="P532"><text:span text:style-name="T534">U </text:span><text:span text:style-name="T530">sebe mají:</text:span><text:span text:style-name="T490"> uzené ryby, dřevěné l</text:span><text:span text:style-name="T501">a</text:span><text:span text:style-name="T490">hve s vodou.</text:span></text:p>
          <text:p text:style-name="P322"><text:span text:style-name="T542">V</text:span><text:span text:style-name="T541">elitel ještěrců</text:span></text:p>
          <text:p text:style-name="P569"><text:span text:style-name="T72">F</text:span><text:span text:style-name="T73">yzička </text:span><text:span text:style-name="T75">4</text:span><text:span text:style-name="T73">, Finesa </text:span><text:span text:style-name="T74">3</text:span><text:span text:style-name="T73">, Duše </text:span><text:span text:style-name="T74">1</text:span><text:span text:style-name="T743">, </text:span><text:span text:style-name="T744">Ž</text:span><text:span text:style-name="T745">ivot</text:span><text:span text:style-name="T744">y </text:span><text:span text:style-name="T746">10</text:span></text:p>
          <text:p text:style-name="P546"><text:span text:style-name="T759">Z</text:span><text:span text:style-name="T771">broj:</text:span><text:span text:style-name="T746"> 1 (kostěná zbroj)</text:span></text:p>
          <text:p text:style-name="P567"><text:span text:style-name="T448">⚔ </text:span><text:span text:style-name="T530">Oboustranné kopí</text:span><text:span text:style-name="T532">:</text:span><text:span text:style-name="T491"> </text:span><text:span text:style-name="T490">4</text:span><text:span text:style-name="T491"> + k6, zranění </text:span><text:span text:style-name="T490">2</text:span></text:p>
          <text:p text:style-name="P531"><text:span text:style-name="T530">U sebe má:</text:span><text:span text:style-name="T490"> </text:span><text:span text:style-name="T500">uzené ryby, dřevěn</text:span><text:span text:style-name="T501">ou</text:span><text:span text:style-name="T500"> l</text:span><text:span text:style-name="T501">a</text:span><text:span text:style-name="T500">h</text:span><text:span text:style-name="T501">ev</text:span><text:span text:style-name="T500"> s vodou, </text:span><text:span text:style-name="T502">6 st,</text:span><text:span text:style-name="T500"> </text:span><text:span text:style-name="T490">klíč s rybí hlavou.</text:span></text:p>
        </text:list-item>
        <text:list-item>
          <text:p text:style-name="P352">Rybáři vypouští pelikány s podvázanými krky na ryby. Škrtidlo sundají, až když pták nanosí dost ryb pro svého majitele. V mezičase se předhání v dohadech o tom, kam ještěrci odvádí ztracené lidi.</text:p>
        </text:list-item>
        <text:list-item>
          <text:p text:style-name="P352">Nápadné bleděmodré zelí. Požití způsobuje malátnost a submisivitu.</text:p>
        </text:list-item>
        <text:list-item>
          <text:p text:style-name="P352">Stromy, ostr<text:span text:style-name="T1244">ů</text:span>vky půdy i bažina jsou porostlé narudlým mechem. <text:span text:style-name="T1243">Mech slouží jako hmatové orgány</text:span> masožravé <text:span text:style-name="T1243">rostliny</text:span> pod hladinou.</text:p>
          <text:p text:style-name="P568"><text:span text:style-name="T528">Tělo</text:span><text:span text:style-name="T508">:</text:span><text:span text:style-name="T456"><text:tab/><text:tab/></text:span><text:span text:style-name="T457">Fyzička 5, Finesa 2, Duše </text:span><text:span text:style-name="T489">3</text:span><text:span text:style-name="T457">, Životy 1</text:span><text:span text:style-name="T489">1<text:line-break/></text:span><text:span text:style-name="T529">12 š</text:span><text:span text:style-name="T528">lahoun</text:span><text:span text:style-name="T529">ů</text:span><text:span text:style-name="T508">:</text:span><text:span text:style-name="T456"><text:tab/></text:span><text:span text:style-name="T457">Fyzička </text:span><text:span text:style-name="T489">1</text:span><text:span text:style-name="T457">, Finesa 4, Duše </text:span><text:span text:style-name="T489">3</text:span><text:span text:style-name="T457">, Životy 1</text:span></text:p>
          <text:p text:style-name="P593"><text:span text:style-name="T586">Rychlost:</text:span><text:span text:style-name="T634"> </text:span><text:span text:style-name="T730">nepohybuje se</text:span></text:p>
          <text:p text:style-name="P585"><text:span text:style-name="T587">Smysly: </text:span><text:span text:style-name="T731">hmat (šlahouny)</text:span></text:p>
          <text:p text:style-name="P568"><text:soft-page-break/><text:span text:style-name="T616">Zranitelnost:</text:span><text:span text:style-name="T731"> Šlahouny nejsou zranitelné drtivými a bodnými zbraněmi (pod drtivými útoky se neškodně prohnou, bodné zbraně je sice mohou s trochou štěstí probodnout, ale šlahoun bude fungovat dál).</text:span></text:p>
          <text:p text:style-name="P570"><text:span text:style-name="T446">⚔<text:tab/></text:span><text:span text:style-name="T585">Z</text:span><text:span text:style-name="T595">uby</text:span><text:span text:style-name="T10">:</text:span><text:span text:style-name="T27"> </text:span><text:span text:style-name="T77">5 + k6, zranění 2</text:span></text:p>
          <text:p text:style-name="P570"><text:span text:style-name="T446">⚔<text:tab/></text:span><text:span text:style-name="T616">Šlahouny</text:span><text:span text:style-name="T10">:</text:span><text:span text:style-name="T27"> </text:span><text:span text:style-name="T77">4 + k6. Nezraňují, pouze omotávají a přitahují</text:span></text:p>
        </text:list-item>
      </text:list>
      <text:list xml:id="list2186950622" text:style-name="L113">
        <text:list-item>
          <text:p text:style-name="P573">Každý šlahoun a tlama mohou současně bez postihu zaútočit zvlášť.</text:p>
        </text:list-item>
        <text:list-item>
          <text:p text:style-name="P573">Na omotání postavy si šlahouny hází Finesou, na přitažení k tlamě Fyzičkou. Když postavu omotá více šlahounů, jejich Fyzička se sčítá.</text:p>
        </text:list-item>
        <text:list-item>
          <text:p text:style-name="P573">Šlahouny je možno ničit jednotlivě nebo <text:span text:style-name="T1245">najednou</text:span> plošnými útoky.</text:p>
        </text:list-item>
      </text:list>
      <text:list xml:id="list194228196153797" text:continue-list="list3879484968" text:style-name="L12">
        <text:list-item>
          <text:p text:style-name="P352">Zbohatlý <text:span text:style-name="T1246">T</text:span>rosský měšťan <text:span text:style-name="T1248">(elf)</text:span> na tajné schůzce s<text:span text:style-name="T1247">e čtyřmi</text:span> ještěrci dračího kultu.</text:p>
          <text:p text:style-name="P332">Ještěrec</text:p>
          <text:p text:style-name="P571"><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743">, </text:span><text:span text:style-name="T744">Ž</text:span><text:span text:style-name="T745">ivot</text:span><text:span text:style-name="T744">y </text:span><text:span text:style-name="T746">9</text:span></text:p>
          <text:p text:style-name="P571"><text:span text:style-name="T448">⚔ </text:span><text:span text:style-name="T534">Dlouhé kopí</text:span><text:span text:style-name="T532">:</text:span><text:span text:style-name="T491"> </text:span><text:span text:style-name="T492">3</text:span><text:span text:style-name="T491"> + k6, zranění </text:span><text:span text:style-name="T499">2</text:span></text:p>
          <text:p text:style-name="P533"><text:span text:style-name="T534">U </text:span><text:span text:style-name="T530">sebe mají:</text:span><text:span text:style-name="T490"> uzené ryby, dřevěné l</text:span><text:span text:style-name="T501">a</text:span><text:span text:style-name="T490">hve s vodou.</text:span></text:p>
          <text:p text:style-name="P323"><text:span text:style-name="T541">Měšťan </text:span><text:span text:style-name="T543">Létis</text:span></text:p>
          <text:p text:style-name="P571"><text:span text:style-name="T72">F</text:span><text:span text:style-name="T73">yzička </text:span><text:span text:style-name="T75">3</text:span><text:span text:style-name="T73">, Finesa </text:span><text:span text:style-name="T76">1</text:span><text:span text:style-name="T73">, Duše </text:span><text:span text:style-name="T76">2</text:span><text:span text:style-name="T743">, </text:span><text:span text:style-name="T744">Ž</text:span><text:span text:style-name="T745">ivot</text:span><text:span text:style-name="T744">y </text:span><text:span text:style-name="T746">9</text:span></text:p>
          <text:p text:style-name="P574"><text:span text:style-name="T448">⚔ </text:span><text:span text:style-name="T534">D</text:span><text:span text:style-name="T530">ýka</text:span><text:span text:style-name="T532">:</text:span><text:span text:style-name="T491"> </text:span><text:span text:style-name="T492">3</text:span><text:span text:style-name="T491"> + k6, zranění </text:span><text:span text:style-name="T499">2</text:span></text:p>
          <text:p text:style-name="P568"><text:soft-page-break/><text:span text:style-name="T534">U </text:span><text:span text:style-name="T530">sebe má:</text:span><text:span text:style-name="T490"> </text:span><text:span text:style-name="T503">Měšec s 3 zl a 6 st, zlatý prsten (10 zl), měšťanské šaty (5 zl)</text:span></text:p>
        </text:list-item>
        <text:list-item>
          <text:p text:style-name="P352">Jedovat<text:span text:style-name="T1249">ě žlutá</text:span> žába s korunkou na hlavě.</text:p>
          <text:p text:style-name="P534">Když ji políbí dívka, otráví se (žába kůží vylučuje smrtící jed), ale žába se promění v <text:span text:style-name="T1253">nahého</text:span> elfského prince. <text:span text:style-name="T1252">Jeho jméno je Léthanis, pochází z elfské říše a v podobě žáby strávil několik staletí. Mluví výhradně elfsky, chová se velmi povýšeně a od postav očekává, že splní každé jeho přání.</text:span></text:p>
          <text:p text:style-name="P353"><text:span text:style-name="T181">S</text:span><text:span text:style-name="T182">íla</text:span><text:span text:style-name="T183"> jedu</text:span><text:span text:style-name="T182">:</text:span><text:span text:style-name="T227"> </text:span><text:span text:style-name="T823">1</text:span><text:span text:style-name="T855">6</text:span><text:span text:style-name="T228"> </text:span><text:span text:style-name="T229">+ k6</text:span><text:span text:style-name="T182"><text:line-break/></text:span><text:span text:style-name="T181">D</text:span><text:span text:style-name="T182">ruh:</text:span><text:span text:style-name="T227"> </text:span><text:span text:style-name="T856">ž</text:span><text:span text:style-name="T857">ivočišný</text:span><text:span text:style-name="T227"><text:line-break/></text:span><text:span text:style-name="T181">L</text:span><text:span text:style-name="T182">atence:</text:span><text:span text:style-name="T1250"> </text:span><text:span text:style-name="T826">1</text:span><text:span text:style-name="T1250"> </text:span><text:span text:style-name="T826">m</text:span><text:span text:style-name="T858">inuta</text:span><text:span text:style-name="T1250"><text:line-break/></text:span><text:span text:style-name="T184">P</text:span><text:span text:style-name="T185">říznaky:</text:span><text:span text:style-name="T1251"> </text:span><text:span text:style-name="T859">k</text:span><text:span text:style-name="T860">řeče, </text:span><text:span text:style-name="T861">následně</text:span><text:span text:style-name="T860"> </text:span><text:span text:style-name="T861">zástava srdce.</text:span></text:p>
          <text:p text:style-name="P534">Korunka je zlatá, má cenu 5 zl.</text:p>
        </text:list-item>
        <text:list-item>
          <text:p text:style-name="P352">Pijavice, které zraňují zdravé a léčí zraněné <text:span text:style-name="T1254">(za 3kz + 2, na stejnou osobu vždy jen jednou za den)</text:span>.</text:p>
        </text:list-item>
        <text:list-item>
          <text:p text:style-name="P352"><text:span text:style-name="T1255">Zlověstné,</text:span> uši drásající bzučení. Útok hejna pětikilových komárů.</text:p>
          <text:p text:style-name="P324">Hejno <text:span text:style-name="T1257">komárů</text:span></text:p>
          <text:p text:style-name="P568"><text:span text:style-name="T646">F</text:span><text:span text:style-name="T631">yzička </text:span><text:span text:style-name="T732">4</text:span><text:span text:style-name="T631">, Finesa </text:span><text:span text:style-name="T733">1</text:span><text:span text:style-name="T631">, Duše -, </text:span><text:span text:style-name="T632">Ž</text:span><text:span text:style-name="T629">ivot</text:span><text:span text:style-name="T632">y </text:span><text:span text:style-name="T732">12<text:line-break/></text:span><text:span text:style-name="T646">F</text:span><text:span text:style-name="T631">yzička </text:span><text:span text:style-name="T732">3</text:span><text:span text:style-name="T631">, Finesa </text:span><text:span text:style-name="T733">1</text:span><text:span text:style-name="T631">, Duše -, </text:span><text:span text:style-name="T632">Ž</text:span><text:span text:style-name="T629">ivot</text:span><text:span text:style-name="T632">y </text:span><text:span text:style-name="T732">8<text:line-break/></text:span><text:span text:style-name="T646">F</text:span><text:span text:style-name="T631">yzička </text:span><text:span text:style-name="T732">2</text:span><text:span text:style-name="T631">, Finesa </text:span><text:span text:style-name="T733">1</text:span><text:span text:style-name="T631">, Duše -, </text:span><text:span text:style-name="T632">Ž</text:span><text:span text:style-name="T629">ivot</text:span><text:span text:style-name="T632">y </text:span><text:span text:style-name="T732">4</text:span></text:p>
          <text:p text:style-name="P586"><text:span text:style-name="T586">Z</text:span><text:span text:style-name="T583">broj:</text:span><text:span text:style-name="T628"> Proti cíleným útokům 2, proti plošným 0</text:span></text:p>
          <text:p text:style-name="P572"><text:span text:style-name="T446">⚔ </text:span><text:span text:style-name="T617">Sosáky</text:span><text:span text:style-name="T10">:</text:span><text:span text:style-name="T647"> </text:span><text:span text:style-name="T734">Fyzička</text:span><text:span text:style-name="T647"> + k6, zranění </text:span><text:span text:style-name="T733">0</text:span></text:p>
        </text:list-item>
        <text:list-item>
          <text:p text:style-name="P352"><text:soft-page-break/>Na zlomeném stromě <text:span text:style-name="T1258">je</text:span> nabodnutý pirát. Vypadá jako by spadl z oblohy. Nohy <text:span text:style-name="T1258">má</text:span> okousané od dravců, trojhranný klobouk stále na hlavě. Po kapsách <text:span text:style-name="T1261">má</text:span> hrst drahokamů (cena 3k20 zlaťáků) a <text:span text:style-name="T154">lektvar neviditelnosti</text:span> <text:span text:style-name="T1256">(karta)</text:span>.</text:p>
        </text:list-item>
      </text:list>
      <text:h text:style-name="P264" text:outline-level="2"><text:span text:style-name="T1240">+</text:span>Garlacké hory</text:h>
      <text:h text:style-name="Heading_20_4" text:outline-level="4"><text:span text:style-name="T1240">k</text:span>20:</text:h>
      <text:list xml:id="list131750183" text:style-name="L13">
        <text:list-item>
          <text:p text:style-name="P355"><text:span text:style-name="T750">👣 </text:span><text:span text:style-name="T752">Čerstvé s</text:span><text:span text:style-name="T750">topy tří lítých vlků</text:span></text:p>
        </text:list-item>
        <text:list-item>
          <text:p text:style-name="P355"><text:span text:style-name="T750">👣 </text:span><text:span text:style-name="T752">Den staré s</text:span><text:span text:style-name="T750">topy tří lítých vlků</text:span></text:p>
        </text:list-item>
        <text:list-item>
          <text:p text:style-name="P354"><text:span text:style-name="T934">K</text:span><text:span text:style-name="T930">ůly s lidskými </text:span><text:span text:style-name="T894">mrtvolami v různých fázích rozkladu</text:span><text:span text:style-name="T930">, goblin</text:span><text:span text:style-name="T897">ský</text:span><text:span text:style-name="T930">mi štíty a dekoracemi z dlouhého peří ptáka Noha. </text:span><text:span text:style-name="T936">Jedna z mrtvol je čerstvá</text:span><text:span text:style-name="T935"> (</text:span><text:span text:style-name="T937">nahý </text:span><text:span text:style-name="T895">m</text:span><text:span text:style-name="T896">ladý muž</text:span><text:span text:style-name="T935">)</text:span></text:p>
          <text:p text:style-name="P543"><text:span text:style-name="Emphasis"><text:span text:style-name="T414">👣</text:span></text:span><text:span text:style-name="Emphasis"><text:span text:style-name="T402"> </text:span></text:span><text:span text:style-name="Emphasis"><text:span text:style-name="T404">Stopy tří lítých vlků a goblinů, kteří z nich sesedli, nabodli mrtvolu na kůl a zase odjeli.</text:span></text:span></text:p>
        </text:list-item>
        <text:list-item>
          <text:p text:style-name="P354"><text:span text:style-name="T289">Tři</text:span><text:span text:style-name="T288"> g</text:span><text:span text:style-name="T930">obliní jezdci na </text:span><text:span text:style-name="T932">lítých vlcích</text:span></text:p>
          <text:p text:style-name="P325">Gobliní jezdec</text:p>
          <text:p text:style-name="P354"><text:span text:style-name="T2">F</text:span><text:span text:style-name="T3">yzička </text:span><text:span text:style-name="T33">2</text:span><text:span text:style-name="T3">, Finesa </text:span><text:span text:style-name="T33">3</text:span><text:span text:style-name="T3">, Duše </text:span><text:span text:style-name="T33">1</text:span><text:span text:style-name="T631">, </text:span><text:span text:style-name="T632">Ž</text:span><text:span text:style-name="T629">ivot</text:span><text:span text:style-name="T632">y </text:span><text:span text:style-name="T667">7</text:span></text:p>
          <text:p text:style-name="P544"><text:span text:style-name="T759">Z</text:span><text:span text:style-name="T760">broj:</text:span><text:span text:style-name="T737"> 1 (lehká zbroj)</text:span></text:p>
          <text:p text:style-name="P587"><text:span text:style-name="T446">⚔ </text:span><text:span text:style-name="T514">K</text:span><text:span text:style-name="T522">opí</text:span><text:span text:style-name="T508">:</text:span><text:span text:style-name="T456"> </text:span><text:span text:style-name="T463">3</text:span><text:span text:style-name="T462"> + k6, zranění </text:span><text:span text:style-name="T479">0</text:span></text:p>
          <text:p text:style-name="P594"><text:span text:style-name="T514">D</text:span><text:span text:style-name="T508">ostřel:</text:span><text:span text:style-name="T456"> </text:span><text:span text:style-name="T479">krátký</text:span></text:p>
          <text:p text:style-name="P544"><text:span text:style-name="T455">⚔ </text:span><text:span text:style-name="T539">Nůž</text:span><text:span text:style-name="T540">:</text:span><text:span text:style-name="T491"> </text:span><text:span text:style-name="T492">3</text:span><text:span text:style-name="T491"> + k6, zranění </text:span><text:span text:style-name="T492">0</text:span></text:p>
          <text:p text:style-name="P544"><text:span text:style-name="T761">Vzhled:</text:span><text:span text:style-name="T736"> </text:span><text:span text:style-name="T737">Goblini jsou velcí jako hobiti, zelení a holohlaví</text:span><text:span text:style-name="T736">. </text:span><text:span text:style-name="T737">Mají dlouhé, špičaté uši, </text:span><text:span text:style-name="T738">velké, </text:span><text:span text:style-name="T737">zahnuté nosy a ostré zuby.</text:span></text:p>
          <text:p text:style-name="P542"><text:soft-page-break/><text:span text:style-name="T619">U </text:span><text:span text:style-name="T618">sebe mají:</text:span><text:span text:style-name="T735"> sušené maso, chlebové placky, měchy s vodou, </text:span><text:span text:style-name="T739">hojivou mast. </text:span><text:span text:style-name="T742">Jeden z nich má</text:span><text:span text:style-name="T739"> </text:span><text:span text:style-name="T620">měděný prsten</text:span><text:span text:style-name="T741"> </text:span><text:span text:style-name="T740">(prodej 1 st).</text:span></text:p>
          <text:p text:style-name="P318"><text:span text:style-name="T762">L</text:span><text:span text:style-name="T758">ítý vlk</text:span></text:p>
          <text:p text:style-name="P547"><text:span text:style-name="T763">F</text:span><text:span text:style-name="T764">yzička </text:span><text:span text:style-name="T765">5</text:span><text:span text:style-name="T764">, Finesa </text:span><text:span text:style-name="T766">1</text:span><text:span text:style-name="T764">, Duše -, </text:span><text:span text:style-name="T767">Ž</text:span><text:span text:style-name="T768">ivot</text:span><text:span text:style-name="T767">y </text:span><text:span text:style-name="T769">1</text:span><text:span text:style-name="T770">2</text:span></text:p>
          <text:p text:style-name="P576"><text:span text:style-name="T587">Smysly:</text:span><text:span text:style-name="T637"> </text:span><text:span text:style-name="T713">průměrný </text:span><text:span text:style-name="T714">zrak</text:span><text:span text:style-name="T650">, výborný </text:span><text:span text:style-name="T714">sluch a </text:span><text:span text:style-name="T715">skvělý</text:span><text:span text:style-name="T650"> </text:span><text:span text:style-name="T714">čich</text:span></text:p>
          <text:p text:style-name="P577"><text:span text:style-name="T621">R</text:span><text:span text:style-name="T622">ychlost:</text:span><text:span text:style-name="T770"> jako kůň</text:span></text:p>
          <text:p text:style-name="P543"><text:span text:style-name="T448">⚔<text:tab/></text:span><text:span text:style-name="T625">Z</text:span><text:span text:style-name="T626">uby </text:span><text:span text:style-name="T627">nebo drápy</text:span><text:span text:style-name="T625">:</text:span><text:span text:style-name="T748"> </text:span><text:span text:style-name="T749">5</text:span><text:span text:style-name="T748"> + k6, zranění </text:span><text:span text:style-name="T750">1</text:span></text:p>
        </text:list-item>
        <text:list-item>
          <text:p text:style-name="P355"><text:span text:style-name="T750">👣 </text:span><text:span text:style-name="T752">Čerstvé s</text:span><text:span text:style-name="T750">topy p</text:span><text:span text:style-name="T751">ěti skřetů</text:span></text:p>
        </text:list-item>
        <text:list-item>
          <text:p text:style-name="P355"><text:span text:style-name="T750">👣 </text:span><text:span text:style-name="T752">Den staré s</text:span><text:span text:style-name="T750">topy p</text:span><text:span text:style-name="T751">ěti skřetů</text:span></text:p>
        </text:list-item>
        <text:list-item>
          <text:p text:style-name="P354"><text:span text:style-name="T938">S</text:span><text:span text:style-name="T930">tudené ohniště, ohlodané gobliní kosti a </text:span><text:span text:style-name="T938">pět</text:span><text:span text:style-name="T930"> větvemi vystlan</text:span><text:span text:style-name="T938">ých</text:span><text:span text:style-name="T930"> ležení </text:span><text:span text:style-name="T898">lidské velikosti.</text:span></text:p>
          <text:p text:style-name="P543"><text:span text:style-name="Emphasis"><text:span text:style-name="T414">👣</text:span></text:span><text:span text:style-name="Emphasis"><text:span text:style-name="T402"> </text:span></text:span><text:span text:style-name="Emphasis"><text:span text:style-name="T403">Čerstvé stopy pěti skřetů, kteří tu nocovali.</text:span></text:span></text:p>
        </text:list-item>
        <text:list-item>
          <text:p text:style-name="P542"><text:span text:style-name="Emphasis"><text:span text:style-name="T405">S</text:span></text:span><text:span text:style-name="T933">křetí</text:span><text:span text:style-name="T930"> lovecká skupina </text:span><text:span text:style-name="T931">(5 skřetích lovců)</text:span></text:p>
          <text:p text:style-name="P326">Skřetí lovec</text:p>
          <text:p text:style-name="P542"><text:span text:style-name="T2">F</text:span><text:span text:style-name="T3">yzička </text:span><text:span text:style-name="T61">3</text:span><text:span text:style-name="T3">, Finesa </text:span><text:span text:style-name="T62">4</text:span><text:span text:style-name="T3">, Duše </text:span><text:span text:style-name="T61">2</text:span><text:span text:style-name="T631">, </text:span><text:span text:style-name="T632">Ž</text:span><text:span text:style-name="T629">ivot</text:span><text:span text:style-name="T632">y </text:span><text:span text:style-name="T716">9</text:span></text:p>
          <text:p text:style-name="P544"><text:span text:style-name="T48">Z</text:span><text:span text:style-name="T1">broj: </text:span><text:span text:style-name="T19">1 </text:span><text:span text:style-name="T22">(</text:span><text:span text:style-name="T19">lehká zbroj)</text:span></text:p>
          <text:p text:style-name="P587"><text:span text:style-name="T446">⚔ </text:span><text:span text:style-name="T514">Krátký luk</text:span><text:span text:style-name="T508">:</text:span><text:span text:style-name="T456"> </text:span><text:span text:style-name="T480">4</text:span><text:span text:style-name="T462"> + k6, zranění </text:span><text:span text:style-name="T463">1</text:span></text:p>
          <text:p text:style-name="P594"><text:span text:style-name="T514">D</text:span><text:span text:style-name="T508">ostřel:</text:span><text:span text:style-name="T456"> střední</text:span></text:p>
          <text:p text:style-name="P550"><text:span text:style-name="T448">⚔ </text:span><text:span text:style-name="T531">Nůž</text:span><text:span text:style-name="T532">:</text:span><text:span text:style-name="T491"> </text:span><text:span text:style-name="T493">4</text:span><text:span text:style-name="T491"> + k6, zranění </text:span><text:span text:style-name="T492">0</text:span></text:p>
          <text:p text:style-name="P355"><text:span text:style-name="T498">Každý má u sebe </text:span><text:span text:style-name="T533">hojivou mast</text:span><text:span text:style-name="T498">, </text:span><text:span text:style-name="T496">sušené maso</text:span><text:span text:style-name="T498"> </text:span><text:span text:style-name="T496">a měch s vodou</text:span><text:span text:style-name="T498">, tři mají </text:span><text:span text:style-name="T533">léčivý lektvar </text:span><text:span text:style-name="T498">(vyléčí </text:span><text:span text:style-name="T495">3kz + 2</text:span><text:span text:style-name="T494"> životů</text:span><text:span text:style-name="T498">). </text:span><text:span text:style-name="T497">Jeden z nich má pytel s šesti páry goblinských uší (dají se odevzdat v Trossu jako trofeje)</text:span></text:p>
        </text:list-item>
        <text:list-item>
          <text:p text:style-name="P277"><text:soft-page-break/><text:span text:style-name="Emphasis"><text:span text:style-name="T424">👣</text:span></text:span><text:span text:style-name="Emphasis"><text:span text:style-name="T425"> </text:span></text:span>Den staré stopy čtyř goblinů a velkého dřevěného golema.</text:p>
        </text:list-item>
        <text:list-item>
          <text:p text:style-name="P355"><text:span text:style-name="Emphasis"><text:span text:style-name="T437">👣</text:span></text:span><text:span text:style-name="Emphasis"><text:span text:style-name="T443"> </text:span></text:span><text:span text:style-name="T885">N</text:span><text:span text:style-name="T884">ěkolik dní</text:span><text:span text:style-name="T885"> staré stopy čtyř goblinů a velkého dřevěného golema.</text:span></text:p>
        </text:list-item>
        <text:list-item>
          <text:p text:style-name="P354">Gobliní <text:span text:style-name="T1215">alchymista</text:span> s<text:span text:style-name="T1217">e třemi</text:span> poskoky testuje <text:span text:style-name="T1216">bomby,</text:span> <text:span text:style-name="T1215">rakety</text:span> a <text:span text:style-name="T1219">velkého</text:span> dřevěného golema. <text:span text:style-name="T1218">Opodál je odložená truhlice (8 magů surovin) a velká torna s jídlem, vodou a soudkem medoviny, kterou zřejmě nosil golem.</text:span></text:p>
          <text:p text:style-name="P319">Gobliní alchymista</text:p>
          <text:p text:style-name="P576"><text:span text:style-name="T481">F</text:span><text:span text:style-name="T482">yzička </text:span><text:span text:style-name="T488">1</text:span><text:span text:style-name="T482">, Finesa </text:span><text:span text:style-name="T483">3</text:span><text:span text:style-name="T482">, Duše </text:span><text:span text:style-name="T488">2</text:span><text:span text:style-name="T482">, </text:span><text:span text:style-name="T484">Ž</text:span><text:span text:style-name="T485">ivot</text:span><text:span text:style-name="T484">y </text:span><text:span text:style-name="T488">6</text:span></text:p>
          <text:p text:style-name="P542"><text:span text:style-name="T446">⚔ </text:span><text:span text:style-name="T523">Nůž</text:span><text:span text:style-name="T524">:</text:span><text:span text:style-name="T485"> </text:span><text:span text:style-name="T483">3 + k6, zranění 0</text:span></text:p>
          <text:p text:style-name="P587"><text:span text:style-name="T446">⚔ </text:span><text:span text:style-name="T447">1x </text:span><text:span text:style-name="T525">Ohnivá hlína</text:span><text:span text:style-name="T524">:</text:span><text:span text:style-name="T485"> </text:span><text:span text:style-name="T483">3 + k6, </text:span><text:span text:style-name="T558">2</text:span><text:span text:style-name="T559">kz </text:span><text:span text:style-name="T574">ohněm</text:span><text:span text:style-name="T559"> </text:span><text:span text:style-name="T560">(</text:span><text:span text:style-name="T561">odečítá se Zbroj</text:span><text:span text:style-name="T560">)</text:span></text:p>
          <text:p text:style-name="P594"><text:span text:style-name="T550">Dostřel:</text:span><text:span text:style-name="T562"> </text:span><text:span text:style-name="T558">krátký</text:span></text:p>
          <text:p text:style-name="P594"><text:span text:style-name="T544">R</text:span><text:span text:style-name="T545">ozsah </text:span><text:span text:style-name="T546">výbuchu</text:span><text:span text:style-name="T545">:</text:span><text:span text:style-name="T551"> všechno v </text:span><text:span text:style-name="T547">kontaktní</text:span><text:span text:style-name="T545"> vzdálenosti</text:span></text:p>
          <text:p text:style-name="P587"><text:span text:style-name="T449">⚔ </text:span><text:span text:style-name="T450">1x </text:span><text:span text:style-name="T535">Petarda</text:span><text:span text:style-name="T536">:</text:span><text:span text:style-name="T504"> </text:span><text:span text:style-name="T505">3 + k6</text:span></text:p>
          <text:p text:style-name="P594"><text:span text:style-name="T548">R</text:span><text:span text:style-name="T545">ozsah </text:span><text:span text:style-name="T549">výbuchu</text:span><text:span text:style-name="T545">:</text:span><text:span text:style-name="T551"> všichni v </text:span><text:span text:style-name="T545">kontaktní vzdálenosti</text:span></text:p>
          <text:p text:style-name="P594"><text:span text:style-name="T545">Účinek:</text:span><text:span text:style-name="T551"> ohlušení a nevýhoda za potíže s rovnováhou na počet kol rovný počtu úspěchů</text:span></text:p>
          <text:p text:style-name="P587"><text:span text:style-name="T446">⚔ </text:span><text:span text:style-name="T447">2x </text:span><text:span text:style-name="T526">Bomba</text:span><text:span text:style-name="T524">:</text:span><text:span text:style-name="T485"> </text:span><text:span text:style-name="T486">6</text:span><text:span text:style-name="T483"> + k6, </text:span><text:span text:style-name="T575">5</text:span><text:span text:style-name="T576">kz </text:span><text:span text:style-name="T572">dr</text:span><text:span text:style-name="T573">cením</text:span><text:span text:style-name="T559"> </text:span><text:span text:style-name="T560">(</text:span><text:span text:style-name="T561">odečítá se Zbroj</text:span><text:span text:style-name="T560">)</text:span></text:p>
          <text:p text:style-name="P595"><text:span text:style-name="T544">R</text:span><text:span text:style-name="T545">ozsah </text:span><text:span text:style-name="T546">výbuchu</text:span><text:span text:style-name="T545">:</text:span><text:span text:style-name="T551"> všechno v </text:span><text:span text:style-name="T547">kontaktní</text:span><text:span text:style-name="T545"> vzdálenosti</text:span></text:p>
          <text:p text:style-name="P587"><text:span text:style-name="T446">⚔ </text:span><text:span text:style-name="T447">3x </text:span><text:span text:style-name="T527">Raketa</text:span><text:span text:style-name="T524">:</text:span><text:span text:style-name="T485"> </text:span><text:span text:style-name="T487">5</text:span><text:span text:style-name="T483"> + k6, </text:span><text:span text:style-name="T563">zranění </text:span><text:span text:style-name="T552">0</text:span><text:span text:style-name="T553"> </text:span><text:span text:style-name="T554">(</text:span><text:span text:style-name="T577">sečné</text:span><text:span text:style-name="T554">)</text:span><text:span text:style-name="T555">, </text:span><text:span text:style-name="T556">odečítá se Zbroj</text:span></text:p>
          <text:p text:style-name="P594"><text:span text:style-name="T550">Dostřel:</text:span><text:span text:style-name="T562"> </text:span><text:span text:style-name="T558"><text:s/></text:span><text:span text:style-name="T557">dlouhý</text:span></text:p>
          <text:p text:style-name="P594"><text:span text:style-name="T544">R</text:span><text:span text:style-name="T545">ozsah </text:span><text:span text:style-name="T546">výbuchu</text:span><text:span text:style-name="T545">:</text:span><text:span text:style-name="T551"> všechno v </text:span><text:span text:style-name="T547">kontaktní</text:span><text:span text:style-name="T545"> vzdálenosti</text:span></text:p>
          <text:p text:style-name="P319"><text:span text:style-name="T564">Gobliní </text:span><text:span text:style-name="T565">poskok</text:span></text:p>
          <text:p text:style-name="P542"><text:span text:style-name="T2">F</text:span><text:span text:style-name="T3">yzička </text:span><text:span text:style-name="T33">2</text:span><text:span text:style-name="T3">, Finesa </text:span><text:span text:style-name="T33">3</text:span><text:span text:style-name="T3">, Duše </text:span><text:span text:style-name="T33">1</text:span><text:span text:style-name="T631">, </text:span><text:span text:style-name="T632">Ž</text:span><text:span text:style-name="T629">ivot</text:span><text:span text:style-name="T632">y </text:span><text:span text:style-name="T667">7</text:span></text:p>
          <text:p text:style-name="P542"><text:soft-page-break/><text:span text:style-name="T451">⚔ </text:span><text:span text:style-name="T537">Nůž</text:span><text:span text:style-name="T538">:</text:span><text:span text:style-name="T506"> </text:span><text:span text:style-name="T507">3</text:span><text:span text:style-name="T506"> + k6, zranění </text:span><text:span text:style-name="T507">0</text:span></text:p>
          <text:p text:style-name="P320"><text:span text:style-name="T567">D</text:span><text:span text:style-name="T566">řevěný golem</text:span></text:p>
          <text:p text:style-name="P542"><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542"><text:span text:style-name="T2">F</text:span><text:span text:style-name="T3">yzička </text:span><text:span text:style-name="T50">4</text:span><text:span text:style-name="T3">, Finesa </text:span><text:span text:style-name="T50">2</text:span><text:span text:style-name="T3">, Duše </text:span><text:span text:style-name="T50">3</text:span><text:span text:style-name="T631">, </text:span><text:span text:style-name="T632">Ž</text:span><text:span text:style-name="T629">ivot</text:span><text:span text:style-name="T632">y </text:span><text:span text:style-name="T688">1</text:span><text:span text:style-name="T718">6</text:span></text:p>
          <text:p text:style-name="P576"><text:span text:style-name="T586">Zbroj:</text:span><text:span text:style-name="T634"> </text:span><text:span text:style-name="T689">proti </text:span><text:span text:style-name="T717">bodu </text:span><text:span text:style-name="T718">a</text:span><text:span text:style-name="T717"> drcení </text:span><text:span text:style-name="T718">2</text:span></text:p>
          <text:p text:style-name="P576"><text:span text:style-name="T586">Rychlost:</text:span><text:span text:style-name="T634"> </text:span><text:span text:style-name="T692">jako člověk, ale neběhá</text:span></text:p>
          <text:p text:style-name="P541"><text:span text:style-name="T446">⚔ </text:span><text:span text:style-name="T605">Pěsti</text:span><text:span text:style-name="T10">:</text:span><text:span text:style-name="T27"> </text:span><text:span text:style-name="T49">4 + k6, zranění 1</text:span></text:p>
        </text:list-item>
        <text:list-item>
          <text:p text:style-name="P357"><text:span text:style-name="T750">👣 </text:span><text:span text:style-name="T747">Stopy šesti trpaslíků. </text:span><text:span text:style-name="T753">Míří ke stříbrnému dolu.</text:span></text:p>
        </text:list-item>
        <text:list-item>
          <text:p text:style-name="P357">Opuštěné ležení: ohniště, stopy od stanových kolíků, zbytky jídla.</text:p>
          <text:p text:style-name="P357"><text:span text:style-name="T750">👣 </text:span><text:span text:style-name="T747">Tábořilo tady šest trpaslíků.</text:span></text:p>
        </text:list-item>
        <text:list-item>
          <text:p text:style-name="P354">Skupina <text:span text:style-name="T1220">šesti</text:span> trpasličích prospektorů nevěří, že lidé vytěžili všechno, a hledají další drahé kovy. Jsou přátelští a ochotní jen do chvíle než na něco cenného skutečně narazíte.</text:p>
          <text:p text:style-name="P542"><text:span text:style-name="T2">F</text:span><text:span text:style-name="T3">yzička </text:span><text:span text:style-name="T67">3</text:span><text:span text:style-name="T3">, Finesa </text:span><text:span text:style-name="T67">2</text:span><text:span text:style-name="T3">, Duše </text:span><text:span text:style-name="T33">1</text:span><text:span text:style-name="T631">, </text:span><text:span text:style-name="T632">Ž</text:span><text:span text:style-name="T629">ivot</text:span><text:span text:style-name="T632">y </text:span><text:span text:style-name="T719">9</text:span></text:p>
          <text:p text:style-name="P358">Mumla, Krumpáč, Popel, Bota (trpaslice), Knedlík a vede je Hora (obzvláště rozložitý trpaslík s Fyzičkou 4).</text:p>
          <text:p text:style-name="P358">Mají s sebou <text:span text:style-name="T1221">torny s pokrývkami a zásobami, dva stany,</text:span> hornické kahany, krumpáče, motyky a lopaty. <text:span text:style-name="T1221">Na hlavách mají hornické přílby, ale n</text:span>emají zbroje. <text:span text:style-name="T1222">Bota má měšec s 26 st.</text:span></text:p>
        </text:list-item>
        <text:list-item>
          <text:p text:style-name="P359">Mělká jeskyně s oltářem a sochou starého trpaslického božstva. V oltáři je štěrbina na vhazování mincí.</text:p>
          <text:p text:style-name="P354"><text:soft-page-break/><text:span text:style-name="T1230">Když se </text:span><text:span text:style-name="T881">z</text:span><text:span text:style-name="T882">de</text:span><text:span text:style-name="T1230"> pomodlí trpaslík, socha na něj promluví. Zavzpomíná na staré, dobré časy, kdy ještě trpaslíci byli zbožní a </text:span><text:span text:style-name="T881">p</text:span><text:span text:style-name="T883">řinášeli</text:span><text:span text:style-name="T1230"> mu obětiny.</text:span></text:p>
          <text:p text:style-name="P359">„Od tý doby, co umřeli Dragin s Blarinem z klanu Baragorů, to nestojí za nic“ (odkaz na Trpaslickou hrobu v horách).</text:p>
        </text:list-item>
      </text:list>
      <text:list xml:id="list191825162" text:style-name="L14">
        <text:list-item>
          <text:list>
            <text:list-item>
              <text:p text:style-name="P360"><text:span text:style-name="T1223">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6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94227552897814" text:continue-list="list131750183" text:style-name="L13">
        <text:list-item>
          <text:p text:style-name="P355">Osamělý šišlavý stařec pořád opakuje, jak je mu skvěle od té doby, co žije sám v horách. Přesto postavy pozve do své jeskyně a pohostí <text:span text:style-name="T1224">je </text:span><text:span text:style-name="T178">nápojem z krve zlobra</text:span><text:span text:style-name="T226"> (karta)</text:span>. Když mu hráči zařídí trvalejší společnost nebo ho přesvědčí k návratu do Trossu, <text:span text:style-name="T1224">nápoj jim daruje</text:span>.</text:p>
        </text:list-item>
        <text:list-item>
          <text:p text:style-name="P354">Na stezce leží několik balvanů, rozlámané trakaře, truhlice a nářadí. Ve skalách nad stezkou sídlí obr a vrhá na cestovatele kameny.</text:p>
          <text:p text:style-name="P354"><text:span text:style-name="T2">F</text:span><text:span text:style-name="T3">yzička </text:span><text:span text:style-name="T68">7</text:span><text:span text:style-name="T3">, Finesa </text:span><text:span text:style-name="T68">3</text:span><text:span text:style-name="T3">, Duše </text:span><text:span text:style-name="T68">4</text:span><text:span text:style-name="T631">, </text:span><text:span text:style-name="T632">Ž</text:span><text:span text:style-name="T629">ivot</text:span><text:span text:style-name="T632">y </text:span><text:span text:style-name="T720">17</text:span></text:p>
          <text:p text:style-name="P576"><text:span text:style-name="T586">Rychlost:</text:span><text:span text:style-name="T634"> </text:span><text:span text:style-name="T720">jako člověk</text:span></text:p>
          <text:p text:style-name="P576"><text:span text:style-name="T587">Smysly:</text:span><text:span text:style-name="T637"> </text:span><text:span text:style-name="T720">jako člověk</text:span></text:p>
          <text:p text:style-name="P542"><text:span text:style-name="T446">⚔<text:tab/></text:span><text:span text:style-name="T612">Pěsti</text:span><text:span text:style-name="T585">:</text:span><text:span text:style-name="T629"> </text:span><text:span text:style-name="T721">7 + k6, zranění </text:span><text:span text:style-name="T724">2</text:span></text:p>
          <text:p text:style-name="P587"><text:soft-page-break/><text:span text:style-name="T446">⚔<text:tab/></text:span><text:span text:style-name="T611">Balvan</text:span><text:span text:style-name="T585">:</text:span><text:span text:style-name="T629"> </text:span><text:span text:style-name="T721">7 + k6, zranění </text:span><text:span text:style-name="T722">4</text:span></text:p>
          <text:p text:style-name="P594"><text:span text:style-name="T583">Dostřel:</text:span><text:span text:style-name="T628"> </text:span><text:span text:style-name="T723">střední</text:span></text:p>
          <text:p text:style-name="P542"><text:span text:style-name="T180">Děsivý řev:</text:span><text:span text:style-name="T1227"> Slabší povahy prchnou nebo se schoulí, silnější budou mít při boji s obrem nevýhodu.</text:span></text:p>
          <text:p text:style-name="P542"><text:span text:style-name="T154">Obří síla:</text:span> Obr si v boji zblízka nebo při vrhání těžkých zbraní a předmětů počítá +2 ke zranění <text:span text:style-name="T1226">(ve zranění kmenem stromu a balvanem je už bonus započítaný)</text:span>.</text:p>
          <text:p text:style-name="P362">Ve skalách má doupě (prostornou jeskyni), kde je možné najít kosti snědených zvířat a nebohých cestovatelů (mezi nimi šperky v hodnotě 13 zl)</text:p>
        </text:list-item>
        <text:list-item>
          <text:p text:style-name="P354">Blíží se silueta gigantického ptáka Noha. <text:span text:style-name="T886">Pokud se někdo</text:span> nestihne <text:span text:style-name="T1231">schovat</text:span>, pták <text:span text:style-name="T1231">ho</text:span> odnese do svého hnízda ve skalách.</text:p>
          <text:p text:style-name="P542"><text:span text:style-name="T2">F</text:span><text:span text:style-name="T3">yzička </text:span><text:span text:style-name="T69">7</text:span><text:span text:style-name="T3">, Finesa </text:span><text:span text:style-name="T69">3</text:span><text:span text:style-name="T3">, Duše -</text:span><text:span text:style-name="T631">, </text:span><text:span text:style-name="T632">Ž</text:span><text:span text:style-name="T629">ivot</text:span><text:span text:style-name="T632">y </text:span><text:span text:style-name="T725">19</text:span></text:p>
          <text:p text:style-name="P576"><text:span text:style-name="T613">Zbroj</text:span><text:span text:style-name="T586">:</text:span><text:span text:style-name="T634"> </text:span><text:span text:style-name="T726">2</text:span><text:span text:style-name="T727"> (silné opeření)</text:span></text:p>
          <text:p text:style-name="P576"><text:span text:style-name="T586">Rychlost:</text:span><text:span text:style-name="T634"> </text:span><text:span text:style-name="T728">ve vzduchu rychlejší než kůň</text:span></text:p>
          <text:p text:style-name="P576"><text:span text:style-name="T587">Smysly:</text:span><text:span text:style-name="T637"> </text:span><text:span text:style-name="T729">výborný zrak, dobrý sluch a čich</text:span></text:p>
          <text:p text:style-name="P542"><text:span text:style-name="T446">⚔<text:tab/></text:span><text:span text:style-name="T614">Zobák </text:span><text:span text:style-name="T615">nebo</text:span><text:span text:style-name="T614"> spáry</text:span><text:span text:style-name="T10">:</text:span><text:span text:style-name="T27"> </text:span><text:span text:style-name="T69">7</text:span><text:span text:style-name="T70"> + k6, zranění </text:span><text:span text:style-name="T69">4</text:span></text:p>
          <text:p text:style-name="P542"><text:span text:style-name="T15">Vzhled:</text:span><text:span text:style-name="T69"> </text:span><text:span text:style-name="T71">Gigantický hnědý dravý pták.</text:span></text:p>
          <text:p text:style-name="P543"><text:span text:style-name="T853">V hnízdě jsou dvě vejce. </text:span><text:span text:style-name="T851">Z </text:span><text:span text:style-name="T853">každého</text:span><text:span text:style-name="T851"> může a</text:span><text:span text:style-name="T854">lchymista vytěžit </text:span><text:span text:style-name="T851">17</text:span><text:span text:style-name="T854"> mag</text:span><text:span text:style-name="T852">ů</text:span><text:span text:style-name="T854">.</text:span></text:p>
        </text:list-item>
        <text:list-item>
          <text:p text:style-name="P355">Hoď znovu a nový výsledek po chvíli přeruš kamennou lavinou.</text:p>
        </text:list-item>
        <text:list-item>
          <text:p text:style-name="P363">Sněhová bouře: led, mráz, vichr, nízká viditelnost.</text:p>
        </text:list-item>
      </text:list>
      <text:h text:style-name="P265" text:outline-level="2"><text:soft-page-break/><text:span text:style-name="T1184">+</text:span>Hrzales</text:h>
      <text:h text:style-name="P236" text:outline-level="4">Na cestě <text:span text:style-name="T1238">(k10)</text:span>:</text:h>
      <text:list xml:id="list1216384006" text:style-name="L15">
        <text:list-item>
          <text:p text:style-name="P365">👣<text:span text:style-name="T290"> </text:span><text:span text:style-name="T888">Čerstvé</text:span><text:span text:style-name="T317"> </text:span><text:span text:style-name="T1234">s</text:span>topy <text:span text:style-name="T887">po přepadení </text:span><text:span text:style-name="T888">(viz </text:span><text:span text:style-name="T891">možnost</text:span><text:span text:style-name="T888"> 2).</text:span></text:p>
        </text:list-item>
        <text:list-item>
          <text:p text:style-name="P366">👣 <text:span text:style-name="T1232">Den staré s</text:span>topy <text:span text:style-name="T887">po přepadení: osm banditů číhalo v lese u cesty. Obestoupili vůz, vyložili z něj náklad a odnesli ho pak do lesa. Nikoho při tom nezranili.</text:span></text:p>
        </text:list-item>
      </text:list>
      <text:list xml:id="list2567303500" text:style-name="L16">
        <text:list-item>
          <text:p text:style-name="P370"><text:span text:style-name="T887">S</text:span><text:span text:style-name="T878">topy vedou do Zbojnického tábora.</text:span></text:p>
        </text:list-item>
      </text:list>
      <text:list xml:id="list194226417169910" text:continue-list="list1216384006" text:style-name="L15">
        <text:list-item>
          <text:p text:style-name="P366"><text:span text:style-name="T1233">Osm z</text:span>oufal<text:span text:style-name="T1233">ých</text:span> havíř<text:span text:style-name="T1233">ů</text:span> <text:span text:style-name="T888">číhá na</text:span> cestovatele <text:span text:style-name="T1105">(viz Zbojnický tábor)</text:span>.</text:p>
          <text:p text:style-name="P310">Havíř</text:p>
          <text:p text:style-name="P551"><text:span text:style-name="T2">F</text:span><text:span text:style-name="T3">yzička </text:span><text:span text:style-name="T34">3</text:span><text:span text:style-name="T3">, Finesa </text:span><text:span text:style-name="T34">2</text:span><text:span text:style-name="T3">, Duše </text:span><text:span text:style-name="T33">1</text:span><text:span text:style-name="T631">, </text:span><text:span text:style-name="T632">Ž</text:span><text:span text:style-name="T629">ivot</text:span><text:span text:style-name="T632">y </text:span><text:span text:style-name="T668">9</text:span></text:p>
          <text:p text:style-name="P551"><text:span text:style-name="T446">⚔ </text:span><text:span text:style-name="T166">K</text:span><text:span text:style-name="T165">rumpáč:</text:span><text:span text:style-name="T1108"> <text:s/>3 + k6, zranění 2</text:span></text:p>
          <text:p text:style-name="P551"><text:span text:style-name="T446">⚔ </text:span><text:span text:style-name="T166">Motyka</text:span><text:span text:style-name="T165">:</text:span><text:span text:style-name="T216"> <text:s/>3 + k6, zranění 2</text:span></text:p>
        </text:list-item>
      </text:list>
      <text:list xml:id="list3719627772" text:style-name="L17">
        <text:list-item>
          <text:p text:style-name="P371">Při prvních ztrátách se pokusí utéct nebo vzdát.</text:p>
        </text:list-item>
      </text:list>
      <text:list xml:id="list194226778453607" text:continue-list="list194226417169910" text:style-name="L15">
        <text:list-item>
          <text:p text:style-name="P372"><text:span text:style-name="T1112">Čtyři sarkoni</text:span> zabrali most a vybírají mýto. <text:span text:style-name="T1113">Jeden z nich má na hlavě slaměný klobouk. Všichni mají těžké dvojruční palice. Tři mají u pasu dýku, čtvrtý chopeš (cizokrajný meč trochu podobný srpu).</text:span></text:p>
        </text:list-item>
      </text:list>
      <text:list xml:id="list185559709" text:style-name="L18">
        <text:list-item>
          <text:p text:style-name="P373">Chtějí buď něco opravdu hezkého nebo jídlo; nejlépe koně či některého z členů výpravy. Jsou hloupí a vztahovační. <text:span text:style-name="T1236">Nemají také vyjasněno, kdo z nich je vůdce – může se stát, že se kvůli tomu poperou mezi sebou.</text:span></text:p>
        </text:list-item>
      </text:list>
      <text:list xml:id="list194227703038954" text:continue-list="list194226778453607" text:style-name="L15">
        <text:list-header>
          <text:p text:style-name="P327">Sarkon bojovník</text:p>
          <text:p text:style-name="P551"><text:soft-page-break/><text:span text:style-name="T2">F</text:span><text:span text:style-name="T3">yzička </text:span><text:span text:style-name="T35">5</text:span><text:span text:style-name="T3">, Finesa </text:span><text:span text:style-name="T35">3</text:span><text:span text:style-name="T3">, Duše </text:span><text:span text:style-name="T35">2</text:span><text:span text:style-name="T631">, </text:span><text:span text:style-name="T632">Ž</text:span><text:span text:style-name="T629">ivot</text:span><text:span text:style-name="T632">y </text:span><text:span text:style-name="T27">1</text:span><text:span text:style-name="T35">2</text:span></text:p>
          <text:p text:style-name="P578"><text:span text:style-name="T586">Zbroj:</text:span><text:span text:style-name="T634"> </text:span><text:span text:style-name="T669">2 (těžká zbroj)</text:span></text:p>
          <text:p text:style-name="P552"><text:span text:style-name="T446">⚔<text:tab/></text:span><text:span text:style-name="T601">Dvojruční palice</text:span><text:span text:style-name="T10">:</text:span><text:span text:style-name="T27"> </text:span><text:span text:style-name="T35">5 + k6, zranění 3</text:span></text:p>
          <text:p text:style-name="P548"><text:span text:style-name="T446">⚔<text:tab/></text:span><text:span text:style-name="T601">Tesák</text:span><text:span text:style-name="T10">:</text:span><text:span text:style-name="T27"> </text:span><text:span text:style-name="T35">5 + k6, zranění 1</text:span></text:p>
          <text:p text:style-name="P549"><text:span text:style-name="T446">⚔<text:tab/></text:span><text:span text:style-name="T602">Chopeš</text:span><text:span text:style-name="T10">:</text:span><text:span text:style-name="T27"> </text:span><text:span text:style-name="T35">5 + k6, zranění 1</text:span></text:p>
          <text:p text:style-name="P375"><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376"><text:span text:style-name="T37">V úkrytu pod mostem je:</text:span><text:span text:style-name="T40"> p</text:span><text:span text:style-name="T39">rázdný soudek od piva, </text:span><text:span text:style-name="T41">loutna.</text:span></text:p>
        </text:list-header>
      </text:list>
      <text:h text:style-name="P236" text:outline-level="4"><text:span text:style-name="T1111">Mimo cestu (k20)</text:span>:</text:h>
      <text:list xml:id="list4134342671" text:style-name="L19">
        <text:list-item>
          <text:p text:style-name="P377">👣<text:span text:style-name="T290"> </text:span><text:span text:style-name="T152">Čerstvé stopy </text:span><text:span text:style-name="T889">š</text:span><text:span text:style-name="T890">esti goblinů (viz možnost 3)</text:span><text:span text:style-name="T152">.</text:span></text:p>
        </text:list-item>
        <text:list-item>
          <text:p text:style-name="P377"><text:span text:style-name="T152">👣</text:span><text:span text:style-name="T318"> </text:span><text:span text:style-name="T889">D</text:span><text:span text:style-name="T890">en staré</text:span><text:span text:style-name="T152"> stopy </text:span><text:span text:style-name="T889">š</text:span><text:span text:style-name="T890">esti goblinů (viz možnost 3)</text:span><text:span text:style-name="T889">.</text:span></text:p>
        </text:list-item>
        <text:list-item>
          <text:p text:style-name="P378"><text:span text:style-name="T1107">6 goblinů</text:span> na lovu. Přesouvají se z hor k <text:span text:style-name="T892">Trosské pláni</text:span>, kde budou krást dobytek a unášet rolníky.</text:p>
        </text:list-item>
      </text:list>
      <text:list xml:id="list194227822609711" text:continue-list="list194227703038954" text:style-name="L15">
        <text:list-header>
          <text:p text:style-name="P328">Goblin lovec</text:p>
          <text:p text:style-name="P379"><text:span text:style-name="T2">F</text:span><text:span text:style-name="T3">yzička </text:span><text:span text:style-name="T33">2</text:span><text:span text:style-name="T3">, Finesa </text:span><text:span text:style-name="T33">3</text:span><text:span text:style-name="T3">, Duše </text:span><text:span text:style-name="T33">1</text:span><text:span text:style-name="T631">, </text:span><text:span text:style-name="T632">Ž</text:span><text:span text:style-name="T629">ivot</text:span><text:span text:style-name="T632">y </text:span><text:span text:style-name="T667">7</text:span></text:p>
          <text:p text:style-name="P588"><text:span text:style-name="T446">⚔ </text:span><text:span text:style-name="T514">Krátký luk</text:span><text:span text:style-name="T508">:</text:span><text:span text:style-name="T456"> </text:span><text:span text:style-name="T463">3</text:span><text:span text:style-name="T462"> + k6, zranění </text:span><text:span text:style-name="T463">1</text:span></text:p>
          <text:p text:style-name="P596"><text:span text:style-name="T514">D</text:span><text:span text:style-name="T508">ostřel:</text:span><text:span text:style-name="T456"> střední</text:span></text:p>
          <text:p text:style-name="P596"><text:span text:style-name="T570">J</text:span><text:span text:style-name="T571">ed</text:span><text:span text:style-name="T515"> </text:span><text:span text:style-name="T516">z černé ropuchy:</text:span><text:span text:style-name="T464"> </text:span><text:span text:style-name="T465">6</text:span><text:span text:style-name="T466"> </text:span><text:span text:style-name="T467">+ k6 </text:span><text:span text:style-name="T468">proti Fyzičce</text:span></text:p>
          <text:p text:style-name="P601"><text:span text:style-name="T869">L</text:span><text:span text:style-name="T870">atence:</text:span><text:span text:style-name="T826"> </text:span><text:span text:style-name="T844">10</text:span><text:span text:style-name="T826"> m</text:span><text:span text:style-name="T828">inut</text:span></text:p>
          <text:p text:style-name="P601"><text:span text:style-name="T517">P</text:span><text:span text:style-name="T518">říznaky:</text:span><text:span text:style-name="T469"> </text:span><text:span text:style-name="T470">L</text:span><text:span text:style-name="T471">apání po dechu</text:span><text:span text:style-name="T472">, </text:span><text:span text:style-name="T473">zvracení, křeče. </text:span><text:span text:style-name="T474">Následují halucinace, hučení v uších, bolesti hlavy a závratě. </text:span><text:span text:style-name="T475">Smrt nastává v důsledku zástavy srdce.</text:span></text:p>
          <text:p text:style-name="P553"><text:soft-page-break/><text:span text:style-name="T446">⚔ </text:span><text:span text:style-name="T520">Kostěný n</text:span><text:span text:style-name="T512">ůž</text:span><text:span text:style-name="T513">:</text:span><text:span text:style-name="T462"> </text:span><text:span text:style-name="T463">3</text:span><text:span text:style-name="T462"> + k6, zranění </text:span><text:span text:style-name="T463">0</text:span></text:p>
          <text:p text:style-name="P381"><text:span text:style-name="T478">Kromě nožů a luků u</text:span><text:span text:style-name="T463"> sebe mají: </text:span><text:span text:style-name="T521">brašny s tvrdými plackami a sušeným masem, měchy s vodou.</text:span></text:p>
        </text:list-header>
        <text:list-item>
          <text:p text:style-name="P367">Zvídavá lesní víla nedokáže pochopit lidskou morálku. Zná jen přežití silnějšího. Chce dobrodruhy následovat, aby se o lidech něco naučila. Umí <text:span text:style-name="T1181">létat a kdykoliv se může zneviditelnit</text:span>.</text:p>
          <text:p text:style-name="P380"><text:span text:style-name="T2">F</text:span><text:span text:style-name="T3">yzička </text:span><text:span text:style-name="T54">1</text:span><text:span text:style-name="T3">, Finesa </text:span><text:span text:style-name="T54">4</text:span><text:span text:style-name="T3">, Duše </text:span><text:span text:style-name="T54">3</text:span><text:span text:style-name="T631">, </text:span><text:span text:style-name="T632">Ž</text:span><text:span text:style-name="T629">ivot</text:span><text:span text:style-name="T632">y </text:span><text:span text:style-name="T709">5</text:span></text:p>
          <text:p text:style-name="P383"><text:span text:style-name="T583">Vzhled:</text:span><text:span text:style-name="T628"> Částečně průsvitná víla s motýlími křídly. Člověku je sotva po pás.</text:span></text:p>
        </text:list-item>
        <text:list-item>
          <text:p text:style-name="P368">👣<text:span text:style-name="T290"> </text:span><text:span text:style-name="T152">Čerstvé stopy dvounohého tvora s kopyty (satyr).</text:span></text:p>
        </text:list-item>
        <text:list-item>
          <text:p text:style-name="P368"><text:span text:style-name="T152">👣</text:span><text:span text:style-name="T318"> </text:span><text:span text:style-name="T889">Den staré</text:span><text:span text:style-name="T152"> stopy dvounohého tvora s kopyty (satyr).</text:span></text:p>
        </text:list-item>
        <text:list-item>
          <text:p text:style-name="P367">Satyr <text:span text:style-name="T118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181">(vidění ve tmě, skvělý sluch)</text:span>.</text:p>
          <text:p text:style-name="P380"><text:span text:style-name="T2">F</text:span><text:span text:style-name="T3">yzička </text:span><text:span text:style-name="T54">5</text:span><text:span text:style-name="T3">, Finesa </text:span><text:span text:style-name="T54">2</text:span><text:span text:style-name="T3">, Duše </text:span><text:span text:style-name="T54">3</text:span><text:span text:style-name="T631">, </text:span><text:span text:style-name="T632">Ž</text:span><text:span text:style-name="T629">ivot</text:span><text:span text:style-name="T632">y </text:span><text:span text:style-name="T704">12</text:span></text:p>
          <text:p text:style-name="P384"><text:span text:style-name="T583">Velikost:</text:span><text:span text:style-name="T628"> jako kroll</text:span></text:p>
        </text:list-item>
        <text:list-item>
          <text:p text:style-name="P367">Skupina <text:span text:style-name="T1175">osmi</text:span> mladých dobrodruhů má v kleci dryádu. Žádají o pomoc s doprovodem do Trossu, o výdělek <text:span text:style-name="T1175">(20 zl)</text:span> se rozdělí. Pokud hráči dryádu neosvobodí, v noci <text:span text:style-name="T1179">pro ni</text:span> přijdou <text:span text:style-name="T1176">tři</text:span> oživlé stromy.</text:p>
        </text:list-item>
      </text:list>
      <text:list xml:id="list3325763524" text:style-name="L20">
        <text:list-item>
          <text:p text:style-name="P386">Jsou to „dobrodruzi“, nemají povolání jako postavy.</text:p>
          <text:p text:style-name="P387"><text:soft-page-break/>Vede je barbar Glaf – svalnatej, polonahej, s dvojručním mečem. Natírá se olejem, aby se mu svaly víc rýsovaly.</text:p>
          <text:p text:style-name="P387"><text:span text:style-name="T1180">Lepí se na něj</text:span> tři dívky: Elfka Niala (dlouhý luk a dýka), ošklivá ale silná barbarka Dura (lehká zbroj, dvojruční sekera) a člověčice Tekla (těžká zbroj, meč a štít).</text:p>
          <text:p text:style-name="P387">Zbytek party: trpaslík Bumla (těžké zbroj, kladivo), hobit Štístko (lehká zbroj, kuše, dýka), elf Dlouhán (stopař, dlouhý luk, tesák).</text:p>
          <text:p text:style-name="P321"><text:span text:style-name="T2">D</text:span><text:span text:style-name="T1">ryáda</text:span></text:p>
          <text:p text:style-name="P385"><text:span text:style-name="T2">F</text:span><text:span text:style-name="T3">yzička </text:span><text:span text:style-name="T55">2</text:span><text:span text:style-name="T3">, Finesa </text:span><text:span text:style-name="T55">4</text:span><text:span text:style-name="T3">, Duše </text:span><text:span text:style-name="T55">5</text:span><text:span text:style-name="T631">, </text:span><text:span text:style-name="T632">Ž</text:span><text:span text:style-name="T629">ivot</text:span><text:span text:style-name="T632">y </text:span><text:span text:style-name="T27">18</text:span></text:p>
          <text:p text:style-name="P580"><text:span text:style-name="T586">Rychlost:</text:span><text:span text:style-name="T634"> </text:span><text:span text:style-name="T705">jako člověk<text:line-break/></text:span><text:span text:style-name="T587">Smysly:</text:span><text:span text:style-name="T637"> </text:span><text:span text:style-name="T705">jako elf</text:span></text:p>
          <text:p text:style-name="P557"><text:span text:style-name="T607">Vzhled:</text:span><text:span text:style-name="T705"> Dívka s kůrou místo kůže a listím místo vlasů.</text:span></text:p>
          <text:p text:style-name="P329"><text:span text:style-name="T757">Splynutí se stromem:</text:span><text:span text:style-name="T70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21"><text:span text:style-name="T2">O</text:span><text:span text:style-name="T1">živlý strom</text:span></text:p>
          <text:p text:style-name="P385"><text:span text:style-name="T2">F</text:span><text:span text:style-name="T3">yzička 8, Finesa </text:span><text:span text:style-name="T56">1</text:span><text:span text:style-name="T3">, Duše </text:span><text:span text:style-name="T56">7</text:span><text:span text:style-name="T631">, </text:span><text:span text:style-name="T632">Ž</text:span><text:span text:style-name="T629">ivot</text:span><text:span text:style-name="T632">y </text:span><text:span text:style-name="T707">20</text:span></text:p>
          <text:p text:style-name="P580"><text:span text:style-name="T586">Zbroj:</text:span><text:span text:style-name="T634"> </text:span><text:span text:style-name="T708">proti </text:span><text:span text:style-name="T1178">bodu</text:span><text:span text:style-name="T708"> a </text:span><text:span text:style-name="T572">dr</text:span><text:span text:style-name="T573">cení</text:span><text:span text:style-name="T708"> 3, </text:span><text:span text:style-name="T707">jinak 0</text:span></text:p>
          <text:p text:style-name="P580"><text:span text:style-name="T586">Rychlost:</text:span><text:span text:style-name="T634"> </text:span><text:span text:style-name="T707">jako chůze</text:span></text:p>
          <text:p text:style-name="P580"><text:soft-page-break/><text:span text:style-name="T587">Smysly:</text:span><text:span text:style-name="T637"> </text:span><text:span text:style-name="T707">žádné nemá, vnímá skrze hmyz, ptáky a jiné drobné tvory v okolí</text:span></text:p>
          <text:p text:style-name="P557"><text:span text:style-name="T446">⚔<text:tab/></text:span><text:span text:style-name="T608">Větve, </text:span><text:span text:style-name="T609">kořeny</text:span><text:span text:style-name="T10">:</text:span><text:span text:style-name="T27"> </text:span><text:span text:style-name="T57">8 + k6, zranění 4</text:span></text:p>
          <text:p text:style-name="P557"><text:span text:style-name="T154">Vzhled:</text:span> <text:span text:style-name="T1177">Vykořenělý kráčející strom.</text:span></text:p>
          <text:p text:style-name="P557"><text:span text:style-name="T607">Boj:</text:span><text:span text:style-name="T705"> </text:span><text:span text:style-name="T706">Oživlý strom se ohání větvemi a může také postavu zamotat do kořenů a uškrtit nebo rozdrtit. Má obrovskou sílu – neboj se popisovat, jak postavy odhazuje několik metrů daleko.</text:span></text:p>
        </text:list-item>
      </text:list>
      <text:list xml:id="list194226925350651" text:continue-list="list194227822609711" text:style-name="L15">
        <text:list-item>
          <text:p text:style-name="P388"><text:span text:style-name="T152"><text:s/>👣</text:span><text:span text:style-name="T318"> </text:span>Čerstvé stopy <text:span text:style-name="T1235">divočáka</text:span> (viz 1<text:span text:style-name="T1235">1</text:span>)</text:p>
        </text:list-item>
        <text:list-item>
          <text:p text:style-name="P367">Zuřivý divočák.</text:p>
          <text:p text:style-name="P364">Fyzička 3, Finesa 1, Duše -, Životy 9</text:p>
          <text:p text:style-name="P364">⚔ <text:span text:style-name="T154">Kly:</text:span> 3 + k6, zranění 1</text:p>
        </text:list-item>
        <text:list-item>
          <text:p text:style-name="P388"><text:span text:style-name="T152"><text:s/>👣</text:span><text:span text:style-name="T318"> </text:span>Čerstvé zlobří stopy. <text:span text:style-name="T1237">Vedou k jeskyni na dně skalní rokle</text:span> (viz 1<text:span text:style-name="T1235">3</text:span>)</text:p>
        </text:list-item>
        <text:list-item>
          <text:p text:style-name="P389"><text:s/>V jeskyni na dně skalní rokle žije zlobr.</text:p>
          <text:p text:style-name="P369"><text:span text:style-name="T2">F</text:span><text:span text:style-name="T3">yzička </text:span><text:span text:style-name="T58">6</text:span><text:span text:style-name="T3">, Finesa </text:span><text:span text:style-name="T58">2</text:span><text:span text:style-name="T3">, Duše </text:span><text:span text:style-name="T58">3</text:span><text:span text:style-name="T631">, </text:span><text:span text:style-name="T632">Ž</text:span><text:span text:style-name="T629">ivot</text:span><text:span text:style-name="T632">y </text:span><text:span text:style-name="T710">15</text:span></text:p>
          <text:p text:style-name="P579"><text:span text:style-name="T586">Zbroj:</text:span><text:span text:style-name="T634"> </text:span><text:span text:style-name="T710">2 (silná kůže)</text:span></text:p>
          <text:p text:style-name="P579"><text:span text:style-name="T586">Rychlost:</text:span><text:span text:style-name="T634"> </text:span><text:span text:style-name="T710">jako </text:span><text:span text:style-name="T711">chůze</text:span></text:p>
          <text:p text:style-name="P579"><text:span text:style-name="T587">Smysly:</text:span><text:span text:style-name="T637"> </text:span><text:span text:style-name="T712">slabý zrak, skvělý čich a sluch</text:span></text:p>
          <text:p text:style-name="P554"><text:span text:style-name="T446">⚔<text:tab/></text:span><text:span text:style-name="T610">Drápy</text:span><text:span text:style-name="T10">:</text:span><text:span text:style-name="T27"> </text:span><text:span text:style-name="T59">6 + k6, zranění </text:span><text:span text:style-name="T60">2</text:span></text:p>
          <text:p text:style-name="P554"><text:span text:style-name="T446">⚔<text:tab/></text:span><text:span text:style-name="T610">Důlní kladivo</text:span><text:span text:style-name="T10">:</text:span><text:span text:style-name="T27"> </text:span><text:span text:style-name="T59">6 + k6, zranění </text:span><text:span text:style-name="T60">4</text:span></text:p>
          <text:p text:style-name="P554"><text:soft-page-break/><text:span text:style-name="T177">Nadlidská síla:</text:span><text:span text:style-name="T223"> Člověka dokáže zvednout a odhodit několik metrů daleko a při boji zblízka má +1 ke zranění </text:span><text:span text:style-name="T224">(ve zranění drápy i kladivem už je </text:span><text:span text:style-name="T225">bonus započítaný</text:span><text:span text:style-name="T224">)</text:span><text:span text:style-name="T223">.</text:span></text:p>
          <text:p text:style-name="P555"><text:span text:style-name="T154">Vzhled:</text:span> <text:span text:style-name="T1182">Tři metry vysoký zavalitý humanoid s hnědou kůží, kulatou hlavou bez nosu a silnými drápy.</text:span></text:p>
          <text:p text:style-name="P558"><text:span text:style-name="T154">Schopnosti: </text:span><text:span text:style-name="T223">J</text:span><text:span text:style-name="T191">eskynní zlobr regeneruje všechna zranění kromě těch způsobených </text:span><text:span text:style-name="T574">ohněm</text:span><text:span text:style-name="T191"> nebo </text:span><text:span text:style-name="T1183">žíravinou</text:span><text:span text:style-name="T191"> rychlostí 1 život za kolo.</text:span></text:p>
          <text:p text:style-name="P555"><text:span text:style-name="T876">S</text:span><text:span text:style-name="T862">labiny:</text:span><text:span text:style-name="T777"> </text:span><text:span text:style-name="T849">Pokud na jeskynního zlobra dopadne přímé sluneční světlo, natrvalo zkamení.</text:span></text:p>
          <text:p text:style-name="P364"><text:span text:style-name="T154">Suroviny:</text:span> <text:span text:style-name="T850">Z krve jeskynního zlobra může alchymista vytěžit 7 magů nebo vyrobit </text:span><text:span text:style-name="T877">lektvar regenerace</text:span><text:span text:style-name="T850"> (prodej 60 zl).</text:span></text:p>
        </text:list-item>
        <text:list-item>
          <text:p text:style-name="P390">Pytlácká past. Proradný pytlák není daleko.</text:p>
        </text:list-item>
        <text:list-item>
          <text:p text:style-name="P391">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052">+</text:span>Trosské pláně</text:h>
      <text:h text:style-name="Heading_20_4" text:outline-level="4"><text:span text:style-name="T1051">+</text:span>Na cestě <text:span text:style-name="T1238">(k6)</text:span>:</text:h>
      <text:list xml:id="list4261979437" text:style-name="L21">
        <text:list-item>
          <text:p text:style-name="P395">Veselý kašpar s naditým měšcem <text:span text:style-name="T959">(40 st)</text:span> vyzývá ke hře v kostk<text:span text:style-name="T940">y</text:span>. K sebeobraně má jedem potřenou dýku.</text:p>
          <text:p text:style-name="P39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30">Bodování:</text:p>
        </text:list-item>
      </text:list>
      <text:list xml:id="list3208291155" text:style-name="L22">
        <text:list-item>
          <text:list>
            <text:list-item>
              <text:p text:style-name="P396">jednička = 1 b</text:p>
            </text:list-item>
            <text:list-item>
              <text:p text:style-name="P396">pětka = <text:s/>5 b</text:p>
            </text:list-item>
            <text:list-item>
              <text:p text:style-name="P396">3x stejné číslo = 3x hodnota</text:p>
            </text:list-item>
            <text:list-item>
              <text:p text:style-name="P396">3x dvojice = 10 b</text:p>
            </text:list-item>
            <text:list-item>
              <text:p text:style-name="P396">postupka = 20 b</text:p>
            </text:list-item>
            <text:list-item>
              <text:p text:style-name="P396">6x stejné číslo = 50b</text:p>
            </text:list-item>
          </text:list>
        </text:list-item>
      </text:list>
      <text:list xml:id="list194227238253533" text:continue-list="list4261979437" text:style-name="L21">
        <text:list-item>
          <text:p text:style-name="P395">Bohémští trpasličí žoldnéři se s vámi za pár měďáků podělí o pytlácký úlovek a poslední pivo. Jsou velmi přátelští a chtějí se nechat najmout <text:span text:style-name="T1024">(celá kumpanie za 6 zl na týden)</text:span>. <text:span text:style-name="T959">Všichni mají těžké zbroje.</text:span></text:p>
          <text:p text:style-name="P397">Magráta – velitel, dvojruční sekera</text:p>
          <text:p text:style-name="P397">Difi – sekera a štít</text:p>
          <text:p text:style-name="P397">Dofi – sekera a štít</text:p>
          <text:p text:style-name="P397">Humli – kuše, tesák</text:p>
          <text:p text:style-name="P397">Dumli – kuše, tesák</text:p>
          <text:p text:style-name="P397">Bejkal – dlouhé kopí</text:p>
        </text:list-item>
        <text:list-item>
          <text:p text:style-name="P395"><text:soft-page-break/><text:span text:style-name="T960">Vorokův velekněz</text:span> Mankar zpitý do němoty ve škarpě. Pokud ho vzbudíte, začne vás brát jako součást svého stáda a zařídí vám různá privilegia a finanční odměnu <text:span text:style-name="T964">(10 zl)</text:span>. Pokud se mu ovšem zprotivíte a bude si myslet, že by jste ho mohli pošpinit, tak vás nechá odstranit.</text:p>
        </text:list-item>
        <text:list-item>
          <text:p text:style-name="P395">Poutníci na cestě ke Kastaroku, rozpadlé pevnosti <text:span text:style-name="T963">Vorok</text:span>ochových <text:span text:style-name="T965">paladinů</text:span>.</text:p>
        </text:list-item>
      </text:list>
      <text:h text:style-name="Heading_20_4" text:outline-level="4"><text:span text:style-name="T1051">+</text:span>Mimo cestu <text:span text:style-name="T1238">(k10)</text:span>:</text:h>
      <text:list xml:id="list2377030728" text:style-name="L23">
        <text:list-item>
          <text:p text:style-name="P398">Bohatá pole jsou plná pracujících rolníků, přesto nikdo nezasahuje, když statkář obtěžuje dívku v potrhaných šatech.</text:p>
        </text:list-item>
        <text:list-item>
          <text:p text:style-name="P398">Za kamen<text:span text:style-name="T958">n</text:span>ou zídkou půvabného sadu probíhají jablečné slavnosti. Mošt, medovina, štrůdl, špaldové placky, různé hry a soutěže, které se dají odehrát i mezi hráči - zpěv, zadržení dechu etc.</text:p>
        </text:list-item>
        <text:list-item>
          <text:p text:style-name="P399"><text:span text:style-name="T152">👣</text:span><text:span text:style-name="T318"> </text:span><text:span text:style-name="T153">Čerstvé stopy jednotky jízdy.</text:span></text:p>
        </text:list-item>
        <text:list-item>
          <text:p text:style-name="P399"><text:span text:style-name="T152">👣</text:span><text:span text:style-name="T318"> </text:span><text:span text:style-name="T893">Den staré</text:span><text:span text:style-name="T153"> stopy jednotky jízdy.</text:span></text:p>
        </text:list-item>
        <text:list-item>
          <text:p text:style-name="P398">Nově vybavená jednotka jízdy vybírá speciální daň od nejbohatších statkářů, aby kompenzovala ztrátu stříbrného dolu.</text:p>
        </text:list-item>
        <text:list-item>
          <text:p text:style-name="P398">Strašidelný mlýn. V noci se tam zjevují duchové dětí. Vypadají děsivě, ale chtějí si jen hrát. Ve sklepě je schované dědictví <text:span text:style-name="T962">(10 pytlů mouky po 1 zl každý, truhlice se 76 st)</text:span> a celá rodina s rozřezanými zápěstími.</text:p>
        </text:list-item>
        <text:list-item>
          <text:p text:style-name="P400">Nebe je temné a křižované blesky. Kolmý déšť neustává po celý den. Rolníci dnes nevylézají, aby je neodnesla wyverna. Nikdo ji neloví, věří, že přináší dobrou úrodu.</text:p>
          <text:list>
            <text:list-header>
              <text:p text:style-name="P559"><text:soft-page-break/><text:span text:style-name="T457">Fyzička </text:span><text:span text:style-name="T458">6</text:span><text:span text:style-name="T457">, Finesa 4, Duše </text:span><text:span text:style-name="T458">5</text:span><text:span text:style-name="T457">, Životy 1</text:span><text:span text:style-name="T458">6</text:span></text:p>
              <text:p text:style-name="P581"><text:span text:style-name="T593">Zbroj</text:span><text:span text:style-name="T645">: 2 (silná kůže)</text:span><text:span text:style-name="T586"><text:line-break/>Rychlost:</text:span><text:span text:style-name="T634"> </text:span><text:span text:style-name="T645">na zemi jako člověk, létá rychleji než bě</text:span><text:span text:style-name="T656">há</text:span><text:span text:style-name="T645"> kůň</text:span></text:p>
              <text:p text:style-name="P581"><text:span text:style-name="T587">Smysly:</text:span><text:span text:style-name="T637"> </text:span><text:span text:style-name="T645">skvělý zrak, čich a sluch</text:span></text:p>
              <text:p text:style-name="P559"><text:span text:style-name="T446">⚔ </text:span><text:span text:style-name="T592">Zuby a spáry</text:span><text:span text:style-name="T585">:</text:span><text:span text:style-name="T629"> </text:span><text:span text:style-name="T645">6</text:span><text:span text:style-name="T630"> + k6, zranění </text:span><text:span text:style-name="T645">3</text:span></text:p>
              <text:p text:style-name="P401"><text:span text:style-name="T645">K</text:span><text:span text:style-name="T628">ůže </text:span><text:span text:style-name="T703">w</text:span><text:span text:style-name="T628">y</text:span><text:span text:style-name="T703">v</text:span><text:span text:style-name="T628">erny se dá prodat za 10 zl.</text:span></text:p>
            </text:list-header>
          </text:list>
        </text:list-item>
        <text:list-item>
          <text:p text:style-name="P392">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1052">+</text:span>Hostinec <text:span text:style-name="T966">Na r</text:span>ozcestí</text:h>
      <text:p text:style-name="P101"><text:span text:style-name="T993">Dlouhá j</text:span>ednopatrová budova s velkou nálevnou, <text:span text:style-name="T969">která pojme několik desítek hostů,</text:span> <text:span text:style-name="T969">a přilehlou stájí. Spí se ve společné noclehárně nebo přímo v nálevně, pouze zámožní hosté si mohou dovolit pokoj.</text:span></text:p>
      <text:list xml:id="list2885246425" text:style-name="L24">
        <text:list-item>
          <text:p text:style-name="P402"><text:span text:style-name="T994">Šance </text:span><text:span text:style-name="T240">2 ze 6:</text:span><text:span text:style-name="T970"> </text:span>Skupina zoufalých propuštěných důlníků drží jako rukojmí barda, <text:span text:style-name="T967">aristokrata</text:span> a hostinského se ženou. Dvojice Trosských jezdců vyjednává.</text:p>
        </text:list-item>
        <text:list-item>
          <text:p text:style-name="P403">Chudá postarší žena Katlin tvrdí, že dokáže svou ztracenou dceru Tolku najít pomocí milenecké mince (magický pár mincí, které se vždy přitahují), ale nikdo jí nevěří. Odhodlává se <text:span text:style-name="T1239">za ní</text:span> vyrazit sama. Mince ji povede k Ha<text:span text:style-name="T961">r</text:span>denské tvrzi.</text:p>
        </text:list-item>
      </text:list>
      <text:p text:style-name="P85"/>
      <text:h text:style-name="P244" text:outline-level="1">Lokace</text:h>
      <text:h text:style-name="Heading_20_2" text:outline-level="2"><text:span text:style-name="T1092">+</text:span>Blosely</text:h>
      <text:p text:style-name="P55">Nízká hradba, dřevěné domy. Obyvatelé <text:span text:style-name="T1088">jsou</text:span> pastevci, řemeslníci a dřevorubci. Občasné potíže s gobliny.</text:p>
      <text:p text:style-name="P213">Když sem postavy přijdou poprvé:</text:p>
      <text:list xml:id="list1826669893" text:style-name="L25">
        <text:list-item>
          <text:p text:style-name="P404">Nad městečkem se stahují mraky.</text:p>
        </text:list-item>
      </text:list>
      <text:p text:style-name="P213">Když tudy půjdou podruhé:</text:p>
      <text:list xml:id="list344923377" text:style-name="L26">
        <text:list-item>
          <text:p text:style-name="P406">Nad městečkem jsou černá, bouřková mračna. Pravidelně se ozývá hrom a nebe křižují blesky. Zjevně se schyluje k pořádné bouři.</text:p>
          <text:list>
            <text:list-item>
              <text:p text:style-name="P407">Vesničané jsou shromážděni v největším domě, <text:span text:style-name="T1093">kde zasedá</text:span> rada starších <text:span text:style-name="T1118">(dva kmeti a tři báby)</text:span>. <text:span text:style-name="T1114">Mluv</text:span><text:span text:style-name="T136">í </text:span><text:span text:style-name="T308">se</text:span><text:span text:style-name="T136"> o tom, že čaroděj Marelok se určitě mstí za svou lásku.</text:span></text:p>
              <text:p text:style-name="P405"><text:span text:style-name="T136">„</text:span><text:span text:style-name="T137">Před časem</text:span><text:span text:style-name="T136">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09">Pak se s n</text:span><text:span text:style-name="T138">í </text:span><text:soft-page-break/><text:span text:style-name="T138">ale ošklivě pohádal</text:span><text:span text:style-name="T136">, její nápadník </text:span><text:span text:style-name="T138">Delrek</text:span><text:span text:style-name="T136"> a v návalu žárlivosti ji zabil. Medvěd, Liadin otec, ho při tom viděl a na místě ho uškrtil. Čaroděje jsme tu od té doby neviděli.“</text:span></text:p>
            </text:list-item>
            <text:list-item>
              <text:p text:style-name="P408">Navržené jsou dvě možnosti, <text:span text:style-name="T1114">co mohou obyvatelé Blosel udělat</text:span>: Pokusit se najít čarodějnou věž <text:span text:style-name="T1115">a kouzlo nějak přerušit</text:span> (viz příběh o čaroději Merelokovi v popisu rady starších) nebo město zcela opustit.</text:p>
            </text:list-item>
          </text:list>
        </text:list-item>
      </text:list>
      <text:p text:style-name="P213">Když tudy půjdou potřetí:</text:p>
      <text:list xml:id="list2794528926" text:style-name="L27">
        <text:list-item>
          <text:p text:style-name="P409">Městečko a jeho blízké okolí decimuje ničivá bouře. <text:span text:style-name="T1119">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4143446688" text:style-name="L28">
        <text:list-item>
          <text:p text:style-name="P410">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193"><text:span text:style-name="T646">F</text:span><text:span text:style-name="T631">yzička </text:span><text:span text:style-name="T676">5</text:span><text:span text:style-name="T631">, Finesa </text:span><text:span text:style-name="T676">4</text:span><text:span text:style-name="T631">, Duše </text:span><text:span text:style-name="T676">2</text:span><text:span text:style-name="T631">, </text:span><text:span text:style-name="T632">Ž</text:span><text:span text:style-name="T629">ivot</text:span><text:span text:style-name="T632">y </text:span><text:span text:style-name="T676">11</text:span></text:p>
      <text:list xml:id="list3120780762" text:style-name="L29">
        <text:list-item>
          <text:p text:style-name="P411">Hraničář u něj může postoupit na vyšší úroveň.</text:p>
        </text:list-item>
      </text:list>
      <text:h text:style-name="Heading_20_2" text:outline-level="2"><text:soft-page-break/><text:span text:style-name="T1075">+</text:span>Brakk</text:h>
      <text:p text:style-name="P55">Nejmocnější z Trosských strážních věží a místo tréninku čerstvých rekrutů. Do zdejšího žaláře kapitán stráže <text:span text:style-name="T1109">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45"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49">Zavalitý hromotluk se zlomeným nosem.</text:p>
      <text:p text:style-name="P192"><text:span text:style-name="T646">F</text:span><text:span text:style-name="T631">yzička </text:span><text:span text:style-name="T675">5</text:span><text:span text:style-name="T631">, Finesa </text:span><text:span text:style-name="T675">3</text:span><text:span text:style-name="T631">, Duše </text:span><text:span text:style-name="T675">2</text:span><text:span text:style-name="T631">, </text:span><text:span text:style-name="T632">Ž</text:span><text:span text:style-name="T629">ivot</text:span><text:span text:style-name="T632">y </text:span><text:span text:style-name="T675">11</text:span></text:p>
      <text:list xml:id="list2958600835" text:style-name="L30">
        <text:list-item>
          <text:p text:style-name="P412">Dokáže naučit různé bojové techniky (může trénovat válečníka), ale vyžívá se v šikaně.</text:p>
        </text:list-item>
        <text:list-item>
          <text:p text:style-name="P412">Nabízí odměnu za likvidaci zbojníků v Hrzalese (10 zl splatných až se prokáže, že přepadení skončila) nebo za vypátrání jejich tábora (5 zl a postavy tam následně musí dovést vojenského zvěda).</text:p>
          <text:list>
            <text:list-item>
              <text:p text:style-name="P413"><text:soft-page-break/>Zvěd Jelen – štíhlý mladík <text:s/>s čírem <text:span text:style-name="T1110">v kožené kazajce a kalhotách</text:span>.</text:p>
            </text:list-item>
          </text:list>
        </text:list-item>
      </text:list>
      <text:h text:style-name="P266" text:outline-level="2"><text:span text:style-name="T1174">+</text:span>Čarodějná věž</text:h>
      <text:p text:style-name="P159"><text:bookmark text:name="docs-internal-guid-c7301f5b-7fff-6003-3874-aa21c98676ee"/>Věž je postavená z těžkých <text:span text:style-name="T1121">kamenných</text:span> bloků, nemá žádná okna. Nad <text:span text:style-name="T1089">ní</text:span> nehybně visí v prostoru lesklá koule a v nepravidelných intervalech si s nebesy vyměňuje blesky. <text:span text:style-name="T1136">Před vchodem jsou </text:span><text:span text:style-name="T1011">rozsekané </text:span><text:span text:style-name="T325">mrtvoly tří goblinů</text:span><text:span text:style-name="T1136"> v lehké zbroji.</text:span> <text:span text:style-name="T1135">Jedno křídlo </text:span><text:span text:style-name="T326">masivních vstupních dveří</text:span><text:span text:style-name="T1135"> je napůl otevřené. Všude je spousta krve.</text:span></text:p>
      <text:p text:style-name="P160"><text:span text:style-name="T311">&gt; </text:span><text:span text:style-name="T319">Vstupní dveře</text:span> jsou z tvrdého, dubového dřeva pobitého ocelovými hřeby. <text:span text:style-name="T290">Nemaj</text:span><text:span text:style-name="T78">í zámek, madlo ani klepadlo.</text:span></text:p>
      <text:list xml:id="list324272178" text:style-name="L31">
        <text:list-item>
          <text:p text:style-name="P414">Zevnitř jdou zajistit těžkou závorou.</text:p>
        </text:list-item>
      </text:list>
      <text:p text:style-name="P155"><text:span text:style-name="T312">&gt; </text:span><text:span text:style-name="T319">Goblini</text:span> jsou mrtví jen pár dní.</text:p>
      <text:list xml:id="list56585470" text:style-name="L32">
        <text:list-item>
          <text:p text:style-name="P560"><text:span text:style-name="T686">Goblini jsou velcí jako hobiti, zelení a holohlaví</text:span><text:span text:style-name="T682">. </text:span><text:span text:style-name="T686">Mají dlouhé, špičaté uši, </text:span><text:span text:style-name="T687">velké, </text:span><text:span text:style-name="T686">zahnuté nosy a ostré zuby.</text:span></text:p>
        </text:list-item>
      </text:list>
      <text:list xml:id="list2158454793" text:style-name="L33">
        <text:list-item>
          <text:p text:style-name="P417"><text:span text:style-name="T1137">U sebe mají: </text:span><text:span text:style-name="T170">kostěné nože</text:span><text:span text:style-name="T220"> </text:span><text:span text:style-name="T221">(zranění 0)</text:span><text:span text:style-name="T1137">, </text:span><text:span text:style-name="T170">kopí s kamenným hrotem </text:span><text:span text:style-name="T219">(zranění 1)</text:span><text:span text:style-name="T1137">, </text:span><text:span text:style-name="T874">brašny s tvrdými plackami a sušeným masem</text:span><text:span text:style-name="T875">,</text:span><text:span text:style-name="T874"> měchy s vodou.</text:span></text:p>
        </text:list-item>
      </text:list>
      <text:p text:style-name="P13"><text:span text:style-name="Emphasis"><text:span text:style-name="T436">👣</text:span></text:span><text:span text:style-name="Emphasis"><text:span text:style-name="T438"> </text:span></text:span><text:span text:style-name="Emphasis"><text:span text:style-name="T439">Stopy boje </text:span></text:span><text:span text:style-name="Emphasis"><text:span text:style-name="T440">zhruba </text:span></text:span><text:span text:style-name="Emphasis"><text:span text:style-name="T439">třiceti </text:span></text:span><text:span text:style-name="Emphasis"><text:span text:style-name="T442">goblinů</text:span></text:span><text:span text:style-name="Emphasis"><text:span text:style-name="T439"> proti třem oživlým zbrojím. </text:span></text:span><text:span text:style-name="Emphasis"><text:span text:style-name="T441">Goblini mají smrtelné rány od dlouhých mečů.</text:span></text:span></text:p>
      <text:h text:style-name="P256" text:outline-level="3">1</text:h>
      <text:p text:style-name="P161">Interiér je černě omítnutý, s dlaždicovou podlahou a trámovým stropem. Světlo poskytují bledě modré jiskry poletující volně vzduchem. <text:span text:style-name="T1146">Dveře jsou nové, dřevěné. Mají kliku, nemají zámek. </text:span>Vstupní hala j<text:span text:style-name="T1137">e</text:span> zbrocen<text:span text:style-name="T1137">a</text:span> krví <text:span text:style-name="T1137">ještě víc než prostor před věží</text:span>.</text:p>
      <text:p text:style-name="Standalone_20_Property"><text:soft-page-break/><text:span text:style-name="T235">Kusy goblinů v </text:span><text:span text:style-name="T251">zaschlých</text:span><text:span text:style-name="T235"> kalužích krve</text:span> &gt; Dohromady patnáct těl <text:span text:style-name="T1126">v lehkých zbrojích</text:span>.</text:p>
      <text:list xml:id="list194227631588506" text:continue-list="list56585470" text:style-name="L32">
        <text:list-item>
          <text:p text:style-name="P382"><text:span text:style-name="T235">U sebe mají:</text:span> <text:span text:style-name="T168">6 krátkých <text:s/>gobliních luků, 6 toulců s šípy s kamennými hroty</text:span><text:span text:style-name="T217"> </text:span><text:span text:style-name="T218">(zranění 1)</text:span><text:span text:style-name="T1126">, 9</text:span><text:span text:style-name="T167"> kopí s kamenným hrotem – </text:span><text:span text:style-name="T169">7 rozsekaných, 2 nepoškozená</text:span><text:span text:style-name="T1126"> (zranění 1), </text:span><text:span text:style-name="T167">15 kostěných nožů</text:span><text:span text:style-name="T1126"> (zranění 0), </text:span><text:span text:style-name="T874">brašny s tvrdými plackami a sušeným masem, měchy s vodou, </text:span><text:span text:style-name="T154">dřevěnou píšťalku</text:span>, <text:span text:style-name="T872">měděný prsten</text:span><text:span text:style-name="T845"> </text:span><text:span text:style-name="T846">(prodej 1 st), </text:span><text:span text:style-name="T862">figurku vlka vyřezanou ze dřeva</text:span><text:span text:style-name="T777">, </text:span><text:span text:style-name="T873">stříbrný kruh v uchu</text:span><text:span text:style-name="T847"> </text:span><text:span text:style-name="T846">(prodej 5 st)</text:span></text:p>
        </text:list-item>
      </text:list>
      <text:p text:style-name="P222"><text:span text:style-name="T235">Zohýbané kusy černých plátových zbrojí</text:span> &gt; <text:span text:style-name="T1122">D</text:span>ohromady tři zbroje – <text:span text:style-name="T1123">nefunkční, ale jdou opravit (prodej 3 zl za každou). V každé z nich je zavěšené lidské srdce.</text:span></text:p>
      <text:p text:style-name="P222"><text:span text:style-name="T264">M</text:span><text:span text:style-name="T235">ezi mrtvolami leží </text:span><text:span text:style-name="T265">tři</text:span><text:span text:style-name="T235"> černé </text:span><text:span text:style-name="T264">dlouhé</text:span><text:span text:style-name="T235"> meče</text:span> <text:span text:style-name="T1123">(zranění 2/3, prodej 3 zl za každý) </text:span><text:span text:style-name="T315">&gt; </text:span><text:span text:style-name="T149">čepele mají od krve.</text:span></text:p>
      <text:p text:style-name="Standalone_20_Property"><text:span text:style-name="Emphasis"><text:span text:style-name="T406">👣</text:span></text:span><text:span text:style-name="Emphasis"><text:span text:style-name="T347"> </text:span></text:span><text:span text:style-name="Emphasis"><text:span text:style-name="T378">Stopy boje goblinů proti třem oživlým zbrojím. </text:span></text:span><text:span text:style-name="Emphasis"><text:span text:style-name="T379">Zhruba </text:span></text:span><text:span text:style-name="Emphasis"><text:span text:style-name="T396">tucet</text:span></text:span><text:span text:style-name="Emphasis"><text:span text:style-name="T379"> </text:span></text:span><text:span text:style-name="Emphasis"><text:span text:style-name="T396">jich</text:span></text:span><text:span text:style-name="Emphasis"><text:span text:style-name="T379"> boj přežilo, jejich stopy vedou k jižním i východním dveřím.</text:span></text:span></text:p>
      <text:h text:style-name="P256" text:outline-level="3">2</text:h>
      <text:p text:style-name="P153"><text:span text:style-name="T275">Stěny jsou </text:span><text:span text:style-name="T283">pokryté</text:span><text:span text:style-name="T275"> </text:span><text:span text:style-name="T321">reliéf</text:span><text:span text:style-name="T323">em</text:span> <text:span text:style-name="T1127">zobrazujícím vekou bitvu, kde se nad jednou z nastoupených armád stahují bouřková mračna</text:span>. <text:span text:style-name="T1094">V lese za bitevní plání je vidět špička věže, ze které k nebesům šlehají blesky.</text:span></text:p>
      <text:p text:style-name="P220"><text:span text:style-name="Emphasis"><text:span text:style-name="T406">👣</text:span></text:span><text:span text:style-name="Emphasis"><text:span text:style-name="T347"> </text:span></text:span><text:span text:style-name="Emphasis"><text:span text:style-name="T381">Dveřmi dovnitř vedou krvavé gobliní šlápoty. Bylo jich několik a důkladně prohledávali celou místnost. </text:span></text:span><text:span text:style-name="Emphasis"><text:span text:style-name="T382">U východní stěny </text:span></text:span><text:span text:style-name="Emphasis"><text:span text:style-name="T397">stopy</text:span></text:span><text:span text:style-name="Emphasis"><text:span text:style-name="T382"> vedou do zdi, jako kdyby </text:span></text:span><text:span text:style-name="Emphasis"><text:span text:style-name="T397">dotyční</text:span></text:span><text:span text:style-name="Emphasis"><text:span text:style-name="T392"> prošli</text:span></text:span><text:span text:style-name="Emphasis"><text:span text:style-name="T382"> skrz.</text:span></text:span></text:p>
      <text:p text:style-name="P156"><text:span text:style-name="Emphasis"><text:span text:style-name="T383">&gt; </text:span></text:span><text:span text:style-name="Emphasis"><text:span text:style-name="T380">Na </text:span></text:span><text:span text:style-name="Emphasis"><text:span text:style-name="T417">reliéfu</text:span></text:span><text:span text:style-name="Emphasis"><text:span text:style-name="T380"> jsou </text:span></text:span><text:span text:style-name="Emphasis"><text:span text:style-name="T390">š</text:span></text:span><text:span text:style-name="Emphasis"><text:span text:style-name="T380">mouhy od krve, zřejmě se na něm někdo snažil něco najít. </text:span></text:span><text:span text:style-name="Emphasis"><text:span text:style-name="T389">Jedna část stěny je ale čistá</text:span></text:span><text:span text:style-name="Emphasis"><text:span text:style-name="T380">.</text:span></text:span></text:p>
      <text:list xml:id="list479218872" text:style-name="L34">
        <text:list-item>
          <text:p text:style-name="P418"><text:span text:style-name="T139">N</text:span>eopatlaná část <text:span text:style-name="T310">je iluzorn</text:span><text:span text:style-name="T139">í stěna</text:span>. Lze bez odporu projít.</text:p>
        </text:list-item>
      </text:list>
      <text:h text:style-name="P256" text:outline-level="3"><text:soft-page-break/>3</text:h>
      <text:p text:style-name="P162"><text:span text:style-name="T249">Mramorová s</text:span><text:span text:style-name="T235">ocha veselé dívky</text:span> &gt; <text:span text:style-name="T142">Jsou na ní krvavé </text:span><text:span text:style-name="T146">š</text:span><text:span text:style-name="T142">mouhy, zřejmě ji někdo osahával.</text:span></text:p>
      <text:list xml:id="list1497478162" text:style-name="L35">
        <text:list-item>
          <text:p text:style-name="P419"><text:span text:style-name="T1128">Je to socha </text:span><text:span text:style-name="T136">Mial</text:span><text:span text:style-name="T140">y</text:span><text:span text:style-name="T136">, dcer</text:span><text:span text:style-name="T141">y</text:span><text:span text:style-name="T136"> hraničáře Medvěda a jeho ženy Liady </text:span><text:span text:style-name="T140">(viz Blosely).</text:span></text:p>
        </text:list-item>
      </text:list>
      <text:p text:style-name="P57"><text:span text:style-name="T235">Kamenné schodiště do hrobky</text:span> &gt; Stupně, stěny i strop jsou pokryté <text:span text:style-name="T1129">silnou</text:span> vrstvou ledu. <text:span text:style-name="T1138">Zezdola táhne mráz.</text:span></text:p>
      <text:p text:style-name="P221"><text:span text:style-name="Emphasis"><text:span text:style-name="T406">👣</text:span></text:span><text:span text:style-name="Emphasis"><text:span text:style-name="T347"> </text:span></text:span><text:span text:style-name="Emphasis"><text:span text:style-name="T400">Zaschlé k</text:span></text:span><text:span text:style-name="Emphasis"><text:span text:style-name="T423">rvav</text:span></text:span><text:span text:style-name="Emphasis"><text:span text:style-name="T383">é šlápoty goblinů po celé místnosti, zřejmě ji prohledávali. Vedou po schodech <text:s/>dolů – </text:span></text:span><text:span text:style-name="Emphasis"><text:span text:style-name="T391">jsou překryté ledem</text:span></text:span><text:span text:style-name="Emphasis"><text:span text:style-name="T383">.</text:span></text:span></text:p>
      <text:h text:style-name="P256" text:outline-level="3">4</text:h>
      <text:p text:style-name="P16"><text:span text:style-name="Emphasis"><text:span text:style-name="T328">🔊<text:tab/></text:span></text:span><text:span text:style-name="Emphasis"><text:span text:style-name="T335">Žvanění goblinů a z</text:span></text:span><text:span text:style-name="Emphasis"><text:span text:style-name="T333">vuky rozbíjení ledu mnoha drobnými nástroji</text:span></text:span><text:span text:style-name="Emphasis"><text:span text:style-name="T329">.</text:span></text:span></text:p>
      <text:p text:style-name="P154"><text:span text:style-name="T1131">Místnost připomíná ledovou jeskyni. Stěny i sloupy jsou obalené ledem, uprostřed místnosti je v něm pět </text:span><text:span text:style-name="T324">zamrzlých goblinů</text:span><text:span text:style-name="T1131"> kolem otevřeného sarkofágu. </text:span><text:span text:style-name="T1012">Čtyři </text:span><text:span text:style-name="T1013">jsou ztuhlí při zvedání víka</text:span><text:span text:style-name="T1131">, </text:span><text:span text:style-name="T1012">pátý míří hůlkou</text:span><text:span text:style-name="T1131"> do sarkofágu.</text:span></text:p>
      <text:p text:style-name="Standalone_20_Property"><text:span text:style-name="T260">Pět</text:span><text:span text:style-name="T235"> goblinů </text:span><text:span text:style-name="T250">se snaží </text:span><text:span text:style-name="T253">zamrzlé</text:span><text:span text:style-name="T250"> </text:span><text:span text:style-name="T252">gobliny vysekat</text:span> &gt; <text:span text:style-name="T1139">jde jim to pomalu, mají na to jen kamenné nože.</text:span></text:p>
      <text:list xml:id="list768254401" text:style-name="L36">
        <text:list-item>
          <text:p text:style-name="P421">Goblinů je ve skutečnosti šest – jeden je totiž neviditelný.</text:p>
        </text:list-item>
        <text:list-item>
          <text:p text:style-name="P420"><text:span text:style-name="T1148">Jednoho z nich</text:span> neposlouchá pravá ruka <text:span text:style-name="T1134">a dělá si, co sama chce</text:span> – snaží se pořád na něco sáhnout a fackuje <text:span text:style-name="T1133">ho</text:span>, když se tomu nechce podvolit.</text:p>
        </text:list-item>
        <text:list-item>
          <text:p text:style-name="P420">Dva <text:span text:style-name="T1148">z goblinů jsou zcela</text:span> identičtí.</text:p>
        </text:list-item>
        <text:list-item>
          <text:p text:style-name="P421">Jeden je mnohem menší – ostatním je zhruba po pás <text:s/>(má jen 4 životy).</text:p>
        </text:list-item>
      </text:list>
      <text:p text:style-name="P164"><text:soft-page-break/>V boji využijí luků, krytu za sloupy a kluzkého vlnitého ledu.</text:p>
      <text:list xml:id="list3803813920" text:style-name="L37">
        <text:list-header>
          <text:p text:style-name="P422"><text:span text:style-name="T2">F</text:span><text:span text:style-name="T3">yzička </text:span><text:span text:style-name="T33">2</text:span><text:span text:style-name="T3">, Finesa </text:span><text:span text:style-name="T33">3</text:span><text:span text:style-name="T3">, Duše </text:span><text:span text:style-name="T33">1</text:span><text:span text:style-name="T631">, </text:span><text:span text:style-name="T632">Ž</text:span><text:span text:style-name="T629">ivot</text:span><text:span text:style-name="T632">y </text:span><text:span text:style-name="T667">7</text:span></text:p>
          <text:p text:style-name="P545"><text:span text:style-name="T48">Z</text:span><text:span text:style-name="T1">broj:</text:span><text:span text:style-name="T19"> 1 (lehká zbroj)</text:span></text:p>
          <text:p text:style-name="P589"><text:span text:style-name="T586">Rychlost:</text:span><text:span text:style-name="T634"> </text:span><text:span text:style-name="T683">j</text:span><text:span text:style-name="T684">ako</text:span><text:span text:style-name="T685"> člověk</text:span></text:p>
          <text:p text:style-name="P582"><text:span text:style-name="T756">Smysly:</text:span><text:span text:style-name="T637"> </text:span><text:span text:style-name="T682">čich a chuť </text:span><text:span text:style-name="T683">jako člověk, výborný sluch </text:span><text:span text:style-name="T682">a vidění v šeru</text:span></text:p>
          <text:p text:style-name="P590"><text:span text:style-name="T446">⚔ </text:span><text:span text:style-name="T514">Krátký luk </text:span><text:span text:style-name="T476">(</text:span><text:span text:style-name="T477">šípy s kamennými hroty</text:span><text:span text:style-name="T476">)</text:span><text:span text:style-name="T508">:</text:span><text:span text:style-name="T456"> </text:span><text:span text:style-name="T463">3</text:span><text:span text:style-name="T462"> + k6, zranění </text:span><text:span text:style-name="T463">1</text:span></text:p>
          <text:p text:style-name="P597"><text:span text:style-name="T514">D</text:span><text:span text:style-name="T508">ostřel:</text:span><text:span text:style-name="T456"> střední</text:span></text:p>
          <text:p text:style-name="P561"><text:span text:style-name="T446">⚔ </text:span><text:span text:style-name="T512">Nůž</text:span><text:span text:style-name="T513">:</text:span><text:span text:style-name="T462"> </text:span><text:span text:style-name="T463">3</text:span><text:span text:style-name="T462"> + k6, zranění </text:span><text:span text:style-name="T463">0</text:span></text:p>
        </text:list-header>
        <text:list-item>
          <text:p text:style-name="P423"><text:span text:style-name="T514">U </text:span><text:span text:style-name="T508">sebe mají:</text:span><text:span text:style-name="T456"> </text:span><text:span text:style-name="T519">živou ropuchu, váček s medicínou, pazourkovou škrabku na kůži</text:span></text:p>
        </text:list-item>
      </text:list>
      <text:p text:style-name="Standalone_20_Property"><text:span text:style-name="T235">Na ledu leží hromádka zásob a měchů s vodou</text:span><text:span text:style-name="T275"> </text:span><text:span text:style-name="T299">&gt; Goblini si je tu odlo</text:span><text:span text:style-name="T97">žili, aby jim nepřekážely při rozbíjení ledu.</text:span></text:p>
      <text:p text:style-name="Standalone_20_Property"><text:span text:style-name="T250">V sarkofágu je zamrzlá mumie</text:span><text:span text:style-name="T282"> </text:span><text:span text:style-name="T301">&gt; mr</text:span><text:span text:style-name="T99">áz j</text:span><text:span text:style-name="T100">í</text:span><text:span text:style-name="T99"> nijak neublížil. Po případném rozmražení bude plně bojeschopná.</text:span></text:p>
      <text:p text:style-name="P184"><text:span text:style-name="T2">F</text:span><text:span text:style-name="T3">yzička </text:span><text:span text:style-name="T46">5</text:span><text:span text:style-name="T3">, Finesa </text:span><text:span text:style-name="T46">3</text:span><text:span text:style-name="T3">, Duše </text:span><text:span text:style-name="T46">5</text:span><text:span text:style-name="T631">, </text:span><text:span text:style-name="T632">Ž</text:span><text:span text:style-name="T629">ivot</text:span><text:span text:style-name="T632">y </text:span><text:span text:style-name="T633">15</text:span></text:p>
      <text:p text:style-name="P204"><text:span text:style-name="T586">Rychlost:</text:span><text:span text:style-name="T634"> </text:span><text:span text:style-name="T680">j</text:span><text:span text:style-name="T681">ako člověk</text:span></text:p>
      <text:p text:style-name="P204"><text:span text:style-name="T587">Smysly:</text:span><text:span text:style-name="T637"> </text:span><text:span text:style-name="T638">magický zrak a sluch</text:span></text:p>
      <text:p text:style-name="P204"><text:span text:style-name="T588">Detekovatelnost</text:span><text:span text:style-name="T589">:</text:span><text:span text:style-name="T639"> </text:span><text:span text:style-name="T640">není</text:span><text:span text:style-name="T639"> vidět pomocí infravidění</text:span></text:p>
      <text:p text:style-name="P198"><text:span text:style-name="T446">⚔ </text:span><text:span text:style-name="T585">Z</text:span><text:span text:style-name="T595">uby </text:span><text:span text:style-name="T604">a pařáty</text:span><text:span text:style-name="T10">:</text:span><text:span text:style-name="T27"> </text:span><text:span text:style-name="T44">5 + k6, zranění </text:span><text:span text:style-name="T45">2</text:span></text:p>
      <text:list xml:id="list144613874" text:style-name="L38">
        <text:list-item>
          <text:p text:style-name="P424"><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3"><text:soft-page-break/><text:span text:style-name="T313">&gt; </text:span><text:span text:style-name="T1014">Z </text:span><text:span text:style-name="T327">pěti zamrzlých goblinů</text:span><text:span text:style-name="T1016"> </text:span><text:span text:style-name="T147">čtyři zvedají víko. </text:span><text:span text:style-name="T148">Z</text:span><text:span text:style-name="T147">braně si odložili na zem, </text:span><text:span text:style-name="T148">takže jsou hluboko pod ledem</text:span><text:span text:style-name="T147">.</text:span><text:span text:style-name="T1015"> Po případném rozmražení budou naživu, ale neschopni boje. </text:span><text:span text:style-name="T1016">Pátý zamrzlý goblin je </text:span>svraštělý <text:span text:style-name="T1090">stoletý</text:span> stařec <text:span text:style-name="T1132">(mrtvý)</text:span>. <text:span text:style-name="T1147">Hůlkou, kterou drží v ruce, míří dovnitř do sarkofágu (karta </text:span><text:span text:style-name="T172">Mrazivá hůlka</text:span><text:span text:style-name="T1147">).</text:span></text:p>
      <text:list xml:id="list70315889" text:style-name="L39">
        <text:list-item>
          <text:p text:style-name="P425">Hůlkou lze výměnou za životní energii sesílat mrazivé střely. Pohroma jako tady nastane, jen pokud se sesilatel použitím zabije.</text:p>
        </text:list-item>
        <text:list-item>
          <text:p text:style-name="P426">Stařec má na sobě čelenku a plášť z ptačího peří a na krku amulet z lidských zubů. Ostatní goblini mají lehké zbroje, zásoby sušeného masa a měchy s vodou.</text:p>
        </text:list-item>
      </text:list>
      <text:h text:style-name="P256" text:outline-level="3">5</text:h>
      <text:p text:style-name="P166"><text:span text:style-name="T235">Tři truhlice </text:span><text:span text:style-name="T254">bez zámků, </text:span><text:span text:style-name="T256">před prostřední je </text:span><text:span text:style-name="T257">v</text:span><text:span text:style-name="T256"> kaluž</text:span><text:span text:style-name="T257">i</text:span><text:span text:style-name="T256"> krve </text:span><text:span text:style-name="T257">pohozený</text:span><text:span text:style-name="T256"> </text:span><text:span text:style-name="T262">goblinský</text:span><text:span text:style-name="T256"> </text:span><text:span text:style-name="T257">luk</text:span><text:span text:style-name="T256">.</text:span></text:p>
      <text:p text:style-name="P223"><text:span text:style-name="Emphasis"><text:span text:style-name="T413">👣</text:span></text:span><text:span text:style-name="Emphasis"><text:span text:style-name="T398"> </text:span></text:span><text:span text:style-name="Emphasis"><text:span text:style-name="T399">Zaschlé k</text:span></text:span><text:span text:style-name="Emphasis"><text:span text:style-name="T423">rvav</text:span></text:span><text:span text:style-name="Emphasis"><text:span text:style-name="T383">é šlápoty goblinů po celé místnosti, zřejmě ji prohledávali. </text:span></text:span><text:span text:style-name="Emphasis"><text:span text:style-name="T384">Před prostřední truhlou jsou stopy masakru. </text:span></text:span><text:span text:style-name="Emphasis"><text:span text:style-name="T393">N</text:span></text:span><text:span text:style-name="Emphasis"><text:span text:style-name="T384">ěco tu zřejmě sežralo goblina zaživa – zůstal po něm jen luk.</text:span></text:span></text:p>
      <text:list xml:id="list2999701452" text:style-name="L40">
        <text:list-item>
          <text:p text:style-name="P427">V <text:span text:style-name="T1140">západní truhle</text:span> je solené maso, ryby, papriky, zavařeniny, koření a další relativně drahé zásoby.</text:p>
        </text:list-item>
        <text:list-item>
          <text:p text:style-name="P428">Prostřední truhlice má na sobě z přední strany krev – vpadá to, jako kdyby vytekla ven škvírou mezi truhlou a víkem.</text:p>
          <text:p text:style-name="P429">Je to mimik:</text:p>
          <text:list>
            <text:list-header>
              <text:p text:style-name="P430">Fyzička 4, Finesa 2, Duše -, Životy 11</text:p>
              <text:p text:style-name="P430"><text:span text:style-name="T154">Zbroj:</text:span> 2, ale proti seku a ohni 0 a na nohách také 0<text:line-break/><text:span text:style-name="T154">Rychlost:</text:span> jako člověk</text:p>
              <text:p text:style-name="P430"><text:soft-page-break/><text:span text:style-name="T446">⚔ </text:span><text:span text:style-name="T154">Kousnutí:</text:span> 4 + k6, zranění 2</text:p>
              <text:list>
                <text:list-item>
                  <text:p text:style-name="P430">„Uvnitř“ mimika jsou zbytky goblina a jeho vybavení (zbroj, kostěný nůž, zásoba jídla, měch s vodou).</text:p>
                </text:list-item>
              </text:list>
            </text:list-header>
          </text:list>
        </text:list-item>
        <text:list-item>
          <text:p text:style-name="P431">V<text:span text:style-name="T1140">e východní truhle</text:span> je lano a <text:span text:style-name="T1140">složený kus plátna (prodej 6 st)</text:span>.</text:p>
        </text:list-item>
      </text:list>
      <text:p text:style-name="P157"><text:span text:style-name="T255">Zhruba metr nad zemí visí kovová koule</text:span><text:span text:style-name="T1141"> </text:span><text:span text:style-name="T314">&gt; </text:span>kdo se j<text:span text:style-name="T1130">í</text:span> dotkne, zmizí a <text:span text:style-name="T143">objeví</text:span> se u koule v (7)</text:p>
      <text:h text:style-name="P256" text:outline-level="3">6</text:h>
      <text:p text:style-name="P223"><text:span text:style-name="Emphasis"><text:span text:style-name="T413">👣</text:span></text:span><text:span text:style-name="Emphasis"><text:span text:style-name="T398"> </text:span></text:span><text:span text:style-name="Emphasis"><text:span text:style-name="T399">Zaschlé k</text:span></text:span><text:span text:style-name="Emphasis"><text:span text:style-name="T423">rvav</text:span></text:span><text:span text:style-name="Emphasis"><text:span text:style-name="T383">é šlápoty goblinů po celé místnosti, zřejmě ji prohledávali.</text:span></text:span></text:p>
      <text:p text:style-name="Standalone_20_Property"><text:span text:style-name="T235">Stěny, podlaha i strop jsou pokryté vrstvou duhového slizu</text:span> &gt; Při kontaktu s jiným předmětem (ruka, meč, lano…) způsobí náhodný magický efekt.</text:p>
      <text:list xml:id="list4048668303" text:style-name="L41">
        <text:list-item>
          <text:p text:style-name="P432">Zmenšení nebo zvětšení</text:p>
        </text:list-item>
        <text:list-item>
          <text:p text:style-name="P432">Vytvoření identické kopie</text:p>
        </text:list-item>
        <text:list-item>
          <text:p text:style-name="P432">Neviditelnost</text:p>
        </text:list-item>
        <text:list-item>
          <text:p text:style-name="P432">Síla a krutost (zčernání, bodce, kapající kyselina...)</text:p>
        </text:list-item>
        <text:list-item>
          <text:p text:style-name="P432">Povadlost a slabost</text:p>
        </text:list-item>
        <text:list-item>
          <text:p text:style-name="P432">Vlastní vůle</text:p>
        </text:list-item>
      </text:list>
      <text:h text:style-name="P256" text:outline-level="3">7</text:h>
      <text:p text:style-name="P18"><text:span text:style-name="Emphasis"><text:span text:style-name="T328">🔊<text:tab/></text:span></text:span><text:span text:style-name="Emphasis"><text:span text:style-name="T331">Z místnosti 8 je </text:span></text:span><text:span text:style-name="Emphasis"><text:span text:style-name="T334">přes</text:span></text:span><text:span text:style-name="Emphasis"><text:span text:style-name="T331"> dveře slyšet hádka dvou goblinů.</text:span></text:span></text:p>
      <text:p text:style-name="Standalone_20_Property"><text:soft-page-break/><text:span text:style-name="T235">Tři teleportační orby, </text:span><text:span text:style-name="T263">před jedním leží goblinské kopí</text:span><text:span text:style-name="T285"> </text:span>&gt; vedou do 5, 12, 14. <text:span text:style-name="T1157">Orb, před kterým je kopí, vede zpět do 5.</text:span></text:p>
      <text:p text:style-name="P235"><text:span text:style-name="Emphasis"><text:span text:style-name="T412">👣</text:span></text:span><text:span text:style-name="Emphasis"><text:span text:style-name="T383"> </text:span></text:span><text:span text:style-name="Emphasis"><text:span text:style-name="T385">U orbu vedoucího do 5, </text:span></text:span><text:span text:style-name="Emphasis"><text:span text:style-name="T394">kde leží kopí,</text:span></text:span><text:span text:style-name="Emphasis"><text:span text:style-name="T385"> jsou na zemi krvavé šlápoty od dvojice goblinů – </text:span></text:span><text:span text:style-name="Emphasis"><text:span text:style-name="T387">kroky jsou zvláštní, vypadá to, že k sobě byli svázaní. Chvíli se toč</text:span></text:span><text:span text:style-name="Emphasis"><text:span text:style-name="T388">ili</text:span></text:span><text:span text:style-name="Emphasis"><text:span text:style-name="T387"> na místě, jako by se nemohli rozhodnout, kam půjdou, pak</text:span></text:span><text:span text:style-name="Emphasis"><text:span text:style-name="T385"> </text:span></text:span><text:span text:style-name="Emphasis"><text:span text:style-name="T388">vyrazili</text:span></text:span><text:span text:style-name="Emphasis"><text:span text:style-name="T385"> ke dveřím do 7. </text:span></text:span><text:span text:style-name="Emphasis"><text:span text:style-name="T395">Po pár krocích se ale svalili na zem a dál se plazili.</text:span></text:span></text:p>
      <text:h text:style-name="P256" text:outline-level="3">8</text:h>
      <text:p text:style-name="P17"><text:span text:style-name="Emphasis"><text:span text:style-name="T328">🔊<text:tab/></text:span></text:span><text:span text:style-name="Emphasis"><text:span text:style-name="T330">Uvnitř se </text:span></text:span><text:span text:style-name="Emphasis"><text:span text:style-name="T332">hádají</text:span></text:span><text:span text:style-name="Emphasis"><text:span text:style-name="T330"> dva goblini </text:span></text:span><text:span text:style-name="Emphasis"><text:span text:style-name="T332">(</text:span></text:span><text:span text:style-name="Emphasis"><text:span text:style-name="T330">v goblinštině</text:span></text:span><text:span text:style-name="Emphasis"><text:span text:style-name="T332">)</text:span></text:span><text:span text:style-name="Emphasis"><text:span text:style-name="T330">, jestli se budou plazit dál, nebo se vrátí k lesklým koulím.</text:span></text:span></text:p>
      <text:p text:style-name="P235"><text:span text:style-name="Emphasis"><text:span text:style-name="T412">👣</text:span></text:span><text:span text:style-name="Emphasis"><text:span text:style-name="T383"> </text:span></text:span><text:span text:style-name="Emphasis"><text:span text:style-name="T385">Krvavá stopa dvou k sobě srostlých goblinů, </text:span></text:span><text:span text:style-name="Emphasis"><text:span text:style-name="T386">připlazili se sem z místnosti 7.</text:span></text:span></text:p>
      <text:p text:style-name="Standalone_20_Property"><text:span text:style-name="T235">Kulatý stolek</text:span><text:span text:style-name="T275"> </text:span><text:span text:style-name="T284">(prodej 2 zl)</text:span><text:span text:style-name="T235">, dvě židle</text:span><text:span text:style-name="T275"> </text:span><text:span text:style-name="T284">(prodej 1 zl za každou)</text:span><text:span text:style-name="T235">, komoda</text:span><text:span text:style-name="T275"> </text:span><text:span text:style-name="T284">(prode</text:span><text:span text:style-name="T286">j</text:span><text:span text:style-name="T284"> 5 zl)</text:span> &gt; Drahý mahagonový nábytek. V komodě je schovaný čajový set <text:span text:style-name="T1142">(prodej 5 zl)</text:span>.</text:p>
      <text:p text:style-name="Standalone_20_Property"><text:span text:style-name="T258">Na zemi se plazí d</text:span><text:span text:style-name="T235">va k sobě srostlí goblini</text:span> &gt; <text:span text:style-name="T1144">(dotkli</text:span> se teleportačního orbu oba naráz<text:span text:style-name="T1144">)</text:span>. <text:span text:style-name="T1143">Neustále se hádají v goblinštině a zápasí o to, co budou dělat (jeden se chce plazit dál, druhý se chce vrátit k lesklým koulím).</text:span></text:p>
      <text:list xml:id="list1174265888" text:style-name="L42">
        <text:list-item>
          <text:p text:style-name="P433">Na sobě mají lehké zbroje.</text:p>
        </text:list-item>
        <text:list-item>
          <text:p text:style-name="P433">U sebe mají <text:span text:style-name="T170">kostěné nože</text:span><text:span text:style-name="T220"> </text:span><text:span text:style-name="T221">(zranění 0)</text:span><text:span text:style-name="T1137">, </text:span><text:span text:style-name="T170">kopí s kamenným hrotem </text:span><text:span text:style-name="T219">(zranění 1)</text:span><text:span text:style-name="T1137">, </text:span><text:span text:style-name="T874">brašny s tvrdými plackami a sušeným masem</text:span><text:span text:style-name="T875">,</text:span><text:span text:style-name="T874"> měchy s vodou.</text:span></text:p>
        </text:list-item>
      </text:list>
      <text:h text:style-name="P256" text:outline-level="3"><text:soft-page-break/>9</text:h>
      <text:p text:style-name="P224"><text:span text:style-name="T235">Nehybný ork, trpaslík a orel </text:span><text:span text:style-name="T266">s</text:span><text:span text:style-name="T235">tojí v póze, kdy orel útočí orkovi na tvář a trpaslík se připravuje k útoku</text:span> &gt; Jsou mrtví a vycpaní.</text:p>
      <text:h text:style-name="P256" text:outline-level="3">10</text:h>
      <text:p text:style-name="Standalone_20_Property"><text:span text:style-name="T235">Čtyři portréty čaroděje Mareloka</text:span> &gt; Dlouhé havraní vlasy, tenká bradka, tmavé oči, zamračený pohled. Na jednom je nahý.</text:p>
      <text:p text:style-name="Standalone_20_Property"><text:span text:style-name="T235">Skleněný golem hlídá dveře do další místnosti. Je dutý a víří se v něm zelený plyn.</text:span> <text:span text:style-name="T316">&gt;</text:span> <text:span text:style-name="T1158">B</text:span>ojovat bude jen v sebeobraně. Při rozbití vypustí jedovatý plyn.</text:p>
      <text:list xml:id="list28195092" text:style-name="L43">
        <text:list-header>
          <text:p text:style-name="P434"><text:span text:style-name="T2">F</text:span><text:span text:style-name="T3">yzička </text:span><text:span text:style-name="T51">4</text:span><text:span text:style-name="T3">, Finesa </text:span><text:span text:style-name="T50">2</text:span><text:span text:style-name="T3">, Duše </text:span><text:span text:style-name="T51">3</text:span><text:span text:style-name="T631">, </text:span><text:span text:style-name="T632">Ž</text:span><text:span text:style-name="T629">ivot</text:span><text:span text:style-name="T632">y </text:span><text:span text:style-name="T688">1</text:span><text:span text:style-name="T693">4</text:span></text:p>
          <text:p text:style-name="P591"><text:span text:style-name="T586">Zbroj:</text:span><text:span text:style-name="T634"> </text:span><text:span text:style-name="T689">proti </text:span><text:span text:style-name="T693">mrazu, blesku, ohni a kyselině 3,</text:span><text:span text:style-name="T689"> proti ostatním útokům</text:span><text:span text:style-name="T691"> </text:span><text:span text:style-name="T690">2</text:span></text:p>
          <text:p text:style-name="P562"><text:span text:style-name="T586">Rychlost:</text:span><text:span text:style-name="T634"> </text:span><text:span text:style-name="T692">jako člověk, ale neběhá</text:span></text:p>
          <text:p text:style-name="P563"><text:span text:style-name="T446">⚔ </text:span><text:span text:style-name="T605">Pěsti</text:span><text:span text:style-name="T10">:</text:span><text:span text:style-name="T27"> </text:span><text:span text:style-name="T51">4</text:span><text:span text:style-name="T49"> + k6, zranění 1</text:span></text:p>
          <text:p text:style-name="P591"><text:span text:style-name="T1040">J</text:span><text:span text:style-name="T1041">ed</text:span><text:span text:style-name="T1040">ovatý plyn</text:span><text:span text:style-name="T52">: </text:span><text:span text:style-name="T694">1</text:span><text:span text:style-name="T628">2</text:span><text:span text:style-name="T695"> </text:span><text:span text:style-name="T696">+ k6 </text:span><text:span text:style-name="T697">proti Fyzičce</text:span></text:p>
          <text:list>
            <text:list-header>
              <text:p text:style-name="P598"><text:span text:style-name="T597">L</text:span><text:span text:style-name="T606">atence:</text:span><text:span text:style-name="T698"> 5 m</text:span><text:span text:style-name="T699">inut</text:span></text:p>
              <text:p text:style-name="P599"><text:span text:style-name="T154">Příznaky:</text:span> <text:span text:style-name="T848">Bolest po celém těle, pálení očí, rozpraskání kůže, vykašlávání krve.</text:span></text:p>
            </text:list-header>
          </text:list>
        </text:list-header>
      </text:list>
      <text:h text:style-name="P256" text:outline-level="3">11</text:h>
      <text:p text:style-name="Standalone_20_Property"><text:span text:style-name="T235">Průhledná stěna</text:span> &gt; Vnější stěna je dokonale průhledná jako velké okno. <text:span text:style-name="T1160">Pohledem ven lze určit, že se postavy nachází ve třetím patře věže a nad nimi je ještě místo pro jedno patro.</text:span></text:p>
      <text:p text:style-name="Standalone_20_Property"><text:span text:style-name="T235">Bronzové květiny</text:span> &gt; Jsou opravdu z kovu a mají ostré listy.</text:p>
      <text:p text:style-name="Standalone_20_Property"><text:soft-page-break/><text:span text:style-name="T235">Bronzové křeslo</text:span> &gt; Kdo si do něj sedne, uslyší myšlenky všech, <text:span text:style-name="T1120">kd</text:span>o na něj právě myslí. Ideální pro posun osobních příběhů postav.</text:p>
      <text:h text:style-name="P256" text:outline-level="3">12</text:h>
      <text:p text:style-name="P57"><text:span text:style-name="T235">Teleportační orb</text:span> &gt; vede do 7</text:p>
      <text:p text:style-name="Standalone_20_Property"><text:span text:style-name="T235">Ve středu místnosti se vznáší střepy dvou o sebe rozbitých teleportačních orbů, kolem kterých se u</text:span><text:span text:style-name="T248">t</text:span><text:span text:style-name="T235">vořily tři portály</text:span> &gt; <text:span text:style-name="T1159">Když někdo projde skrz, po chvíli se portál zhroutí a dotyčné to vrátí zpět do věže (jinak by hráči nenávratně přišli o postavy)</text:span>.</text:p>
      <text:list xml:id="list422249151" text:style-name="L44">
        <text:list-item>
          <text:p text:style-name="P435">Nacistický bunkr za druhé světové války.</text:p>
        </text:list-item>
        <text:list-item>
          <text:p text:style-name="P435">Jednotka vesmírných mariňáků brání pouštní základnu proti vetřelcům.</text:p>
        </text:list-item>
        <text:list-item>
          <text:p text:style-name="P435">Létající pirátská loď v astrálním moři.</text:p>
        </text:list-item>
      </text:list>
      <text:p text:style-name="P57">Při hluku sem <text:span text:style-name="T1145">přijde</text:span> alchymista z 13</text:p>
      <text:p text:style-name="P225"><text:span text:style-name="T235">Iluzorní stěna</text:span> &gt; Průchod velikosti dveří. Vede k orbu, co teleportuje do 17</text:p>
      <text:list xml:id="list1781873491" text:style-name="L45">
        <text:list-item>
          <text:p text:style-name="P436">Na tento tajný průchod nic neupozorňuje. Hráči už se ve věži s iluzorní stěnou dříve potkali, takže nejspíš budou tušit, co mají hledat.</text:p>
        </text:list-item>
      </text:list>
      <text:h text:style-name="P256" text:outline-level="3">13</text:h>
      <text:p text:style-name="P19"><text:span text:style-name="Emphasis"><text:span text:style-name="T328">🔊<text:tab/></text:span></text:span><text:span text:style-name="Emphasis"><text:span text:style-name="T336">Bublání vařící se vody. Tiché mumlání (alchymista Egil při práci mluví sám k sobě).</text:span></text:span></text:p>
      <text:p text:style-name="P20"><text:span text:style-name="Emphasis"><text:span text:style-name="T328">♨<text:tab/></text:span></text:span><text:span text:style-name="Emphasis"><text:span text:style-name="T338">Z</text:span></text:span><text:span text:style-name="Emphasis"><text:span text:style-name="T337">ápach čpavých výparů.</text:span></text:span></text:p>
      <text:p text:style-name="Standalone_20_Property"><text:soft-page-break/><text:span text:style-name="T259">L</text:span><text:span text:style-name="T235">aboratoř</text:span> &gt; Soustava trubek, hadic, kotlů a baněk s naloženými kusy všemožných monster, postavená okolo křesla, které dokáže bolestivou procedurou (náhodně) trvale přidat:</text:p>
      <text:list xml:id="list317436663" text:style-name="L46">
        <text:list-item>
          <text:p text:style-name="P437">Schopnost při pohledu do očí číst myšlenky. Bohužel oboustranně.</text:p>
        </text:list-item>
        <text:list-item>
          <text:p text:style-name="P437">Nadlidskou sílu doprovázenou záchvaty vzteku.</text:p>
        </text:list-item>
        <text:list-item>
          <text:p text:style-name="P437">Změnu rasy (1-kočičí člověk, 2-ještěrec, 3-ptákohlav, 4-taurus)</text:p>
        </text:list-item>
        <text:list-item>
          <text:p text:style-name="P437">Posmrtnou regeneraci. Nově oživené tělo je vždy o něco slabší než to předchozí.</text:p>
        </text:list-item>
      </text:list>
      <text:p text:style-name="P227"><text:span text:style-name="T235">Alchymista Egil</text:span> &gt; Vyhublý, blonďaté dredy, jedno oko kočičí, <text:span text:style-name="T1162">dlouhý bílý plášť (prodej 3 zl)</text:span>. <text:span text:style-name="T1161">Trpí samomluvou.</text:span> Splete si družinu s experimentálními dobrovolníky a začne nadšeně vysvětlovat, jak z nich udělá superlidi. Pokud by došlo k boji, pokusí se zaklínadlem povolat vetřelce z portálu ve 12.</text:p>
      <text:p text:style-name="P195"><text:span text:style-name="T646">F</text:span><text:span text:style-name="T631">yzička </text:span><text:span text:style-name="T702">1</text:span><text:span text:style-name="T631">, Finesa </text:span><text:span text:style-name="T702">4</text:span><text:span text:style-name="T631">, Duše </text:span><text:span text:style-name="T702">3</text:span><text:span text:style-name="T631">, </text:span><text:span text:style-name="T632">Ž</text:span><text:span text:style-name="T629">ivot</text:span><text:span text:style-name="T632">y </text:span><text:span text:style-name="T702">7</text:span></text:p>
      <text:p text:style-name="P207"><text:span text:style-name="T628">Po kapsách má: </text:span><text:span text:style-name="T755">oslepující kuličku</text:span><text:span text:style-name="T628">, </text:span><text:span text:style-name="T755">ohnivou hlínu</text:span><text:span text:style-name="T628">, </text:span><text:span text:style-name="T755">petardu</text:span></text:p>
      <text:h text:style-name="P256" text:outline-level="3">14</text:h>
      <text:p text:style-name="P57">Prázdná cela</text:p>
      <text:p text:style-name="Standalone_20_Property"><text:span text:style-name="T235">Teleportační orb</text:span> &gt; nikam nevede</text:p>
      <text:h text:style-name="P256" text:outline-level="3">15</text:h>
      <text:p text:style-name="Standalone_20_Property"><text:span text:style-name="T235">Stůl zaházený papíry a pergameny</text:span> &gt; <text:span text:style-name="T1162">N</text:span>ákresy ke stavbě laboratoře v 13 <text:span text:style-name="T1162">s poznámkami v nesrozumitelné šifře.</text:span></text:p>
      <text:p text:style-name="Standalone_20_Property"><text:soft-page-break/><text:span text:style-name="T235">Postel</text:span> &gt; Kvalitní látky, nikdy neprané <text:span text:style-name="T1162">(prodej 2 zl)</text:span>.</text:p>
      <text:p text:style-name="P228"><text:span text:style-name="T235">Šatník</text:span> &gt; Čtyři <text:span text:style-name="T1162">bílé</text:span> pláště, identické s tím, co měl Egil na sobě <text:span text:style-name="T1162"><text:s/>(prodej 3 zl za každý)</text:span>, a jedna podprsenka.</text:p>
      <text:p text:style-name="Standalone_20_Property"><text:span text:style-name="T235">Truhlice</text:span> &gt; <text:span text:style-name="T1163">8</text:span> zlaťáků, 65 štříbrňáků, 15 měďáků, <text:span text:style-name="T154">lektvar odolnosti proti magii</text:span><text:span text:style-name="T191"> </text:span><text:span text:style-name="T222">(karta)</text:span>, <text:span text:style-name="T174">elixír svěžesti</text:span><text:span text:style-name="T1164"> (karta)</text:span>, hůlka <text:span text:style-name="T1164">magických střel (karta)</text:span> a druhá identická hůlka (vadná, při prvním použití vybuchne <text:span text:style-name="T1164">silou 4 + k6 proti Fyzičce, zranění 6kz drcením</text:span>).</text:p>
      <text:h text:style-name="P256" text:outline-level="3">16</text:h>
      <text:p text:style-name="Standalone_20_Property"><text:span text:style-name="T235">Teleportační orb</text:span> &gt; vede do 17</text:p>
      <text:h text:style-name="P256" text:outline-level="3">17</text:h>
      <text:p text:style-name="Standalone_20_Property"><text:span text:style-name="T235">Vysoký strop, z kterého trčí stopu dlouhé kovové bodce</text:span> &gt; Celá místnost je zakletá. Po vyslovení slova “ecativarg” se tu obrátí gravitace vzhůru nohama.</text:p>
      <text:list xml:id="list2693462523" text:style-name="L47">
        <text:list-header>
          <text:p text:style-name="P564"><text:span text:style-name="T452">⚔ </text:span><text:span text:style-name="T453">Pád na bodce na stropě:</text:span><text:span text:style-name="T454"> 5 + k6 proti Finese, zranění 1</text:span></text:p>
        </text:list-header>
      </text:list>
      <text:p text:style-name="Standalone_20_Property"><text:span text:style-name="T23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35">Čtyři prapory na st</text:span><text:span text:style-name="T267">ě</text:span><text:span text:style-name="T235">ně po stranách trůnu</text:span> &gt; Každý znázorňuje jednu školu magie <text:span text:style-name="T1168">(živelná, duševní, časoprostorová, nekromancie)</text:span>. Jsou oživené a omotají se okolo kohokoli, kdo bude Mareloka ohrožovat <text:span text:style-name="T1169">(útok 3 + k6)</text:span>. Podezřelé jsou tím, že se při gravitaci neotočí.</text:p>
      <text:p text:style-name="Standalone_20_Property"><text:span text:style-name="T235">Kulatý stůl s dřevěným modelem celého panství</text:span> &gt; Nad Blosely se vznáší malý kovový orb. Lze jím pohnout kamkoli po mapě a táhne sebou ničivý bouřný mrak.</text:p>
      <text:p text:style-name="Standalone_20_Property"><text:soft-page-break/><text:span text:style-name="T235">Teleportační orb</text:span><text:span text:style-name="T275"> &gt; vede do 16</text:span></text:p>
      <text:p text:style-name="Standalone_20_Property"><text:span text:style-name="T235">Čaroděj Marelok</text:span> &gt; <text:span text:style-name="T1165">Modrá k</text:span>ouzelnická róba <text:span text:style-name="T1172">(prodej 6 zl)</text:span>, <text:span text:style-name="T305">d</text:span>louhé havraní vlasy, tenká bradka, tmavé oči, zamračený pohled.</text:p>
      <text:p text:style-name="P194"><text:span text:style-name="T646">F</text:span><text:span text:style-name="T631">yzička </text:span><text:span text:style-name="T700">2</text:span><text:span text:style-name="T631">, Finesa </text:span><text:span text:style-name="T671">3</text:span><text:span text:style-name="T631">, Duše </text:span><text:span text:style-name="T670">5</text:span><text:span text:style-name="T631">, </text:span><text:span text:style-name="T632">Ž</text:span><text:span text:style-name="T629">ivot</text:span><text:span text:style-name="T632">y </text:span><text:span text:style-name="T670">8</text:span></text:p>
      <text:list xml:id="list4056111017" text:style-name="L48">
        <text:list-item>
          <text:p text:style-name="P439"><text:span text:style-name="T135">Má </text:span><text:span text:style-name="T78">proklet</text:span><text:span text:style-name="T135">ou</text:span> dýk<text:span text:style-name="T1091">u (karta </text:span><text:span text:style-name="T175">dýka paralýzy</text:span><text:span text:style-name="T1091">)</text:span> a amulet, co obaluje nositele ve žlutých šupinách pouštních ještěřích lidí včetně děsivé plazí tváře a přísavek na rukou i nohou <text:span text:style-name="T1166">(karta </text:span><text:span text:style-name="T176">ještěří amulet</text:span><text:span text:style-name="T1166">)</text:span>. Je pološílený a chce se mstít za svou ženu <text:span text:style-name="T136">Mial</text:span><text:span text:style-name="T150">u</text:span><text:span text:style-name="T136">, dcer</text:span><text:span text:style-name="T150">u</text:span><text:span text:style-name="T136"> hraničáře Medvěda </text:span><text:span text:style-name="T150">z Blosel, kterou zabil její žárlivý nápadník poté, co mu řekla, že chce žít s Marelokem</text:span>.</text:p>
        </text:list-item>
        <text:list-item>
          <text:p text:style-name="P439">V případném boji vysloví “ecativarg” a udrží se ve svém trůnu díky ještěřím přísavkám.</text:p>
        </text:list-item>
        <text:list-item>
          <text:p text:style-name="P438">Kouzla: <text:span text:style-name="T171">o</text:span><text:span text:style-name="T154">hnivý had</text:span> *<text:span text:style-name="T89">Eš nachaš</text:span>*, <text:span text:style-name="T171">d</text:span><text:span text:style-name="T154">uševní úder</text:span> *Nefeš nagaf*, <text:span text:style-name="T171">l</text:span><text:span text:style-name="T154">edová dýka</text:span> *Kerach pygion*, <text:span text:style-name="T171">z</text:span><text:span text:style-name="T154">lom kouzlo</text:span> *Šavar<text:span text:style-name="T89"> kišuf</text:span>*, <text:span text:style-name="T171">n</text:span><text:span text:style-name="T154">ávrat</text:span> *<text:span text:style-name="T89">Hašavah</text:span>*, <text:span text:style-name="T171">l</text:span><text:span text:style-name="T154">edová tříšť</text:span> *<text:span text:style-name="T89">Kerach ketim</text:span>*, <text:span text:style-name="T171">p</text:span><text:span text:style-name="T154">aralýza</text:span> *<text:span text:style-name="T89">Šituk</text:span>*, <text:span text:style-name="T171">n</text:span><text:span text:style-name="T106">eviditelná zbroj</text:span><text:span text:style-name="T144"> *Ij ryjut </text:span><text:span text:style-name="T145">širion</text:span><text:span text:style-name="T144">*, </text:span><text:span text:style-name="T107">b</text:span><text:span text:style-name="T106">eranidlo</text:span><text:span text:style-name="T144"> *Zelokvah*</text:span></text:p>
        </text:list-item>
      </text:list>
      <text:p text:style-name="P57"><text:span text:style-name="T261">O</text:span><text:span text:style-name="T235">živlá černá plátová zbroj</text:span> &gt; Plní Marelokov<text:span text:style-name="T1125">y</text:span> rozkazy. <text:span text:style-name="T1167">P</text:span>ád ke stropu <text:span text:style-name="T1167">jí neublíží</text:span>.</text:p>
      <text:p text:style-name="P197"><text:span text:style-name="T2">F</text:span><text:span text:style-name="T3">yzička </text:span><text:span text:style-name="T43">4</text:span><text:span text:style-name="T3">, Finesa </text:span><text:span text:style-name="T43">2</text:span><text:span text:style-name="T3">, Duše </text:span><text:span text:style-name="T5">-</text:span><text:span text:style-name="T631">, </text:span><text:span text:style-name="T632">Ž</text:span><text:span text:style-name="T629">ivot</text:span><text:span text:style-name="T632">y </text:span><text:span text:style-name="T677">14</text:span></text:p>
      <text:p text:style-name="P203"><text:span text:style-name="T586">Z</text:span><text:span text:style-name="T583">broj:</text:span><text:span text:style-name="T628"> 2</text:span></text:p>
      <text:p text:style-name="P202"><text:span text:style-name="T586">Rychlost:</text:span><text:span text:style-name="T634"> </text:span><text:span text:style-name="T635">jako </text:span><text:span text:style-name="T636">chůze</text:span></text:p>
      <text:p text:style-name="P202"><text:span text:style-name="T587">Smysly:</text:span><text:span text:style-name="T637"> </text:span><text:span text:style-name="T638">magický zrak a sluch</text:span></text:p>
      <text:p text:style-name="P202"><text:span text:style-name="T588">Detekovatelnost</text:span><text:span text:style-name="T589">:</text:span><text:span text:style-name="T639"> </text:span><text:span text:style-name="T640">není</text:span><text:span text:style-name="T639"> vidět pomocí infravidění</text:span></text:p>
      <text:p text:style-name="P197"><text:span text:style-name="T446">⚔ </text:span><text:span text:style-name="T603">Dlouhý černý meč</text:span><text:span text:style-name="T585">:</text:span><text:span text:style-name="T629"> </text:span><text:span text:style-name="T677">4</text:span><text:span text:style-name="T630"> + k6, zranění </text:span><text:span text:style-name="T677">2/3</text:span></text:p>
      <text:list xml:id="list3699291241" text:style-name="L49">
        <text:list-item>
          <text:p text:style-name="P440"><text:soft-page-break/><text:span text:style-name="T679">P</text:span><text:span text:style-name="T678">rodej 3 zl za </text:span><text:span text:style-name="T679">poškozenou zbroj, 5 zl za nepoškozenou,</text:span><text:span text:style-name="T678"> 3 zl za </text:span><text:span text:style-name="T679">dlouhý meč</text:span><text:span text:style-name="T677">.</text:span></text:p>
        </text:list-item>
      </text:list>
      <text:h text:style-name="P256" text:outline-level="3">18</text:h>
      <text:p text:style-name="Standalone_20_Property"><text:span text:style-name="T235">Komora zarostlá mechem, plísní a houbami</text:span> &gt; Většina z toho jedlá, na polici vedle dveří jsou nůžky, š<text:span text:style-name="T1124">k</text:span>rabka a tác.</text:p>
      <text:list xml:id="list3213880684" text:style-name="L50">
        <text:list-item>
          <text:p text:style-name="P441">1 ze 6: nasbírané houby způsobí halucinace.</text:p>
        </text:list-item>
      </text:list>
      <text:h text:style-name="P256" text:outline-level="3">19</text:h>
      <text:p text:style-name="Standalone_20_Property"><text:span text:style-name="T235">Police plné knih</text:span> &gt; Beletrie i naučná, poznámky z výzkumů kouzel, luxusní psací souprava <text:span text:style-name="T1170">(prodej 5 zl)</text:span>, zásoba kvalitního pergamenu. <text:span text:style-name="T1155">Svitek s kouzlem </text:span><text:span text:style-name="T173">oživ zbroj</text:span><text:span text:style-name="T1155">.</text:span></text:p>
      <text:h text:style-name="Heading_20_4" text:outline-level="4">Oživ zbroj</text:h>
      <text:p text:style-name="P165"><text:span text:style-name="T154">Suroviny:</text:span> Živé srdce humanoidního tvora, diamantový prach (nákup 20 zl), <text:span text:style-name="T1156">prach z rohů wyverny (nákup 10 zl – v Trossu se nedá koupit).</text:span></text:p>
      <text:p text:style-name="P165">Při tomto rituálu je třeba vyříznout srdce ze živého humanoidního tvora a vložit ho do hrudní části zbroje.</text:p>
      <text:list xml:id="list776575249" text:style-name="L51">
        <text:list-item>
          <text:p text:style-name="P442">Wyvernu je možno ulovit na pláních kolem Trossu.</text:p>
        </text:list-item>
      </text:list>
      <text:h text:style-name="P256" text:outline-level="3">20</text:h>
      <text:p text:style-name="P30">Velká postel<text:span text:style-name="T275"> &gt; </text:span><text:span text:style-name="T287">povlečení jde prodat za 3 zl.</text:span></text:p>
      <text:p text:style-name="Standalone_20_Property"><text:span text:style-name="T269">T</text:span><text:span text:style-name="T235">ruhlice </text:span><text:span text:style-name="T268">s těžkým víkem</text:span> &gt; Uvězněný stopu vysoký ďáblík. Marelok si ho povolal z pekel jako sluhu, ale není s jeho službami příliš spokojený. Ďáblík je vlezlý, snaživý a neskutečně nešikovný.</text:p>
      <text:h text:style-name="P256" text:outline-level="3"><text:soft-page-break/>21</text:h>
      <text:p text:style-name="P57">Kovová vana a vysoký džbán.</text:p>
      <text:p text:style-name="Standalone_20_Property"><text:span text:style-name="T235">Šatník</text:span> &gt; Cestovní oděv <text:span text:style-name="T1171">(prodej 6 zl)</text:span>, šaty ke dvoru <text:span text:style-name="T1171">(prodej 15 zl)</text:span>, žebrácké hadry a noční košile</text:p>
      <text:p text:style-name="Standalone_20_Property"><text:span text:style-name="T235">Kamna</text:span> &gt; Namísto ohně se jen otočí pákou a náhodné elektrické výboje vodu ohřejí.</text:p>
      <text:h text:style-name="Heading_20_2" text:outline-level="2"><text:span text:style-name="T1079">+</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933630524" text:style-name="L52">
        <text:list-item>
          <text:p text:style-name="P444"><text:span text:style-name="T154">Černý blesk</text:span> <text:span text:style-name="T1077">*Kedar bárak*</text:span></text:p>
        </text:list-item>
        <text:list-item>
          <text:p text:style-name="P443"><text:span text:style-name="T154">Rudý blesk</text:span> *Adom bárak*</text:p>
        </text:list-item>
        <text:list-item>
          <text:p text:style-name="P443"><text:span text:style-name="T154">Ohnivý déšť</text:span> *<text:span text:style-name="T89">Eš gešem</text:span>*</text:p>
        </text:list-item>
        <text:list-item>
          <text:p text:style-name="P443"><text:span text:style-name="T154">Ohnivá koule</text:span> *Eš nešef*</text:p>
        </text:list-item>
        <text:list-item>
          <text:p text:style-name="P443"><text:span text:style-name="T154">Mrak smrti</text:span> *<text:span text:style-name="T89">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78">Učedník Bareuse Karsavara (viz Hlavní věž pevnosti ve městě).</text:span></text:p>
      <text:p text:style-name="P111">&gt; <text:span text:style-name="T78">Podlehl dračímu našeptávání. Kouzly získanými pobytem u kostry napadne každého, kdo se ke </text:span><text:span text:style-name="T122">ní</text:span><text:span text:style-name="T78"> přiblíží.</text:span></text:p>
      <text:p text:style-name="P111">&gt; Je mo<text:span text:style-name="T78">žné ho vyléčit, stačí ho na pár dní udržet </text:span><text:span text:style-name="T123">mimo dračí kostru</text:span><text:span text:style-name="T78">.</text:span></text:p>
      <text:h text:style-name="Heading_20_2" text:outline-level="2"><text:span text:style-name="T1075">+</text:span>Godov</text:h>
      <text:p text:style-name="P56">Vesnice zásobující Brakk. Chudí lidé a bohatý <text:span text:style-name="T928">správce.</text:span></text:p>
      <text:p text:style-name="P133"><text:span text:style-name="T239">Starý </text:span><text:span text:style-name="T235">Antoš</text:span> <text:span text:style-name="T292">&gt;</text:span> <text:span text:style-name="T929">stará</text:span><text:span text:style-name="T83"> se o zahradu u Valenovy vily. Naposledy tam byl minulý týden, všechno bylo podivně tiché a děsivé, neodvážil se jít dovnitř a </text:span><text:span text:style-name="T86">znova</text:span><text:span text:style-name="T83"> už nesebral odvahu se tam vypravit. Říkal o tom Baltusovi, správci Godova, ale ten se mu vysmál.</text:span></text:p>
      <text:p text:style-name="P56"><text:span text:style-name="T235">Baltus</text:span> <text:span text:style-name="T293">&gt; spr</text:span><text:span text:style-name="T84">ávce Godova, </text:span><text:span text:style-name="T85">vykořisťuje rolníky a holduje</text:span> obžerství. Nedávno přišel s úžasným nápadem práva první noci. Případné dobrodruhy a jiné potenciálně vlivné návštěvníky bohatě pohostí.</text:p>
      <text:p text:style-name="P62">Oběd u zemana Baltuse</text:p>
      <text:list xml:id="list627836987" text:style-name="L53">
        <text:list-item>
          <text:p text:style-name="P445"><text:span text:style-name="T786">Z</text:span><text:span text:style-name="T777">e </text:span><text:span text:style-name="T787">S</text:span><text:span text:style-name="T777">umpu už dlouho nedorazily čerstvé ryby (jídelníček stojí za bačkoru).</text:span></text:p>
        </text:list-item>
        <text:list-item>
          <text:p text:style-name="P446"><text:span text:style-name="T786">Nešli jste náhodou </text:span><text:span text:style-name="T787">kolem domu</text:span><text:span text:style-name="T786"> </text:span><text:span text:style-name="T788">velmože</text:span><text:span text:style-name="T786"> </text:span><text:span text:style-name="T788">V</text:span><text:span text:style-name="T786">alena? </text:span><text:span text:style-name="T787">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927">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37"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7" text:outline-level="3">1</text:h>
      <text:p text:style-name="Standalone_20_Property"><text:span text:style-name="T235">Z ochozu nad branou visí v řetězech tři lebky</text:span> &gt; Skřípají zuby a kdykoli někdo vkročí na nádvoří, chrastivě se smějí.</text:p>
      <text:p text:style-name="Standalone_20_Property"><text:span text:style-name="T235">Nádvoří s rozrytými zbytky dlažby</text:span> &gt; Poseté kostmi, hadry a kusy zničeného či zrezlého vybavení.</text:p>
      <text:p text:style-name="Standalone_20_Property"><text:span text:style-name="T235">Dřevěná stáj</text:span> &gt; Ztrouchnivělá. Uvnitř stojí nehybný kostěný kůň, který ožije a zaútočí jedině v sebeobraně.</text:p>
      <text:p text:style-name="Standalone_20_Property"><text:span text:style-name="T235">Kamenná studna</text:span> &gt; Dřevěné vědro na dlouhém laně. Pouze díra do 13. ve sklepení, kde je skutečná studna umístěná.</text:p>
      <text:p text:style-name="Standalone_20_Property"><text:span text:style-name="T235">Na bok převrácený vůz</text:span> &gt; Jeden prázdný sud, chybí přední kola.</text:p>
      <text:p text:style-name="Standalone_20_Property"><text:span text:style-name="T235">Hradní ochozy</text:span> &gt; 4 ležící kostlivci s luky. Přístupné z žebříků u věže a po stranách stáje.</text:p>
      <text:p text:style-name="Standalone_20_Property"><text:span text:style-name="T235">Věž</text:span> &gt; Ohořelý kostlivec s mečem. Páka a naviják k ovládání mřížové brány.</text:p>
      <text:p text:style-name="P230"><text:span text:style-name="T235">Zbrojnoši zavěšení na kůlech</text:span> &gt; Na vrcholcích kůlů jsou vozová kola, ze kterých visí mrtvoly Reaganiných (viz Drby) spolubojovníků v <text:span text:style-name="T303">t</text:span><text:span text:style-name="T120">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7" text:outline-level="3"><text:soft-page-break/>2</text:h>
      <text:p text:style-name="P229">Chlív s hliněnou podlahou</text:p>
      <text:p text:style-name="P229">Džbán s rudým tulipánem</text:p>
      <text:h text:style-name="P257" text:outline-level="3">3</text:h>
      <text:p text:style-name="P229">Zašlá bílá omítka, valená klenba, dřevěná podlaha</text:p>
      <text:p text:style-name="Standalone_20_Property"><text:span text:style-name="T235">Nápis na stěně “Tohle není konec! Však ona mě bude milovat!”</text:span> &gt; Zdá se být naškrában<text:span text:style-name="T1198">ý</text:span> dýkou.</text:p>
      <text:h text:style-name="P257" text:outline-level="3">4</text:h>
      <text:p text:style-name="Standalone_20_Property"><text:span text:style-name="T235">Rozlámaný nábytek</text:span> &gt; Komody, židle, lavice.</text:p>
      <text:p text:style-name="Standalone_20_Property"><text:span text:style-name="T235">Hromada harampádí</text:span> &gt; Prosté šaty, vidle, lopaty, krumpáč, několik motyk, kolovrat.</text:p>
      <text:h text:style-name="P257" text:outline-level="3">5</text:h>
      <text:p text:style-name="Standalone_20_Property"><text:span text:style-name="T235">Beznohý kostlivec</text:span> &gt; Posunuje se po stolech a děravou konví zalévá květiny.</text:p>
      <text:p text:style-name="Standalone_20_Property"><text:span text:style-name="T235">Pod okny stoly s bylinami</text:span> &gt; Jedovaté, léčivé i jiné. <text:span text:style-name="T1199">Alchymista z nich může vytěžit 10 magů</text:span>.</text:p>
      <text:p text:style-name="Standalone_20_Property"><text:span text:style-name="T235">Zpoza dveří </text:span><text:span text:style-name="T271">do</text:span><text:span text:style-name="T235"> 6 se ozývá hlasitá recitace</text:span> &gt; Čaroděj by poznal, že jde o konec reanimačního rituálu.</text:p>
      <text:h text:style-name="P257" text:outline-level="3">6</text:h>
      <text:p text:style-name="Standalone_20_Property"><text:span text:style-name="T235">V kruhu modrého ohně stojí urostlý orkský válečník</text:span> &gt; Dřevěnokostěná zbroj, masivní sekera, šíp skrz krk.</text:p>
      <text:p text:style-name="Standalone_20_Property"><text:soft-page-break/><text:span text:style-name="T235">Nekromant Uriel stojí za ním</text:span> &gt; Sotva třicet let, bledý, černá róba a sandále. Klíč.</text:p>
      <text:h text:style-name="P257" text:outline-level="3">7</text:h>
      <text:p text:style-name="Standalone_20_Property"><text:span text:style-name="T235">Na hromadu naskládané rakve</text:span> &gt; Různě drahé, různě velké, až na jednu prázdné. Ta je plná dětských koster, mezi kterými prolézají stopu dlouzí červi s paralyzujícím jedem.</text:p>
      <text:h text:style-name="P257" text:outline-level="3">8</text:h>
      <text:p text:style-name="Standalone_20_Property"><text:span text:style-name="T235">Šatní skříň</text:span> &gt; Prázdná</text:p>
      <text:p text:style-name="Standalone_20_Property"><text:span text:style-name="T235">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35">Za dveřmi schody do suterénu</text:span> &gt; Průvan a zápach horkého loje.</text:p>
      <text:p text:style-name="Standalone_20_Property">Pokud družina neprozkoumala 6, měl by je dohnat nemrtvý ork a nekromant.</text:p>
      <text:h text:style-name="P257" text:outline-level="3">9</text:h>
      <text:p text:style-name="Standalone_20_Property"><text:span text:style-name="T235">V podlaze zapuštěná vana z keramických kachlí</text:span> &gt; Na dně je půl stopy studené narůžovělé vody</text:p>
      <text:p text:style-name="Standalone_20_Property"><text:span text:style-name="T235">Kovová kamna s hrncem vody</text:span> &gt; Vývod kouře je protažen puklinou ve skále, kterou je vidět ven za tvrz.</text:p>
      <text:h text:style-name="P257" text:outline-level="3"><text:soft-page-break/>10</text:h>
      <text:p text:style-name="Standalone_20_Property"><text:span text:style-name="T235">Regál se zásobami jídla</text:span> &gt; Převážně sušené hovězí a pohanková mouka.</text:p>
      <text:p text:style-name="P229">Stěna obložená až ke stropu dřevem na podpal</text:p>
      <text:h text:style-name="P257" text:outline-level="3">11</text:h>
      <text:p text:style-name="Standalone_20_Property"><text:span text:style-name="T235">Jehlami pokrytý dobrman s koženou maskou</text:span> &gt; Je uvázán řetězem a přes masku nemůže ani kousat ani štěkat, přesto je agresivní. Pokud mu masku sundáte, uklidní se. Kdo mu vytrhá všechny jehly, k tomu přilne a bude ho následovat.</text:p>
      <text:h text:style-name="P257" text:outline-level="3">12</text:h>
      <text:p text:style-name="Standalone_20_Property"><text:span text:style-name="T235">Kostlivec ve špinavé zástěře, v ruce sekáček</text:span> &gt; Zpracovává kravský tuk v loj a vyrábí svíce.</text:p>
      <text:p text:style-name="Standalone_20_Property"><text:span text:style-name="T235">Dva sudy</text:span> &gt; Plné kusů krav včetně vnitřností.</text:p>
      <text:p text:style-name="Standalone_20_Property"><text:span text:style-name="T235">Neohraněné ohniště, v kterém stojí baňatý kotel s vroucím tukem</text:span> &gt; Lze snadno převrhnout.</text:p>
      <text:p text:style-name="Standalone_20_Property"><text:span text:style-name="T235">Stolek se svícemi</text:span> &gt; Smrdí a nejsou příliš kvalitní.</text:p>
      <text:h text:style-name="P257" text:outline-level="3">13</text:h>
      <text:p text:style-name="Standalone_20_Property"><text:span text:style-name="T235">Masivní dubové dveře</text:span> &gt; Zamčené Urielovým klíčem.</text:p>
      <text:p text:style-name="P229">Pod kruhovou dírou ve stropě je studnice</text:p>
      <text:h text:style-name="P257" text:outline-level="3"><text:soft-page-break/>14</text:h>
      <text:p text:style-name="Standalone_20_Property"><text:span text:style-name="T235">Pokud jste Uriela zabili, tak tu teď stojí a řve na dva kostlivce, aby vás šli zastřelit</text:span> &gt; Těžké kuše a kuchařské čepice.</text:p>
      <text:p text:style-name="Standalone_20_Property"><text:span text:style-name="T235">Kovová kamna</text:span> &gt; Vlažná, nedochucená hovězí polévka.</text:p>
      <text:p text:style-name="Standalone_20_Property"><text:span text:style-name="T235">Hromádka kuchyňského vybavení v rohu</text:span> &gt; Pánev, hrnec, naběračka, cedník, shnilá cibule.</text:p>
      <text:h text:style-name="P257" text:outline-level="3">15</text:h>
      <text:p text:style-name="Standalone_20_Property"><text:span text:style-name="T235">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7" text:outline-level="3">16</text:h>
      <text:p text:style-name="Standalone_20_Property"><text:span text:style-name="T235">Snědá Mariana přivázaná ke stolu</text:span> &gt; Nohy pořezané, záda pokrytá voskem, pruhované pozadí, nateklý ret a kolíček na levé bradavce.</text:p>
      <text:p text:style-name="Standalone_20_Property"><text:span text:style-name="T235">Stojany s lehčími mučícími nástroji</text:span> &gt; Důtky, kolíčky, provazy, jehly, roubík, řemeny, rákoska a pás cudnosti.</text:p>
      <text:h text:style-name="P257" text:outline-level="3">17</text:h>
      <text:p text:style-name="Standalone_20_Property"><text:span text:style-name="T235">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35">Noční stolek se dvěma knihami</text:span> &gt; První je sbírka romantických básní. Druhá je Urielův deník; popisuje, jak mu <text:span text:style-name="T1186">Filom</text:span><text:span text:style-name="T151">éna Karská</text:span> zlomila srdce.</text:p>
      <text:h text:style-name="P257" text:outline-level="3">18</text:h>
      <text:p text:style-name="Standalone_20_Property"><text:span text:style-name="T235">Pokované dveře</text:span> &gt; Zamčené Urielovým klíčem.</text:p>
      <text:p text:style-name="Standalone_20_Property"><text:span text:style-name="T235">Baculatá blondýnka Emma</text:span> &gt; Nadšená svou šancí k úniku ihned začn<text:span text:style-name="T1200">e</text:span> družinu přesvědčovat, že Uriel<text:span text:style-name="T1200">a</text:span> nelze zabít, ať ihned utíkají.</text:p>
      <text:p text:style-name="Standalone_20_Property"><text:span text:style-name="T235">Postel s nebesy</text:span> &gt; Růžové závoje a příliš měkká matrace.</text:p>
      <text:p text:style-name="Standalone_20_Property"><text:span text:style-name="T235">Růžové dekorace rozvěšené po stěnách</text:span> &gt; Závěsy, krajky, koberce, šaty.</text:p>
      <text:p text:style-name="Standalone_20_Property"><text:span text:style-name="T235">Truhlice</text:span> &gt; Panenky, šaty, hlavolamy, líčidla.</text:p>
      <text:p text:style-name="Standalone_20_Property"><text:span text:style-name="T235">Stolek se stříbrným podnosem a sladkostmi</text:span> &gt; Čokoláda, lízátka, mošt, štrůdl.</text:p>
      <text:h text:style-name="P257" text:outline-level="3">19</text:h>
      <text:p text:style-name="Standalone_20_Property"><text:span text:style-name="T235">Mrtvá dívka na podlouhlém stole</text:span> &gt; Je na několika místech pečlivě sešitá a ovázaná. Má otevřený hrudník a srdce zalité v modré substanci. </text:p>
      <text:p text:style-name="Standalone_20_Property"><text:span text:style-name="T235">Vysoký stůl s náčiním</text:span> &gt; Skalpely, obvazy, jehly, pila.</text:p>
      <text:p text:style-name="Standalone_20_Property"><text:span text:style-name="T235">Jedna stěna je dřevěná a pokrytá pergameny s nákresy lidské anatomie a nekromantských zaklínadel</text:span> &gt; Prkna zakrývají tajnou chodbu do 2<text:span text:style-name="T1201">2</text:span>.</text:p>
      <text:h text:style-name="P257" text:outline-level="3"><text:soft-page-break/>20</text:h>
      <text:p text:style-name="Standalone_20_Property"><text:span text:style-name="T235">Magicky uzamčené dveře</text:span> &gt; Nemají zámek a s každým úspěšným i neúspěšným pokusem o vyražení vystřelí výboj energie. Čaroděj je může kouzlo rozplést tak, že porazí vypravěče v piškvorkách.</text:p>
      <text:p text:style-name="P229">Potrhaný zelený koberec od dveří až ke schodům</text:p>
      <text:p text:style-name="Standalone_20_Property"><text:span text:style-name="T1191">Ve stěně po pravé straně je metr zdiva nahrazen jílem</text:span> &gt; V hlíně je schovaný kostlivec připraven bodnout nepřipraveného vetřelce do zad.</text:p>
      <text:h text:style-name="P257" text:outline-level="3">21</text:h>
      <text:p text:style-name="Standalone_20_Property"><text:span text:style-name="T235">Pokud jste Uriela zabili nahoře i v 16, tak tu stojí připraven vyjednávat</text:span> &gt; Nebojí se o svůj život, ale o svůj výzkum. Boj v laboratoři nechce. Vyzve postavy, ať si vezmou ženy a odejdou.</text:p>
      <text:p text:style-name="Standalone_20_Property"><text:span text:style-name="T235">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35">Regál s knihami</text:span> &gt; Čestné místo má grimoár (kouzlo oživení mrtvého, tvář hrůzy a mluvení s mrtvými). Zbytek jsou svazky o anatomii a historii.</text:p>
      <text:p text:style-name="Standalone_20_Property"><text:span text:style-name="T235">Čistý stůl</text:span> &gt; Pod ním rozházené konopné papíry a střepy. Na jednom je návod k lektvaru lásky. Na dalším zmiňuje, že druhé zrcadlo nechá odvést do Trossu.</text:p>
      <text:p text:style-name="Standalone_20_Property"><text:span text:style-name="T235">Alchymistické vybavení</text:span> &gt; Kompletní destilační výbava, hmoždíř, kufříky na transport.</text:p>
      <text:p text:style-name="Standalone_20_Property"><text:soft-page-break/><text:span text:style-name="T235">Železem tvrzené dveře do 22</text:span> &gt; Zamčené Urielovým klíčem.</text:p>
      <text:h text:style-name="P257" text:outline-level="3">22</text:h>
      <text:p text:style-name="Standalone_20_Property"><text:span text:style-name="T235">Modré zrcadlo</text:span> &gt; Skleněné, po povrchu neustále stéká vrstva modré tekutiny, ale nikdy neukápne na zem. Kdykoli Uriel zemře, vyleze jeho nová kopie ze zrcadla.</text:p>
      <text:p text:style-name="Standalone_20_Property"><text:span text:style-name="T235">Postel</text:span> &gt; Pohodlná matrace, kožešinová přikrývka.</text:p>
      <text:p text:style-name="Standalone_20_Property"><text:span text:style-name="T235">Dvě </text:span><text:span text:style-name="T270">s</text:span><text:span text:style-name="T235">kříně</text:span> &gt; V první jezdecké boty, náhradní oblečení. V druhé tajný vchod do 19.</text:p>
      <text:p text:style-name="Standalone_20_Property"><text:span text:style-name="T235">Truhlice</text:span> &gt; Koňské sedlo, 13 zl, 9 st, <text:span text:style-name="T1202">1</text:span>9 md, lektvar nenápadnosti, stříbrná korunka, amulet s bronzovou koňskou hlavou (ovládá neúnavného nemrtvého koně ve stáji)</text:p>
      <text:h text:style-name="P267"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080">+</text:span>Kastarok</text:h>
      <text:p text:style-name="P55">Ruina tvrze Worrochových rytířů. Časem okousané hradby, polámané sochy a příjemný nostalgický nádech. Pokud tu táboří veselá společnost, zjeví se duch starého <text:span text:style-name="T968">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076">+</text:span></text:span><text:span text:style-name="Emphasis">Krvavá vila</text:span><text:bookmark-end text:name="__RefHeading___Toc6844_2407452455"/></text:h>
      <text:p text:style-name="P36"><text:span text:style-name="Emphasis"><text:span text:style-name="T191">Osamocený domov </text:span></text:span><text:span text:style-name="Emphasis"><text:span text:style-name="T195">velmože </text:span></text:span><text:span text:style-name="Emphasis"><text:span text:style-name="T202">Balia</text:span></text:span><text:span text:style-name="Emphasis"><text:span text:style-name="T195"> Valena a jeho rodiny. V</text:span></text:span><text:span text:style-name="Emphasis"><text:span text:style-name="T191">alen je blízký přítel </text:span></text:span><text:span text:style-name="Emphasis"><text:span text:style-name="T195">vládce</text:span></text:span><text:span text:style-name="Emphasis"><text:span text:style-name="T191"> Brakvila. Zatím nikdo netuší o tragédii, </text:span></text:span><text:span text:style-name="Emphasis"><text:span text:style-name="T192">která</text:span></text:span><text:span text:style-name="Emphasis"><text:span text:style-name="T191"> rodinu postihla.</text:span></text:span></text:p>
      <text:h text:style-name="P246" text:outline-level="5">Co se ve vile stalo?</text:h>
      <text:p text:style-name="P43"><text:span text:style-name="Emphasis"><text:span text:style-name="T199">Zhruba před čtrnácti dny v</text:span></text:span><text:span text:style-name="Emphasis"><text:span text:style-name="T197">elmož Valen ve městě od cizokrajného obchodníka </text:span></text:span><text:span text:style-name="Emphasis"><text:span text:style-name="T209">(který už odcestoval z Trossu)</text:span></text:span><text:span text:style-name="Emphasis"><text:span text:style-name="T197"> koupil kouzelný ubru</text:span></text:span><text:span text:style-name="Emphasis"><text:span text:style-name="T198">s</text:span></text:span><text:span text:style-name="Emphasis"><text:span text:style-name="T197"> a přivezl ho své choti darem. Večer z něj pak rodina pojedla. </text:span></text:span><text:span text:style-name="Emphasis"><text:span text:style-name="T200">Jeho choť, p</text:span></text:span><text:span text:style-name="Emphasis"><text:span text:style-name="T197">aní Myriam, se</text:span></text:span><text:span text:style-name="Emphasis"><text:span text:style-name="T200"> následně</text:span></text:span><text:span text:style-name="Emphasis"><text:span text:style-name="T197"> v noci probudila, </text:span></text:span><text:span text:style-name="Emphasis"><text:span text:style-name="T200">náměsíčně </text:span></text:span><text:span text:style-name="Emphasis"><text:span text:style-name="T197">pobrala </text:span></text:span><text:span text:style-name="Emphasis"><text:span text:style-name="T198">svá líčidla a svíčky a ve sklepě nakreslila rituální pentagram s provedla rituál, kterým přivolala </text:span></text:span><text:span text:style-name="Emphasis"><text:span text:style-name="T155">démona neživota</text:span></text:span><text:span text:style-name="Emphasis"><text:span text:style-name="T198"> </text:span></text:span><text:span text:style-name="Emphasis"><text:span text:style-name="T200">(nic z toho si nepamatuje)</text:span></text:span><text:span text:style-name="Emphasis"><text:span text:style-name="T198">. Ten ji následně posedl a donutil ji povraždit všechny obyvatele domu, počínaje velmožem Valenem </text:span></text:span><text:span text:style-name="Emphasis"><text:span text:style-name="T200">(všechny vraždy si paní Myriam pamatuje a žije v utkvělé představě, že to musela udělat, protože někdo byl posedlý démonem a nebyla jiná možnost, jak zjistit, kdo to je)</text:span></text:span><text:span text:style-name="Emphasis"><text:span text:style-name="T198">.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28">🔊<text:tab/></text:span></text:span><text:span text:style-name="Emphasis"><text:span text:style-name="T344">V háji je nepřirozené ticho. Od vily se ozývá krákání havranů.</text:span></text:span></text:p>
      <text:p text:style-name="P14"><text:span text:style-name="Emphasis"><text:span text:style-name="T340">💡</text:span></text:span><text:span text:style-name="Emphasis"><text:span text:style-name="T341"><text:tab/></text:span></text:span><text:span text:style-name="Emphasis"><text:span text:style-name="T346">Ve vile se nesvítí.</text:span></text:span></text:p>
      <text:p text:style-name="P36"><text:span text:style-name="Emphasis"><text:span text:style-name="T193">Řídký březový háj mezi Godovskými polnostmi a Trosskými pastvinami. Skrz stromy jsou vidět obrysy vily.</text:span></text:span></text:p>
      <text:p text:style-name="P11"><text:span text:style-name="Emphasis"><text:span text:style-name="T408">👣</text:span></text:span><text:span text:style-name="Emphasis"><text:span text:style-name="T351"> </text:span></text:span><text:span text:style-name="Emphasis"><text:span text:style-name="T418">Veškeré stopy zvířat jsou víc než týden staré.</text:span></text:span></text:p>
      <text:h text:style-name="Heading_20_3" text:outline-level="3"><text:span text:style-name="Emphasis">Vila</text:span></text:h>
      <text:p text:style-name="P41"><text:span text:style-name="Emphasis"><text:span text:style-name="T340">💡</text:span></text:span><text:span text:style-name="Emphasis"><text:span text:style-name="T339"><text:tab/></text:span></text:span><text:span text:style-name="Emphasis"><text:span text:style-name="T78">Ve dne do vily proniká světlo okny, v noci je uvnitř tma.</text:span></text:span></text:p>
      <text:p text:style-name="P14"><text:soft-page-break/><text:span text:style-name="Emphasis"><text:span text:style-name="T328">🔊<text:tab/></text:span></text:span><text:span text:style-name="Emphasis"><text:span text:style-name="T343">Krákání havranů, jinak ticho.</text:span></text:span></text:p>
      <text:p text:style-name="P36"><text:span text:style-name="Emphasis"><text:span text:style-name="T193">Venkovské šlechtické sídlo s velkými okny obklopené udržovanou zahradou. </text:span></text:span><text:span text:style-name="Emphasis"><text:span text:style-name="T201">Pod stromy je </text:span></text:span><text:span text:style-name="Emphasis"><text:span text:style-name="T233">malá dřevěná bouda</text:span></text:span><text:span text:style-name="Emphasis"><text:span text:style-name="T201">.</text:span></text:span><text:span text:style-name="Emphasis"><text:span text:style-name="T193"> </text:span></text:span><text:span text:style-name="Emphasis"><text:span text:style-name="T194">Nikde se nic nehýbe,</text:span></text:span><text:span text:style-name="Emphasis"><text:span text:style-name="T193"> </text:span></text:span><text:span text:style-name="Emphasis"><text:span text:style-name="T194">na střeše posedává hejno havranů. </text:span></text:span><text:span text:style-name="Emphasis"><text:span text:style-name="T203">Všechna </text:span></text:span><text:span text:style-name="Emphasis"><text:span text:style-name="T234">okna</text:span></text:span><text:span text:style-name="Emphasis"><text:span text:style-name="T203"> jsou zavřená, stejně tak i masivní dvoukřídlé </text:span></text:span><text:span text:style-name="Emphasis"><text:span text:style-name="T234">vstupní dveře</text:span></text:span><text:span text:style-name="Emphasis"><text:span text:style-name="T203">.</text:span></text:span></text:p>
      <text:p text:style-name="P44"><text:span text:style-name="Emphasis"><text:span text:style-name="T348">▸<text:tab/></text:span></text:span><text:span text:style-name="Emphasis"><text:span text:style-name="T355">V </text:span></text:span><text:span text:style-name="Emphasis"><text:span text:style-name="T422">malé dřevěné boudě</text:span></text:span><text:span text:style-name="Emphasis"><text:span text:style-name="T355"> je zahradnické náčiní – lopaty, motyky, hrábě.</text:span></text:span></text:p>
      <text:p text:style-name="P52"><text:span text:style-name="Emphasis"><text:span text:style-name="T348">▸<text:tab/></text:span></text:span><text:span text:style-name="Emphasis"><text:span text:style-name="T416">Vstupní dveře</text:span></text:span><text:span text:style-name="Emphasis"><text:span text:style-name="T361"> nejsou nijak zajištěné, jdou snadno otevřít.</text:span></text:span></text:p>
      <text:h text:style-name="Heading_20_5" text:outline-level="5"><text:span text:style-name="Emphasis">Okna a dveře</text:span></text:h>
      <text:p text:style-name="P51"><text:span text:style-name="Emphasis"><text:span text:style-name="T361">Okna jsou vyrobena z malých pospojovaných tabulek, není skrz ně vidět dovnitř. </text:span></text:span><text:span text:style-name="Emphasis"><text:span text:style-name="T364">Veškeré</text:span></text:span><text:span text:style-name="Emphasis"><text:span text:style-name="T362"> dveře uvnitř vily mají kliku</text:span></text:span><text:span text:style-name="Emphasis"><text:span text:style-name="T363"> </text:span></text:span><text:span text:style-name="Emphasis"><text:span text:style-name="T364">a</text:span></text:span><text:span text:style-name="Emphasis"><text:span text:style-name="T362"> nemají zámek.</text:span></text:span></text:p>
      <text:h text:style-name="Heading_20_5" text:outline-level="5">Duchové <text:span text:style-name="T911">a zombie</text:span></text:h>
      <text:p text:style-name="P41"><text:span text:style-name="T912">Ve vile jsou duchové a zombie původních obyvatel – na každou zombii připadá jeden duch.<text:line-break/><text:tab/></text:span>Se všemi zdejšími duchy <text:span text:style-name="T906">jde</text:span> <text:span text:style-name="T906">mluvit</text:span>. Při vyptávání si všichni vzpomenou na svého vraha – paní <text:s/><text:span text:style-name="T908">Myriam, choť velmože Valena, pána této vily</text:span>. Mají různé malicherné problémy, <text:span text:style-name="T912">které</text:span> je tu drží. Když jim <text:span text:style-name="T912">s nimi</text:span> <text:span text:style-name="T907">někdo pomůže</text:span>, dojdou klidu <text:span text:style-name="T907">a</text:span> rozplynou <text:span text:style-name="T907">se – pokud stále žije příslušná zombie, zhroutí se mrtvá na zem</text:span>.<text:line-break/><text:tab/><text:span text:style-name="T912">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28">♨<text:tab/></text:span></text:span><text:span text:style-name="Emphasis"><text:span text:style-name="T342">Zápach tlejícího masa.</text:span></text:span></text:p>
      <text:p text:style-name="P35">U stěn haly je <text:span text:style-name="T319">stojan se zbraněmi</text:span> a dvě sochy: muž s knírem v kyrysu a žena s dlouhými šaty. Mozaika na podlaze zobrazuje lovecké psy na honu.</text:p>
      <text:p text:style-name="P34"><text:span text:style-name="Emphasis"><text:span text:style-name="T407">⚔ </text:span></text:span>Obtloustlý kuchař s rozseklou hlavou ozbrojený sekáčkem <text:span text:style-name="T920">(4 st)</text:span> ihned útočí. Případný hluk boje <text:span text:style-name="T582">přivolá</text:span> zombie z obrazárny.</text:p>
      <text:p text:style-name="P184"><text:span text:style-name="T2">F</text:span><text:span text:style-name="T3">yzička </text:span><text:span text:style-name="T4">3</text:span><text:span text:style-name="T3">, Finesa </text:span><text:span text:style-name="T4">1</text:span><text:span text:style-name="T3">, Duše </text:span><text:span text:style-name="T5">-</text:span><text:span text:style-name="T631">, </text:span><text:span text:style-name="T632">Ž</text:span><text:span text:style-name="T629">ivot</text:span><text:span text:style-name="T632">y </text:span><text:span text:style-name="T633">13</text:span></text:p>
      <text:p text:style-name="P199"><text:span text:style-name="T586">Rychlost:</text:span><text:span text:style-name="T634"> </text:span><text:span text:style-name="T635">jako </text:span><text:span text:style-name="T636">chůze</text:span></text:p>
      <text:p text:style-name="P199"><text:span text:style-name="T587">Smysly:</text:span><text:span text:style-name="T637"> </text:span><text:span text:style-name="T638">magický zrak a sluch</text:span></text:p>
      <text:p text:style-name="P199"><text:span text:style-name="T588">Detekovatelnost</text:span><text:span text:style-name="T589">:</text:span><text:span text:style-name="T639"> </text:span><text:span text:style-name="T640">není</text:span><text:span text:style-name="T639"> vidět pomocí infravidění</text:span></text:p>
      <text:p text:style-name="P185"><text:span text:style-name="T446">⚔ </text:span><text:span text:style-name="T584">Pařáty</text:span><text:span text:style-name="T585">:</text:span><text:span text:style-name="T629"> </text:span><text:span text:style-name="T630">3 + k6, zranění </text:span><text:span text:style-name="T641">0</text:span></text:p>
      <text:p text:style-name="P185"><text:span text:style-name="T446">⚔ </text:span><text:span text:style-name="T590">Sekáček</text:span><text:span text:style-name="T585">:</text:span><text:span text:style-name="T629"> </text:span><text:span text:style-name="T630">3 + k6, zranění 1</text:span></text:p>
      <text:p text:style-name="P10"><text:span text:style-name="Emphasis"><text:span text:style-name="T406">👣</text:span></text:span><text:span text:style-name="Emphasis"><text:span text:style-name="T347"> </text:span></text:span><text:span text:style-name="Emphasis"><text:span text:style-name="T356">Zaschlé krvavé stopy</text:span></text:span><text:span text:style-name="Emphasis"><text:span text:style-name="T350"> od velkých bot (od zombie kuchaře). </text:span></text:span><text:span text:style-name="Emphasis"><text:span text:style-name="T356">P</text:span></text:span><text:span text:style-name="Emphasis"><text:span text:style-name="T350">řišly sem od dveří do kuchyně (4) a jsou rozprostřené po celé hale, jako kdyby tady dotyčný bloumal v kruzích.</text:span></text:span></text:p>
      <text:p text:style-name="P34"><text:span text:style-name="Emphasis"><text:span text:style-name="T348">▸<text:tab/></text:span></text:span><text:span text:style-name="T189">Stojan se zbraněmi</text:span><text:span text:style-name="T154">:</text:span> <text:span text:style-name="T582">š</text:span>tít <text:span text:style-name="T921">(5 st)</text:span>, tři kopí <text:span text:style-name="T921">(po 5 st)</text:span>, kuše <text:span text:style-name="T921">(2,5 zl)</text:span>, sek<text:span text:style-name="T921">e</text:span>ra <text:span text:style-name="T921">(5 st)</text:span></text:p>
      <text:h text:style-name="P238" text:outline-level="4">2 – Dílna</text:h>
      <text:p text:style-name="P45">V dílně je <text:span text:style-name="T319">ponk</text:span> a několik <text:span text:style-name="T319">sudů</text:span>, <text:span text:style-name="T319">beden</text:span> a <text:span text:style-name="T319">pytlů</text:span>. <text:span text:style-name="Emphasis"><text:span text:style-name="T352">Na jedné z beden je hadrová panenka s cylindrem </text:span></text:span><text:span text:style-name="Emphasis"><text:span text:style-name="T365">(2 st)</text:span></text:span><text:span text:style-name="Emphasis"><text:span text:style-name="T352">. </text:span></text:span><text:span text:style-name="Emphasis"><text:span text:style-name="T359">Na klice dveří do pokoje pro služebnictvo (3) je přivázaný provaz. Zhruba po metru je přetržený</text:span></text:span><text:span text:style-name="Emphasis"><text:span text:style-name="T365"> (</text:span></text:span><text:span text:style-name="Emphasis"><text:span text:style-name="T366">od kliky </text:span></text:span><text:span text:style-name="Emphasis"><text:span text:style-name="T365">dosáhne akorát na horní hranu dveří)</text:span></text:span><text:span text:style-name="Emphasis"><text:span text:style-name="T359">.</text:span></text:span></text:p>
      <text:p text:style-name="P37"><text:span text:style-name="Emphasis"><text:span text:style-name="T348">▸<text:tab/></text:span></text:span><text:span text:style-name="Emphasis"><text:span text:style-name="T352">Na </text:span></text:span><text:span text:style-name="Emphasis"><text:span text:style-name="T420">ponku</text:span></text:span><text:span text:style-name="Emphasis"><text:span text:style-name="T352"> je s</text:span></text:span>věrák <text:span text:style-name="T922">(1 zl)</text:span>, pilník <text:span text:style-name="T922">(1 st)</text:span>, hřebíky <text:span text:style-name="T922">(1 st)</text:span>, kladivo <text:span text:style-name="T922">(5 st)</text:span> <text:span text:style-name="T909">a</text:span> pila <text:span text:style-name="T922">(5 st)</text:span>.</text:p>
      <text:p text:style-name="P37"><text:soft-page-break/><text:span text:style-name="Emphasis"><text:span text:style-name="T348">▸<text:tab/></text:span></text:span><text:span text:style-name="Emphasis"><text:span text:style-name="T352">V </text:span></text:span><text:span text:style-name="Emphasis"><text:span text:style-name="T420">sudech</text:span></text:span><text:span text:style-name="Emphasis"><text:span text:style-name="T352"> je olej </text:span></text:span><text:span text:style-name="Emphasis"><text:span text:style-name="T367">(1 zl)</text:span></text:span><text:span text:style-name="Emphasis"><text:span text:style-name="T352"> a pivo </text:span></text:span><text:span text:style-name="Emphasis"><text:span text:style-name="T367">(2 zl)</text:span></text:span><text:span text:style-name="Emphasis"><text:span text:style-name="T352">.</text:span></text:span></text:p>
      <text:p text:style-name="P37"><text:span text:style-name="Emphasis"><text:span text:style-name="T348">▸<text:tab/></text:span></text:span><text:span text:style-name="Emphasis"><text:span text:style-name="T352">V </text:span></text:span><text:span text:style-name="Emphasis"><text:span text:style-name="T420">pytlích</text:span></text:span><text:span text:style-name="Emphasis"><text:span text:style-name="T352"> je mouka </text:span></text:span><text:span text:style-name="Emphasis"><text:span text:style-name="T367">(5 st)</text:span></text:span><text:span text:style-name="Emphasis"><text:span text:style-name="T352">.</text:span></text:span></text:p>
      <text:p text:style-name="P37"><text:span text:style-name="Emphasis"><text:span text:style-name="T348">▸<text:tab/></text:span></text:span><text:span text:style-name="Emphasis"><text:span text:style-name="T352">V </text:span></text:span><text:span text:style-name="Emphasis"><text:span text:style-name="T420">bednách</text:span></text:span><text:span text:style-name="Emphasis"><text:span text:style-name="T352"> je zásoba svic – většina lojových (2 zl), část kvalitních voskových (5 zl).</text:span></text:span></text:p>
      <text:h text:style-name="P238" text:outline-level="4">3 – Pokoj služebnictva</text:h>
      <text:p text:style-name="P38">Ve skromně zařízeném pokoji jsou dvě <text:span text:style-name="T319">skříňky</text:span> a dvě <text:span text:style-name="T319">postele</text:span> se slaměnými matracemi.</text:p>
      <text:p text:style-name="P40"><text:span text:style-name="T569">👤</text:span><text:span text:style-name="T910"> V místnosti je duch chlapce s se stopou po provazu kolem krku. Pláče, že zemřel dřív než si stihl sáhnout na ženskou.</text:span></text:p>
      <text:p text:style-name="P38"><text:span text:style-name="Emphasis"><text:span text:style-name="T348">▸<text:tab/></text:span></text:span><text:span text:style-name="Emphasis"><text:span text:style-name="T347">Ve </text:span></text:span><text:span text:style-name="Emphasis"><text:span text:style-name="T419">skříňkách</text:span></text:span><text:span text:style-name="Emphasis"><text:span text:style-name="T347"> jsou osobní věci zrzka a kuchaře, prosté oblečení, 2 stříbrňáky a 30 měďáků.</text:span></text:span></text:p>
      <text:p text:style-name="P39"><text:span text:style-name="Emphasis"><text:span text:style-name="T348">▸<text:tab/></text:span></text:span><text:span text:style-name="Emphasis"><text:span text:style-name="T353">Pod polštářem na jedné z </text:span></text:span><text:span text:style-name="Emphasis"><text:span text:style-name="T421">postelí</text:span></text:span><text:span text:style-name="Emphasis"><text:span text:style-name="T353"> je hambatý obrázek.</text:span></text:span></text:p>
      <text:h text:style-name="P238" text:outline-level="4">4 – Kuchyně</text:h>
      <text:p text:style-name="P46">Na podlaze je kaluž zaschlé krve.</text:p>
      <text:p text:style-name="P33"><text:span text:style-name="T235">Kamna</text:span> &gt; Keramická pec s přilehlou dřevěnou pracovní deskou zacákanou od krve.</text:p>
      <text:p text:style-name="P24">Velký a malý lavór</text:p>
      <text:p text:style-name="P33"><text:span text:style-name="T235">Regál</text:span> &gt; Zavařeniny, salámy, med, koření.</text:p>
      <text:p text:style-name="P33"><text:span text:style-name="T235">Skříně</text:span> &gt; Čajový set <text:span text:style-name="T922">(5 zl)</text:span>, hrnce <text:span text:style-name="T922">(2 zl)</text:span>, pánev <text:span text:style-name="T922">(1 zl)</text:span>, cínové nádobí <text:span text:style-name="T922">(4 zl)</text:span>.</text:p>
      <text:p text:style-name="P54"><text:span text:style-name="T569">👤</text:span><text:span text:style-name="T238"> </text:span><text:span text:style-name="T235">Duch kuchaře</text:span> &gt; Se sekáčkem v hlavě zmateně hledá svůj sekáček.</text:p>
      <text:p text:style-name="P47"><text:soft-page-break/><text:span text:style-name="Emphasis"><text:span text:style-name="T408">👣</text:span></text:span><text:span text:style-name="Emphasis"><text:span text:style-name="T351"> </text:span></text:span><text:span text:style-name="Emphasis"><text:span text:style-name="T357">V zaschlé krvi na podlaze ležel někdo velký (kuchař), pak se zvednul a odešel dveřmi do haly (1). Stopy od menších bot (od paní Myriam) vedou ke dveřím do jídelny (5).</text:span></text:span></text:p>
      <text:h text:style-name="P238" text:outline-level="4">5 – Jídelna</text:h>
      <text:p text:style-name="P15"><text:span text:style-name="Emphasis"><text:span text:style-name="T328">♨<text:tab/></text:span></text:span><text:span text:style-name="Emphasis"><text:span text:style-name="T342">Zápach </text:span></text:span><text:span text:style-name="Emphasis"><text:span text:style-name="T345">shnilé hostiny</text:span></text:span><text:span text:style-name="Emphasis"><text:span text:style-name="T342">.</text:span></text:span></text:p>
      <text:p text:style-name="P15"><text:span text:style-name="Emphasis"><text:span text:style-name="T328">🔊<text:tab/></text:span></text:span><text:span text:style-name="Emphasis"><text:span text:style-name="T345">Bzučení much.</text:span></text:span></text:p>
      <text:p text:style-name="P33"><text:span text:style-name="T235">Krb</text:span> &gt; Velký, kamenný, s roštem ke grilování.</text:p>
      <text:p text:style-name="P53"><text:span text:style-name="T235">Dlouhý jídelní stůl</text:span> &gt; 8 židlí a vyšívaný lesklý ubrus s hustými třásněmi pokrytý bohatou hostinou nyní již shnilého masa a ovoce <text:span text:style-name="T922">(karta </text:span><text:span text:style-name="T156">kouzelný ubrus</text:span><text:span text:style-name="T204"> – 20 zl, pokud </text:span><text:span text:style-name="T205">ale</text:span><text:span text:style-name="T204"> obchodník zjistí, že je prokletý, </text:span><text:span text:style-name="T205">tak jen 5 zl</text:span><text:span text:style-name="T922">)</text:span>. <text:span text:style-name="T913">Nad ubrusem krouží hejno much.</text:span></text:p>
      <text:list xml:id="list3807741953" text:style-name="L54">
        <text:list-item>
          <text:p text:style-name="P447">Při pronesení hesla <text:span text:style-name="T187">"Ubr</text:span><text:span text:style-name="T188">ah prostrah</text:span><text:span text:style-name="T187">"</text:span> se na něm zhmotní vydatná hostina. Kdokoli z ní pojí bude následující noc náměsíčně provádět rituál ke spojení s démony.</text:p>
        </text:list-item>
      </text:list>
      <text:p text:style-name="P12"><text:span text:style-name="Emphasis"><text:span text:style-name="T406">👣</text:span></text:span><text:span text:style-name="Emphasis"><text:span text:style-name="T347"> </text:span></text:span><text:span text:style-name="Emphasis"><text:span text:style-name="T358">Zaschlé krvavé s</text:span></text:span><text:span text:style-name="Emphasis"><text:span text:style-name="T357">topy od m</text:span></text:span><text:span text:style-name="Emphasis"><text:span text:style-name="T358">alých</text:span></text:span><text:span text:style-name="Emphasis"><text:span text:style-name="T357"> bot (od paní Myriam) </text:span></text:span><text:span text:style-name="Emphasis"><text:span text:style-name="T358">přišly dveřmi z jídelny</text:span></text:span><text:span text:style-name="Emphasis"><text:span text:style-name="T357"> (</text:span></text:span><text:span text:style-name="Emphasis"><text:span text:style-name="T358">5</text:span></text:span><text:span text:style-name="Emphasis"><text:span text:style-name="T357">) </text:span></text:span><text:span text:style-name="Emphasis"><text:span text:style-name="T358">a vedou ke dveřím do obrazárny (6)</text:span></text:span><text:span text:style-name="Emphasis"><text:span text:style-name="T357">. </text:span></text:span><text:span text:style-name="Emphasis"><text:span text:style-name="T358">Po cestě se postupně vytrácejí, jak se z krev z bot otírala.</text:span></text:span></text:p>
      <text:h text:style-name="P238" text:outline-level="4">6 – Obrazárna</text:h>
      <text:p text:style-name="P15"><text:span text:style-name="Emphasis"><text:span text:style-name="T328">♨<text:tab/></text:span></text:span><text:span text:style-name="Emphasis"><text:span text:style-name="T342">Zápach tlejícího masa.</text:span></text:span></text:p>
      <text:p text:style-name="P24">Schodiště do patra</text:p>
      <text:p text:style-name="P33"><text:span text:style-name="T235">Obrazy</text:span> &gt; <text:span text:style-name="T923">Jedna</text:span> krajinomalb<text:span text:style-name="T923">a (velké plátno, 6 zl)</text:span>, šest velkých portrétů slavných hrdinů (cena <text:span text:style-name="T923">3</text:span> zl za <text:span text:style-name="T923">každý</text:span>), <text:span text:style-name="T914">za obrazem pod schody tajná cesta do sklepa</text:span>.</text:p>
      <text:p text:style-name="P48"><text:span text:style-name="T235">Tři zombie</text:span> &gt; Chlapec s lanem kolem krku, popálený herec, nahý lord s knírem a dýkou v zádech <text:span text:style-name="T924">(5 st)</text:span>.</text:p>
      <text:p text:style-name="P186"><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631">, </text:span><text:span text:style-name="T632">Ž</text:span><text:span text:style-name="T629">ivot</text:span><text:span text:style-name="T632">y </text:span><text:span text:style-name="T633">13</text:span></text:p>
      <text:p text:style-name="P200"><text:span text:style-name="T586">Rychlost:</text:span><text:span text:style-name="T634"> </text:span><text:span text:style-name="T635">jako </text:span><text:span text:style-name="T636">chůze</text:span></text:p>
      <text:p text:style-name="P200"><text:span text:style-name="T587">Smysly:</text:span><text:span text:style-name="T637"> </text:span><text:span text:style-name="T638">magický zrak a sluch</text:span></text:p>
      <text:p text:style-name="P200"><text:span text:style-name="T588">Detekovatelnost</text:span><text:span text:style-name="T589">:</text:span><text:span text:style-name="T639"> </text:span><text:span text:style-name="T640">není</text:span><text:span text:style-name="T639"> vidět pomocí infravidění</text:span></text:p>
      <text:p text:style-name="P186"><text:span text:style-name="T446">⚔ </text:span><text:span text:style-name="T584">Pařáty</text:span><text:span text:style-name="T585">:</text:span><text:span text:style-name="T629"> </text:span><text:span text:style-name="T630">3 + k6, zranění </text:span><text:span text:style-name="T641">0</text:span></text:p>
      <text:h text:style-name="P238" text:outline-level="4">7 – Společenská místnost</text:h>
      <text:p text:style-name="P24">Kulatý stůl se čtyřmi židlemi<text:span text:style-name="T275"> </text:span><text:span text:style-name="T278">(5 st)</text:span></text:p>
      <text:p text:style-name="P24">Malý koberec před krbem<text:span text:style-name="T231"> </text:span><text:span text:style-name="T232">(2 zl)</text:span></text:p>
      <text:p text:style-name="P24">Stojan na vyšívání a stolička<text:span text:style-name="T275"> </text:span><text:span text:style-name="T278">(4 st)</text:span></text:p>
      <text:p text:style-name="P54"><text:span text:style-name="T569">👤</text:span><text:span text:style-name="T238"> </text:span><text:span text:style-name="T235">Duch holčičky</text:span> &gt; Její vlasy a šatičky vlají jako pod vodou. Brečí, protože nemůže najít pana Klobouka.</text:p>
      <text:h text:style-name="P238" text:outline-level="4">8 – Pokoj pro hosta</text:h>
      <text:p text:style-name="P24">Vysoké zrcadlo<text:span text:style-name="T275"> </text:span><text:span text:style-name="T278">(10 zl)</text:span></text:p>
      <text:p text:style-name="P33"><text:span text:style-name="T235">Shořelý nábytek i okenice</text:span> &gt; Zbytky postele, nočního stolku, malé truhlice a rozbité lucerny.</text:p>
      <text:p text:style-name="P54"><text:span text:style-name="T569">👤</text:span><text:span text:style-name="T238"> </text:span><text:span text:style-name="T235">Duch herce</text:span> &gt; Se spálenou horní polovinou těla včetně tváře se marně snaží nacvičovat svou roli překrásného svůdce.</text:p>
      <text:h text:style-name="P238" text:outline-level="4">9 – Koupelna</text:h>
      <text:p text:style-name="P33"><text:span text:style-name="T235">Vana</text:span> &gt; Plechová, naplněná neprůhlednou krémově mýdlovou vodou. <text:span text:style-name="T918">Z</text:span><text:span text:style-name="T914">ombie utopené holčičky zaútočí na prvního, kdo se nad vanu nakloní</text:span>.</text:p>
      <text:p text:style-name="P187"><text:span text:style-name="T2">F</text:span><text:span text:style-name="T3">yzička </text:span><text:span text:style-name="T6">2</text:span><text:span text:style-name="T3">, Finesa </text:span><text:span text:style-name="T4">1</text:span><text:span text:style-name="T3">, Duše </text:span><text:span text:style-name="T5">-</text:span><text:span text:style-name="T631">, </text:span><text:span text:style-name="T632">Ž</text:span><text:span text:style-name="T629">ivot</text:span><text:span text:style-name="T632">y </text:span><text:span text:style-name="T633">1</text:span><text:span text:style-name="T642">2</text:span></text:p>
      <text:p text:style-name="P201"><text:span text:style-name="T586">Rychlost:</text:span><text:span text:style-name="T634"> </text:span><text:span text:style-name="T635">jako </text:span><text:span text:style-name="T636">chůze</text:span></text:p>
      <text:p text:style-name="P201"><text:soft-page-break/><text:span text:style-name="T587">Smysly:</text:span><text:span text:style-name="T637"> </text:span><text:span text:style-name="T638">magický zrak a sluch</text:span></text:p>
      <text:p text:style-name="P201"><text:span text:style-name="T588">Detekovatelnost</text:span><text:span text:style-name="T589">:</text:span><text:span text:style-name="T639"> </text:span><text:span text:style-name="T640">není</text:span><text:span text:style-name="T639"> vidět pomocí infravidění</text:span></text:p>
      <text:p text:style-name="P187"><text:span text:style-name="T446">⚔ </text:span><text:span text:style-name="T584">Pařáty</text:span><text:span text:style-name="T585">:</text:span><text:span text:style-name="T629"> </text:span><text:span text:style-name="T630">3 + k6, zranění </text:span><text:span text:style-name="T641">0</text:span></text:p>
      <text:p text:style-name="P187"><text:span text:style-name="T446">⚔ </text:span><text:span text:style-name="T590">Sekáček</text:span><text:span text:style-name="T585">:</text:span><text:span text:style-name="T629"> </text:span><text:span text:style-name="T630">3 + k6, zranění 1</text:span></text:p>
      <text:p text:style-name="P33"><text:span text:style-name="T235">Nočník</text:span> &gt; Plechový, lesklý.</text:p>
      <text:p text:style-name="P33"><text:span text:style-name="T235">Džbán</text:span> &gt; Keramický, krémový vonný olej <text:span text:style-name="T925">(6 st)</text:span>.</text:p>
      <text:h text:style-name="P238" text:outline-level="4">10 – Dětský pokoj</text:h>
      <text:p text:style-name="P24">Postýlka</text:p>
      <text:p text:style-name="P24">Rozházené hračky<text:span text:style-name="T275"> </text:span><text:span text:style-name="T278">(5 st)</text:span></text:p>
      <text:p text:style-name="P33"><text:span text:style-name="T235">Komoda</text:span> &gt; Dětské oblečení, tříčlenná rodina z hliněných figurek.</text:p>
      <text:p text:style-name="P24">Stoleček</text:p>
      <text:h text:style-name="P238" text:outline-level="4">11 – Pokoj</text:h>
      <text:p text:style-name="P33"><text:span text:style-name="T235">Bar</text:span> &gt; Jedna lahev vína, dvě láhve rumu, tři láhve koňaku, tabák.</text:p>
      <text:p text:style-name="P29">Otočná šachovnice <text:span text:style-name="T278">(1 zl)</text:span> s jedním křeslem</text:p>
      <text:p text:style-name="P24">Harfa<text:span text:style-name="T275"> </text:span><text:span text:style-name="T278">(2 zl)</text:span></text:p>
      <text:p text:style-name="P21"><text:span text:style-name="Emphasis"><text:span text:style-name="T415">👣</text:span></text:span><text:span text:style-name="Emphasis"><text:span text:style-name="T347"> </text:span></text:span><text:span text:style-name="Emphasis"><text:span text:style-name="T358">Zaschlé krvavé s</text:span></text:span><text:span text:style-name="Emphasis"><text:span text:style-name="T357">topy od m</text:span></text:span><text:span text:style-name="Emphasis"><text:span text:style-name="T358">alých</text:span></text:span><text:span text:style-name="Emphasis"><text:span text:style-name="T357"> bot (od paní Myriam) </text:span></text:span><text:span text:style-name="Emphasis"><text:span text:style-name="T358">přišly dveřmi z </text:span></text:span><text:span text:style-name="Emphasis"><text:span text:style-name="T360">ložnice</text:span></text:span><text:span text:style-name="Emphasis"><text:span text:style-name="T357"> (</text:span></text:span><text:span text:style-name="Emphasis"><text:span text:style-name="T360">12</text:span></text:span><text:span text:style-name="Emphasis"><text:span text:style-name="T357">) </text:span></text:span><text:span text:style-name="Emphasis"><text:span text:style-name="T358">a vedou ke dveřím do </text:span></text:span><text:span text:style-name="Emphasis"><text:span text:style-name="T360">dětského pokoje</text:span></text:span><text:span text:style-name="Emphasis"><text:span text:style-name="T358"> (</text:span></text:span><text:span text:style-name="Emphasis"><text:span text:style-name="T360">10</text:span></text:span><text:span text:style-name="Emphasis"><text:span text:style-name="T358">)</text:span></text:span><text:span text:style-name="Emphasis"><text:span text:style-name="T357">. </text:span></text:span><text:span text:style-name="Emphasis"><text:span text:style-name="T358">Po cestě se postupně vytrácejí, jak se z krev z bot otírala.</text:span></text:span></text:p>
      <text:h text:style-name="P238" text:outline-level="4">12 – Ložnice</text:h>
      <text:p text:style-name="P49">Na zemi před postelí je kaluž zaschlé krve.</text:p>
      <text:p text:style-name="P50"><text:span text:style-name="T235">Postel</text:span> &gt; Luxusní povlečení slepené <text:span text:style-name="T919">spoustou zaschlé krve</text:span>.</text:p>
      <text:p text:style-name="P50"><text:soft-page-break/><text:span text:style-name="T235">Skříň</text:span> &gt; Rozervané šaty, roztrhané dokumenty, rozlitý inkoust.</text:p>
      <text:p text:style-name="P25">Medvědí kožešina na podlaze<text:span text:style-name="T275"> &gt; částečně nasáklá zaschlou krví </text:span><text:span text:style-name="T278">(5 st)</text:span><text:span text:style-name="T275">.</text:span></text:p>
      <text:p text:style-name="P27">Poházené šaty v rohu u postele<text:span text:style-name="T275"> &gt; patřily velmoži Valenovi (</text:span><text:span text:style-name="T278">25</text:span><text:span text:style-name="T277"> zl – ale pozor, místní kupci určitě poznají, komu patřily</text:span><text:span text:style-name="T275">). Je v nich </text:span><text:span text:style-name="T186">malý železný klíč</text:span><text:span text:style-name="T275"> (pasuje do truhel v tajné místnosti v šatníku).</text:span></text:p>
      <text:p text:style-name="P28">Krb</text:p>
      <text:p text:style-name="P54"><text:span text:style-name="T569">👤</text:span><text:span text:style-name="T238"> </text:span><text:span text:style-name="T235">Duch </text:span><text:span text:style-name="T237">velmože</text:span><text:span text:style-name="T235"> Balia </text:span><text:span text:style-name="T237">Val</text:span><text:span text:style-name="T235">ena</text:span> &gt; Nahý, zakrvácený a s majestátním knírem požaduje smrt své ženy, která mu při sexu bodla dýku do zad.</text:p>
      <text:p text:style-name="P33"><text:span text:style-name="T235">Paní domu </text:span><text:span text:style-name="T236">Myriam</text:span> &gt; Vyhublá, dehydrovaná a špinavá žena prosí o záchranu. Při konfrontaci přiznává, že všechny zabila. Ale jen proto, že někdo byl posedlý démonem a nebylo jak zjistit kdo.</text:p>
      <text:list xml:id="list1432782325" text:style-name="L55">
        <text:list-item>
          <text:p text:style-name="P449">Je stále posedlá démonem a je proto nadlidsky silná a rychlá. Dokáže dělat různé akrobatické kousky (salta, běhat po zdech a podobně) a zvládne postavy odhodit několik metrů daleko.</text:p>
          <text:p text:style-name="P565"><text:span text:style-name="T2">F</text:span><text:span text:style-name="T3">yzička </text:span><text:span text:style-name="T7">5</text:span><text:span text:style-name="T3">, Finesa </text:span><text:span text:style-name="T7">3</text:span><text:span text:style-name="T3">, Duše </text:span><text:span text:style-name="T7">4</text:span><text:span text:style-name="T631">, </text:span><text:span text:style-name="T632">Ž</text:span><text:span text:style-name="T629">ivot</text:span><text:span text:style-name="T632">y </text:span><text:span text:style-name="T643">11</text:span></text:p>
          <text:p text:style-name="P583"><text:span text:style-name="T586">Rychlost:</text:span><text:span text:style-name="T634"> </text:span><text:span text:style-name="T635">jako </text:span><text:span text:style-name="T643">kůň (nadlidská rychlost)</text:span></text:p>
          <text:p text:style-name="P583"><text:span text:style-name="T587">Smysly:</text:span><text:span text:style-name="T637"> </text:span><text:span text:style-name="T643">jako člověk</text:span></text:p>
          <text:p text:style-name="P565"><text:span text:style-name="T446">⚔ </text:span><text:span text:style-name="T591">Beze zbraně</text:span><text:span text:style-name="T585">:</text:span><text:span text:style-name="T629"> </text:span><text:span text:style-name="T630">3 + k6, zranění </text:span><text:span text:style-name="T643">+2 (nadlidská síla)</text:span></text:p>
        </text:list-item>
        <text:list-item>
          <text:p text:style-name="P448"><text:soft-page-break/><text:span text:style-name="T643">D</text:span><text:span text:style-name="T64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26">👣</text:span></text:span><text:span text:style-name="Emphasis"><text:span text:style-name="T427"> </text:span></text:span><text:span text:style-name="Emphasis"><text:span text:style-name="T428">Zaschlé krvavé s</text:span></text:span><text:span text:style-name="Emphasis"><text:span text:style-name="T429">topy od m</text:span></text:span><text:span text:style-name="Emphasis"><text:span text:style-name="T428">alých </text:span></text:span><text:span text:style-name="Emphasis"><text:span text:style-name="T430">bosých nohou</text:span></text:span><text:span text:style-name="Emphasis"><text:span text:style-name="T429"> (od paní Myriam) </text:span></text:span><text:span text:style-name="Emphasis"><text:span text:style-name="T430">vedou </text:span></text:span><text:span text:style-name="Emphasis"><text:span text:style-name="T431">od postele</text:span></text:span><text:span text:style-name="Emphasis"><text:span text:style-name="T430"> do šatníku (</text:span></text:span><text:span text:style-name="Emphasis"><text:span text:style-name="T431">místnost </text:span></text:span><text:span text:style-name="Emphasis"><text:span text:style-name="T430">13).</text:span></text:span></text:p>
      <text:h text:style-name="P238" text:outline-level="4">13 – Šatník</text:h>
      <text:p text:style-name="P26">Vysoké oválné zrcadlo<text:span text:style-name="T275"> &gt; </text:span><text:span text:style-name="T276">Před ním je stolek s dámskými líčidly </text:span><text:span text:style-name="T279">(1 zl)</text:span><text:span text:style-name="T276">.</text:span></text:p>
      <text:p text:style-name="P33"><text:span text:style-name="T235">Šatní skříně po stranách</text:span> &gt; Kvalitní dámské i pánské šaty pro všechny příležitosti, jedna ze skříní má falešnou zadní stěnu a ukrývá dvě truhlice – 16 zl, 63 st, klenotnice s růženínovým náhrdelníkem <text:span text:style-name="T925">(10 zl)</text:span> a náušnicemi (<text:span text:style-name="T925">4</text:span> zl)<text:span text:style-name="T206">, </text:span><text:span text:style-name="T157">lektvar</text:span><text:span text:style-name="T154"> čtení myšlenek</text:span> <text:span text:style-name="T925">(karta, 10 zl)</text:span>, dopis od <text:span text:style-name="T925">vládce Maraka Brakvila</text:span> navrhující odstranění <text:span text:style-name="T926">předáka horníků</text:span> Dima Trata.</text:p>
      <text:p text:style-name="P23"><text:span text:style-name="Emphasis"><text:span text:style-name="T426">👣</text:span></text:span><text:span text:style-name="Emphasis"><text:span text:style-name="T427"> </text:span></text:span><text:span text:style-name="Emphasis"><text:span text:style-name="T428">Zaschlé krvavé s</text:span></text:span><text:span text:style-name="Emphasis"><text:span text:style-name="T429">topy od m</text:span></text:span><text:span text:style-name="Emphasis"><text:span text:style-name="T428">alých </text:span></text:span><text:span text:style-name="Emphasis"><text:span text:style-name="T430">bosých nohou </text:span></text:span><text:span text:style-name="Emphasis"><text:span text:style-name="T431">přišly z ložnice (12). Dotyčná osoba se tu pak oblékla.</text:span></text:span></text:p>
      <text:h text:style-name="P238" text:outline-level="4">14 – Sklep</text:h>
      <text:p text:style-name="P33"><text:span text:style-name="T235">Bedny a sudy</text:span> &gt; <text:span text:style-name="T913">Prázdné.</text:span></text:p>
      <text:p text:style-name="P42"><text:span text:style-name="Emphasis"><text:span text:style-name="T230">Regály</text:span></text:span><text:span text:style-name="Emphasis"><text:span text:style-name="T191"> &gt; Desítky lahví vína </text:span></text:span><text:span text:style-name="Emphasis"><text:span text:style-name="T207">(celkem 60 zl)</text:span></text:span><text:span text:style-name="Emphasis"><text:span text:style-name="T191">.</text:span></text:span></text:p>
      <text:p text:style-name="P42"><text:span text:style-name="Emphasis">👣</text:span><text:span text:style-name="Emphasis"><text:span text:style-name="T354"> </text:span></text:span><text:span text:style-name="Emphasis"><text:span text:style-name="T196">Na zemi je vidět, </text:span></text:span><text:span text:style-name="Emphasis"><text:span text:style-name="T208">že nedávno</text:span></text:span><text:span text:style-name="Emphasis"><text:span text:style-name="T196"> někdo jeden z regálů odsunul.</text:span></text:span></text:p>
      <text:p text:style-name="P42"><text:span text:style-name="Emphasis"><text:span text:style-name="T916">Z</text:span></text:span><text:span text:style-name="Emphasis"><text:span text:style-name="T915">a regály </text:span></text:span><text:span text:style-name="Emphasis"><text:span text:style-name="T916">je</text:span></text:span><text:span text:style-name="Emphasis"><text:span text:style-name="T915"> schovaný rituální kruh.</text:span></text:span></text:p>
      <text:list xml:id="list415035871" text:style-name="L56">
        <text:list-item>
          <text:p text:style-name="P450"><text:span text:style-name="Emphasis"><text:span text:style-name="T917">Je nakreslený dámskými líčidly.</text:span></text:span></text:p>
        </text:list-item>
        <text:list-item>
          <text:p text:style-name="P450"><text:soft-page-break/><text:span text:style-name="Emphasis"><text:span text:style-name="T917">Při doteku brní. Kdo se ho dotkne, zjistí, že slouží k přivolávání démonů, a bude vědět, jak ho aktivovat – stačí zapálit svíčky a kápnout na něj trochu krve.</text:span></text:span></text:p>
        </text:list-item>
      </text:list>
      <text:h text:style-name="P268" text:outline-level="2"><text:span text:style-name="T1086">+</text:span>Měšíční oltář</text:h>
      <text:p text:style-name="P139">Vzpomínka na vládu temných elfů. V kruhu zkřivených vyschlých stromů se leskne hrubě opracovaný obsidiánový blok.</text:p>
      <text:list xml:id="list920780198" text:style-name="L57">
        <text:list-item>
          <text:p text:style-name="P451"><text:span text:style-name="T132">Kdo jej při</text:span><text:span text:style-name="T78"> měsíčním svitu </text:span><text:span text:style-name="T132">polije</text:span><text:span text:style-name="T78"> krví nevinného</text:span><text:span text:style-name="T132">,</text:span><text:span text:style-name="T78"> získ</text:span><text:span text:style-name="T132">á</text:span><text:span text:style-name="T78"> do příštího úplňku nadpřirozenou odolnost proti nestříbrným zbraním </text:span><text:span text:style-name="T125">(zbroj 1)</text:span><text:span text:style-name="T78"> a schopnost vidění v temnotě.</text:span></text:p>
        </text:list-item>
        <text:list-item>
          <text:p text:style-name="P453"><text:span text:style-name="T102">Háček:</text:span><text:span text:style-name="T78"> Postavě </text:span><text:span text:style-name="T128">budou rudě žhnout oči a bude jí vadit sluneční světlo </text:span><text:span text:style-name="T130">(nevýhoda)</text:span><text:span text:style-name="T128">.</text:span></text:p>
        </text:list-item>
      </text:list>
      <text:h text:style-name="P269" text:outline-level="2"><text:span text:style-name="T1104">+</text:span>Pavoučí doupě</text:h>
      <text:p text:style-name="P143">Pokud půjdou postavy lesem kolem doupěte:</text:p>
      <text:list xml:id="list4140427697" text:style-name="L58">
        <text:list-item>
          <text:p text:style-name="P454"><text:span text:style-name="T235">Z lesa se ozý</text:span><text:span text:style-name="T246">v</text:span><text:span text:style-name="T235">á volání o pomoc </text:span><text:span text:style-name="T247">(ženský hlas)</text:span> <text:span text:style-name="T306">&gt;</text:span> <text:span text:style-name="T306">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12">Na </text:span><text:span text:style-name="T191">několika</text:span><text:span text:style-name="T212"> místech tvoří pavučiny falešnou podlahu – </text:span><text:span text:style-name="T307">pod n</text:span><text:span text:style-name="T110">í je vždy zhruba tři metry hluboká díra v zemi</text:span><text:span text:style-name="T212">.</text:span></text:p>
      <text:p text:style-name="P145"><text:span text:style-name="Emphasis"><text:span text:style-name="T407">⚔ </text:span></text:span>V doupěti je kromě Hablarany jeho devět hladových potomků <text:span text:style-name="T1102">(šest různě po tunelech kolem doupěte, tři v jednom z kokonů)</text:span>. <text:span text:style-name="T1106">Potomci mluví dětskými hlasy a jsou pěkně drzí.</text:span></text:p>
      <text:list xml:id="list3020842930" text:style-name="L59">
        <text:list-item>
          <text:p text:style-name="P455"><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978898361" text:style-name="L60">
        <text:list-item>
          <text:p text:style-name="P457">V jednom z kokonů jsou tři hladoví potomci Hablarany.</text:p>
        </text:list-item>
        <text:list-item>
          <text:p text:style-name="P458">Ve zbylých čtyřech jsou mrtvoly dobrodruhů: elf v kouzelnickém hábitu, hobitka v lehké zbroji s kuší, dýkou a opaskem vykládaným polodrahokamy <text:span text:style-name="T213">(</text:span><text:span text:style-name="T191">prodej </text:span><text:span text:style-name="T213">3 zl)</text:span>, krollka (lehká zbroj a luxusní meč – prodej 6 zl) a trpaslík s dvouruční sekerou a zdobenou těžkou zbrojí (prodej 10 zl). Po kapsách a měšcích mají dohromady 4 zl a 3 st.</text:p>
        </text:list-item>
        <text:list-item>
          <text:p text:style-name="P456"><text:span text:style-name="T1103">Prohledání hromady mrtvol odhalí: </text:span><text:span text:style-name="T164">bezhlučný luk</text:span><text:span text:style-name="T214"> </text:span><text:span text:style-name="T215">(karta), s</text:span><text:span text:style-name="T213">tříbrný náramek (4 zl) </text:span><text:span text:style-name="T215">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631">, </text:span><text:span text:style-name="T632">Ž</text:span><text:span text:style-name="T629">ivot</text:span><text:span text:style-name="T632">y </text:span><text:span text:style-name="T657">14</text:span></text:p>
      <text:p text:style-name="P218"><text:span text:style-name="T586">Rychlost:</text:span><text:span text:style-name="T634"> </text:span><text:span text:style-name="T658">jako člověk</text:span></text:p>
      <text:p text:style-name="P218"><text:span text:style-name="T587">Smysly:</text:span><text:span text:style-name="T637"> </text:span><text:span text:style-name="T659">dobrý</text:span><text:span text:style-name="T660"> zrak, čich </text:span><text:span text:style-name="T661">a chuť</text:span><text:span text:style-name="T660">, </text:span><text:span text:style-name="T662">detek</text:span><text:span text:style-name="T660">ce</text:span><text:span text:style-name="T662"> vibrac</text:span><text:span text:style-name="T660">í</text:span><text:span text:style-name="T662"> v pavučině</text:span></text:p>
      <text:p text:style-name="P233"><text:span text:style-name="T446">⚔<text:tab/></text:span><text:span text:style-name="T599">Kusadla </text:span><text:span text:style-name="T10">:</text:span><text:span text:style-name="T27"> </text:span><text:span text:style-name="T28">6</text:span><text:span text:style-name="T29"> + k6, zranění </text:span><text:span text:style-name="T30">2</text:span></text:p>
      <text:p text:style-name="P216"><text:span text:style-name="T1099">3</text:span> dávk<text:span text:style-name="T1099">y</text:span> <text:span text:style-name="T1038">jed</text:span><text:span text:style-name="T1039">u</text:span><text:span text:style-name="T1042">: </text:span><text:span text:style-name="T841">8</text:span><text:span text:style-name="T823"> </text:span><text:span text:style-name="T824">+ k6 </text:span><text:span text:style-name="T825">proti Fyzičce </text:span><text:span text:style-name="T842">(nezraňuje)</text:span></text:p>
      <text:p text:style-name="P205"><text:span text:style-name="T869">L</text:span><text:span text:style-name="T870">atence:</text:span><text:span text:style-name="T826"> </text:span><text:span text:style-name="T843">5</text:span><text:span text:style-name="T842"> kol</text:span></text:p>
      <text:p text:style-name="P205"><text:span text:style-name="T597">P</text:span><text:span text:style-name="T598">říznaky:</text:span><text:span text:style-name="T663"> </text:span><text:span text:style-name="T664">Bolestivý otok a puchýře kolem rány, vyrážka.</text:span></text:p>
      <text:p text:style-name="P205"><text:span text:style-name="T600">Účinek:</text:span><text:span text:style-name="T663"> </text:span><text:span text:style-name="T665">P</text:span><text:span text:style-name="T663">aralýza na několik minut (za první úspěch zpomalení, za druhý nevýhoda, za třetí kompletní znehybnění).</text:span></text:p>
      <text:p text:style-name="P219"><text:soft-page-break/><text:span text:style-name="T163">Oblak chloupků:</text:span><text:span text:style-name="T210"> </text:span><text:span text:style-name="T211">Když se sklípkan cítí ohrožený, vypustí před sebe oblak jemných chloupků, které dráždí kůži a vyvolávají intenzivní slzení (nevýhoda).</text:span></text:p>
      <text:p text:style-name="P219"><text:span text:style-name="T154">Vzhled:</text:span> <text:span text:style-name="T1100">Obrovský rezavohnědý pavouk. V rozpětí nohou měří čtyři metry.</text:span></text:p>
      <text:p text:style-name="P219"><text:span text:style-name="T154">Boj:</text:span> <text:span text:style-name="T1098">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631">, </text:span><text:span text:style-name="T632">Ž</text:span><text:span text:style-name="T629">ivot</text:span><text:span text:style-name="T632">y </text:span><text:span text:style-name="T666">6</text:span></text:p>
      <text:p text:style-name="P234"><text:span text:style-name="T446">⚔<text:tab/></text:span><text:span text:style-name="T599">Kusadla </text:span><text:span text:style-name="T10">:</text:span><text:span text:style-name="T27"> </text:span><text:span text:style-name="T32">3</text:span><text:span text:style-name="T29"> + k6, zranění </text:span><text:span text:style-name="T32">0</text:span></text:p>
      <text:p text:style-name="P217"><text:span text:style-name="T1099">3</text:span> dávk<text:span text:style-name="T1099">y</text:span> <text:span text:style-name="T1038">jed</text:span><text:span text:style-name="T1039">u</text:span><text:span text:style-name="T1042">: </text:span><text:span text:style-name="T841">8</text:span><text:span text:style-name="T823"> </text:span><text:span text:style-name="T824">+ k6 </text:span><text:span text:style-name="T825">proti Fyzičce </text:span><text:span text:style-name="T842">(nezraňuje)</text:span></text:p>
      <text:p text:style-name="P206"><text:span text:style-name="T869">L</text:span><text:span text:style-name="T870">atence:</text:span><text:span text:style-name="T826"> </text:span><text:span text:style-name="T843">5</text:span><text:span text:style-name="T842"> kol</text:span></text:p>
      <text:p text:style-name="P206"><text:span text:style-name="T597">P</text:span><text:span text:style-name="T598">říznaky:</text:span><text:span text:style-name="T663"> </text:span><text:span text:style-name="T664">Bolestivý otok a puchýře kolem rány, vyrážka.</text:span></text:p>
      <text:p text:style-name="P206"><text:span text:style-name="T600">Účinek:</text:span><text:span text:style-name="T663"> </text:span><text:span text:style-name="T665">P</text:span><text:span text:style-name="T663">aralýza na několik minut (za první úspěch zpomalení, za druhý nevýhoda, za třetí kompletní znehybnění).</text:span></text:p>
      <text:h text:style-name="P270"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39" text:outline-level="4"><text:bookmark text:name="docs-internal-guid-65445f98-7fff-1a3c-3ca6-f339e9524b31"/>1</text:h>
      <text:p text:style-name="Standalone_20_Property"><text:span text:style-name="T235">Vodní plocha</text:span> &gt; Temná, neprůhledná a hluboká desítky metrů. Tlusté rudé pijavice, které zraňují zdravé a léčí zraněné. Obří chapadlovitá bestie spí několik metrů pod hladinou.</text:p>
      <text:p text:style-name="P231"><text:span text:style-name="T235">Lano</text:span> &gt; Uvázané ke sloupku kovového harampádí ve výklenku několik metrů od břehu. Při zatažení je šance <text:span text:style-name="T1187">2 ze 6</text:span>, že vzniklý hluk přiláká chapadlovitou bestii, a šance <text:span text:style-name="T1188">2 ze 6</text:span>, že přiláká trolla z 3.</text:p>
      <text:p text:style-name="Standalone_20_Property"><text:span text:style-name="T235">Dřevěná bariéra do 5</text:span> &gt; Hlídaná gobliny z druhé strany. Plná děr pro kopí.</text:p>
      <text:h text:style-name="P239" text:outline-level="4">2</text:h>
      <text:p text:style-name="Standalone_20_Property"><text:span text:style-name="T235">Kosti</text:span> &gt; Lidské, gobliní i zvířecí, některé rozlámané a požvýkané.</text:p>
      <text:p text:style-name="Standalone_20_Property"><text:span text:style-name="T235">Vysoké stoupající stupně</text:span> &gt; Porostlé jedlým mechem. V mechu velké čtyřprsté stopy a otisky kloubů (jako od gorily).</text:p>
      <text:h text:style-name="P239" text:outline-level="4">3</text:h>
      <text:p text:style-name="Standalone_20_Property"><text:span text:style-name="T235">Troll</text:span> &gt; Mohutný, čtyřruký trollí mutant. Rychlá regenerace všech zranění nezpůsobených ohněm a kyselinou.</text:p>
      <text:p text:style-name="Standalone_20_Property"><text:span text:style-name="T235">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39" text:outline-level="4"><text:soft-page-break/>4</text:h>
      <text:p text:style-name="Standalone_20_Property"><text:span text:style-name="T235">Hnízdo malé zdivočelé gobliní holčičky</text:span> &gt; Chová se jako agresivní opice. V jejím doupěti je nakradeno 4 zl, 12 st a dva tucty drobných šperků (celkově <text:span text:style-name="T1189">6 zl</text:span>)</text:p>
      <text:h text:style-name="P239" text:outline-level="4">5</text:h>
      <text:p text:style-name="Standalone_20_Property"><text:span text:style-name="T235">Osm goblinů</text:span> &gt; Lehké zbroje a kopí. Jeden z nich má vlčí tlamu trčící z hrudi, jeden další má pevné šupiny, a další má namísto krve kyselinu.</text:p>
      <text:p text:style-name="P229">Improvizovaná balista a barikády s bodci</text:p>
      <text:h text:style-name="P239" text:outline-level="4">6</text:h>
      <text:p text:style-name="Standalone_20_Property"><text:span text:style-name="T235">U stěny uvázaní tři důlníci</text:span> &gt; Slabí a zoufalí. Jeden z nich je porostlý hustou srstí a prosí o smrt. Údajně byl vystaven nějaké zelené břečce.</text:p>
      <text:p text:style-name="Standalone_20_Property"><text:span text:style-name="T235">Ohniště s kotlem</text:span> &gt; Ve vývaru kusy důlníků.</text:p>
      <text:h text:style-name="P239" text:outline-level="4">7</text:h>
      <text:p text:style-name="P229">Hromada rozličného harampádí</text:p>
      <text:p text:style-name="Standalone_20_Property"><text:span text:style-name="T235">Pracovní stůl plný vynálezů</text:span> &gt; Rukavice s přidělanými čepelemi na kloubech, velká kuše kuše na střelbu dřevěných bodců a několikery zjevně nedokončené rozřezané dudy. </text:p>
      <text:h text:style-name="P239" text:outline-level="4">8</text:h>
      <text:p text:style-name="P232"><text:span text:style-name="T235">Podlaha chodby i místnosti je naplněná bahnem</text:span> &gt; Při šamanově smrti ztuhne jako cement.</text:p>
      <text:p text:style-name="Standalone_20_Property"><text:soft-page-break/><text:span text:style-name="T235">Vrásčitý gobliní šaman pokrytý pijavicemi z 1</text:span> &gt; Drzý, vesmeš nepohyblivý, nebude bojovat. Tvrdí, že kdo ho zabije, zemře. Když zemře, jeho tělo se rozzáří a povolá tři metrové krvežíznivé démony.</text:p>
      <text:h text:style-name="P239" text:outline-level="4">9</text:h>
      <text:p text:style-name="Standalone_20_Property"><text:span text:style-name="T235">Chodba vedoucí nad stropem 1</text:span> &gt; Část podlahy je iluzorní. Kdyby jí někdo propadl do vody, probudí chapadlovitou bestii.</text:p>
      <text:h text:style-name="P239" text:outline-level="4">10</text:h>
      <text:p text:style-name="Standalone_20_Property"><text:span text:style-name="T235">Prázdná místnost</text:span> &gt; Při výraznějším hluku troll z 3 rozrazí gobliny postavenou kamen<text:span text:style-name="T1190">n</text:span>ou bariéru a zaútočí.</text:p>
      <text:h text:style-name="P239" text:outline-level="4">11</text:h>
      <text:p text:style-name="Standalone_20_Property"><text:span text:style-name="T1191">Nad vstupními dveřmi je připraven kastrol plný jedovatých brouků</text:span> &gt; Spadne na prvního, kdo neopatrně projde.</text:p>
      <text:p text:style-name="Standalone_20_Property"><text:span text:style-name="T235">Tři kamenné stojany</text:span> &gt; Na nich dort, váza a vycpaný králík. Všechno naplněné jedovatými brouky.</text:p>
      <text:p text:style-name="Standalone_20_Property"><text:span text:style-name="T235">Balvan</text:span> &gt; Pod ním uvězněná malá opečovávaná kolonie jedovat<text:span text:style-name="T1192">ý</text:span>ch brouků.</text:p>
      <text:h text:style-name="P239" text:outline-level="4">12</text:h>
      <text:p text:style-name="Standalone_20_Property"><text:span text:style-name="T235">Nehybný nemrtvý ogr</text:span> &gt; Zaútočí, jen pokud se postavy přiblíží nebo zaútočí první. V břiše má zašité tři zombie gobliny.</text:p>
      <text:h text:style-name="P239" text:outline-level="4"><text:soft-page-break/>13</text:h>
      <text:p text:style-name="Standalone_20_Property"><text:span text:style-name="T23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3"/>
          </table:table-cell>
          <table:table-cell table:style-name="Table1.A1" office:value-type="string">
            <text:p text:style-name="P210">8</text:p>
          </table:table-cell>
          <table:table-cell table:style-name="Table1.A1" office:value-type="string">
            <text:p text:style-name="P210">1</text:p>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row>
        <table:table-row>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183"/>
          </table:table-cell>
        </table:table-row>
        <table:table-row>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210">7</text:p>
          </table:table-cell>
          <table:table-cell table:style-name="Table1.A1" office:value-type="string">
            <text:p text:style-name="P210">1</text:p>
          </table:table-cell>
          <table:table-cell table:style-name="Table1.A1" office:value-type="string">
            <text:p text:style-name="P210">9</text:p>
          </table:table-cell>
        </table:table-row>
        <table:table-row>
          <table:table-cell table:style-name="Table1.A1" office:value-type="string">
            <text:p text:style-name="P210">3</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183"/>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210">8</text:p>
          </table:table-cell>
          <table:table-cell table:style-name="Table1.A1" office:value-type="string">
            <text:p text:style-name="P210">4</text:p>
          </table:table-cell>
          <table:table-cell table:style-name="Table1.A1" office:value-type="string">
            <text:p text:style-name="P183"/>
          </table:table-cell>
          <table:table-cell table:style-name="Table1.A1" office:value-type="string">
            <text:p text:style-name="P210">3</text:p>
          </table:table-cell>
          <table:table-cell table:style-name="Table1.A1" office:value-type="string">
            <text:p text:style-name="P210">9</text:p>
          </table:table-cell>
          <table:table-cell table:style-name="Table1.A1" office:value-type="string">
            <text:p text:style-name="P210">6</text:p>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8</text:p>
          </table:table-cell>
        </table:table-row>
        <table:table-row>
          <table:table-cell table:style-name="Table1.A1" office:value-type="string">
            <text:p text:style-name="P210">8</text:p>
          </table:table-cell>
          <table:table-cell table:style-name="Table1.A1" office:value-type="string">
            <text:p text:style-name="P210">7</text:p>
          </table:table-cell>
          <table:table-cell table:style-name="Table1.A1" office:value-type="string">
            <text:p text:style-name="P210">3</text:p>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row>
        <table:table-row>
          <table:table-cell table:style-name="Table1.A1" office:value-type="string">
            <text:p text:style-name="P183"/>
          </table:table-cell>
          <table:table-cell table:style-name="Table1.A1" office:value-type="string">
            <text:p text:style-name="P210">1</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row>
        <table:table-row>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9</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210">3</text:p>
          </table:table-cell>
          <table:table-cell table:style-name="Table1.A1" office:value-type="string">
            <text:p text:style-name="P210">5</text:p>
          </table:table-cell>
          <table:table-cell table:style-name="Table1.A1" office:value-type="string">
            <text:p text:style-name="P183"/>
          </table:table-cell>
        </table:table-row>
      </table:table>
      <text:p text:style-name="P75"/>
      <text:h text:style-name="P239" text:outline-level="4">14</text:h>
      <text:p text:style-name="Standalone_20_Property"><text:span text:style-name="T235">Dva svázaní důlníci</text:span> &gt; Slabost, roubíky, stopy po pijavicích, horečka.</text:p>
      <text:p text:style-name="P229"><text:soft-page-break/>Prázdný kožený vak</text:p>
      <text:h text:style-name="P239" text:outline-level="4">15</text:h>
      <text:p text:style-name="Standalone_20_Property"><text:span text:style-name="T235">Nákladní prostor vesmírné lodi</text:span> &gt; V případě ohně (např. pochodně) uzavře všechny východy a na několik minut vysaje vzduch z místnosti.</text:p>
      <text:p text:style-name="Standalone_20_Property"><text:span text:style-name="T235">Bedny</text:span> &gt; Jsou ocelové a zapečetěné.</text:p>
      <text:p text:style-name="Standalone_20_Property"><text:span text:style-name="T235">Ve stěně je červená skříňka</text:span> &gt; Obsahuje dýchací masku (náplň na 60 minut) a léčivou pěnu ve spreji (náplň na tři použití)</text:p>
      <text:h text:style-name="P239" text:outline-level="4">16</text:h>
      <text:p text:style-name="Standalone_20_Property"><text:span text:style-name="T235">Muž v oranžové přiléhavé uniformě</text:span> &gt; Leží v bezvědomí. Probere se při otevření dv<text:span text:style-name="T1193">e</text:span>ří. Je to android, který věří, že lidé jsou nižší forma života a měli by sloužit nebo být vyhlazeni. On způsobil ztroskotání lodi.</text:p>
      <text:p text:style-name="Standalone_20_Property"><text:span text:style-name="T235">Motor</text:span> &gt; Nefunkční. Schází mu zdroj energie.</text:p>
      <text:p text:style-name="P75"/>
      <text:h text:style-name="P239" text:outline-level="4">17</text:h>
      <text:p text:style-name="Standalone_20_Property"><text:span text:style-name="T23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194">š</text:span>ímu, který sensory našli, takže musí být poblíž.</text:p>
      <text:p text:style-name="Standalone_20_Property"><text:span text:style-name="T235">Cryopad</text:span> &gt; Muž v modré přiléhavé uniformě zmrazený za oválným sklem.</text:p>
      <text:p text:style-name="Standalone_20_Property"><text:soft-page-break/><text:span text:style-name="T235">Ve stěně je červená skříňka</text:span> &gt; Obsahuje laserový blaster (člověku způsobí menší zranění než šíp, ale stříl<text:span text:style-name="T1195">í</text:span> několikanásobně rychleji; baterie vydrží na 50 výstřelů) a opasek s maskovacím zařízením (baterie na 10 minut neviditelnosti)</text:p>
      <text:h text:style-name="P239" text:outline-level="4">18</text:h>
      <text:p text:style-name="Standalone_20_Property"><text:span text:style-name="T235">Šest goblinů</text:span> &gt; Kyje a oštěpy. Jeden z nich má zvětšenou hlavu s výraznými zelenými žilami. Je ozbrojen dudům podobným plamenometem a snaží se ostatní přesvědčit, aby přestali poslouchat Matku.</text:p>
      <text:p text:style-name="P229">Ohniště</text:p>
      <text:p text:style-name="P229">Podél stěn slamníky</text:p>
      <text:h text:style-name="P239" text:outline-level="4">19</text:h>
      <text:p text:style-name="P229">Na hácích ze stropu zavěšená vykuchaná těla psů a důlníků</text:p>
      <text:p text:style-name="P226">Tajné kamenné dveře vedou do 22</text:p>
      <text:h text:style-name="P239" text:outline-level="4">20</text:h>
      <text:p text:style-name="Standalone_20_Property"><text:span text:style-name="T235">Organické stěny</text:span> &gt; Krvácejí z řezných ran. Pokud jim pomůžete (kouzlem, lektvarem, zašitím, vymytím apod.), místnost zrůžoví a začne vás poslouchat. Otevírat “dveře”, vypouštět léčivý nebo smrtelný plyn apod.</text:p>
      <text:h text:style-name="P239" text:outline-level="4">21</text:h>
      <text:p text:style-name="Standalone_20_Property"><text:span text:style-name="T235">Obrovská gobliní matrona</text:span> &gt; Morbidně obézní, tři páry prsů a rukou, čtyři nohy a ocas. Dokáže vychrchlat a plivnout kyselinový blob až za propast.</text:p>
      <text:p text:style-name="Standalone_20_Property"><text:soft-page-break/><text:span text:style-name="T235">Dva gobliní sluhové</text:span> &gt; Mají dva kýble a polévají matronu zářivě zelenou tekutinou</text:p>
      <text:p text:style-name="Standalone_20_Property"><text:span text:style-name="T235">Osm gobliních dětí</text:span> &gt; Pobíhají kolem jako zvířata</text:p>
      <text:p text:style-name="Standalone_20_Property"><text:span text:style-name="T235">Propast</text:span> &gt; Stěny pokryté neuvěřitelně bohatými stříbrnými žilami, dno v nedohlednu, lze překročit po vratkém dřevěném můstku</text:p>
      <text:h text:style-name="P239" text:outline-level="4">22</text:h>
      <text:p text:style-name="Standalone_20_Property"><text:span text:style-name="T235">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68"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58">Event:</text:span><text:span text:style-name="T946"> V poledne bude soud.</text:span></text:p>
      <text:list xml:id="list142166656" text:style-name="L61">
        <text:list-item>
          <text:p text:style-name="P459">Představení na návsi. Rybář obviňuje svého souseda, sběrače mechů, že mu ukradl loď <text:span text:style-name="T943">(ukradl ji někdo jiný, kdo se chtěl dostat k ještěrcům)</text:span>.</text:p>
          <text:list>
            <text:list-item>
              <text:p text:style-name="P460">Rybář se pokouší předvádět loupež lodě.</text:p>
            </text:list-item>
            <text:list-item>
              <text:p text:style-name="P460">Sběrač mechů předvádí komedii (rybář chytil velrybu a svolá postupně celou vesnici, aby mu šla pomoct).</text:p>
            </text:list-item>
            <text:list-item>
              <text:p text:style-name="P460"><text:soft-page-break/><text:span text:style-name="T944">Starosta dá rybáři pokutu (musí sběrači mechů po celej rok zdarma dávat ryby)</text:span>.</text:p>
            </text:list-item>
          </text:list>
        </text:list-item>
      </text:list>
      <text:p text:style-name="P77">Starosta <text:span text:style-name="T945">Kuruk (kudůk)</text:span></text:p>
      <text:list xml:id="list815735453" text:style-name="L62">
        <text:list-item>
          <text:p text:style-name="P461"><text:span text:style-name="T943">V bažině se mi ztrácí lidi. Nemám co bych nabídnul. Jsou tam nějaký ruiny, v mládí jsem se tam toulal. Pošlu s váma </text:span><text:span text:style-name="T789">s</text:span><text:span text:style-name="T790">yna</text:span><text:span text:style-name="T943">, pokud se tam chcete vypravit.</text:span></text:p>
          <text:list>
            <text:list-item>
              <text:p text:style-name="P462">Průvodce ukáže jak ziggurat, tak měsíční oltář.</text:p>
            </text:list-item>
          </text:list>
        </text:list-item>
      </text:list>
      <text:p text:style-name="P78">Starostův syn Bekel (překvapivě taky kudůk). <text:span text:style-name="T942">Poseroutka.</text:span></text:p>
      <text:h text:style-name="Heading_20_2" text:outline-level="2"><text:span text:style-name="T927">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948">í</text:span> a odnesete do řeky, jezera či moře, spatří její proměnu ve zlatého draka a dostane se mu jednoho skutečného přání.</text:p>
      <text:h text:style-name="Heading_20_2" text:outline-level="2"><text:span text:style-name="T1087">+</text:span>Trehern</text:h>
      <text:p text:style-name="P55">Izolovaná vesnice bez jakéhokoli opevnění. Cizincům zákaz zbraní. Namísto <text:span text:style-name="T1081">Voroka</text:span> vzývají zdejší lidé místní bohyni Theiu. Jde o přesvědčivou, vychytralou a dobromyslnou čarodějku, která vesnici brání a pomáhá.</text:p>
      <text:p text:style-name="P140"><text:span text:style-name="T161">Drb</text:span><text:span text:style-name="T162">y</text:span><text:span text:style-name="T161">:</text:span></text:p>
      <text:list xml:id="list3999080514" text:style-name="L63">
        <text:list-item>
          <text:p text:style-name="P464">Pán Hardenské tvrze zešílel a snědl všechny své poddané.</text:p>
        </text:list-item>
        <text:list-item>
          <text:p text:style-name="P463"><text:soft-page-break/><text:span text:style-name="T1087">Vesnici Sump ovládá b</text:span>láznivý starosta Kuruk <text:span text:style-name="T1087">pomocí obří gorily.</text:span> <text:span text:style-name="T1087">S</text:span>pory rozsuzuje podle kvality divadelního představení, které je žalobce i obžalovaný nucen odehrát na návesním pódiu.</text:p>
        </text:list-item>
      </text:list>
      <text:h text:style-name="Heading_20_5" text:outline-level="5">Thei<text:span text:style-name="T1083">a</text:span></text:h>
      <text:p text:style-name="P138">Mladá žena v prostých šatech s věncem z květů na hlavě.</text:p>
      <text:list xml:id="list2546689367" text:style-name="L64">
        <text:list-item>
          <text:p text:style-name="P465">Umí léčit (včetně lykantropie), lámat kletby a vyhánět démony.</text:p>
          <text:list>
            <text:list-item>
              <text:p text:style-name="P46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66">Myšlenky číst neumí, to je fáma.</text:p>
        </text:list-item>
      </text:list>
      <text:h text:style-name="Heading_20_5" text:outline-level="5">Ag<text:span text:style-name="T1082">a</text:span>r<text:span text:style-name="T1082">i</text:span>a</text:h>
      <text:p text:style-name="P137">Vysoká <text:span text:style-name="T1084">štíhlá</text:span> žena s černou pletí a šátkem na hlavě.</text:p>
      <text:list xml:id="list2445631968" text:style-name="L65">
        <text:list-item>
          <text:p text:style-name="P467"><text:span text:style-name="T124">V</text:span><text:span text:style-name="T304">e skute</text:span><text:span text:style-name="T124">čnosti elfka, uši skrývá pod šátkem. </text:span><text:span text:style-name="T128">Kněžka starých elfských bohů.</text:span><text:span text:style-name="T124"> V</text:span><text:span text:style-name="T304">elmi star</text:span><text:span text:style-name="T124">á. </text:span><text:span text:style-name="T126">V Trehernu se jí bojí, vyhání ji </text:span><text:span text:style-name="T127">(kamenováním)</text:span><text:span text:style-name="T126">.</text:span></text:p>
        </text:list-item>
        <text:list-item>
          <text:p text:style-name="P452"><text:span text:style-name="T78">Prozradí tajemství měsíčního oltáře </text:span><text:span text:style-name="T128">(</text:span><text:span text:style-name="T129">chce</text:span><text:span text:style-name="T128">, aby někdo obětoval starým bohům)</text:span><text:span text:style-name="T78">:</text:span></text:p>
          <text:p text:style-name="P452"><text:span text:style-name="T131">„Na měsíčním oltáři dávní bojovníci obětovali bohům a získávali od nich nezranitelnost. I vy </text:span><text:span text:style-name="T134">ji</text:span><text:span text:style-name="T131"> můžete </text:span><text:span text:style-name="T134">získat</text:span><text:span text:style-name="T131">, stačí oltář </text:span><text:span text:style-name="T133">za svitu měsíce</text:span><text:span text:style-name="T131"> potřísnit krví nevinného.“</text:span></text:p>
        </text:list-item>
      </text:list>
      <text:h text:style-name="P271" text:outline-level="2"><text:bookmark-start text:name="__RefHeading___Toc13849_1990953305"/><text:soft-page-break/><text:span text:style-name="T1074">+</text:span>Tross <text:span text:style-name="T1185">(město)</text:span><text:bookmark-end text:name="__RefHeading___Toc13849_1990953305"/></text:h>
      <text:p text:style-name="P73"><text:span text:style-name="Emphasis"><text:span text:style-name="T372">H</text:span></text:span><text:span text:style-name="Emphasis"><text:span text:style-name="T371">l</text:span></text:span><text:span text:style-name="Emphasis"><text:span text:style-name="T372">avní</text:span></text:span><text:span text:style-name="Emphasis"><text:span text:style-name="T371"> město </text:span></text:span><text:span text:style-name="Emphasis"><text:span text:style-name="T372">Trosského údolí a sídlo</text:span></text:span><text:span text:style-name="Emphasis"><text:span text:style-name="T349"> </text:span></text:span><text:span text:style-name="Emphasis"><text:span text:style-name="T368">vládce</text:span></text:span><text:span text:style-name="Emphasis"><text:span text:style-name="T349"> Brakvila. </text:span></text:span><text:span text:style-name="Emphasis"><text:span text:style-name="T372">Kraj</text:span></text:span><text:span text:style-name="Emphasis"><text:span text:style-name="T349"> po vyschnutí stříbrných dolů chudne, ale </text:span></text:span><text:span text:style-name="Emphasis"><text:span text:style-name="T372">vl</text:span></text:span><text:span text:style-name="Emphasis"><text:span text:style-name="T401">a</text:span></text:span><text:span text:style-name="Emphasis"><text:span text:style-name="T372">d</text:span></text:span><text:span text:style-name="Emphasis"><text:span text:style-name="T373">ař</text:span></text:span><text:span text:style-name="Emphasis"><text:span text:style-name="T349"> si nic nepřipouští. </text:span></text:span><text:span text:style-name="Emphasis"><text:span text:style-name="T370">D</text:span></text:span><text:span text:style-name="Emphasis"><text:span text:style-name="T433">omy</text:span></text:span><text:span text:style-name="Emphasis"><text:span text:style-name="T349"> jsou nově omítnuté a ulice jsou poseté stánky a kejklíři. Obchod se nesmí zastavit.</text:span></text:span></text:p>
      <text:h text:style-name="Heading_20_3" text:outline-level="3"><text:span text:style-name="T1052">+Město ve dne (k12</text:span><text:span text:style-name="T87">)</text:span></text:h>
      <text:list xml:id="list2262810527" text:style-name="L66">
        <text:list-item>
          <text:p text:style-name="P468">Postavy jsou svědky krádeže. Nechají zloděje uniknout bez povšimnutí? (má kontakt ke Stínu)</text:p>
        </text:list-item>
      </text:list>
      <text:list xml:id="list2046603199" text:style-name="L67">
        <text:list-item>
          <text:p text:style-name="P469">Zloděj je <text:span text:style-name="T995">kudrnatý</text:span> kudůk <text:span text:style-name="T996">s křivým usměvem</text:span> jménem Křivák.</text:p>
        </text:list-item>
      </text:list>
      <text:list xml:id="list194227884283833" text:continue-list="list2262810527" text:style-name="L66">
        <text:list-item>
          <text:p text:style-name="P468">Nahá dívka jen v potrhaném plášti a se strachem v očích proběhne přes ulici do dvora. Ve dvoře na zachránce čeká připravená skupina zlodějů.</text:p>
        </text:list-item>
        <text:list-item>
          <text:p text:style-name="P468">Několik vandalů há<text:span text:style-name="T974">zí</text:span> kameny na dům starého pána. Děda jim <text:span text:style-name="T974">naservíroval</text:span> otrávenou polívku a okradl je. Chlapci se bojí jeho jedů, ale chtějí si to s ním vyříkat.</text:p>
        </text:list-item>
      </text:list>
      <text:list xml:id="list1236919963" text:style-name="L68">
        <text:list-item>
          <text:p text:style-name="P393">Pověstná družina dobrodruhů se chce dát dohromady s hráčskou skupinou pro společnou výpravu do některého z dungeonů. Jsou hajzlové a klidně nechají hráče jít jako první s namířenou kuší do zad.</text:p>
        </text:list-item>
        <text:list-item>
          <text:p text:style-name="P394">Bard zpívá o jednom z hráčů a milence kapitána stráží. Nevinná zábava nebo po hráčích někdo jde?</text:p>
        </text:list-item>
      </text:list>
      <text:h text:style-name="Heading_20_3" text:outline-level="3"><text:span text:style-name="T1052">+Město v</text:span> noci (d8)</text:h>
      <text:list xml:id="list1872461696" text:style-name="L69">
        <text:list-item>
          <text:p text:style-name="P470">Z obou stran se k vám přibližují hladoví psi s pěnou u huby.</text:p>
        </text:list-item>
        <text:list-item>
          <text:p text:style-name="P470"><text:soft-page-break/>Slizký žebrák masturbujíc nakukuje do úzké uličky odkud se ozývá ženský křik. Žena tam ve špíně rodí.</text:p>
        </text:list-item>
        <text:list-item>
          <text:p text:style-name="P470">Vyvolávač láká všechny pány na exotické elfky do vyhlášeného nevěstince. Banda hrdlořezů přestane kopat do žebráka a se siláckými řečmi se tam vydává.</text:p>
        </text:list-item>
        <text:list-item>
          <text:p text:style-name="P470">Z ulice vpravo se ozývá praskání a čvachtavé zvuky. Kdysodlak tam požírá starou paní. Při prvním zranění se promění v malého chlapce, který netuší, co se s ním stalo, kde je, a proč je pokrytý krví <text:span text:style-name="T1085">(je nakažený lykantropií)</text:span>.</text:p>
        </text:list-item>
        <text:list-item>
          <text:p text:style-name="P470"><text:span text:style-name="Emphasis"><text:span text:style-name="T349">Hrozivě vyhlížející </text:span></text:span><text:span text:style-name="Emphasis"><text:span text:style-name="T376">kroll</text:span></text:span><text:span text:style-name="Emphasis"><text:span text:style-name="T349"> táhne po ulici cukající se pytel. Vleče v něm </text:span></text:span><text:span text:style-name="Emphasis"><text:span text:style-name="T369">dítě.</text:span></text:span></text:p>
        </text:list-item>
      </text:list>
      <text:list xml:id="list2894796942" text:style-name="L70">
        <text:list-item>
          <text:list>
            <text:list-header>
              <text:p text:style-name="P471"><text:span text:style-name="Emphasis"><text:span text:style-name="T377">Fyzička 4, Finesa 2, Duše 1, Životy 11</text:span></text:span></text:p>
            </text:list-header>
            <text:list-item>
              <text:p text:style-name="P472"><text:span text:style-name="Emphasis"><text:span text:style-name="T374">Vleče ho do vily Filomény Karské, </text:span></text:span><text:span text:style-name="Emphasis"><text:span text:style-name="T375">kde ho dvorní čaroděj Bareus Karsavar použije k provedení omlazovacího rituálu (viz událost </text:span></text:span><text:span text:style-name="Emphasis"><text:span text:style-name="T409">Zombie incident </text:span></text:span><text:span text:style-name="Emphasis"><text:span text:style-name="T434"><text:s/>v</text:span></text:span><text:span text:style-name="Emphasis"><text:span text:style-name="T435">e vile Filomény Karské</text:span></text:span><text:span text:style-name="Emphasis"><text:span text:style-name="T375">)</text:span></text:span><text:span text:style-name="Emphasis"><text:span text:style-name="T374">.</text:span></text:span></text:p>
            </text:list-item>
          </text:list>
        </text:list-item>
      </text:list>
      <text:h text:style-name="Heading_20_3" text:outline-level="3"><text:span text:style-name="T1053">+</text:span>Pevnost</text:h>
      <text:p text:style-name="P86">Nádvoří dominuje vladařův <text:span text:style-name="T319">palác</text:span> a vysoká <text:span text:style-name="T319">hlavní věž</text:span>. Trochu <text:s/>bokem jsou <text:span text:style-name="T319">kasárna</text:span>.</text:p>
      <text:h text:style-name="Heading_20_4" text:outline-level="4"><text:span text:style-name="T1053">+</text:span>Palác</text:h>
      <text:p text:style-name="Text_20_body"><text:span text:style-name="T975">Palác zvenku vypadá velkolepě, ale uvnitř je překvapivě strohý.</text:span> <text:span text:style-name="T975">Na chodbách jsou stráže.</text:span></text:p>
      <text:h text:style-name="Heading_20_5" text:outline-level="5">Marak Brakvil</text:h>
      <text:p text:style-name="P69">Hubený, vysoký aristokrat s prošedivělými vlasy.</text:p>
      <text:p text:style-name="P63"><text:soft-page-break/>Vládce Trossu.</text:p>
      <text:list xml:id="list1010596501" text:style-name="L71">
        <text:list-item>
          <text:p text:style-name="P473"><text:span text:style-name="T791">A</text:span><text:span text:style-name="T777">rogantní</text:span></text:p>
        </text:list-item>
        <text:list-item>
          <text:p text:style-name="P278">Nemá rád změny</text:p>
        </text:list-item>
        <text:list-item>
          <text:p text:style-name="P278">Strnulý výraz</text:p>
        </text:list-item>
        <text:list-item>
          <text:p text:style-name="P278">Nikdy neopouští tvrz</text:p>
        </text:list-item>
        <text:list-item>
          <text:p text:style-name="P279">Jeho syn je pro něj trpkým zklamáním</text:p>
        </text:list-item>
        <text:list-item>
          <text:p text:style-name="P474"><text:span text:style-name="T777">Od dětství se přátelí s velmožem </text:span><text:span text:style-name="Emphasis"><text:span text:style-name="T792">Bali</text:span></text:span><text:span text:style-name="Emphasis"><text:span text:style-name="T777">em</text:span></text:span><text:span text:style-name="Emphasis"><text:span text:style-name="T793"> Valen</text:span></text:span><text:span text:style-name="Emphasis"><text:span text:style-name="T777">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2516872092" text:style-name="L72">
        <text:list-item>
          <text:p text:style-name="P280">Chce získat slávu</text:p>
        </text:list-item>
        <text:list-item>
          <text:p text:style-name="P280">Obyčejní lidé jsou pro něj podřadní</text:p>
        </text:list-item>
        <text:list-item>
          <text:p text:style-name="P280">Podniká riskantní dobrodružné výprav<text:span text:style-name="T976">y</text:span></text:p>
        </text:list-item>
        <text:list-item>
          <text:p text:style-name="P280">Mluví o sobě ve třetí osobě, vždy se tituje „urozený“, <text:span text:style-name="T976">n</text:span>apř.: „Urozený Dalvar s tím nesouhlasí“</text:p>
        </text:list-item>
      </text:list>
      <text:h text:style-name="Heading_20_4" text:outline-level="4"><text:span text:style-name="T1053">+Hlavní v</text:span>ěž pevnosti</text:h>
      <text:p text:style-name="P82">Před věží jsou dva muži na stráži. Uvnitř je pět pater spojených točitým schodištěm.</text:p>
      <text:h text:style-name="Heading_20_5" text:outline-level="5">1. patro</text:h>
      <text:p text:style-name="P80"><text:span text:style-name="T235">Stoly pokryté desítkami svitků, </text:span><text:span text:style-name="T241">police plné knih</text:span><text:span text:style-name="T954"> </text:span><text:span text:style-name="T294">&gt; k</text:span><text:span text:style-name="T88">roniky a cestopisy z celého světa, spousta deníků </text:span><text:span text:style-name="T90">s</text:span><text:span text:style-name="T88"> poznámkami z výzkumu.</text:span></text:p>
      <text:h text:style-name="P247" text:outline-level="5"><text:soft-page-break/><text:span text:style-name="T953">2</text:span>. patro</text:h>
      <text:p text:style-name="P83"><text:span text:style-name="T242">Stoly s</text:span><text:span text:style-name="T235"> křivulemi </text:span><text:span text:style-name="T243">a </text:span><text:span text:style-name="T235">baňkami, ze kterých se neustále kouří. </text:span><text:span text:style-name="T244">Police plné nádob různých tvarů a velikostí</text:span><text:span text:style-name="T956"> </text:span><text:span text:style-name="T295">&gt; </text:span><text:span text:style-name="T91">vybavená aclhymistická laboratoř. A</text:span><text:span text:style-name="T295">lchymista by si </text:span><text:span text:style-name="T91">odtud</text:span><text:span text:style-name="T295"> mohl odn</text:span><text:span text:style-name="T91">ést 50 magů surovin, </text:span><text:span text:style-name="T92">pán věže na to ale asi bude mít jiný názor.</text:span></text:p>
      <text:h text:style-name="P248" text:outline-level="5">3. patro</text:h>
      <text:p text:style-name="P81"><text:span text:style-name="T953">Stoly s n</text:span>ádobami s naloženými mozky a jinými orgány, <text:span text:style-name="T954">v policích klícky se živými myšmi a ptáky. </text:span>Pod <text:span text:style-name="T957">s</text:span>trop<text:span text:style-name="T957">em</text:span> visí vycpaný krokodýl obtočený obřím hadem.</text:p>
      <text:h text:style-name="P248" text:outline-level="5">4. patro</text:h>
      <text:p text:style-name="P87"><text:span text:style-name="T955">C</text:span>elou podlahu pokrývá velký rituální kruh se spoustou svic a magických symbolů. <text:span text:style-name="T954">U stěn jsou police plné kouzelných fetišů a dalších magických pomůcek.</text:span></text:p>
      <text:list xml:id="list2325653718" text:style-name="L73">
        <text:list-item>
          <text:p text:style-name="P475">V regál<text:span text:style-name="T977">ech </text:span>jsou svitky <text:span text:style-name="T977">s přivolávacími rituály (různé druhy </text:span>démonů – <text:span text:style-name="T977">vyvolávač dopředu neví, co přivolá)</text:span>. <text:span text:style-name="T979">Provedením rituálu pozpátku je možné démona odeslat zpět, odkud přišel (posednutá osoba musí být přítomna).</text:span></text:p>
        </text:list-item>
      </text:list>
      <text:list xml:id="list1088350827" text:style-name="L74">
        <text:list-item>
          <text:p text:style-name="P476"><text:span text:style-name="T154">Démon zla</text:span> (panenská krev, vlasy starého může, čerstvé kopřivy)</text:p>
        </text:list-item>
        <text:list-item>
          <text:p text:style-name="P476"><text:span text:style-name="T154">Démon alkoholu</text:span> (silný alkohol, dřevěné uhlí, čerstvý chléb)</text:p>
        </text:list-item>
        <text:list-item>
          <text:p text:style-name="P476"><text:span text:style-name="T154">Démon touhy po moci</text:span> (drahokamy v hodnotě nejméně 5 zl, <text:span text:style-name="T978">zlato v hodnotě 5 zl</text:span>)</text:p>
        </text:list-item>
        <text:list-item>
          <text:p text:style-name="P477"><text:span text:style-name="T154">Démon nadlidské síly</text:span> <text:span text:style-name="T978">(krev z černého kohouta,</text:span> <text:span text:style-name="T978">srdce z čerstvě zabitého býka)</text:span></text:p>
        </text:list-item>
      </text:list>
      <text:list xml:id="list1617165809" text:style-name="L75">
        <text:list-item>
          <text:list>
            <text:list-item>
              <text:p text:style-name="P478"><text:soft-page-break/><text:span text:style-name="T979">K</text:span>aždé kolo <text:span text:style-name="T978">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49" text:outline-level="5">5. patro</text:h>
      <text:p text:style-name="P84">Obytné patro – jídelní stůl se čtyřmi židlemi, postel se závoji z černého sametu.</text:p>
      <text:h text:style-name="Heading_20_5" text:outline-level="5">Bareus Karsavar</text:h>
      <text:p text:style-name="P91"><text:span text:style-name="T878">Štíhlý muž ve středních letech </text:span><text:span text:style-name="T879">s </text:span><text:span text:style-name="T880">bradkou</text:span><text:span text:style-name="T878"> oděný do černé róby. Vždy nosí kápi, takže mu není moc dobře vidět do tváře </text:span><text:span text:style-name="T901">&gt; </text:span><text:span text:style-name="T777">Na tváři (a ostatně i po celém těle) má jizvy pulsující nepřirozeným modrým svitem.</text:span></text:p>
      <text:p text:style-name="P188"><text:span text:style-name="T646">F</text:span><text:span text:style-name="T631">yzička </text:span><text:span text:style-name="T671">3</text:span><text:span text:style-name="T631">, Finesa </text:span><text:span text:style-name="T671">3</text:span><text:span text:style-name="T631">, Duše </text:span><text:span text:style-name="T670">5</text:span><text:span text:style-name="T631">, </text:span><text:span text:style-name="T632">Ž</text:span><text:span text:style-name="T629">ivot</text:span><text:span text:style-name="T632">y </text:span><text:span text:style-name="T701">9</text:span></text:p>
      <text:p text:style-name="P65"><text:span text:style-name="T950">D</text:span>vorní čaroděj, <text:span text:style-name="T952">zabral si pro sebe celou hlavní věž pevnosti.</text:span></text:p>
      <text:list xml:id="list3658588451" text:style-name="L76">
        <text:list-item>
          <text:p text:style-name="P281">Kouzelník u něj může postoupit na vyšší úroveň.</text:p>
          <text:list>
            <text:list-item>
              <text:p text:style-name="P283">Kouzelníkovi nabídne možnost přivýdělku (<text:span text:style-name="T1078">nabízí </text:span>10 zl <text:span text:style-name="T1078">nebo prominutí poplatků za výcvik</text:span>):</text:p>
              <text:p text:style-name="P479"><text:span text:style-name="T839">„Mezi dračími kostmi na sever od Trossu uchop tuto dýku, prones slova na tomto svitku a obojí mi přines zpět.“</text:span></text:p>
            </text:list-item>
            <text:list-item>
              <text:p text:style-name="P479"><text:span text:style-name="T840">K nabídce patří </text:span><text:span text:style-name="T839">karta </text:span><text:span text:style-name="T871">rituální dýka</text:span><text:span text:style-name="T839"> a text s krátkým textem ve starém jazyce.</text:span></text:p>
            </text:list-item>
            <text:list-item>
              <text:p text:style-name="P284">Předchozí učeň je Artrixos, viz Dračí kostra.</text:p>
            </text:list-item>
          </text:list>
        </text:list-item>
        <text:list-item>
          <text:p text:style-name="P285">Mluví rychle, úsečně.</text:p>
        </text:list-item>
      </text:list>
      <text:list xml:id="list1367360784" text:style-name="L77">
        <text:list-item>
          <text:p text:style-name="P286"><text:span text:style-name="T951">Je p</text:span>osedlý <text:span text:style-name="T951">magickou</text:span> mocí.</text:p>
        </text:list-item>
        <text:list-item>
          <text:p text:style-name="P287"><text:soft-page-break/><text:span text:style-name="T979">Přivolává démony a p</text:span>rovozuje riska<text:span text:style-name="T997">n</text:span>tní kosmickou magii. Už se na něm projevují mutace.</text:p>
        </text:list-item>
        <text:list-item>
          <text:p text:style-name="P480"><text:span text:style-name="T838">Kouzla: </text:span><text:span text:style-name="T104">beranidlo </text:span><text:span text:style-name="T111">*Zelokvah*</text:span><text:span text:style-name="T104">, ohnivý oblouk *</text:span><text:span text:style-name="T111">Eš kešet*</text:span><text:span text:style-name="T104">, magický štít </text:span><text:span text:style-name="T111">*Kasum magen*</text:span><text:span text:style-name="T104">, modrý blesk *</text:span><text:span text:style-name="T111">Artak bárak*</text:span><text:span text:style-name="T104">, zelený blesk </text:span><text:span text:style-name="T111">*Járak bárak*</text:span><text:span text:style-name="T104">, neviditelná zbroj </text:span><text:span text:style-name="T112">*Ij ryjut širion*</text:span><text:span text:style-name="T104">, ochrana před projektily </text:span><text:span text:style-name="T111">*Haganah týl*</text:span><text:span text:style-name="T104">, Ledová tříšť </text:span><text:span text:style-name="T111">*Kerach ketim*</text:span><text:span text:style-name="T104">, Levitace </text:span><text:span text:style-name="T111">*Rišef*</text:span><text:span text:style-name="T104">, Návrat </text:span><text:span text:style-name="T111">*Hašavah*</text:span><text:span text:style-name="T104">, Zlom kouzlo </text:span><text:span text:style-name="T111">*Šavar kišuf*</text:span><text:span text:style-name="T104">, Fialový blesk </text:span><text:span text:style-name="T111">*Sagol bárak*</text:span><text:span text:style-name="T104">, Žlutý blesk </text:span><text:span text:style-name="T111">*Cahov bárak*</text:span><text:span text:style-name="T104">, Ohnivá koule </text:span><text:span text:style-name="T111">*Eš nešef*</text:span><text:span text:style-name="T104">, Ohnivá střela </text:span><text:span text:style-name="T111">*Eš týl*</text:span><text:span text:style-name="T104">, Ledová dýka </text:span><text:span text:style-name="T111">*Kerach pygion*</text:span><text:span text:style-name="T104">, Ohnivý had </text:span><text:span text:style-name="T111">*Eš nachaš*</text:span><text:span text:style-name="T104">, Duševní úder </text:span><text:span text:style-name="T111">*Nefeš nagaf*</text:span><text:span text:style-name="T104">, Mrak smrti </text:span><text:span text:style-name="T111">*Mavet anan*</text:span><text:span text:style-name="T104">, Neviditelnost</text:span><text:span text:style-name="T105"> </text:span><text:span text:style-name="T112">*Ij ryjut*</text:span><text:span text:style-name="T105">, Hyperprostor </text:span><text:span text:style-name="T112">*Hávarah chalal*</text:span><text:span text:style-name="T105">, Ohnivý déšť </text:span><text:span text:style-name="T112">*</text:span><text:span text:style-name="T111">Eš gešem</text:span><text:span text:style-name="T112">*</text:span><text:span text:style-name="T105">, Rudý blesk </text:span><text:span text:style-name="T112">*Adom bárak*</text:span><text:span text:style-name="T105">, Černý blesk </text:span><text:span text:style-name="T112">*Kedar bárak*</text:span></text:p>
        </text:list-item>
      </text:list>
      <text:h text:style-name="Heading_20_4" text:outline-level="4"><text:span text:style-name="T1053">+</text:span>Kasárna</text:h>
      <text:p text:style-name="P88">Na dvoře trénující vojáci, uvnitř <text:span text:style-name="T985">jsou</text:span> ubikace vojáků a kanceláře velitelů.</text:p>
      <text:h text:style-name="Heading_20_5" text:outline-level="5">Kapitán stráže Moriak Har</text:h>
      <text:p text:style-name="P89"><text:span text:style-name="T984">Velký, holohlavý muž s</text:span> jizv<text:span text:style-name="T984">ou</text:span> na tváři, <text:span text:style-name="T987">rukou na hlavici meče</text:span> <text:span text:style-name="T984">a</text:span> přísn<text:span text:style-name="T984">ým</text:span> pohled<text:span text:style-name="T984">em. Na sobě má</text:span> uniform<text:span text:style-name="T984">u</text:span> a kapitánsk<text:span text:style-name="T984">é</text:span> frčky.</text:p>
      <text:p text:style-name="P190"><text:span text:style-name="T646">F</text:span><text:span text:style-name="T631">yzička </text:span><text:span text:style-name="T673">5</text:span><text:span text:style-name="T631">, Finesa </text:span><text:span text:style-name="T673">4</text:span><text:span text:style-name="T631">, Duše </text:span><text:span text:style-name="T673">2</text:span><text:span text:style-name="T631">, </text:span><text:span text:style-name="T632">Ž</text:span><text:span text:style-name="T629">ivot</text:span><text:span text:style-name="T632">y </text:span><text:span text:style-name="T673">11</text:span></text:p>
      <text:list xml:id="list3194702884" text:style-name="L78">
        <text:list-item>
          <text:p text:style-name="P482"><text:span text:style-name="T778">V</text:span><text:span text:style-name="T777">álečník u něj může postoupit na vyšší úroveň.</text:span></text:p>
        </text:list-item>
        <text:list-item>
          <text:p text:style-name="P481"><text:span text:style-name="T778">N</text:span><text:span text:style-name="T807">abídne odměnu za dopadení Stína – 10 zl (není to na vývěsce, protože stráž nechce přiznat, že tu dlouho řádí zloděj, kterého nedokáže dopadnout).</text:span></text:p>
          <text:list>
            <text:list-item>
              <text:p text:style-name="P481"><text:span text:style-name="T779">„Ž</text:span><text:span text:style-name="T807">ivej nebo mrtvej, </text:span><text:span text:style-name="T779">ale doporučuju živej, protože kdybyste zabili špatnou osobu, tak vás pověsím.“</text:span></text:p>
            </text:list-item>
            <text:list-item>
              <text:p text:style-name="P483"><text:soft-page-break/>„Lup samozřejmě <text:span text:style-name="T1053">musíte</text:span> vrátit, podle toho se pozná, že jste dostali správnou osobu.“</text:p>
            </text:list-item>
          </text:list>
        </text:list-item>
        <text:list-item>
          <text:p text:style-name="P484">Jeho zatajená dcera slouží v kostele, umožnil to velekněz Mankar, <text:span text:style-name="T989">Har mu za to toleruje sexuální výstřelky</text:span>.</text:p>
        </text:list-item>
      </text:list>
      <text:h text:style-name="P258" text:outline-level="3"><text:span text:style-name="T1053">+</text:span>Vorokův chrám</text:h>
      <text:p text:style-name="P95">Chrám s majestátní kupolí, uvnitř bohatě vybavený – zlaté sošky, stříbrné obřadní nádoby, oltář vykládaný polodr<text:span text:style-name="T1000">a</text:span>hokamy. Vzduch je prosycený vůní kadidla.</text:p>
      <text:h text:style-name="P250" text:outline-level="5">Velekněz Mankar</text:h>
      <text:p text:style-name="P95">Tlustý postarší muž <text:span text:style-name="T986">v honosném obřadním rouchu.</text:span> <text:span text:style-name="T986">R</text:span>ostoucí lysinu se snaží zakrýt příčeskem.</text:p>
      <text:list xml:id="list1597771644" text:style-name="L79">
        <text:list-item>
          <text:p text:style-name="P486">Bohatý, vlivný, dobrý řečník. Pořád něco jí.</text:p>
        </text:list-item>
        <text:list-item>
          <text:p text:style-name="P486">Sexuálně zneužívá mladé dívky <text:span text:style-name="T1001">(hlavně novicky v chrámu)</text:span>.</text:p>
        </text:list-item>
        <text:list-item>
          <text:p text:style-name="P485">Nechává v chrámu sloužit zatajenou dceru kapitána stráže Moriaka Hara – <text:span text:style-name="T988">ten mu na oplátku toleruje jeho výstřelky</text:span>.</text:p>
        </text:list-item>
        <text:list-item>
          <text:p text:style-name="P487">Má pro postavy delikátní práci: Zlikvidovat bohyni v Trehernu (nabízí 20 zl). Špehové mu donesli, že to je lidská žena, která se za bohyni vydává – takovou herezi je třeba potrestat. Ale diskrétně, samozřejmě.</text:p>
          <text:list>
            <text:list-item>
              <text:p text:style-name="P488">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39753743" text:style-name="L80">
        <text:list-item>
          <text:p text:style-name="P489"><text:soft-page-break/>Bývalý voják.</text:p>
        </text:list-item>
        <text:list-item>
          <text:p text:style-name="P490">Moc toho nenamluví – stručné, jednoduché věty.</text:p>
        </text:list-item>
        <text:list-item>
          <text:p text:style-name="P490">„<text:span text:style-name="T991">Vorok vás opatruj.“</text:span></text:p>
        </text:list-item>
        <text:list-item>
          <text:p text:style-name="P491">Sympatizuje s havíři, přimlouvá se za ně u vládce města <text:span text:style-name="T1002">(marně)</text:span>.</text:p>
        </text:list-item>
        <text:list-item>
          <text:p text:style-name="P492">Ví o kultu ještěrců. Pošle <text:span text:style-name="T990">postavy</text:span> po něm pátrat, nabídne 10 zl, <text:span text:style-name="T990">když kult zlikvidují, nebo když mu pomohou přesvědčit vládce Brakvila, že je potřeba zasáhnout.</text:span></text:p>
        </text:list-item>
      </text:list>
      <text:h text:style-name="P259" text:outline-level="3"><text:span text:style-name="T1066">+</text:span>Bohatá čtvrť</text:h>
      <text:h text:style-name="Heading_20_4" text:outline-level="4"><text:span text:style-name="T1053">+</text:span>Malířský ateliér</text:h>
      <text:p text:style-name="P64"><text:span text:style-name="T949">V</text:span> podkroví <text:span text:style-name="T980">jednoho z výstavních domů. Nepořádek, všude rozpracovaná plátna, skvrny od barev.</text:span></text:p>
      <text:h text:style-name="Heading_20_5" text:outline-level="5">Malířka Ariana <text:span text:style-name="T998">Arra</text:span></text:h>
      <text:p text:style-name="P92">Mladá černovláska se zasněným výrazem.</text:p>
      <text:list xml:id="list3050187672" text:style-name="L81">
        <text:list-item>
          <text:p text:style-name="P493">Sestra Filipy Arry <text:span text:style-name="T78">(Stín, viz Smaragdové divadlo).</text:span></text:p>
        </text:list-item>
        <text:list-item>
          <text:p text:style-name="P494">Krásná, křehká a mentálně nestabilní.</text:p>
        </text:list-item>
        <text:list-item>
          <text:p text:style-name="P494">Její obrazy jsou samostatné dimenze.</text:p>
        </text:list-item>
      </text:list>
      <text:h text:style-name="P240" text:outline-level="4"><text:span text:style-name="T1066">+</text:span>Vila Filomény Karské</text:h>
      <text:p text:style-name="P130"><text:span text:style-name="T1063">Dvoumetrová k</text:span>amenná zeď skrývá j<text:span text:style-name="T1062">ednopatrov</text:span>ou<text:span text:style-name="T1062"> vil</text:span>u<text:span text:style-name="T1062"> s átriem </text:span>uprostřed malé<text:span text:style-name="T1062">, ale perfektně udržovan</text:span>é<text:span text:style-name="T1062"> zahrad</text:span>y<text:span text:style-name="T1062">. Dovnitř vede dřevěná hlavní brána a menší boční branka pro služebnictvo.</text:span></text:p>
      <text:list xml:id="list726185599" text:style-name="L82">
        <text:list-item>
          <text:p text:style-name="P495"><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55" text:outline-level="6">Filoména Karská</text:h>
      <text:p text:style-name="P90">Bohatá žena, která <text:span text:style-name="T981">vypadá na 20, ale </text:span>mluví <text:span text:style-name="T981">a chová se</text:span>, jako kdyby jí bylo 40.</text:p>
      <text:list xml:id="list3874209047" text:style-name="L83">
        <text:list-item>
          <text:p text:style-name="P496">Baví se krátkými ale vášnivými vztahy s mladými muži, většinou vlivnými a bohatými, ale zabavit se zvládne klidně i <text:span text:style-name="T1003">s</text:span> nějakým prosťáčkem.</text:p>
        </text:list-item>
        <text:list-item>
          <text:p text:style-name="P497"><text:span text:style-name="T1004">Pokud se postavy s Filoménou setkají a je mezi nimi pohledný mladík, </text:span>vybere <text:span text:style-name="T1004">si ho</text:span> za svého příštího milence <text:span text:style-name="T1005">(pošle mu darem drahé oblečení a pozve ho do své vily, nebo třeba do Smaragdového divadla)</text:span>.</text:p>
        </text:list-item>
      </text:list>
      <text:h text:style-name="P255"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410">Hrozivě vyhlížející </text:span></text:span><text:span text:style-name="Emphasis"><text:span text:style-name="T411">kroll</text:span></text:span><text:span text:style-name="Emphasis"><text:span text:style-name="T410"> táhne po ulici cukající se pytel</text:span></text:span>).</text:p>
      <text:h text:style-name="P251" text:outline-level="5">Entry</text:h>
      <text:p text:style-name="P121">2 <text:span text:style-name="T1064">mramorové</text:span> sochy <text:span text:style-name="T1064">mořských panen v životní velikosti</text:span> <text:s/>(prodej <text:span text:style-name="T1065">1</text:span>5 zl za každou) a <text:span text:style-name="T1064">3</text:span> obrazy <text:span text:style-name="T1064">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35">Pohovky, na zemi drahé koberce</text:span> <text:span text:style-name="T298">&gt; </text:span>4 kusy, 5 zl každý.</text:p>
      <text:p text:style-name="P128"><text:span text:style-name="T235">Mísy s ovocem, </text:span><text:span text:style-name="T245">poloprázdné láhve s vínem</text:span><text:span text:style-name="T235"> a zbytky nedojedeného jídla</text:span></text:p>
      <text:p text:style-name="P115"><text:span text:style-name="T235">Sexuální orgie</text:span> <text:span text:style-name="T290">&gt;</text:span> 5 mužů, 5 žen.</text:p>
      <text:h text:style-name="Heading_20_5" text:outline-level="5">Dining</text:h>
      <text:p text:style-name="P119">Jídelní tabule pro 8 osob.</text:p>
      <text:h text:style-name="P252" text:outline-level="5">Country kit</text:h>
      <text:p text:style-name="P131">Plně vybavená kuchyně. V polici 5 lahví drahého vína (1 zl každá).</text:p>
      <text:p text:style-name="P125"><text:span text:style-name="T290">&gt;</text:span> <text:span text:style-name="T302">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78">á rostlina, stolek a dvě křesla</text:span><text:span text:style-name="T97"> </text:span><text:span text:style-name="T280">&gt; Povle</text:span><text:span text:style-name="T98">čení, přehozy a podobně jdou prodat celkem za 10 zl.</text:span></text:p>
      <text:p text:style-name="P105"><text:span text:style-name="T95">Šatník</text:span><text:span text:style-name="T78"> </text:span>&gt;<text:span text:style-name="T78"> </text:span><text:span text:style-name="T118">několikery </text:span><text:span text:style-name="T78">luxusní dámské šaty </text:span>(prodej celkem 120 zl)</text:p>
      <text:h text:style-name="Heading_20_5" text:outline-level="5">Master bath</text:h>
      <text:p text:style-name="P117">Dvě umývadla, <text:span text:style-name="T1058">velká vana zapuštěná do </text:span><text:span text:style-name="T1010">dlážděného </text:span><text:span text:style-name="T320">podstavce</text:span><text:span text:style-name="T1058">, toaleta.</text:span></text:p>
      <text:p text:style-name="P123"><text:span text:style-name="T300">&gt; </text:span><text:span text:style-name="T281">Jedna z dlaždic na </text:span><text:span text:style-name="T322">podstavci</text:span><text:span text:style-name="T281"> pod vanou</text:span><text:span text:style-name="T78"> jde odklopit. Za ní je pokladnice: </text:span><text:span text:style-name="T113">42</text:span><text:span text:style-name="T78"> zl a 63 st v mincích, </text:span><text:span text:style-name="T101">š</text:span><text:span text:style-name="T78">perky v hodnotě </text:span><text:span text:style-name="T113">30</text:span><text:span text:style-name="T78"> zl, </text:span><text:span text:style-name="T102">lektvar charism</text:span><text:span text:style-name="T103">atu</text:span><text:span text:style-name="T108"> (karta, </text:span><text:span text:style-name="T109">5 zl</text:span><text:span text:style-name="T108">)</text:span></text:p>
      <text:h text:style-name="Heading_20_5" text:outline-level="5"><text:soft-page-break/><text:span text:style-name="T96">C</text:span><text:span text:style-name="T95">overed arbor</text:span></text:h>
      <text:p text:style-name="P118"><text:span text:style-name="T78">Stolek, křesílka a pohovka jsou odsunuté stranou. Na podlaze je </text:span><text:span text:style-name="T117">magický rituální</text:span><text:span text:style-name="T78"> kruh.</text:span></text:p>
      <text:p text:style-name="P107">&gt; Tady dvorn<text:span text:style-name="T78">í čaroděj Bareus Karsavar provádí riskantní kouzla, kterými uržuje Filoménu mladou.</text:span></text:p>
      <text:p text:style-name="P108">&gt; Po incidentu tady bude <text:span text:style-name="T78">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1059">Dv</text:span><text:span text:style-name="T114">ě nahé dívky v maskách tu mučí nahého barbara.</text:span></text:p>
      <text:h text:style-name="Heading_20_5" text:outline-level="5"><text:span text:style-name="T1060">Severní b</text:span>edroom</text:h>
      <text:p text:style-name="P8">Souložící mladý pár. <text:span text:style-name="T1061">Na zemi jsou mužské a ženské šaty.</text:span></text:p>
      <text:p text:style-name="P110">&gt; <text:span text:style-name="T78">V mužských šatech je měšec s 3 zl a 5 st, vedle ženských je hromádka stříbrných šperků (celkem 6 zl).</text:span></text:p>
      <text:h text:style-name="P253" text:outline-level="5">Jižní bedroom</text:h>
      <text:p text:style-name="P127"><text:span text:style-name="Emphasis"><text:span text:style-name="T328">♨<text:tab/></text:span></text:span><text:span text:style-name="T115">Z</text:span><text:span text:style-name="T78">ápach potu, </text:span><text:span text:style-name="T116">moči</text:span><text:span text:style-name="T78"> a výkalů.</text:span></text:p>
      <text:p text:style-name="P126"><text:span text:style-name="T115">P</text:span><text:span text:style-name="T78">řed incidentem 5 vyhublých lidských dětí, </text:span><text:span text:style-name="T119">po něm prázdno.</text:span></text:p>
      <text:h text:style-name="Heading_20_5" text:outline-level="5">Living</text:h>
      <text:p text:style-name="P129"><text:span text:style-name="T290">Poházené</text:span> oblečení osazenstva great roomu – 5x mužské, 5x ženské <text:span text:style-name="T290">&gt; celkem </text:span><text:span text:style-name="T78">9</text:span><text:span text:style-name="T290"> zl v minc</text:span><text:span text:style-name="T78">ích a šperky v hodnotě 13 zl.</text:span></text:p>
      <text:h text:style-name="Heading_20_4" text:outline-level="4"><text:span text:style-name="T1054">+</text:span>Smaragdové divadlo</text:h>
      <text:p text:style-name="P100">Luxusní hostinec <text:span text:style-name="T1025">ve třípatrovém domě v bohaté čtvrti.</text:span></text:p>
      <text:list xml:id="list3835873764" text:style-name="L84">
        <text:list-item>
          <text:p text:style-name="P498"><text:soft-page-break/>Boční dveře pro služebnictvo (zamčené) vedou na chodbu se schodištěm do sklepa (zamčené dveře) a do horních pater.</text:p>
        </text:list-item>
      </text:list>
      <text:list xml:id="list2708571322" text:style-name="L85">
        <text:list-item>
          <text:p text:style-name="P499">V přízemí je velká společenská místnost a zázemí (kuchyně, sklady).</text:p>
        </text:list-item>
        <text:list-item>
          <text:p text:style-name="P499">Ve sklepě je sklad kulis a propriet (rozložené pódium) a kobky, kde jsou drženy oběti.</text:p>
        </text:list-item>
        <text:list-item>
          <text:p text:style-name="P499">V prvním patře jsou soukromé salónky.</text:p>
        </text:list-item>
        <text:list-item>
          <text:p text:style-name="P499">Ve druhém a třetím patře jsou pokoje pro stálé hosty.</text:p>
        </text:list-item>
      </text:list>
      <text:p text:style-name="P70">Drby (obsluha nebo hosti):</text:p>
      <text:list xml:id="list608214836" text:style-name="L86">
        <text:list-item>
          <text:p text:style-name="P288">Z opuštěné Haydenské tvrze vychází kouř. Někdo tam žije. Jak dlouho potrvá, než tam <text:span text:style-name="T1241">vladař</text:span> pošle muže na průzkum?</text:p>
        </text:list-item>
        <text:list-item>
          <text:p text:style-name="P500"><text:span text:style-name="T815">Bohatý kupec</text:span><text:span text:style-name="T806"> tvrdí, že </text:span><text:span text:style-name="T815">velmož</text:span><text:span text:style-name="T806"> </text:span><text:span text:style-name="T815">Va</text:span><text:span text:style-name="T806">len shání žoldnéře jako jste vy. Udájně na delikátní práci.</text:span></text:p>
        </text:list-item>
      </text:list>
      <text:list xml:id="list2153607990" text:style-name="L87">
        <text:list-item>
          <text:p text:style-name="P289"><text:span text:style-name="T1030">D</text:span>vorního čaroděj Karsavar <text:span text:style-name="T1030">si z</text:span>ahrává si s temnými silami, <text:span text:style-name="T1030">z toho určitě budou potíže.</text:span></text:p>
        </text:list-item>
        <text:list-item>
          <text:p text:style-name="P289">Alchymistka Kragg má nový recept. Přines jí kapesník nasáklý dívčími slzami a ona ti za <text:span text:style-name="T1030">5</text:span> zlatých připraví lektvar lásky.</text:p>
        </text:list-item>
      </text:list>
      <text:p text:style-name="P79"><text:span text:style-name="T1025">K</text:span>aždý měsíc <text:span text:style-name="T1026">se zde ve společenské místnosti koná</text:span> uzavřené představení, kde se vše hraje naživo; tzn. na pódiu jsou skutečná znásilnění a vraždy, a příbuzní (<text:span text:style-name="T1025">většinou ne</text:span>dobrovolných) obětí jsou vyplácen<text:span text:style-name="T941">i</text:span> ve smaragdech.</text:p>
      <text:list xml:id="list2163856355" text:style-name="L88">
        <text:list-item>
          <text:p text:style-name="P502">Hosti (chodí sem v maskách):</text:p>
          <text:list>
            <text:list-item>
              <text:p text:style-name="P503">Dalvar Brakvil (syn vládce města)</text:p>
            </text:list-item>
            <text:list-item>
              <text:p text:style-name="P504"><text:soft-page-break/>Worochův velekněz Mankar</text:p>
            </text:list-item>
            <text:list-item>
              <text:p text:style-name="P505">Šlechtična Filoména Karská</text:p>
            </text:list-item>
            <text:list-item>
              <text:p text:style-name="P505">Dvorní čaroděj Bareus Karsavar</text:p>
            </text:list-item>
            <text:list-item>
              <text:p text:style-name="P501"><text:span text:style-name="T1028">Kuzal‘</text:span><text:span text:style-name="T297">k’tak, </text:span><text:span text:style-name="T94">obchodník s exotiky</text:span></text:p>
            </text:list-item>
          </text:list>
        </text:list-item>
      </text:list>
      <text:h text:style-name="Heading_20_5" text:outline-level="5">Filipa Arra <text:span text:style-name="T998">(Stín)</text:span></text:h>
      <text:p text:style-name="P151">Filipa je jedním ze stálých hostů. <text:span text:style-name="T784">Baví se tím, že dělá </text:span><text:span text:style-name="T785">tajemnou </text:span><text:span text:style-name="T784">společnici bohatým mladým mužům (ať už místním nebo cizincům). <text:s/></text:span><text:span text:style-name="T785">Je to taky</text:span><text:span text:style-name="T784"> dobr</text:span><text:span text:style-name="T785">ý</text:span><text:span text:style-name="T784"> z</text:span><text:span text:style-name="T785">působ</text:span><text:span text:style-name="T784">, jak si otypovat případné cíle.</text:span> V noci se z ní stává tajemný, nepolatitelný zloděj <text:s/>Stín.</text:p>
      <text:p text:style-name="P189"><text:span text:style-name="T646">F</text:span><text:span text:style-name="T631">yzička </text:span><text:span text:style-name="T672">3</text:span><text:span text:style-name="T631">, Finesa </text:span><text:span text:style-name="T671">5</text:span><text:span text:style-name="T631">, Duše </text:span><text:span text:style-name="T672">2</text:span><text:span text:style-name="T631">, </text:span><text:span text:style-name="T632">Ž</text:span><text:span text:style-name="T629">ivot</text:span><text:span text:style-name="T632">y </text:span><text:span text:style-name="T672">9</text:span></text:p>
      <text:list xml:id="list1718034737" text:style-name="L89">
        <text:list-item>
          <text:p text:style-name="P506"><text:span text:style-name="T784">N</text:span><text:span text:style-name="T809">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91">V tajné schránce ve svém pokoji má naloupené šperky. Patří různým šlechtičnám z města a okolí.</text:p>
          <text:list>
            <text:list-item>
              <text:p text:style-name="P506"><text:span text:style-name="T779">Celková cena: 75 zl, ale je to hodně horký zboží. </text:span><text:span text:style-name="T810">Při pokusu o prodej tady v Trossu dá obchodník echo stráži.</text:span></text:p>
            </text:list-item>
          </text:list>
        </text:list-item>
      </text:list>
      <text:list xml:id="list2743462008" text:style-name="L90">
        <text:list-item>
          <text:p text:style-name="P507"><text:span text:style-name="T811">Zloděj</text:span><text:span text:style-name="T777"> u </text:span><text:span text:style-name="T811">Stína</text:span><text:span text:style-name="T777"> může postoupit na vyšší úroveň </text:span><text:span text:style-name="T812">(zkontaktovat ho může přes místní podsvětí, setkání a výcvik proběhne v noci na střechách)</text:span><text:span text:style-name="T777">.</text:span></text:p>
        </text:list-item>
      </text:list>
      <text:h text:style-name="Heading_20_5" text:outline-level="5">Ar<text:span text:style-name="T1116">d</text:span>us</text:h>
      <text:p text:style-name="P102">Vysoký elf s šedými vlasy a vystouplými l<text:span text:style-name="T1027">í</text:span>cními kostmi.</text:p>
      <text:list xml:id="list659499421" text:style-name="L91">
        <text:list-item>
          <text:p text:style-name="P508"><text:soft-page-break/>Majitel Smaragdového divadla.</text:p>
        </text:list-item>
      </text:list>
      <text:h text:style-name="P254" text:outline-level="5"><text:span text:style-name="T1053">Portýr </text:span>Janus</text:h>
      <text:p text:style-name="P103">Perfektně upravený oholený <text:span text:style-name="T1029">elf</text:span> v drahém oblečení.</text:p>
      <text:list xml:id="list1046018882" text:style-name="L92">
        <text:list-item>
          <text:p text:style-name="P509">Zdvořilý, ale neústupný.</text:p>
        </text:list-item>
        <text:list-item>
          <text:p text:style-name="P509">Pokud postavy nebudou vhodně oblečené, nepustí je dovnitř.</text:p>
        </text:list-item>
      </text:list>
      <text:h text:style-name="Heading_20_3" text:outline-level="3"><text:span text:style-name="T1073">+</text:span>Chudinská čtvrť</text:h>
      <text:h text:style-name="Heading_20_4" text:outline-level="4"><text:span text:style-name="T1055">+</text:span>Alchymistický krámek</text:h>
      <text:p text:style-name="P93">Malý, dřevěný domek, <text:span text:style-name="T982">uvnitř jedna velká, perfektně uklizená místnost – řady dokonale vyrovnaných baněk a kádinek, čerstvě vycíděná destilační aparatura, všechno má čitelně popsanou etiketu.</text:span> Strop je pro trpaslíky, vyšší rasy se musí krčit.</text:p>
      <text:p text:style-name="P212">Léčivý lektvar<text:tab/><text:tab/>2 zl</text:p>
      <text:p text:style-name="P212">Vyprošťovák<text:tab/><text:tab/>2 zl</text:p>
      <text:p text:style-name="P212">Magické leštidlo<text:tab/>2 zl</text:p>
      <text:p text:style-name="P212">Cibulový extrakt<text:tab/>2 zl</text:p>
      <text:p text:style-name="P212">Tinktura proti bolesti<text:tab/>2 zl</text:p>
      <text:p text:style-name="P212">Éterický olej<text:tab/><text:tab/>2 zl</text:p>
      <text:p text:style-name="P212">Lektvar zmenšování<text:tab/>2 zl</text:p>
      <text:h text:style-name="Heading_20_5" text:outline-level="5">Trpasličí alchymistka Malika Kragg</text:h>
      <text:p text:style-name="P152">Robustní, prsatá <text:span text:style-name="T1117">trpaslice s</text:span> kožen<text:span text:style-name="T1117">ou</text:span> zástěr<text:span text:style-name="T1117">ou</text:span> se skvrnami od žíraviny.</text:p>
      <text:p text:style-name="P191"><text:soft-page-break/><text:span text:style-name="T646">F</text:span><text:span text:style-name="T631">yzička </text:span><text:span text:style-name="T670">2</text:span><text:span text:style-name="T631">, Finesa </text:span><text:span text:style-name="T674">5</text:span><text:span text:style-name="T631">, Duše </text:span><text:span text:style-name="T674">3</text:span><text:span text:style-name="T631">, </text:span><text:span text:style-name="T632">Ž</text:span><text:span text:style-name="T629">ivot</text:span><text:span text:style-name="T632">y </text:span><text:span text:style-name="T670">8</text:span></text:p>
      <text:list xml:id="list3320471563" text:style-name="L93">
        <text:list-item>
          <text:p text:style-name="P510">Puntíčkářka – „Musí tam být přesně tři kapky kyseliny, ani o jednu víc!“</text:p>
        </text:list-item>
        <text:list-item>
          <text:p text:style-name="P282"><text:span text:style-name="T1008">Alchymista</text:span> u n<text:span text:style-name="T1008">í</text:span> může postoupit na vyšší úroveň.</text:p>
        </text:list-item>
        <text:list-item>
          <text:p text:style-name="P292">Když jí někdo přinese slzy, za 5 zl z nich vyrobí <text:span text:style-name="T154">lektvar lásky</text:span>. Recept neprozradí.</text:p>
        </text:list-item>
      </text:list>
      <text:h text:style-name="Heading_20_4" text:outline-level="4"><text:span text:style-name="T1055">+</text:span>Obchod s exotiky</text:h>
      <text:p text:style-name="P94">Velká místnost plná všemožného haraburdí – vycpaní pap<text:span text:style-name="T1006">o</text:span>ušci, živé opičky v kleci, všelijaké balzámy a talismany, lahvičky s kořením, <text:span text:style-name="T1006">cizokrajné zbraně.</text:span></text:p>
      <text:list xml:id="list3454154397" text:style-name="L94">
        <text:list-item>
          <text:p text:style-name="P511"><text:span text:style-name="T983">Na stěně je </text:span><text:span text:style-name="T159">nabídka magických předmětů</text:span><text:span text:style-name="T983">.</text:span></text:p>
        </text:list-item>
      </text:list>
      <text:h text:style-name="Heading_20_5" text:outline-level="5"><text:span text:style-name="T89">Kuzal‘</text:span><text:span text:style-name="T296">k’tak</text:span></text:h>
      <text:p text:style-name="P9"><text:span text:style-name="T902">Vysoký hubený muž ve středních letech s</text:span><text:span text:style-name="T905">e zrzavým</text:span><text:span text:style-name="T902"> plnovousem.</text:span></text:p>
      <text:p text:style-name="P196"><text:span text:style-name="T772">F</text:span><text:span text:style-name="T773">yzička </text:span><text:span text:style-name="T776">3</text:span><text:span text:style-name="T773">, Finesa </text:span><text:span text:style-name="T776">5</text:span><text:span text:style-name="T773">, Duše </text:span><text:span text:style-name="T776">3</text:span><text:span text:style-name="T773">, </text:span><text:span text:style-name="T774">Ž</text:span><text:span text:style-name="T775">ivot</text:span><text:span text:style-name="T774">y </text:span><text:span text:style-name="T776">9</text:span></text:p>
      <text:list xml:id="list194227761462906" text:continue-list="list2743462008" text:style-name="L90">
        <text:list-item>
          <text:p text:style-name="P415"><text:span text:style-name="T904">Je to j</text:span><text:span text:style-name="T903">eštěrec v magickém převleku, vyslovuje protáhlé S a Z.</text:span></text:p>
        </text:list-item>
        <text:list-item>
          <text:p text:style-name="P416"><text:span text:style-name="T903">V mládí býval hraničářem – část nabízeného zboží pochází z jeho vlastních výprav</text:span><text:span text:style-name="T902">.</text:span></text:p>
        </text:list-item>
        <text:list-item>
          <text:p text:style-name="P293">Hraničář u něj může postoupit na vyšší úroveň.</text:p>
          <text:list>
            <text:list-item>
              <text:p text:style-name="P294">Při tréninku mu nabídne konverzi k ještěřímu kultu: „<text:span text:style-name="T1045">Získáš schopnosti, o kterých se ti nikdy nesnilo.“</text:span></text:p>
              <text:p text:style-name="P295">Je k tomu potřeba zhruba týdenní výprava do bažin (do Zigguratu).</text:p>
            </text:list-item>
          </text:list>
        </text:list-item>
      </text:list>
      <text:list xml:id="list271153374" text:style-name="L95">
        <text:list-item>
          <text:p text:style-name="P512"><text:soft-page-break/><text:span text:style-name="T899">Chce</text:span><text:span text:style-name="T808"> </text:span><text:span text:style-name="T899">odstranit kn</text:span><text:span text:style-name="T808">ěze Mariuse. Nabízí 20 zl.</text:span></text:p>
        </text:list-item>
        <text:list-item>
          <text:p text:style-name="P513"><text:span text:style-name="T808">S</text:span><text:span text:style-name="T777">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007">dalšího</text:span> členové městské stráže, kteří zrovna nemají službu.</text:p>
      <text:h text:style-name="Heading_20_5" text:outline-level="5">Stůl s horníky</text:h>
      <text:p text:style-name="P99">Horníci nadávají na vládce města, že jim zavřel zdroj obživy. <text:span text:style-name="T1023">Sedí s nimi bojovnice Raegan. Moc toho nenamluví, prostě jen neměla s kým chlastat.</text:span></text:p>
      <text:list xml:id="list76723122" text:style-name="L96">
        <text:list-item>
          <text:p text:style-name="P514">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341986974" text:style-name="L97">
        <text:list-item>
          <text:p text:style-name="P296">Předák havířů ze stříbrného dolu.</text:p>
        </text:list-item>
      </text:list>
      <text:list xml:id="list1436658753" text:style-name="L98">
        <text:list-item>
          <text:p text:style-name="P297">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020">š</text:span>el do města a <text:span text:style-name="T1019">o</text:span>hlásil to stráži. Kapitán mrmlal, že prej má málo lidí, ale nakonec se mnou poslal četu vojáků a ti nám dělali doprovod. Tou dobou <text:span text:style-name="T1021">jsme </text:span>začali v dole slyšet bubny. A pak se ztratila další skupi<text:soft-page-break/>na horníků i s <text:span text:style-name="T1022">ozbrojenym</text:span> doprovodem. Nevím přesně, co se dělo dál, ale řekl bych, že tam zakukalo docela dost vojáků – ti, se kterejma jsem mluvil, z toho byli pěkně vyjukaný. A nakonec dal vládce důl zavřít.“</text:p>
          <text:p text:style-name="P297">„<text:span text:style-name="T101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15"><text:span text:style-name="T780">C</text:span><text:span text:style-name="T781">hce po postavách, aby důl vyčistil</text:span><text:span text:style-name="T830">y</text:span><text:span text:style-name="T780">. </text:span><text:span text:style-name="T782">Sám jim za to nemá co nabídnout </text:span><text:span text:style-name="T781">(</text:span><text:span text:style-name="T813">horníci společně </text:span><text:span text:style-name="T781">vysyp</text:span><text:span text:style-name="T813">ou</text:span><text:span text:style-name="T781"> na stůl hromádku měďáků a stříbrňáků, celkem 23 st).</text:span><text:span text:style-name="T782"> </text:span><text:span text:style-name="T830">D</text:span><text:span text:style-name="T782">oporuč</text:span><text:span text:style-name="T781">í</text:span><text:span text:style-name="T782">, ať si za to </text:span><text:span text:style-name="T781">postavy</text:span><text:span text:style-name="T782"> zkusej říct o odměnu </text:span><text:span text:style-name="T813">vládci města</text:span><text:span text:style-name="T782">, </text:span><text:span text:style-name="T781">protože znovuotevření dolu je určitě v jeho zájmu.</text:span></text:p>
          <text:list>
            <text:list-item>
              <text:p text:style-name="P515"><text:span text:style-name="T813">Vládce</text:span><text:span text:style-name="T814"> za to nabídne 25 zl (nemá vcelku moc ztratit, platí až za vyčištěný důl).</text:span></text:p>
            </text:list-item>
            <text:list-item>
              <text:p text:style-name="P515"><text:span text:style-name="T813">Jeho</text:span><text:span text:style-name="T783"> syn b</text:span><text:span text:style-name="T781">ude</text:span><text:span text:style-name="T783"> trvat na tom, že se k výpravě přidá. </text:span><text:span text:style-name="T813">Vezme s sebou tři další urozené mladíky</text:span><text:span text:style-name="T783"> </text:span><text:span text:style-name="T781">(ať už se přidá k postavám nebo ne)</text:span><text:span text:style-name="T783">.</text:span></text:p>
            </text:list-item>
          </text:list>
        </text:list-item>
      </text:list>
      <text:h text:style-name="Heading_20_6" text:outline-level="6"><text:span text:style-name="T1073">+</text:span>Bojovnice Ra<text:span text:style-name="T1067">e</text:span>gan</text:h>
      <text:p text:style-name="P68">Vysoká, šlachovitá mladá žena se špinavě žlutými vlasy v těžké zbroji. U pasu má dýku a šavli, na zádech kulatý štít.</text:p>
      <text:p text:style-name="P132"><text:span text:style-name="T900">&gt; </text:span><text:span text:style-name="T777">Utekla z boje v Ha</text:span><text:span text:style-name="T816">rdenské</text:span><text:span text:style-name="T777"> tvrzi, kde zemřela její družina. Ničí ji svědomí.</text:span></text:p>
      <text:list xml:id="list305579875" text:style-name="L99">
        <text:list-header>
          <text:p text:style-name="P298"><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16"><text:span text:style-name="T832">"Celá tvrz byla zlověstně tichá. Na nádvovří byla spousta kostí. Holý lebky na nás upíraly prázdný oční důlky a pohrdavě se smály. Zněly jako </text:span><text:span text:style-name="T833">dětský</text:span><text:span text:style-name="T832"> chrastítka, ale nebylo to ani trochu legrační. Pak se ty kosti začaly hejbat. Odevšad na nás lítaly šípy, nebylo za co se krejt. Poga chytla bojová zuřivost, přestal velet a </text:span><text:span text:style-name="T834">začal</text:span><text:span text:style-name="T832"> mlátil všechno kolem sebe. Naše řada se rozpadla a tu chvíli se začala spouštět brána. Proskočila jsem </text:span><text:span text:style-name="T835">pod ní</text:span><text:span text:style-name="T832">, vůbec jsem nad tím nepřemejšlela. Myslela jsem, že je všem jasný, že se musíme stáhnout, dokud to ještě jde. Pak jsem už slyšela jen </text:span><text:span text:style-name="T836">smrtelnej</text:span><text:span text:style-name="T832"> řev mejch parťáků. Nemohla jsem jim </text:span><text:span text:style-name="T837">nijak</text:span><text:span text:style-name="T832"> pomoct, nedokázala jsem ale ani utéct. Vlastně ani nevim, jak jsem se dostala zpátky do Trossu."</text:span></text:p>
        </text:list-header>
      </text:list>
      <text:h text:style-name="Heading_20_5" text:outline-level="5"><text:span text:style-name="T1068">+</text:span>Stůl <text:span text:style-name="T1033">městské stráže</text:span></text:h>
      <text:p text:style-name="P66">Chlastají tu stráže, které zrovna nemají službu.</text:p>
      <text:list xml:id="list681376028" text:style-name="L100">
        <text:list-item>
          <text:p text:style-name="P300">„Kdo nechce trpět prací nebo riskovat život v nesmysln<text:span text:style-name="T1035">y</text:span>m dobrodruhování, ať se nechá naverbovat do Tros<text:span text:style-name="T1050">s</text:span>k<text:span text:style-name="T1035">ý</text:span> stráže v Brakku a stane se pořádným profesionálním válečníkem.“</text:p>
        </text:list-item>
      </text:list>
      <text:list xml:id="list1660439811" text:style-name="L101">
        <text:list-item>
          <text:p text:style-name="P517"><text:span text:style-name="T817">„Kapitán Har pro vás má delikátní prácičku. </text:span><text:span text:style-name="T829">Najdete ho v kasárnách v pevnosti.</text:span><text:span text:style-name="T817">“ </text:span><text:span text:style-name="T818">(lov na Stín)</text:span></text:p>
        </text:list-item>
        <text:list-item>
          <text:p text:style-name="P290"><text:span text:style-name="T777">„Alchymistka Kragg má nov</text:span><text:span text:style-name="T1034">ej</text:span><text:span text:style-name="T777"> recept. Přines jí kapesník nasáklý dívčím</text:span><text:span text:style-name="T1034">a</text:span><text:span text:style-name="T777"> slzam</text:span><text:span text:style-name="T1034">a</text:span><text:span text:style-name="T777"> a ona ti za </text:span><text:span text:style-name="T1030">5</text:span><text:span text:style-name="T777"> zlatých </text:span><text:span text:style-name="T1034">udělá</text:span><text:span text:style-name="T777"> lektvar lásky.“</text:span></text:p>
        </text:list-item>
      </text:list>
      <text:h text:style-name="Heading_20_3" text:outline-level="3"><text:soft-page-break/><text:span text:style-name="T1072">+</text:span>Tržiště <text:span text:style-name="T1036">(náměstí)</text:span></text:h>
      <text:list xml:id="list1384311521" text:style-name="L102">
        <text:list-item>
          <text:p text:style-name="P518">Z kopce se řítí maringotka se zaseklou brzdou a míří přímo na tržiště!</text:p>
        </text:list-item>
        <text:list-item>
          <text:p text:style-name="P519">Do města dorazilo obludárium.</text:p>
          <text:p text:style-name="P519"><text:span text:style-name="T1047">Neuvěřitelně ohebná elfka, kudůk s hlavou velkou jako kroll, párek liliputů, cizokrajní hadi (krajta, anakonda), puma v kleci, velký varan (jako komodský). </text:span>Hlavní atrakce - mantikora - je nejen skutečná, ale i rozzuřená <text:span text:style-name="T1046">a prolomí mříže své klece</text:span>.</text:p>
          <text:p text:style-name="P566"><text:span text:style-name="T646">F</text:span><text:span text:style-name="T631">yzička </text:span><text:span text:style-name="T647">5</text:span><text:span text:style-name="T631">, Finesa </text:span><text:span text:style-name="T648">2</text:span><text:span text:style-name="T631">, Duše -, </text:span><text:span text:style-name="T632">Ž</text:span><text:span text:style-name="T629">ivot</text:span><text:span text:style-name="T632">y </text:span><text:span text:style-name="T629">1</text:span><text:span text:style-name="T647">3</text:span></text:p>
          <text:p text:style-name="P584"><text:span text:style-name="T586">Rychlost:</text:span><text:span text:style-name="T634"> </text:span><text:span text:style-name="T649">jako kůň</text:span></text:p>
          <text:p text:style-name="P584"><text:span text:style-name="T587">Smysly:</text:span><text:span text:style-name="T637"> </text:span><text:span text:style-name="T650">dobrý čich, výborný zrak a sluch, vidění v šeru</text:span></text:p>
          <text:p text:style-name="P566"><text:span text:style-name="T446">⚔<text:tab/></text:span><text:span text:style-name="T585">Z</text:span><text:span text:style-name="T595">uby </text:span><text:span text:style-name="T594">nebo drápy</text:span><text:span text:style-name="T10">:</text:span><text:span text:style-name="T11"> </text:span><text:span text:style-name="T20">5</text:span><text:span text:style-name="T21"> + k6</text:span><text:span text:style-name="T23">, zranění </text:span><text:span text:style-name="T24">2</text:span></text:p>
          <text:p text:style-name="P592"><text:span text:style-name="T446">⚔<text:tab/></text:span><text:span text:style-name="T596">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600"><text:span text:style-name="T1037">6</text:span> dáv<text:span text:style-name="T1037">ek</text:span> <text:span text:style-name="T1038">jed</text:span><text:span text:style-name="T1039">u</text:span><text:span text:style-name="T1042">: </text:span><text:span text:style-name="T821">1</text:span><text:span text:style-name="T822">4</text:span><text:span text:style-name="T823"> </text:span><text:span text:style-name="T824">+ k6 </text:span><text:span text:style-name="T825">proti Fyzičce</text:span></text:p>
                  <text:p text:style-name="P600"><text:span text:style-name="T869">L</text:span><text:span text:style-name="T870">atence:</text:span><text:span text:style-name="T826"> </text:span><text:span text:style-name="T827">1</text:span><text:span text:style-name="T826">5 m</text:span><text:span text:style-name="T828">inut</text:span></text:p>
                  <text:p text:style-name="P600"><text:span text:style-name="T597">P</text:span><text:span text:style-name="T598">říznaky:</text:span><text:span text:style-name="T651"> </text:span><text:span text:style-name="T652">Bolest v nadbřišku, svírání, suchost a škrábání v hrdle, odkašlávání, </text:span><text:span text:style-name="T653">slinění,</text:span><text:span text:style-name="T652"> poruchy řeči, neklid, úzkost, podrážděnost. </text:span><text:span text:style-name="T654">Později</text:span><text:span text:style-name="T652"> </text:span><text:span text:style-name="T654">pocení, svalové záškuby, lapavé nádechy a křeče</text:span><text:span text:style-name="T655">.</text:span></text:p>
                </text:list-header>
              </text:list>
            </text:list-item>
          </text:list>
          <text:p text:style-name="P566"><text:span text:style-name="T594">Vzhled:</text:span><text:span text:style-name="T509"> </text:span><text:span text:style-name="T459">Tvor s tělem lva,</text:span><text:span text:style-name="T460"> </text:span><text:span text:style-name="T459">štířím ocasem a blanitými netopýřími křídly.</text:span></text:p>
          <text:p text:style-name="P566"><text:span text:style-name="T510">D</text:span><text:span text:style-name="T511">ovednosti:</text:span><text:span text:style-name="T461"> </text:span><text:span text:style-name="T459">Mantikora </text:span><text:span text:style-name="T461">se umí plížit, jako kdyby měl</text:span><text:span text:style-name="T459">a</text:span><text:span text:style-name="T461"> pokročilé </text:span><text:span text:style-name="T511">plížení</text:span><text:span text:style-name="T461">.</text:span></text:p>
        </text:list-item>
        <text:list-item>
          <text:p text:style-name="P518">Probíhá protest za práva havířů. Stříbrný důl byl uzavřen a důlníci chtějí přidělit pole. Vede je Dim Tratas.</text:p>
        </text:list-item>
        <text:list-item>
          <text:p text:style-name="P344"><text:soft-page-break/>Na náměstí se připravuje soutěž v tanci. Sabotování konkurentů, podplácení poroty, vlivní lidé v publiku a hlavně příležitost u roleplaye vstát od stolu.</text:p>
        </text:list-item>
        <text:list-item>
          <text:p text:style-name="P345">Nic zvláštního.</text:p>
        </text:list-item>
        <text:list-item>
          <text:p text:style-name="P345">Nic zvláštního.</text:p>
        </text:list-item>
      </text:list>
      <text:p text:style-name="P215">Stánky (pár příkladů)</text:p>
      <text:list xml:id="list3558413509" text:style-name="L103">
        <text:list-item>
          <text:p text:style-name="P301">Dělníci staví stránek pro trpaslickou karavanu <text:span text:style-name="T1044">(viz událost Trpaslická karavana)</text:span>.</text:p>
          <text:p text:style-name="P302">„<text:span text:style-name="T1048">Přijedou zejtra. </text:span>Prej jsou to ohněstrůjci, těším se na to jak malej!“</text:p>
        </text:list-item>
        <text:list-item>
          <text:p text:style-name="P301">Na jednom místě chybí stánek. Místo něj <text:span text:style-name="T1044">na zemi kudůk kouří šíšu.</text:span></text:p>
          <text:p text:style-name="P301">„<text:span text:style-name="T1044">Přisedni si, kámo, ochutnávka je zdarma.</text:span>“</text:p>
          <text:p text:style-name="P303">„Nejlepší <text:span text:style-name="T1044">matroš</text:span> koupíš u Kuzal’k’taka. U vchodu řekni, že tě posílám já.“</text:p>
        </text:list-item>
        <text:list-item>
          <text:p text:style-name="P304"><text:span text:style-name="T1069">Stánek s drobným</text:span> cizokrajn<text:span text:style-name="T1069">ým</text:span> zvířectv<text:span text:style-name="T1069">em</text:span> – papoušci, opičky.</text:p>
          <text:p text:style-name="P304">„Jsou milé a přítulné!“</text:p>
        </text:list-item>
        <text:list-item>
          <text:p text:style-name="P305">Mladý kovář <text:span text:style-name="T1048">předvádí své řemeslo.</text:span> <text:span text:style-name="T1048">C</text:span>hvástá <text:span text:style-name="T1048">se</text:span>, že <text:span text:style-name="T1049">(za 20 zl)</text:span> umí vyrobit magickou zbraň.</text:p>
          <text:p text:style-name="P305">Ví, kde v horách najít <text:span text:style-name="T1043">prastarou</text:span> <text:span text:style-name="T1043">t</text:span>rpasli<text:span text:style-name="T1043">ckou</text:span> hrobku s magickou kovadlinou.</text:p>
        </text:list-item>
      </text:list>
      <text:p text:style-name="P214"><text:soft-page-break/>Drby:</text:p>
      <text:list xml:id="list194227607516105" text:continue-numbering="true" text:style-name="L103">
        <text:list-item>
          <text:p text:style-name="P306">Stříbrné doly byly uzavřeny, když se v nich začali ztrácet důlníci. Risk začal převažovat zisk.</text:p>
        </text:list-item>
        <text:list-item>
          <text:p text:style-name="P307">Z opuštěné Ha<text:span text:style-name="T1071">r</text:span>denské tvrze vychází kouř. Někdo tam žije. Jak dlouho potrvá, než tam <text:span text:style-name="T1070">vládce</text:span> pošle muže na průzkum?</text:p>
        </text:list-item>
        <text:list-item>
          <text:p text:style-name="P520"><text:span text:style-name="T820">V Trehernu </text:span><text:span text:style-name="T831">uctívají bohyni</text:span><text:span text:style-name="T820">, </text:span><text:span text:style-name="T831">která</text:span><text:span text:style-name="T820"> vyléčí každou nemoc a </text:span><text:span text:style-name="T819">č</text:span><text:span text:style-name="T820">te myšlenky. </text:span><text:span text:style-name="T831">Vorok</text:span><text:span text:style-name="T820"> je mrtvý bůh, to vám povídám.</text:span></text:p>
        </text:list-item>
      </text:list>
      <text:h text:style-name="Heading_20_4" text:outline-level="4"><text:span text:style-name="T1072">+</text:span>Vývěska na náměstí</text:h>
      <text:p text:style-name="P104">Na vývěsce na náměstí je:</text:p>
      <text:list xml:id="list880954477" text:style-name="L104">
        <text:list-item>
          <text:p text:style-name="P299"><text:span text:style-name="T1032">P</text:span>ergamen s <text:span text:style-name="T1241">vladařovou</text:span> pečetí:</text:p>
          <text:p text:style-name="P309">Městská stráž vyplatí JEDEN ZLATÝ za každ<text:span text:style-name="T1242">ý</text:span> předložen<text:span text:style-name="T1242">ý pár GOBLINÍCH UŠÍ</text:span>.</text:p>
        </text:list-item>
        <text:list-item>
          <text:p text:style-name="P521"><text:span text:style-name="T1032">H</text:span>rubý papír:</text:p>
          <text:p text:style-name="P331">Najímáme žoldnéře na ochranu rybářů a houbových farem. Hlaste se u <text:span text:style-name="T1241">Kuruka</text:span> v Su<text:span text:style-name="T1241">mp</text:span>u. Zbraně si přineste vlastní.</text:p>
          <text:p text:style-name="P308">Po straně je na něm načmáráno krví:</text:p>
          <text:p text:style-name="P299">BOJUJU ZA PRACHY. JSEM U REZAV<text:span text:style-name="T1031">Ý</text:span>HO MEČE.<text:tab/><text:tab/><text:tab/><text:tab/><text:tab/><text:tab/>RA<text:span text:style-name="T1032">E</text:span>GAN.</text:p>
        </text:list-item>
      </text:list>
      <text:h text:style-name="Heading_20_2" text:outline-level="2">Trpasli<text:span text:style-name="T948">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60"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35">Obr z kopců</text:span> &gt; Tlustý, smradlavý a hloupý. Bojí se magie.</text:p>
      <text:p text:style-name="Standalone_20_Property"><text:span text:style-name="T235">Zbytky a mršiny</text:span> &gt; Ohlodané kosti goblinů a čehosi s blanitými křídly.</text:p>
      <text:p text:style-name="Standalone_20_Property"><text:span text:style-name="T235">Vytesaný nápis</text:span> &gt; Trpasličími runami “Zde leží bratři Bralin a Dragin, poslední bojovníci klanu Baragor.”</text:p>
      <text:p text:style-name="Standalone_20_Property"><text:span text:style-name="T235">Reliéf trpasličí tváře</text:span> &gt; Při dotyku ožije a promluví. Je to mělký otisk charakteru veselejšího z bratrů. Věděl, že dříve či pozd<text:span text:style-name="T1203">ě</text:span>ji si pro jeho bohats<text:span text:style-name="T1203">t</text:span>ví nějaký vykradač hrobek přijde a rozhodl se dát ho jen tomu, kdo si jej zaslouží. Otočí se (je na otočných dveřích), když uhodnete tři hádanky.</text:p>
      <text:list xml:id="list1902757835" text:style-name="L105">
        <text:list-item>
          <text:p text:style-name="P522">Kdo to dělá, nechce to, kdo to koupí, nepotřebuje to, kdo to potřebuje, neví o tom (Rakev).</text:p>
        </text:list-item>
        <text:list-item>
          <text:p text:style-name="P522">Když se temný elf narodí má černé tělo, černé ruce, černé nohy, černou hlavu a jaké má zuby? (Žádné)</text:p>
        </text:list-item>
        <text:list-item>
          <text:p text:style-name="P522">Které slovo se v obecné řeči vždy píše nesprávně? (nesprávně)</text:p>
        </text:list-item>
      </text:list>
      <text:h text:style-name="P260" text:outline-level="3"><text:soft-page-break/>2</text:h>
      <text:p text:style-name="Standalone_20_Property"><text:span text:style-name="T23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35">Šachovnice s osmi sochami korunovaných trpaslic</text:span> &gt; Pokud je hráči dokáží rozestavět, tak aby se mezi sebou neohrožoval<text:span text:style-name="T1196">y</text:span>, otevřou se dveře do 3</text:p>
      <text:h text:style-name="P260" text:outline-level="3">3</text:h>
      <text:p text:style-name="Standalone_20_Property"><text:span text:style-name="T235">Kamenný sarkofág</text:span> &gt; “Pod horou hluboce sní Bralin Baragor”, uvnitř trpasličí kostra v pestrobarevných šatech.</text:p>
      <text:p text:style-name="Standalone_20_Property"><text:span text:style-name="T235">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35">Tři truhlice</text:span> &gt; <text:span text:style-name="T1204">2</text:span>5 zlatých, <text:span text:style-name="T1204">4</text:span>5 stříbrných, 123 měděných, dlouhá mírová dýmka, krabička tabáku (5 použití, evokuje důvěřivost a přátelskou atmosféru), <text:span text:style-name="T179">lektvar regenerace</text:span><text:span text:style-name="T1225"> (karta)</text:span> a mnoho bezcenných memorabilií.</text:p>
      <text:h text:style-name="P260" text:outline-level="3">4</text:h>
      <text:p text:style-name="Standalone_20_Property"><text:span text:style-name="T235">Podél stěn stojící sarkofágy</text:span> &gt; Spolubojovníci, panoši a služebnictvo. Ve dvou z nich se schovávají netopýří bestie. Kdyby došlo k boji, tak viz 6.</text:p>
      <text:p text:style-name="Standalone_20_Property"><text:span text:style-name="T235">Hromada bílého trusu</text:span> &gt; Hraničář by v tom netopýří bestie poznal.</text:p>
      <text:h text:style-name="P260" text:outline-level="3"><text:soft-page-break/>5</text:h>
      <text:p text:style-name="Standalone_20_Property"><text:span text:style-name="T235">Runová kovadlina</text:span> &gt; Pokud tu bude kovat zbraň skutečný kovář, vstoupí do ní jedna z trpasličích duší v (4.)</text:p>
      <text:list xml:id="list2763298602" text:style-name="L106">
        <text:list-item>
          <text:p text:style-name="P523">Hrot zbraně se vždy stáčí k největšímu množství zlata v okolí</text:p>
        </text:list-item>
        <text:list-item>
          <text:p text:style-name="P523">Zbraň zraňuje elfy více než ostatní a září v jejich přítomnosti</text:p>
        </text:list-item>
        <text:list-item>
          <text:p text:style-name="P523">Zbraň zraňuje gobliny více než ostatní a září v jejich přítomnosti</text:p>
        </text:list-item>
        <text:list-item>
          <text:p text:style-name="P523">Údery této zbraně jsou nadpřirozeně silné</text:p>
        </text:list-item>
        <text:list-item>
          <text:p text:style-name="P523">Zbraň zradí kohokoli, kdo se o ni nebude dobře starat, a házej znovu</text:p>
        </text:list-item>
        <text:list-item>
          <text:p text:style-name="P523">Zbraň každý den absorbuje od svého majitele jeden zlaťák a házej znovu</text:p>
        </text:list-item>
      </text:list>
      <text:p text:style-name="P229">Kovářská výheň a nádrž na schlazování</text:p>
      <text:p text:style-name="Standalone_20_Property"><text:span text:style-name="T235">Nízký stůl s nářadím</text:span> &gt; Kladiva, kleště, kovářský nůž, svěrák, ocelové pruty</text:p>
      <text:p text:style-name="Standalone_20_Property"><text:span text:style-name="T235">Kulatý poklop na ventilaci</text:span> &gt; Sahá vysoko do skal. Průvan při otevření sfoukne všechny otevřené ohně, krom pořádně rozpálené výhně.</text:p>
      <text:h text:style-name="P260" text:outline-level="3"><text:soft-page-break/>6</text:h>
      <text:p text:style-name="Standalone_20_Property"><text:span text:style-name="T235">Trojice netopýřích bestií</text:span> &gt; V případě odhalení jejich druhů v 4, nebo když se někdo přiblíží na dohled, otevřou ventilaci, aby zhasli všechny pochodně, a s paralyzujícím křikem se vrhnou do boje.</text:p>
      <text:p text:style-name="P229">Stůl s policí na balzamovací pomůcky</text:p>
      <text:p text:style-name="Standalone_20_Property"><text:span text:style-name="T235">Hromada kostí</text:span> &gt; Gobliny a různá horská zvířata</text:p>
      <text:p text:style-name="Standalone_20_Property"><text:span text:style-name="T235">Kulatý poklop na ventilaci</text:span> &gt; Sahá vysoko do skal. Průvan při otevření sfoukne všechny otevřené ohně.</text:p>
      <text:h text:style-name="P260" text:outline-level="3">7</text:h>
      <text:p text:style-name="P229">Neopracovaný blok kamene</text:p>
      <text:p text:style-name="P229">Zpola dokončená socha trpaslíka</text:p>
      <text:p text:style-name="P229">Kladivo a sada majzlíků</text:p>
      <text:h text:style-name="P260" text:outline-level="3">8</text:h>
      <text:p text:style-name="P71">Odsud dál jsou šedé stěny protkané černými žilami.</text:p>
      <text:p text:style-name="Standalone_20_Property"><text:span text:style-name="T235">Polovina chodby oddělená dveřmi s nápisem</text:span> &gt; “Pod horou bdí Dragin Baragor, stře<text:span text:style-name="T1205">z</text:span> se jeho bezesného odhodlání.”</text:p>
      <text:p text:style-name="Standalone_20_Property"><text:span text:style-name="T235">Rozleptaná mrtvola netopýří bestie</text:span> &gt; Na podlaze přesně ve středu křižovatky je nášlapné tlačítko; při zmáčknutí se otevře jedna z dlaždic ve slepé uličce a vypustí do chodby mlžný kužel ž<text:span text:style-name="T1197">í</text:span>raviny.</text:p>
      <text:h text:style-name="P260" text:outline-level="3"><text:soft-page-break/>9</text:h>
      <text:p text:style-name="P229">Stěny obložené štíty, kyrysy a zbraněmi všemožných tvarů a původů</text:p>
      <text:p text:style-name="Standalone_20_Property"><text:span text:style-name="T235">Na piedestalu leží kniha zášti</text:span> &gt; Do takových knih se zapisují křivdy, aby se na ně nikdy nezapom<text:span text:style-name="T1205">n</text:span>ělo. Tahle má všechny jména přeškrtnutá. Zbylo jen Zalezar.</text:p>
      <text:h text:style-name="P260" text:outline-level="3">10</text:h>
      <text:p text:style-name="Standalone_20_Property"><text:span text:style-name="T235">Tři metry hluboká díra plná zombií</text:span> &gt; Všechno oběti z knihy zášti.</text:p>
      <text:p text:style-name="Standalone_20_Property"><text:span text:style-name="T235">Na stěně lze nahmatat tenká spára a vydloubnout blok kamene</text:span> &gt; Za ním se schovává řet<text:span text:style-name="T1206">ě</text:span>z, jímž lze spustit ze stropu tajný, vratký most.</text:p>
      <text:h text:style-name="P260" text:outline-level="3">11</text:h>
      <text:p text:style-name="P229">Socha plačící trpaslice</text:p>
      <text:p text:style-name="Standalone_20_Property"><text:span text:style-name="T235">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60" text:outline-level="3">12</text:h>
      <text:p text:style-name="Standalone_20_Property"><text:span text:style-name="T235">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35">Utajené propadliště</text:span> &gt; Přesně před trpaslíkem. Vede do tunelu, který se táhne až do díry v (10.)</text:p>
      <text:p text:style-name="Standalone_20_Property"><text:span text:style-name="T235">4 kanopy</text:span> &gt; Překrásné, porcelánové, dekorované zlatem a drahokamy (cena 4x50 zlaťáků<text:span text:style-name="T432">)</text:span></text:p>
      <text:h text:style-name="Heading_20_2" text:outline-level="2"><text:span text:style-name="T1104">+</text:span>Wedel</text:h>
      <text:p text:style-name="P55">Vysoká palisáda skrývá krásné roubené měst<text:span text:style-name="T947">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096">Amara</text:span></text:h>
      <text:p text:style-name="P141">Pohledná mladá žena s havraními vlasy a exotickou vizáží.</text:p>
      <text:p text:style-name="P141">Věštby pro hráčské postavy:</text:p>
      <text:list xml:id="list2088141236" text:style-name="L107">
        <text:list-item>
          <text:p text:style-name="P524">"Ne vše, co zabiješ, bude skutečně mrtvé."</text:p>
        </text:list-item>
        <text:list-item>
          <text:p text:style-name="P524">"V bazénu plném krve na tebe číhá smrt."</text:p>
        </text:list-item>
        <text:list-item>
          <text:p text:style-name="P525"><text:span text:style-name="T444">„</text:span><text:span text:style-name="T445">Hlas v lese není, co se zdá.“</text:span></text:p>
        </text:list-item>
      </text:list>
      <text:h text:style-name="Heading_20_5" text:outline-level="5">Starosta <text:span text:style-name="T1095">Vikuk</text:span></text:h>
      <text:list xml:id="list242172862" text:style-name="L108">
        <text:list-item>
          <text:p text:style-name="P526">Hubený hobit ve středních letech s jizvou na čele.</text:p>
        </text:list-item>
        <text:list-item>
          <text:p text:style-name="P527">Nabízí odměnu (<text:span text:style-name="T1101">1</text:span>5 zl) za likvidaci lesní nestvůry (obří mluvící pavouk).</text:p>
          <text:p text:style-name="P527">„Buďte ale opatrní – už jsem tam poslal dvě skupiny a žádná se nevrátila.“</text:p>
        </text:list-item>
      </text:list>
      <text:h text:style-name="Heading_20_2" text:outline-level="2"><text:soft-page-break/><text:span text:style-name="T1173">+</text:span>Zbojnický tábor</text:h>
      <text:p text:style-name="P55"><text:span text:style-name="T1097">Chudí</text:span> havíři bez domova, více pytláci než zbojníci. Postavili si několik skromných stavení v korunách stromů a živí se lovem, kradením a při výpravách do města i žebráním. Když mohou, tak podporují Dima Trata.</text:p>
      <text:list xml:id="list194228385940096" text:continue-list="list194226925350651" text:style-name="L15">
        <text:list-header>
          <text:p text:style-name="P311">Havíř</text:p>
          <text:p text:style-name="P556"><text:span text:style-name="T2">F</text:span><text:span text:style-name="T3">yzička </text:span><text:span text:style-name="T34">3</text:span><text:span text:style-name="T3">, Finesa </text:span><text:span text:style-name="T34">2</text:span><text:span text:style-name="T3">, Duše </text:span><text:span text:style-name="T33">1</text:span><text:span text:style-name="T631">, </text:span><text:span text:style-name="T632">Ž</text:span><text:span text:style-name="T629">ivot</text:span><text:span text:style-name="T632">y </text:span><text:span text:style-name="T668">9</text:span></text:p>
          <text:p text:style-name="P556"><text:span text:style-name="T446">⚔ </text:span><text:span text:style-name="T166">K</text:span><text:span text:style-name="T165">rumpáč:</text:span><text:span text:style-name="T1108"> <text:s/>3 + k6, zranění 2</text:span></text:p>
          <text:p text:style-name="P556"><text:span text:style-name="T446">⚔ </text:span><text:span text:style-name="T166">Motyka</text:span><text:span text:style-name="T165">:</text:span><text:span text:style-name="T216"> <text:s/>3 + k6, zranění 2</text:span></text:p>
        </text:list-header>
      </text:list>
      <text:list xml:id="list1955038260" text:style-name="L109">
        <text:list-item>
          <text:p text:style-name="P374">Při prvních ztrátách se pokusí utéct nebo vzdát.</text:p>
        </text:list-item>
      </text:list>
      <text:h text:style-name="P268" text:outline-level="2">Ziggurat</text:h>
      <text:p text:style-name="P79"><text:span text:style-name="Emphasis"><text:span text:style-name="T349">Zdroj moci dračího kultu. Ještěrci před pyramidou táboří celé dny, jen aby mohli spatřit velekněze a dračí dceru. Právě sem v posledních měsících mizí unesení Sumpští rybáři.</text:span></text:span></text:p>
      <text:h text:style-name="P261" text:outline-level="3">Ještěrec jako hratelná rasa</text:h>
      <text:p text:style-name="P72">Humanoid s protáhlou plazí tváří, pevnou zelenou nebo hnědou kůží a mohutným ještěřím ocasem. Při tvorbě postavy vyber dvě schopnosti:</text:p>
      <text:list xml:id="list2825311350" text:style-name="L110">
        <text:list-item>
          <text:p text:style-name="P528"><text:span text:style-name="T235">Regenerace</text:span><text:line-break/>Na rozdíl od lidí ti mohou plně dorůst i ztracené orgány a končetiny.</text:p>
        </text:list-item>
        <text:list-item>
          <text:p text:style-name="P528"><text:span text:style-name="T235">Šupiny</text:span><text:line-break/>Tělo je pokryté silnou ochranou vrstvou.</text:p>
        </text:list-item>
        <text:list-item>
          <text:p text:style-name="P528"><text:soft-page-break/><text:span text:style-name="T235">Čich</text:span><text:line-break/>Díky citlivému hadímu jazyku rozpoznáš bytosti i substance na velkou vzdálenost.</text:p>
        </text:list-item>
        <text:list-item>
          <text:p text:style-name="P528"><text:span text:style-name="T235">Obojživelník</text:span><text:line-break/>Dokážeš libovolně dlouho dýchat pod vodou.</text:p>
        </text:list-item>
        <text:list-item>
          <text:p text:style-name="P528"><text:span text:style-name="T235">Jed</text:span><text:line-break/>Namísto normálních zubů máš dva hadí a dokážeš kousnutím otrávit.</text:p>
        </text:list-item>
        <text:list-item>
          <text:p text:style-name="P528"><text:span text:style-name="T235">Bodce</text:span><text:line-break/>Máš rohatou hlavu a ocas zakončený nebezpečnými ostny.</text:p>
        </text:list-item>
        <text:list-item>
          <text:p text:style-name="P528"><text:span text:style-name="T235">Chameleon</text:span><text:line-break/>Můžeš během několika okamžiků změnit barvu.</text:p>
        </text:list-item>
        <text:list-item>
          <text:p text:style-name="P528"><text:span text:style-name="Emphasis"><text:span text:style-name="T410">Přísavky</text:span></text:span><text:span text:style-name="Emphasis"><text:span text:style-name="T349"><text:line-break/>Prsty zespodu pokryté lamelami a přísavkami. Šplhání je pro tebe stejně přirozené jako chůze. Po stěně potřebuješ tři volné končetiny, po stropě čtyři.</text:span></text:span></text:p>
        </text:list-item>
      </text:list>
      <text:h text:style-name="P262" text:outline-level="3"><text:bookmark text:name="docs-internal-guid-2bb5f697-7fff-d078-2922-b0900fed6a27"/>1</text:h>
      <text:p text:style-name="Standalone_20_Property"><text:span text:style-name="T235">Kamenné stěny</text:span> &gt; Při bližším prozkoumání je vi<text:span text:style-name="T1207">dět,</text:span> že v několika místech ve sp<text:span text:style-name="T1207">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235">Kamenná dlažba</text:span> &gt; Několik dlaždic jsou nášlapné spoušti pro kopí.</text:p>
      <text:p text:style-name="Text_20_body">/<text:span text:style-name="T1208">* Tohle být telegrafované nemusí */</text:span></text:p>
      <text:p text:style-name="Standalone_20_Property"><text:soft-page-break/><text:span text:style-name="T235">Krvavá stopa</text:span> &gt; Jen u jižního vchodu, vede do místnosti 3.</text:p>
      <text:h text:style-name="P262" text:outline-level="3">2</text:h>
      <text:p text:style-name="Text_20_body">Pokud postavy způsobí jakýkoli hluk, začne se ze dveří do místnosti 10 ozývat škrábaní a tlumený nářek.</text:p>
      <text:p text:style-name="P229">Na stěnách jsou vypálené fleky a stopy <text:span text:style-name="T1208">od</text:span> sazí</text:p>
      <text:p text:style-name="Standalone_20_Property"><text:span text:style-name="T235">Hliněný golem </text:span><text:span text:style-name="T273">se zčernalým otvorem namísto úst</text:span> &gt; Obchází chodbu pomalým krokem a jakékoli vetřelce sežehne plamenem z otvoru, jenž má namísto tváře.</text:p>
      <text:h text:style-name="P262" text:outline-level="3">3</text:h>
      <text:p text:style-name="Standalone_20_Property"><text:span text:style-name="T235">Ještěrec</text:span> &gt; Dřevěná zbroj, dva zahnuté nože. Má klíč ke dveřím do 17 a 18.</text:p>
      <text:p text:style-name="Standalone_20_Property"><text:span text:style-name="T235">Vykuchaný panter zavěšený na hácích</text:span> &gt; <text:span text:style-name="T1209">B</text:span>yl zabit mnoha kopími. </text:p>
      <text:p text:style-name="P229">Kožený vak s vnitřnostmi a měděný tác s masem</text:p>
      <text:p text:style-name="P226">Několik bloků na východní stěně je spojených v tajné odsunutelné dveře</text:p>
      <text:p text:style-name="Standalone_20_Property"><text:span text:style-name="T235">Spací pytel</text:span> &gt; Lidská výroba</text:p>
      <text:h text:style-name="P262" text:outline-level="3">4</text:h>
      <text:p text:style-name="Standalone_20_Property"><text:span text:style-name="T235">Vaky a sudy s lidským vybavením a cen</text:span><text:span text:style-name="T272">n</text:span><text:span text:style-name="T235">ostmi</text:span> &gt; Meče, nože, šípy, kuše, helmice, štíty, rybářské vybavení, sekyry, klenoty a cetky (cca 1<text:span text:style-name="T1210">4</text:span> zl), 4 zl, 12 st, 34 m<text:span text:style-name="T1210">k</text:span></text:p>
      <text:h text:style-name="P262" text:outline-level="3"><text:soft-page-break/>5</text:h>
      <text:p text:style-name="Standalone_20_Property"><text:span text:style-name="T235">Poloprůhledné metrové vejce</text:span> &gt; Již prasklé a práz<text:span text:style-name="T1207">d</text:span>né. Vzdělanec s bestiářem by mohl určit, že se jedná o příliš brzy vylíhnutého zeleného draka.</text:p>
      <text:p text:style-name="P229">Podlaha je pokrytá zaschlým slizem</text:p>
      <text:h text:style-name="P262" text:outline-level="3">6</text:h>
      <text:p text:style-name="Standalone_20_Property"><text:span text:style-name="T235">Klínové písmo po stěnách</text:span> &gt; Vyžaduje znalost ještěřího jazyka. Vypráví o koruně, co v dávných dobách ovlivnila běh světa. Může ji nosit pouze vyvolený a propůjčuje schopnost  vycítit místa moci na velkou vzdálenost.</text:p>
      <text:h text:style-name="P262" text:outline-level="3">7</text:h>
      <text:p text:style-name="Standalone_20_Property"><text:span text:style-name="T235">Průsvitný, nehmotný a nehybný válečník s mosazným klíčem v břiše</text:span> &gt; Socha se při dotyku zhmotní a zaútočí. Nikdy ovšem nevykročí z místnosti, jen se vrátí do středu, ztuhne a zprůsvitní.</text:p>
      <text:p text:style-name="P229">Měděná louče v detailně zdobeném trnitém držáku</text:p>
      <text:p text:style-name="Standalone_20_Property"><text:span text:style-name="T235">Dveře do další místnosti jsou zamčené a klíčovou dírkou mají přesně ve středu pouze namalovanou</text:span> &gt; Otevřou se, když na klíčovou dírku dopadne stín vržený klíčem z válečníka.</text:p>
      <text:h text:style-name="P262" text:outline-level="3">8</text:h>
      <text:p text:style-name="Standalone_20_Property"><text:span text:style-name="T235">Rudá trnitá koruna na kamen</text:span><text:span text:style-name="T272">n</text:span><text:span text:style-name="T235">ém </text:span><text:span text:style-name="T272">podstavci</text:span> &gt; Při nasazení ukáže cestu k nejbližšímu silnému místu moci. Není-li nositelem vyvolený, koruna způsobí trvalé fyzické následky.</text:p>
      <text:h text:style-name="P262" text:outline-level="3"><text:soft-page-break/>9</text:h>
      <text:p text:style-name="Standalone_20_Property"><text:span text:style-name="T235">Dvě hromádky vyschlých skarabů</text:span> &gt; Černí po zapálení vydrží hořet silným žárem několik dní. Bílí po kontaktu s vodou absorbují teplo a pomalu mrazí, čeho se dotknou.</text:p>
      <text:h text:style-name="P262" text:outline-level="3">10</text:h>
      <text:p text:style-name="Standalone_20_Property"><text:span text:style-name="T235">Hladoví nemrtví</text:span> &gt; 5 lidských rybářů a 7 ještěrců, posekaní, zkrvavení</text:p>
      <text:h text:style-name="P262" text:outline-level="3">11</text:h>
      <text:p text:style-name="Standalone_20_Property"><text:span text:style-name="T235">Pod hromadou dalších mr</text:span><text:span text:style-name="T272">t</text:span><text:span text:style-name="T235">vol leží tělo templáře v plátové zbroji</text:span> &gt; Hlava leží opodál. Zbroj je prakticky nepoškozená a mistrovsky kovaný meč stále svírá v dlani. <text:span text:style-name="T1211">6</text:span> zlaťáků v měšci, svatý symbol a kovový mandlový štít.</text:p>
      <text:h text:style-name="P262" text:outline-level="3">12</text:h>
      <text:p text:style-name="Standalone_20_Property">Dveře vyžadují rybí klíč z 1. náhodného setkání v bažině </text:p>
      <text:p text:style-name="Standalone_20_Property"><text:span text:style-name="T235">Nízké stolky s různými měšci</text:span> &gt; Zuby, prsty, uši, vlasy, cetky, 30 <text:span text:style-name="T1211">st</text:span>.</text:p>
      <text:p text:style-name="Standalone_20_Property"><text:span text:style-name="T235">Na stěnách všemožné trofeje</text:span> &gt; Nejvzácnější jsou trollí srdce a zejména roh jednorožce, který má pro svůj magický potenciál obrovskou hodnotu mezi alchymisty.</text:p>
      <text:h text:style-name="P262" text:outline-level="3">13</text:h>
      <text:p text:style-name="Standalone_20_Property"><text:span text:style-name="T235">Kruhový kamenný stůl</text:span> &gt; <text:span text:style-name="T1212">Z</text:span>bytky jídla, smotaný řet<text:span text:style-name="T1212">ě</text:span>z a bič.</text:p>
      <text:p text:style-name="Standalone_20_Property"><text:soft-page-break/><text:span text:style-name="T235">Retardovaný ještěrec</text:span> &gt; Bederní rouška z listí, krátký oštěp, neschopnost ře<text:span text:style-name="T1207">č</text:span>i, jen šílený smích. Na krku řet<text:span text:style-name="T1213">ě</text:span>z s klíči k 10, 14 a 15.</text:p>
      <text:h text:style-name="P262" text:outline-level="3">14</text:h>
      <text:p text:style-name="P79">Prázdná cela</text:p>
      <text:h text:style-name="P262" text:outline-level="3">15</text:h>
      <text:p text:style-name="Standalone_20_Property"><text:span text:style-name="T235">Pomalu se roztékající dlažba v rohu</text:span> &gt; Při úplné tichosti lze zaslechnout hmyzí cvakání. Pod povrchem je obří mravenec (velký jako osel) a postup<text:span text:style-name="T1207">n</text:span>ě kyselinou rozpouští podlahu.</text:p>
      <text:p text:style-name="Standalone_20_Property"><text:span text:style-name="T235">Tři vězni schoulení v rohu místnosti</text:span> &gt; Starší sběrač hub, jeho dcera a mladík z Trossu, který neustále blábolí o změně člověka v ještěra.</text:p>
      <text:h text:style-name="P262" text:outline-level="3">16</text:h>
      <text:p text:style-name="P229">6 obřích mravenců</text:p>
      <text:p text:style-name="Standalone_20_Property"><text:span text:style-name="T235">Královna obřích mravenců</text:span> &gt; Přišla o své impérium a chce získat korunu z 8, aby našla místo k uhnízd<text:span text:style-name="T1207">ě</text:span>ní. Umí telepaticky komunikovat (robotí hlas).</text:p>
      <text:h text:style-name="P262" text:outline-level="3">17</text:h>
      <text:p text:style-name="Standalone_20_Property"><text:span text:style-name="T235">Tunel vedoucí na jih od ještěřího tábora do blat</text:span> &gt; Prvních a posledních 20 metrů je zatopených</text:p>
      <text:h text:style-name="P262" text:outline-level="3"><text:soft-page-break/>18</text:h>
      <text:p text:style-name="Standalone_20_Property"><text:span text:style-name="T235">Tunel vedoucí do díry přímo ve středu ještěřího tábora</text:span> &gt; Vyhazují tam výkaly, popel, kosti a další </text:p>
      <text:h text:style-name="P262" text:outline-level="3">19</text:h>
      <text:p text:style-name="P229"><text:span text:style-name="T1214">K</text:span>nihy rozmáčené v mísách s vodou</text:p>
      <text:p text:style-name="P229">Z papírové kaše uplácaný srpek měsíce</text:p>
      <text:h text:style-name="P262" text:outline-level="3">20</text:h>
      <text:p text:style-name="Standalone_20_Property"><text:span text:style-name="T235">Bazén krve</text:span> &gt; Pod hladinou spí gigantická anakonda ve službách dračího kultu</text:p>
      <text:p text:style-name="P229">Otvor ve stropě přímo nad bazénem </text:p>
      <text:h text:style-name="P262" text:outline-level="3">21</text:h>
      <text:p text:style-name="Standalone_20_Property">Dveře vyžadují k otevření klíče obou strážců (ze 3 a 13)</text:p>
      <text:h text:style-name="P262" text:outline-level="3">22</text:h>
      <text:p text:style-name="P229">U stěny uvázaní tři lidé</text:p>
      <text:p text:style-name="Standalone_20_Property"><text:span text:style-name="T235">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35">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35">Ještěří kněz</text:span> &gt; Odebírá dračí dívce krev a nutí ji pít lidským vězňům. Někteří se změní v ještěrce a jsou vítáni. Ostatní jsou shozeni k anakondě.</text:p>
      <text:p text:style-name="Standalone_20_Property"><text:span text:style-name="T235">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78">Klíče samy o⁠ sobě nemají prakticky žádnou cenu. Zámek má cenu i bez klíče, ale jen pro zámečníka.<text:line-break/><text:tab/></text:span><text:span text:style-name="T80">Když</text:span><text:span text:style-name="T291"> budou cht</text:span><text:span text:style-name="T79">ít </text:span><text:span text:style-name="T78">postavy</text:span><text:span text:style-name="T79"> prodat něco, co není na seznamu, cenu odhadni.</text:span></text:p>
      <text:p text:style-name="P171"/>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9">4 st</text:p>
          </table:table-cell>
        </table:table-row>
        <table:table-row>
          <table:table-cell table:style-name="Tabulka1.A2" office:value-type="string">
            <text:p text:style-name="Table_20_Contents">krumpáč</text:p>
          </table:table-cell>
          <table:table-cell table:style-name="Tabulka1.A2" office:value-type="string">
            <text:p text:style-name="P179">5 st</text:p>
          </table:table-cell>
        </table:table-row>
        <table:table-row>
          <table:table-cell table:style-name="Tabulka1.A2" office:value-type="string">
            <text:p text:style-name="Table_20_Contents">motyka</text:p>
          </table:table-cell>
          <table:table-cell table:style-name="Tabulka1.A2" office:value-type="string">
            <text:p text:style-name="P179">4 st</text:p>
          </table:table-cell>
        </table:table-row>
        <table:table-row>
          <table:table-cell table:style-name="Tabulka1.A2" office:value-type="string">
            <text:p text:style-name="Table_20_Contents">velký kotel</text:p>
          </table:table-cell>
          <table:table-cell table:style-name="Tabulka1.A2" office:value-type="string">
            <text:p text:style-name="P179">2 zl</text:p>
          </table:table-cell>
        </table:table-row>
        <table:table-row>
          <table:table-cell table:style-name="Tabulka1.A2" office:value-type="string">
            <text:p text:style-name="Table_20_Contents">hliněná láhev</text:p>
          </table:table-cell>
          <table:table-cell table:style-name="Tabulka1.A2" office:value-type="string">
            <text:p text:style-name="P182">2 mk</text:p>
          </table:table-cell>
        </table:table-row>
        <table:table-row>
          <table:table-cell table:style-name="Tabulka1.A2" office:value-type="string">
            <text:p text:style-name="Table_20_Contents">dřevěný kýbl</text:p>
          </table:table-cell>
          <table:table-cell table:style-name="Tabulka1.A2" office:value-type="string">
            <text:p text:style-name="P182">4 mk</text:p>
          </table:table-cell>
        </table:table-row>
        <table:table-row>
          <table:table-cell table:style-name="Tabulka1.A2" office:value-type="string">
            <text:p text:style-name="Table_20_Contents">vědro na vodu</text:p>
          </table:table-cell>
          <table:table-cell table:style-name="Tabulka1.A2" office:value-type="string">
            <text:p text:style-name="P182">4 mk</text:p>
          </table:table-cell>
        </table:table-row>
        <table:table-row>
          <table:table-cell table:style-name="Tabulka1.A2" office:value-type="string">
            <text:p text:style-name="Table_20_Contents">sekera</text:p>
          </table:table-cell>
          <table:table-cell table:style-name="Tabulka1.A2" office:value-type="string">
            <text:p text:style-name="P179">5 st</text:p>
          </table:table-cell>
        </table:table-row>
        <table:table-row>
          <table:table-cell table:style-name="Tabulka1.A2" office:value-type="string">
            <text:p text:style-name="Table_20_Contents">dláto</text:p>
          </table:table-cell>
          <table:table-cell table:style-name="Tabulka1.A2" office:value-type="string">
            <text:p text:style-name="P174">3 st</text:p>
          </table:table-cell>
        </table:table-row>
        <table:table-row>
          <table:table-cell table:style-name="Tabulka1.A2" office:value-type="string">
            <text:p text:style-name="Table_20_Contents">pila</text:p>
          </table:table-cell>
          <table:table-cell table:style-name="Tabulka1.A2" office:value-type="string">
            <text:p text:style-name="P174">4 st</text:p>
          </table:table-cell>
        </table:table-row>
        <table:table-row>
          <table:table-cell table:style-name="Tabulka1.A2" office:value-type="string">
            <text:p text:style-name="Table_20_Contents">kladivo</text:p>
          </table:table-cell>
          <table:table-cell table:style-name="Tabulka1.A2" office:value-type="string">
            <text:p text:style-name="P174">5 st</text:p>
          </table:table-cell>
        </table:table-row>
        <table:table-row>
          <table:table-cell table:style-name="Tabulka1.A2" office:value-type="string">
            <text:p text:style-name="Table_20_Contents">zednická lžíce</text:p>
          </table:table-cell>
          <table:table-cell table:style-name="Tabulka1.A2" office:value-type="string">
            <text:p text:style-name="P174">2 st</text:p>
          </table:table-cell>
        </table:table-row>
        <table:table-row>
          <table:table-cell table:style-name="Tabulka1.A2" office:value-type="string">
            <text:p text:style-name="Table_20_Contents">kleště</text:p>
          </table:table-cell>
          <table:table-cell table:style-name="Tabulka1.A2" office:value-type="string">
            <text:p text:style-name="P174">4 st</text:p>
          </table:table-cell>
        </table:table-row>
        <table:table-row>
          <table:table-cell table:style-name="Tabulka1.A2" office:value-type="string">
            <text:p text:style-name="Table_20_Contents">průbojník</text:p>
          </table:table-cell>
          <table:table-cell table:style-name="Tabulka1.A2" office:value-type="string">
            <text:p text:style-name="P174">2 st</text:p>
          </table:table-cell>
        </table:table-row>
        <table:table-row>
          <table:table-cell table:style-name="Tabulka1.A2" office:value-type="string">
            <text:p text:style-name="Table_20_Contents">pilník</text:p>
          </table:table-cell>
          <table:table-cell table:style-name="Tabulka1.A2" office:value-type="string">
            <text:p text:style-name="P174">3 st</text:p>
          </table:table-cell>
        </table:table-row>
        <table:table-row>
          <table:table-cell table:style-name="Tabulka1.A2" office:value-type="string">
            <text:p text:style-name="Table_20_Contents">sekáč</text:p>
          </table:table-cell>
          <table:table-cell table:style-name="Tabulka1.A2" office:value-type="string">
            <text:p text:style-name="P174">2 st</text:p>
          </table:table-cell>
        </table:table-row>
        <table:table-row>
          <table:table-cell table:style-name="Tabulka1.A2" office:value-type="string">
            <text:p text:style-name="Table_20_Contents">raznice</text:p>
          </table:table-cell>
          <table:table-cell table:style-name="Tabulka1.A2" office:value-type="string">
            <text:p text:style-name="P174">2 st</text:p>
          </table:table-cell>
        </table:table-row>
        <table:table-row>
          <table:table-cell table:style-name="Tabulka1.A2" office:value-type="string">
            <text:p text:style-name="Table_20_Contents">kovadlina</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9">skřetí nůž </text:span><text:span text:style-name="T81">(karta)</text:span></text:p>
          </table:table-cell>
          <table:table-cell table:style-name="Tabulka1.A2" office:value-type="string">
            <text:p text:style-name="P174">1 st</text:p>
          </table:table-cell>
        </table:table-row>
        <text:soft-page-break/>
        <table:table-row>
          <table:table-cell table:style-name="Tabulka1.A2" office:value-type="string">
            <text:p text:style-name="Table_20_Contents"><text:span text:style-name="T79">skřetí luk </text:span><text:span text:style-name="T81">(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9">skřetí vrhací nůž </text:span><text:span text:style-name="T81">(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9">lehká skřetí zbroj </text:span><text:span text:style-name="T81">(karta)</text:span></text:p>
          </table:table-cell>
          <table:table-cell table:style-name="Tabulka1.A2" office:value-type="string">
            <text:p text:style-name="P174">1 zl</text:p>
          </table:table-cell>
        </table:table-row>
        <table:table-row>
          <table:table-cell table:style-name="Tabulka1.A2" office:value-type="string">
            <text:p text:style-name="Table_20_Contents">zlobří kladivo</text:p>
          </table:table-cell>
          <table:table-cell table:style-name="Tabulka1.A2" office:value-type="string">
            <text:p text:style-name="P174">8 st</text:p>
          </table:table-cell>
        </table:table-row>
        <table:table-row>
          <table:table-cell table:style-name="Tabulka1.A2" office:value-type="string">
            <text:p text:style-name="Table_20_Contents">ochočený had</text:p>
          </table:table-cell>
          <table:table-cell table:style-name="Tabulka1.A2" office:value-type="string">
            <text:p text:style-name="P1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9">trpaslická dvoubřitá sekera </text:span><text:span text:style-name="T81">(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9">trpaslický nůž </text:span><text:span text:style-name="T81">(karta)</text:span></text:p>
          </table:table-cell>
          <table:table-cell table:style-name="Tabulka1.A2" office:value-type="string">
            <text:p text:style-name="P174">3 st</text:p>
          </table:table-cell>
        </table:table-row>
        <table:table-row>
          <table:table-cell table:style-name="Tabulka1.A2" office:value-type="string">
            <text:p text:style-name="Table_20_Contents"><text:span text:style-name="T79">opakovací kuše (funkční) </text:span><text:span text:style-name="T81">(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9">ruční plamenomet (funkční) </text:span><text:span text:style-name="T81">(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9">důlní výbušnina (</text:span><text:span text:style-name="T82">1</text:span><text:span text:style-name="T79"> váleč</text:span><text:span text:style-name="T82">e</text:span><text:span text:style-name="T79">k) </text:span><text:span text:style-name="T81">(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9">světélkující pasta </text:span><text:span text:style-name="T81">(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580">železná </text:span>truhlice s vnitřním zámkem (z B16)</text:p>
          </table:table-cell>
          <table:table-cell table:style-name="Tabulka1.A2" office:value-type="string">
            <text:p text:style-name="P1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2"><text:s/><text:span text:style-name="T580">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4">5 zl</text:p>
          </table:table-cell>
        </table:table-row>
        <table:table-row>
          <table:table-cell table:style-name="Tabulka1.A2" office:value-type="string">
            <text:p text:style-name="Table_20_Contents">masivní železný hák</text:p>
          </table:table-cell>
          <table:table-cell table:style-name="Tabulka1.A2" office:value-type="string">
            <text:p text:style-name="P174">3 st</text:p>
          </table:table-cell>
        </table:table-row>
        <table:table-row>
          <table:table-cell table:style-name="Tabulka1.A2" office:value-type="string">
            <text:p text:style-name="Table_20_Contents">železný hák</text:p>
          </table:table-cell>
          <table:table-cell table:style-name="Tabulka1.A2" office:value-type="string">
            <text:p text:style-name="P174">1 st</text:p>
          </table:table-cell>
        </table:table-row>
        <table:table-row>
          <table:table-cell table:style-name="Tabulka1.A2" office:value-type="string">
            <text:p text:style-name="Table_20_Contents">trpaslický kahan</text:p>
          </table:table-cell>
          <table:table-cell table:style-name="Tabulka1.A2" office:value-type="string">
            <text:p text:style-name="P1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9">Jehelníček (</text:span><text:span text:style-name="T81">kouzelný </text:span><text:span text:style-name="T79">štít) </text:span><text:span text:style-name="T81">(karta)</text:span></text:p>
          </table:table-cell>
          <table:table-cell table:style-name="Tabulka1.A2" office:value-type="string">
            <text:p text:style-name="P174">4 zl</text:p>
          </table:table-cell>
        </table:table-row>
        <table:table-row>
          <table:table-cell table:style-name="Tabulka1.A2" office:value-type="string">
            <text:p text:style-name="Table_20_Contents"><text:span text:style-name="T79">trpaslický cepín </text:span><text:span text:style-name="T81">(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9">trpaslické kovářské kladivo </text:span><text:span text:style-name="T81">(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9">oprava (svitek </text:span><text:span text:style-name="T81">s rituálem</text:span><text:span text:style-name="T79">) </text:span><text:span text:style-name="T81">(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9">runová stráž (svitek </text:span><text:span text:style-name="T81">s rituálem</text:span><text:span text:style-name="T79">) </text:span><text:span text:style-name="T81">(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9">náhrdelník z medvědích drápů </text:span><text:span text:style-name="T81">(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9">duhový kámen </text:span><text:span text:style-name="T81">(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9">pavoučí lektvar </text:span><text:span text:style-name="T81">(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9">lektvar vodního dechu </text:span><text:span text:style-name="T81">(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9">lektvar regenerace </text:span><text:span text:style-name="T81">(karta)</text:span></text:p>
          </table:table-cell>
          <table:table-cell table:style-name="Tabulka1.A2" office:value-type="string">
            <text:p text:style-name="P175">10 zl</text:p>
          </table:table-cell>
        </table:table-row>
        <table:table-row>
          <table:table-cell table:style-name="Tabulka1.A2" office:value-type="string">
            <text:p text:style-name="Table_20_Contents"><text:span text:style-name="T79">runotepecké pero </text:span><text:span text:style-name="T81">(karta)</text:span></text:p>
          </table:table-cell>
          <table:table-cell table:style-name="Tabulka1.A2" office:value-type="string">
            <text:p text:style-name="P174">7 zl</text:p>
          </table:table-cell>
        </table:table-row>
        <text:soft-page-break/>
        <table:table-row>
          <table:table-cell table:style-name="Tabulka1.A2" office:value-type="string">
            <text:p text:style-name="Table_20_Contents"><text:span text:style-name="T79">runa věčnosti </text:span><text:span text:style-name="T81">(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9">rzivý prach </text:span><text:span text:style-name="T81">(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9">malý stříbrný ingot </text:span><text:span text:style-name="T81">(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79">přívěsek se sekerou </text:span><text:span text:style-name="T81">(karta)</text:span></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9">stříbrný kroužek do nosu </text:span><text:span text:style-name="T81">(karta)</text:span></text:p>
          </table:table-cell>
          <table:table-cell table:style-name="Tabulka1.A2" office:value-type="string">
            <text:p text:style-name="P181"><text:span text:style-name="T579">5</text:span> <text:span text:style-name="T579">st</text:span></text:p>
          </table:table-cell>
        </table:table-row>
        <table:table-row>
          <table:table-cell table:style-name="Tabulka1.A2" office:value-type="string">
            <text:p text:style-name="Table_20_Contents"><text:span text:style-name="T79">zlatá soška žáby </text:span><text:span text:style-name="T81">(karta)</text:span></text:p>
          </table:table-cell>
          <table:table-cell table:style-name="Tabulka1.A2" office:value-type="string">
            <text:p text:style-name="P1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0">8 zl</text:p>
          </table:table-cell>
        </table:table-row>
      </table:table>
      <text:p text:style-name="P17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MP2"><text:page-number text:select-page="current">14</text:page-number></text:p>
      </style:header-left>
      <style:footer>
        <text:p text:style-name="MP3"><text:chapter text:display="name" text:outline-level="3">Setkání (k12)</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04T19:42:25.574000000</dc:date>
    <meta:editing-cycles>16704</meta:editing-cycles>
    <meta:editing-duration>P50DT20H1M36S</meta:editing-duration>
    <meta:generator>LibreOffice/6.0.5.2$Windows_X86_64 LibreOffice_project/54c8cbb85f300ac59db32fe8a675ff7683cd5a16</meta:generator>
    <meta:print-date>2018-07-15T16:02:19.878000000</meta:print-date>
    <meta:document-statistic meta:table-count="2" meta:image-count="0" meta:object-count="0" meta:page-count="114" meta:paragraph-count="1509" meta:word-count="17774" meta:character-count="104153" meta:non-whitespace-character-count="88151"/>
  </office:meta>
</office:document-meta>
</file>